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659.54pt" svg:y="67.61pt">
            <draw:object draw:notify-on-update-of-ranges="source_2.D1:source_2.D1 source_2.D2:source_2.D334 source_2.E1:source_2.E1 source_2.E2:source_2.E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1.29pt" svg:y="328.08pt">
            <draw:object draw:notify-on-update-of-ranges="source_2.H1:source_2.H1 source_2.H2:source_2.H334 source_2.I1:source_2.I1 source_2.I2:source_2.I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27820.00019" calcext:value-type="float">
            <text:p>1443127820.00019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27820.19148" calcext:value-type="float">
            <text:p>1443127820.19148</text:p>
          </table:table-cell>
          <table:table-cell table:formula="of:=[.G2]-[.$B$2]" office:value-type="float" office:value="0.191292762756348" calcext:value-type="float">
            <text:p>0.1912927628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292762756348" calcext:value-type="float">
            <text:p>0.1912927628</text:p>
          </table:table-cell>
          <table:table-cell table:formula="of:=MAX([.J2:.J2001])" office:value-type="float" office:value="158.509968280792" calcext:value-type="float">
            <text:p>158.5099682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27820.10315" calcext:value-type="float">
            <text:p>1443127820.10315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59632873535" calcext:value-type="float">
            <text:p>0.1029596329</text:p>
          </table:table-cell>
          <table:table-cell table:formula="of:=[.C3]/([.D3]-[.D2])" office:value-type="float" office:value="79875.9646909532" calcext:value-type="float">
            <text:p>79875.9646909532</text:p>
          </table:table-cell>
          <table:table-cell/>
          <table:table-cell office:value-type="float" office:value="1443127820.29404" calcext:value-type="float">
            <text:p>1443127820.29404</text:p>
          </table:table-cell>
          <table:table-cell table:formula="of:=[.G3]-[.$B$2]" office:value-type="float" office:value="0.293855667114258" calcext:value-type="float">
            <text:p>0.2938556671</text:p>
          </table:table-cell>
          <table:table-cell table:formula="of:=[.C3]/([.H3]-[.H2])" office:value-type="float" office:value="80184.9367613557" calcext:value-type="float">
            <text:p>80184.9367613557</text:p>
          </table:table-cell>
          <table:table-cell table:formula="of:=[.G3]-[.$B3]" office:value-type="float" office:value="0.190896034240723" calcext:value-type="float">
            <text:p>0.19089603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27820.20609" calcext:value-type="float">
            <text:p>1443127820.20609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902576446533" calcext:value-type="float">
            <text:p>0.2059025764</text:p>
          </table:table-cell>
          <table:table-cell table:formula="of:=[.C4]/([.D4]-[.D3])" office:value-type="float" office:value="79888.914330182" calcext:value-type="float">
            <text:p>79888.914330182</text:p>
          </table:table-cell>
          <table:table-cell/>
          <table:table-cell office:value-type="float" office:value="1443127820.7059" calcext:value-type="float">
            <text:p>1443127820.7059</text:p>
          </table:table-cell>
          <table:table-cell table:formula="of:=[.G4]-[.$B$2]" office:value-type="float" office:value="0.705712556838989" calcext:value-type="float">
            <text:p>0.7057125568</text:p>
          </table:table-cell>
          <table:table-cell table:formula="of:=[.C4]/([.H4]-[.H3])" office:value-type="float" office:value="19968.1010690305" calcext:value-type="float">
            <text:p>19968.1010690305</text:p>
          </table:table-cell>
          <table:table-cell table:formula="of:=[.G4]-[.$B4]" office:value-type="float" office:value="0.499809980392456" calcext:value-type="float">
            <text:p>0.49980998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27820.30907" calcext:value-type="float">
            <text:p>1443127820.30907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887243270874" calcext:value-type="float">
            <text:p>0.3088872433</text:p>
          </table:table-cell>
          <table:table-cell table:formula="of:=[.C5]/([.D5]-[.D4])" office:value-type="float" office:value="79856.5481017435" calcext:value-type="float">
            <text:p>79856.5481017435</text:p>
          </table:table-cell>
          <table:table-cell/>
          <table:table-cell office:value-type="float" office:value="1443127824.14176" calcext:value-type="float">
            <text:p>1443127824.14176</text:p>
          </table:table-cell>
          <table:table-cell table:formula="of:=[.G5]-[.$B$2]" office:value-type="float" office:value="4.14157056808472" calcext:value-type="float">
            <text:p>4.1415705681</text:p>
          </table:table-cell>
          <table:table-cell table:formula="of:=[.C5]/([.H5]-[.H4])" office:value-type="float" office:value="2393.57970355074" calcext:value-type="float">
            <text:p>2393.5797035508</text:p>
          </table:table-cell>
          <table:table-cell table:formula="of:=[.G5]-[.$B5]" office:value-type="float" office:value="3.83268332481384" calcext:value-type="float">
            <text:p>3.83268332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27820.41202" calcext:value-type="float">
            <text:p>1443127820.41202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832332611084" calcext:value-type="float">
            <text:p>0.4118323326</text:p>
          </table:table-cell>
          <table:table-cell table:formula="of:=[.C6]/([.D6]-[.D5])" office:value-type="float" office:value="79887.2491413511" calcext:value-type="float">
            <text:p>79887.2491413511</text:p>
          </table:table-cell>
          <table:table-cell/>
          <table:table-cell office:value-type="float" office:value="1443127832.39942" calcext:value-type="float">
            <text:p>1443127832.39942</text:p>
          </table:table-cell>
          <table:table-cell table:formula="of:=[.G6]-[.$B$2]" office:value-type="float" office:value="12.3992295265198" calcext:value-type="float">
            <text:p>12.3992295265</text:p>
          </table:table-cell>
          <table:table-cell table:formula="of:=[.C6]/([.H6]-[.H5])" office:value-type="float" office:value="995.923910323194" calcext:value-type="float">
            <text:p>995.9239103232</text:p>
          </table:table-cell>
          <table:table-cell table:formula="of:=[.G6]-[.$B6]" office:value-type="float" office:value="11.9873971939087" calcext:value-type="float">
            <text:p>11.98739719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27820.51496" calcext:value-type="float">
            <text:p>1443127820.51496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773607254028" calcext:value-type="float">
            <text:p>0.5147736073</text:p>
          </table:table-cell>
          <table:table-cell table:formula="of:=[.C7]/([.D7]-[.D6])" office:value-type="float" office:value="79890.2095250448" calcext:value-type="float">
            <text:p>79890.2095250448</text:p>
          </table:table-cell>
          <table:table-cell/>
          <table:table-cell office:value-type="float" office:value="1443127835.73726" calcext:value-type="float">
            <text:p>1443127835.73726</text:p>
          </table:table-cell>
          <table:table-cell table:formula="of:=[.G7]-[.$B$2]" office:value-type="float" office:value="15.7370727062225" calcext:value-type="float">
            <text:p>15.7370727062</text:p>
          </table:table-cell>
          <table:table-cell table:formula="of:=[.C7]/([.H7]-[.H6])" office:value-type="float" office:value="2463.86650218012" calcext:value-type="float">
            <text:p>2463.8665021801</text:p>
          </table:table-cell>
          <table:table-cell table:formula="of:=[.G7]-[.$B7]" office:value-type="float" office:value="15.2222990989685" calcext:value-type="float">
            <text:p>15.2222990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27820.6179" calcext:value-type="float">
            <text:p>1443127820.6179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714405059814" calcext:value-type="float">
            <text:p>0.6177144051</text:p>
          </table:table-cell>
          <table:table-cell table:formula="of:=[.C8]/([.D8]-[.D7])" office:value-type="float" office:value="79890.5795884335" calcext:value-type="float">
            <text:p>79890.5795884335</text:p>
          </table:table-cell>
          <table:table-cell/>
          <table:table-cell office:value-type="float" office:value="1443127835.81296" calcext:value-type="float">
            <text:p>1443127835.81296</text:p>
          </table:table-cell>
          <table:table-cell table:formula="of:=[.G8]-[.$B$2]" office:value-type="float" office:value="15.8127708435059" calcext:value-type="float">
            <text:p>15.8127708435</text:p>
          </table:table-cell>
          <table:table-cell table:formula="of:=[.C8]/([.H8]-[.H7])" office:value-type="float" office:value="108642.039225073" calcext:value-type="float">
            <text:p>108642.039225073</text:p>
          </table:table-cell>
          <table:table-cell table:formula="of:=[.G8]-[.$B8]" office:value-type="float" office:value="15.195056438446" calcext:value-type="float">
            <text:p>15.19505643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27820.72089" calcext:value-type="float">
            <text:p>1443127820.72089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702171325684" calcext:value-type="float">
            <text:p>0.7207021713</text:p>
          </table:table-cell>
          <table:table-cell table:formula="of:=[.C9]/([.D9]-[.D8])" office:value-type="float" office:value="79854.1447997741" calcext:value-type="float">
            <text:p>79854.1447997741</text:p>
          </table:table-cell>
          <table:table-cell/>
          <table:table-cell office:value-type="float" office:value="1443127835.88883" calcext:value-type="float">
            <text:p>1443127835.88883</text:p>
          </table:table-cell>
          <table:table-cell table:formula="of:=[.G9]-[.$B$2]" office:value-type="float" office:value="15.8886404037476" calcext:value-type="float">
            <text:p>15.8886404037</text:p>
          </table:table-cell>
          <table:table-cell table:formula="of:=[.C9]/([.H9]-[.H8])" office:value-type="float" office:value="108396.568713469" calcext:value-type="float">
            <text:p>108396.568713469</text:p>
          </table:table-cell>
          <table:table-cell table:formula="of:=[.G9]-[.$B9]" office:value-type="float" office:value="15.1679382324219" calcext:value-type="float">
            <text:p>15.16793823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27820.82388" calcext:value-type="float">
            <text:p>1443127820.82388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691368103027" calcext:value-type="float">
            <text:p>0.8236913681</text:p>
          </table:table-cell>
          <table:table-cell table:formula="of:=[.C10]/([.D10]-[.D9])" office:value-type="float" office:value="79853.0356322691" calcext:value-type="float">
            <text:p>79853.0356322691</text:p>
          </table:table-cell>
          <table:table-cell/>
          <table:table-cell office:value-type="float" office:value="1443127835.9646" calcext:value-type="float">
            <text:p>1443127835.9646</text:p>
          </table:table-cell>
          <table:table-cell table:formula="of:=[.G10]-[.$B$2]" office:value-type="float" office:value="15.9644112586975" calcext:value-type="float">
            <text:p>15.9644112587</text:p>
          </table:table-cell>
          <table:table-cell table:formula="of:=[.C10]/([.H10]-[.H9])" office:value-type="float" office:value="108537.77491929" calcext:value-type="float">
            <text:p>108537.77491929</text:p>
          </table:table-cell>
          <table:table-cell table:formula="of:=[.G10]-[.$B10]" office:value-type="float" office:value="15.1407198905945" calcext:value-type="float">
            <text:p>15.14071989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27820.92683" calcext:value-type="float">
            <text:p>1443127820.92683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639795303345" calcext:value-type="float">
            <text:p>0.9266397953</text:p>
          </table:table-cell>
          <table:table-cell table:formula="of:=[.C11]/([.D11]-[.D10])" office:value-type="float" office:value="79884.6589855881" calcext:value-type="float">
            <text:p>79884.6589855881</text:p>
          </table:table-cell>
          <table:table-cell/>
          <table:table-cell office:value-type="float" office:value="1443127836.04041" calcext:value-type="float">
            <text:p>1443127836.04041</text:p>
          </table:table-cell>
          <table:table-cell table:formula="of:=[.G11]-[.$B$2]" office:value-type="float" office:value="16.040219783783" calcext:value-type="float">
            <text:p>16.0402197838</text:p>
          </table:table-cell>
          <table:table-cell table:formula="of:=[.C11]/([.H11]-[.H10])" office:value-type="float" office:value="108483.841239889" calcext:value-type="float">
            <text:p>108483.841239889</text:p>
          </table:table-cell>
          <table:table-cell table:formula="of:=[.G11]-[.$B11]" office:value-type="float" office:value="15.1135799884796" calcext:value-type="float">
            <text:p>15.11357998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27821.02807" calcext:value-type="float">
            <text:p>1443127821.02807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88352966309" calcext:value-type="float">
            <text:p>1.0278835297</text:p>
          </table:table-cell>
          <table:table-cell table:formula="of:=[.C12]/([.D12]-[.D11])" office:value-type="float" office:value="81229.7180858454" calcext:value-type="float">
            <text:p>81229.7180858454</text:p>
          </table:table-cell>
          <table:table-cell/>
          <table:table-cell office:value-type="float" office:value="1443127836.10982" calcext:value-type="float">
            <text:p>1443127836.10982</text:p>
          </table:table-cell>
          <table:table-cell table:formula="of:=[.G12]-[.$B$2]" office:value-type="float" office:value="16.1096370220184" calcext:value-type="float">
            <text:p>16.109637022</text:p>
          </table:table-cell>
          <table:table-cell table:formula="of:=[.C12]/([.H12]-[.H11])" office:value-type="float" office:value="118472.013710816" calcext:value-type="float">
            <text:p>118472.013710816</text:p>
          </table:table-cell>
          <table:table-cell table:formula="of:=[.G12]-[.$B12]" office:value-type="float" office:value="15.0817534923553" calcext:value-type="float">
            <text:p>15.08175349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27821.12501" calcext:value-type="float">
            <text:p>1443127821.12501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81880187988" calcext:value-type="float">
            <text:p>1.1248188019</text:p>
          </table:table-cell>
          <table:table-cell table:formula="of:=[.C13]/([.D13]-[.D12])" office:value-type="float" office:value="84840.1186887568" calcext:value-type="float">
            <text:p>84840.1186887568</text:p>
          </table:table-cell>
          <table:table-cell/>
          <table:table-cell office:value-type="float" office:value="1443127836.17932" calcext:value-type="float">
            <text:p>1443127836.17932</text:p>
          </table:table-cell>
          <table:table-cell table:formula="of:=[.G13]-[.$B$2]" office:value-type="float" office:value="16.179131269455" calcext:value-type="float">
            <text:p>16.1791312695</text:p>
          </table:table-cell>
          <table:table-cell table:formula="of:=[.C13]/([.H13]-[.H12])" office:value-type="float" office:value="118340.730396597" calcext:value-type="float">
            <text:p>118340.730396597</text:p>
          </table:table-cell>
          <table:table-cell table:formula="of:=[.G13]-[.$B13]" office:value-type="float" office:value="15.0543124675751" calcext:value-type="float">
            <text:p>15.05431246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27821.2219" calcext:value-type="float">
            <text:p>1443127821.2219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71473503113" calcext:value-type="float">
            <text:p>1.221714735</text:p>
          </table:table-cell>
          <table:table-cell table:formula="of:=[.C14]/([.D14]-[.D13])" office:value-type="float" office:value="84874.5631786541" calcext:value-type="float">
            <text:p>84874.5631786541</text:p>
          </table:table-cell>
          <table:table-cell/>
          <table:table-cell office:value-type="float" office:value="1443127836.24877" calcext:value-type="float">
            <text:p>1443127836.24877</text:p>
          </table:table-cell>
          <table:table-cell table:formula="of:=[.G14]-[.$B$2]" office:value-type="float" office:value="16.2485826015472" calcext:value-type="float">
            <text:p>16.2485826015</text:p>
          </table:table-cell>
          <table:table-cell table:formula="of:=[.C14]/([.H14]-[.H13])" office:value-type="float" office:value="118413.855461723" calcext:value-type="float">
            <text:p>118413.855461723</text:p>
          </table:table-cell>
          <table:table-cell table:formula="of:=[.G14]-[.$B14]" office:value-type="float" office:value="15.0268678665161" calcext:value-type="float">
            <text:p>15.026867866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27821.31879" calcext:value-type="float">
            <text:p>1443127821.31879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60733032227" calcext:value-type="float">
            <text:p>1.3186073303</text:p>
          </table:table-cell>
          <table:table-cell table:formula="of:=[.C15]/([.D15]-[.D14])" office:value-type="float" office:value="84877.4870286936" calcext:value-type="float">
            <text:p>84877.4870286936</text:p>
          </table:table-cell>
          <table:table-cell/>
          <table:table-cell office:value-type="float" office:value="1443127836.3182" calcext:value-type="float">
            <text:p>1443127836.3182</text:p>
          </table:table-cell>
          <table:table-cell table:formula="of:=[.G15]-[.$B$2]" office:value-type="float" office:value="16.3180155754089" calcext:value-type="float">
            <text:p>16.3180155754</text:p>
          </table:table-cell>
          <table:table-cell table:formula="of:=[.C15]/([.H15]-[.H14])" office:value-type="float" office:value="118445.164344849" calcext:value-type="float">
            <text:p>118445.164344849</text:p>
          </table:table-cell>
          <table:table-cell table:formula="of:=[.G15]-[.$B15]" office:value-type="float" office:value="14.9994082450867" calcext:value-type="float">
            <text:p>14.99940824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27821.41574" calcext:value-type="float">
            <text:p>1443127821.41574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55166244507" calcext:value-type="float">
            <text:p>1.4155516624</text:p>
          </table:table-cell>
          <table:table-cell table:formula="of:=[.C16]/([.D16]-[.D15])" office:value-type="float" office:value="84832.1899787022" calcext:value-type="float">
            <text:p>84832.1899787022</text:p>
          </table:table-cell>
          <table:table-cell/>
          <table:table-cell office:value-type="float" office:value="1443127836.38768" calcext:value-type="float">
            <text:p>1443127836.38768</text:p>
          </table:table-cell>
          <table:table-cell table:formula="of:=[.G16]-[.$B$2]" office:value-type="float" office:value="16.3874950408936" calcext:value-type="float">
            <text:p>16.3874950409</text:p>
          </table:table-cell>
          <table:table-cell table:formula="of:=[.C16]/([.H16]-[.H15])" office:value-type="float" office:value="118365.907720182" calcext:value-type="float">
            <text:p>118365.907720182</text:p>
          </table:table-cell>
          <table:table-cell table:formula="of:=[.G16]-[.$B16]" office:value-type="float" office:value="14.9719433784485" calcext:value-type="float">
            <text:p>14.97194337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27821.51263" calcext:value-type="float">
            <text:p>1443127821.51263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244568824768" calcext:value-type="float">
            <text:p>1.5124456882</text:p>
          </table:table-cell>
          <table:table-cell table:formula="of:=[.C17]/([.D17]-[.D16])" office:value-type="float" office:value="84876.2339254385" calcext:value-type="float">
            <text:p>84876.2339254385</text:p>
          </table:table-cell>
          <table:table-cell/>
          <table:table-cell office:value-type="float" office:value="1443127836.45713" calcext:value-type="float">
            <text:p>1443127836.45713</text:p>
          </table:table-cell>
          <table:table-cell table:formula="of:=[.G17]-[.$B$2]" office:value-type="float" office:value="16.4569475650787" calcext:value-type="float">
            <text:p>16.4569475651</text:p>
          </table:table-cell>
          <table:table-cell table:formula="of:=[.C17]/([.H17]-[.H16])" office:value-type="float" office:value="118411.82298965" calcext:value-type="float">
            <text:p>118411.82298965</text:p>
          </table:table-cell>
          <table:table-cell table:formula="of:=[.G17]-[.$B17]" office:value-type="float" office:value="14.9445018768311" calcext:value-type="float">
            <text:p>14.94450187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27821.60953" calcext:value-type="float">
            <text:p>1443127821.60953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934615135193" calcext:value-type="float">
            <text:p>1.6093461514</text:p>
          </table:table-cell>
          <table:table-cell table:formula="of:=[.C18]/([.D18]-[.D17])" office:value-type="float" office:value="84870.5954186453" calcext:value-type="float">
            <text:p>84870.5954186453</text:p>
          </table:table-cell>
          <table:table-cell/>
          <table:table-cell office:value-type="float" office:value="1443127836.52662" calcext:value-type="float">
            <text:p>1443127836.52662</text:p>
          </table:table-cell>
          <table:table-cell table:formula="of:=[.G18]-[.$B$2]" office:value-type="float" office:value="16.5264332294464" calcext:value-type="float">
            <text:p>16.5264332294</text:p>
          </table:table-cell>
          <table:table-cell table:formula="of:=[.C18]/([.H18]-[.H17])" office:value-type="float" office:value="118355.348183528" calcext:value-type="float">
            <text:p>118355.348183528</text:p>
          </table:table-cell>
          <table:table-cell table:formula="of:=[.G18]-[.$B18]" office:value-type="float" office:value="14.9170870780945" calcext:value-type="float">
            <text:p>14.91708707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27821.70643" calcext:value-type="float">
            <text:p>1443127821.70643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623922348022" calcext:value-type="float">
            <text:p>1.7062392235</text:p>
          </table:table-cell>
          <table:table-cell table:formula="of:=[.C19]/([.D19]-[.D18])" office:value-type="float" office:value="84877.0693234973" calcext:value-type="float">
            <text:p>84877.0693234973</text:p>
          </table:table-cell>
          <table:table-cell/>
          <table:table-cell office:value-type="float" office:value="1443127836.59608" calcext:value-type="float">
            <text:p>1443127836.59608</text:p>
          </table:table-cell>
          <table:table-cell table:formula="of:=[.G19]-[.$B$2]" office:value-type="float" office:value="16.595894575119" calcext:value-type="float">
            <text:p>16.5958945751</text:p>
          </table:table-cell>
          <table:table-cell table:formula="of:=[.C19]/([.H19]-[.H18])" office:value-type="float" office:value="118396.784864523" calcext:value-type="float">
            <text:p>118396.784864523</text:p>
          </table:table-cell>
          <table:table-cell table:formula="of:=[.G19]-[.$B19]" office:value-type="float" office:value="14.8896553516388" calcext:value-type="float">
            <text:p>14.88965535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27821.80333" calcext:value-type="float">
            <text:p>1443127821.80333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313920974731" calcext:value-type="float">
            <text:p>1.8031392097</text:p>
          </table:table-cell>
          <table:table-cell table:formula="of:=[.C20]/([.D20]-[.D19])" office:value-type="float" office:value="84871.0130601238" calcext:value-type="float">
            <text:p>84871.0130601238</text:p>
          </table:table-cell>
          <table:table-cell/>
          <table:table-cell office:value-type="float" office:value="1443127836.66555" calcext:value-type="float">
            <text:p>1443127836.66555</text:p>
          </table:table-cell>
          <table:table-cell table:formula="of:=[.G20]-[.$B$2]" office:value-type="float" office:value="16.6653580665588" calcext:value-type="float">
            <text:p>16.6653580666</text:p>
          </table:table-cell>
          <table:table-cell table:formula="of:=[.C20]/([.H20]-[.H19])" office:value-type="float" office:value="118393.127519727" calcext:value-type="float">
            <text:p>118393.127519727</text:p>
          </table:table-cell>
          <table:table-cell table:formula="of:=[.G20]-[.$B20]" office:value-type="float" office:value="14.8622188568115" calcext:value-type="float">
            <text:p>14.86221885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27821.90024" calcext:value-type="float">
            <text:p>1443127821.90024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90004944801331" calcext:value-type="float">
            <text:p>1.900049448</text:p>
          </table:table-cell>
          <table:table-cell table:formula="of:=[.C21]/([.D21]-[.D20])" office:value-type="float" office:value="84862.0346740604" calcext:value-type="float">
            <text:p>84862.0346740604</text:p>
          </table:table-cell>
          <table:table-cell/>
          <table:table-cell office:value-type="float" office:value="1443127836.73504" calcext:value-type="float">
            <text:p>1443127836.73504</text:p>
          </table:table-cell>
          <table:table-cell table:formula="of:=[.G21]-[.$B$2]" office:value-type="float" office:value="16.7348570823669" calcext:value-type="float">
            <text:p>16.7348570824</text:p>
          </table:table-cell>
          <table:table-cell table:formula="of:=[.C21]/([.H21]-[.H20])" office:value-type="float" office:value="118332.610963979" calcext:value-type="float">
            <text:p>118332.610963979</text:p>
          </table:table-cell>
          <table:table-cell table:formula="of:=[.G21]-[.$B21]" office:value-type="float" office:value="14.8348076343536" calcext:value-type="float">
            <text:p>14.83480763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27821.99714" calcext:value-type="float">
            <text:p>1443127821.99714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94895744324" calcext:value-type="float">
            <text:p>1.9969489574</text:p>
          </table:table-cell>
          <table:table-cell table:formula="of:=[.C22]/([.D22]-[.D21])" office:value-type="float" office:value="84871.4307057127" calcext:value-type="float">
            <text:p>84871.4307057127</text:p>
          </table:table-cell>
          <table:table-cell/>
          <table:table-cell office:value-type="float" office:value="1443127836.80449" calcext:value-type="float">
            <text:p>1443127836.80449</text:p>
          </table:table-cell>
          <table:table-cell table:formula="of:=[.G22]-[.$B$2]" office:value-type="float" office:value="16.8043005466461" calcext:value-type="float">
            <text:p>16.8043005466</text:p>
          </table:table-cell>
          <table:table-cell table:formula="of:=[.C22]/([.H22]-[.H21])" office:value-type="float" office:value="118427.271527499" calcext:value-type="float">
            <text:p>118427.271527499</text:p>
          </table:table-cell>
          <table:table-cell table:formula="of:=[.G22]-[.$B22]" office:value-type="float" office:value="14.8073515892029" calcext:value-type="float">
            <text:p>14.80735158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27822.07808" calcext:value-type="float">
            <text:p>1443127822.07808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89731025696" calcext:value-type="float">
            <text:p>2.0778973103</text:p>
          </table:table-cell>
          <table:table-cell table:formula="of:=[.C23]/([.D23]-[.D22])" office:value-type="float" office:value="101595.643569489" calcext:value-type="float">
            <text:p>101595.643569489</text:p>
          </table:table-cell>
          <table:table-cell/>
          <table:table-cell office:value-type="float" office:value="1443127836.87396" calcext:value-type="float">
            <text:p>1443127836.87396</text:p>
          </table:table-cell>
          <table:table-cell table:formula="of:=[.G23]-[.$B$2]" office:value-type="float" office:value="16.873770236969" calcext:value-type="float">
            <text:p>16.873770237</text:p>
          </table:table-cell>
          <table:table-cell table:formula="of:=[.C23]/([.H23]-[.H22])" office:value-type="float" office:value="118382.563126122" calcext:value-type="float">
            <text:p>118382.563126122</text:p>
          </table:table-cell>
          <table:table-cell table:formula="of:=[.G23]-[.$B23]" office:value-type="float" office:value="14.795872926712" calcext:value-type="float">
            <text:p>14.79587292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27822.15854" calcext:value-type="float">
            <text:p>1443127822.15854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835070610046" calcext:value-type="float">
            <text:p>2.1583507061</text:p>
          </table:table-cell>
          <table:table-cell table:formula="of:=[.C24]/([.D24]-[.D23])" office:value-type="float" office:value="102220.669665665" calcext:value-type="float">
            <text:p>102220.669665665</text:p>
          </table:table-cell>
          <table:table-cell/>
          <table:table-cell office:value-type="float" office:value="1443127836.94342" calcext:value-type="float">
            <text:p>1443127836.94342</text:p>
          </table:table-cell>
          <table:table-cell table:formula="of:=[.G24]-[.$B$2]" office:value-type="float" office:value="16.9432306289673" calcext:value-type="float">
            <text:p>16.943230629</text:p>
          </table:table-cell>
          <table:table-cell table:formula="of:=[.C24]/([.H24]-[.H23])" office:value-type="float" office:value="118398.410423632" calcext:value-type="float">
            <text:p>118398.410423632</text:p>
          </table:table-cell>
          <table:table-cell table:formula="of:=[.G24]-[.$B24]" office:value-type="float" office:value="14.7848799228668" calcext:value-type="float">
            <text:p>14.784879922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27822.23897" calcext:value-type="float">
            <text:p>1443127822.23897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77811431885" calcext:value-type="float">
            <text:p>2.2387781143</text:p>
          </table:table-cell>
          <table:table-cell table:formula="of:=[.C25]/([.D25]-[.D24])" office:value-type="float" office:value="102253.699108014" calcext:value-type="float">
            <text:p>102253.699108014</text:p>
          </table:table-cell>
          <table:table-cell/>
          <table:table-cell office:value-type="float" office:value="1443127837.01292" calcext:value-type="float">
            <text:p>1443127837.01292</text:p>
          </table:table-cell>
          <table:table-cell table:formula="of:=[.G25]-[.$B$2]" office:value-type="float" office:value="17.0127327442169" calcext:value-type="float">
            <text:p>17.0127327442</text:p>
          </table:table-cell>
          <table:table-cell table:formula="of:=[.C25]/([.H25]-[.H24])" office:value-type="float" office:value="118327.333930219" calcext:value-type="float">
            <text:p>118327.333930219</text:p>
          </table:table-cell>
          <table:table-cell table:formula="of:=[.G25]-[.$B25]" office:value-type="float" office:value="14.7739546298981" calcext:value-type="float">
            <text:p>14.77395462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27822.31939" calcext:value-type="float">
            <text:p>1443127822.31939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920766830444" calcext:value-type="float">
            <text:p>2.3192076683</text:p>
          </table:table-cell>
          <table:table-cell table:formula="of:=[.C26]/([.D26]-[.D25])" office:value-type="float" office:value="102250.971097923" calcext:value-type="float">
            <text:p>102250.971097923</text:p>
          </table:table-cell>
          <table:table-cell/>
          <table:table-cell office:value-type="float" office:value="1443127845.29377" calcext:value-type="float">
            <text:p>1443127845.29377</text:p>
          </table:table-cell>
          <table:table-cell table:formula="of:=[.G26]-[.$B$2]" office:value-type="float" office:value="25.2935793399811" calcext:value-type="float">
            <text:p>25.29357934</text:p>
          </table:table-cell>
          <table:table-cell table:formula="of:=[.C26]/([.H26]-[.H25])" office:value-type="float" office:value="993.135171010989" calcext:value-type="float">
            <text:p>993.135171011</text:p>
          </table:table-cell>
          <table:table-cell table:formula="of:=[.G26]-[.$B26]" office:value-type="float" office:value="22.9743716716766" calcext:value-type="float">
            <text:p>22.97437167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27822.39984" calcext:value-type="float">
            <text:p>1443127822.39984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65391159058" calcext:value-type="float">
            <text:p>2.3996539116</text:p>
          </table:table-cell>
          <table:table-cell table:formula="of:=[.C27]/([.D27]-[.D26])" office:value-type="float" office:value="102229.758209451" calcext:value-type="float">
            <text:p>102229.758209451</text:p>
          </table:table-cell>
          <table:table-cell/>
          <table:table-cell office:value-type="float" office:value="1443127849.07129" calcext:value-type="float">
            <text:p>1443127849.07129</text:p>
          </table:table-cell>
          <table:table-cell table:formula="of:=[.G27]-[.$B$2]" office:value-type="float" office:value="29.0711076259613" calcext:value-type="float">
            <text:p>29.071107626</text:p>
          </table:table-cell>
          <table:table-cell table:formula="of:=[.C27]/([.H27]-[.H26])" office:value-type="float" office:value="2177.08495539854" calcext:value-type="float">
            <text:p>2177.0849553986</text:p>
          </table:table-cell>
          <table:table-cell table:formula="of:=[.G27]-[.$B27]" office:value-type="float" office:value="26.6714537143707" calcext:value-type="float">
            <text:p>26.67145371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27822.4803" calcext:value-type="float">
            <text:p>1443127822.4803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8010969161987" calcext:value-type="float">
            <text:p>2.4801096916</text:p>
          </table:table-cell>
          <table:table-cell table:formula="of:=[.C28]/([.D28]-[.D27])" office:value-type="float" office:value="102217.64051017" calcext:value-type="float">
            <text:p>102217.64051017</text:p>
          </table:table-cell>
          <table:table-cell/>
          <table:table-cell office:value-type="float" office:value="1443127857.40733" calcext:value-type="float">
            <text:p>1443127857.40733</text:p>
          </table:table-cell>
          <table:table-cell table:formula="of:=[.G28]-[.$B$2]" office:value-type="float" office:value="37.4071416854858" calcext:value-type="float">
            <text:p>37.4071416855</text:p>
          </table:table-cell>
          <table:table-cell table:formula="of:=[.C28]/([.H28]-[.H27])" office:value-type="float" office:value="986.560268501239" calcext:value-type="float">
            <text:p>986.5602685012</text:p>
          </table:table-cell>
          <table:table-cell table:formula="of:=[.G28]-[.$B28]" office:value-type="float" office:value="34.927031993866" calcext:value-type="float">
            <text:p>34.92703199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27822.56075" calcext:value-type="float">
            <text:p>1443127822.56075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6056618690491" calcext:value-type="float">
            <text:p>2.5605661869</text:p>
          </table:table-cell>
          <table:table-cell table:formula="of:=[.C29]/([.D29]-[.D28])" office:value-type="float" office:value="102216.73179853" calcext:value-type="float">
            <text:p>102216.73179853</text:p>
          </table:table-cell>
          <table:table-cell/>
          <table:table-cell office:value-type="float" office:value="1443127865.77452" calcext:value-type="float">
            <text:p>1443127865.77452</text:p>
          </table:table-cell>
          <table:table-cell table:formula="of:=[.G29]-[.$B$2]" office:value-type="float" office:value="45.7743334770203" calcext:value-type="float">
            <text:p>45.774333477</text:p>
          </table:table-cell>
          <table:table-cell table:formula="of:=[.C29]/([.H29]-[.H28])" office:value-type="float" office:value="982.886517352297" calcext:value-type="float">
            <text:p>982.8865173523</text:p>
          </table:table-cell>
          <table:table-cell table:formula="of:=[.G29]-[.$B29]" office:value-type="float" office:value="43.2137672901154" calcext:value-type="float">
            <text:p>43.213767290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27822.64119" calcext:value-type="float">
            <text:p>1443127822.64119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100670814514" calcext:value-type="float">
            <text:p>2.6410067081</text:p>
          </table:table-cell>
          <table:table-cell table:formula="of:=[.C30]/([.D30]-[.D29])" office:value-type="float" office:value="102237.030208185" calcext:value-type="float">
            <text:p>102237.030208185</text:p>
          </table:table-cell>
          <table:table-cell/>
          <table:table-cell office:value-type="float" office:value="1443127874.07932" calcext:value-type="float">
            <text:p>1443127874.07932</text:p>
          </table:table-cell>
          <table:table-cell table:formula="of:=[.G30]-[.$B$2]" office:value-type="float" office:value="54.0791339874268" calcext:value-type="float">
            <text:p>54.0791339874</text:p>
          </table:table-cell>
          <table:table-cell table:formula="of:=[.C30]/([.H30]-[.H29])" office:value-type="float" office:value="990.270625970456" calcext:value-type="float">
            <text:p>990.2706259705</text:p>
          </table:table-cell>
          <table:table-cell table:formula="of:=[.G30]-[.$B30]" office:value-type="float" office:value="51.4381272792816" calcext:value-type="float">
            <text:p>51.438127279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27822.72165" calcext:value-type="float">
            <text:p>1443127822.72165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145986557007" calcext:value-type="float">
            <text:p>2.7214598656</text:p>
          </table:table-cell>
          <table:table-cell table:formula="of:=[.C31]/([.D31]-[.D30])" office:value-type="float" office:value="102220.972591089" calcext:value-type="float">
            <text:p>102220.972591089</text:p>
          </table:table-cell>
          <table:table-cell/>
          <table:table-cell office:value-type="float" office:value="1443127882.45774" calcext:value-type="float">
            <text:p>1443127882.45774</text:p>
          </table:table-cell>
          <table:table-cell table:formula="of:=[.G31]-[.$B$2]" office:value-type="float" office:value="62.4575488567352" calcext:value-type="float">
            <text:p>62.4575488567</text:p>
          </table:table-cell>
          <table:table-cell table:formula="of:=[.C31]/([.H31]-[.H30])" office:value-type="float" office:value="981.569918449119" calcext:value-type="float">
            <text:p>981.5699184491</text:p>
          </table:table-cell>
          <table:table-cell table:formula="of:=[.G31]-[.$B31]" office:value-type="float" office:value="59.7360889911652" calcext:value-type="float">
            <text:p>59.73608899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27822.8021" calcext:value-type="float">
            <text:p>1443127822.8021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191087722778" calcext:value-type="float">
            <text:p>2.8019108772</text:p>
          </table:table-cell>
          <table:table-cell table:formula="of:=[.C32]/([.D32]-[.D31])" office:value-type="float" office:value="102223.699000699" calcext:value-type="float">
            <text:p>102223.699000699</text:p>
          </table:table-cell>
          <table:table-cell/>
          <table:table-cell office:value-type="float" office:value="1443127890.75124" calcext:value-type="float">
            <text:p>1443127890.75124</text:p>
          </table:table-cell>
          <table:table-cell table:formula="of:=[.G32]-[.$B$2]" office:value-type="float" office:value="70.7510573863983" calcext:value-type="float">
            <text:p>70.7510573864</text:p>
          </table:table-cell>
          <table:table-cell table:formula="of:=[.C32]/([.H32]-[.H31])" office:value-type="float" office:value="991.618923473163" calcext:value-type="float">
            <text:p>991.6189234732</text:p>
          </table:table-cell>
          <table:table-cell table:formula="of:=[.G32]-[.$B32]" office:value-type="float" office:value="67.9491465091705" calcext:value-type="float">
            <text:p>67.949146509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27822.88255" calcext:value-type="float">
            <text:p>1443127822.88255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235783576965" calcext:value-type="float">
            <text:p>2.8823578358</text:p>
          </table:table-cell>
          <table:table-cell table:formula="of:=[.C33]/([.D33]-[.D32])" office:value-type="float" office:value="102228.849282346" calcext:value-type="float">
            <text:p>102228.849282346</text:p>
          </table:table-cell>
          <table:table-cell/>
          <table:table-cell office:value-type="float" office:value="1443127899.08715" calcext:value-type="float">
            <text:p>1443127899.08715</text:p>
          </table:table-cell>
          <table:table-cell table:formula="of:=[.G33]-[.$B$2]" office:value-type="float" office:value="79.0869615077972" calcext:value-type="float">
            <text:p>79.0869615078</text:p>
          </table:table-cell>
          <table:table-cell table:formula="of:=[.C33]/([.H33]-[.H32])" office:value-type="float" office:value="986.575646772177" calcext:value-type="float">
            <text:p>986.5756467722</text:p>
          </table:table-cell>
          <table:table-cell table:formula="of:=[.G33]-[.$B33]" office:value-type="float" office:value="76.2046036720276" calcext:value-type="float">
            <text:p>76.20460367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27822.96298" calcext:value-type="float">
            <text:p>1443127822.96298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79740333557" calcext:value-type="float">
            <text:p>2.9627974033</text:p>
          </table:table-cell>
          <table:table-cell table:formula="of:=[.C34]/([.D34]-[.D33])" office:value-type="float" office:value="102238.242308559" calcext:value-type="float">
            <text:p>102238.242308559</text:p>
          </table:table-cell>
          <table:table-cell/>
          <table:table-cell office:value-type="float" office:value="1443127907.42318" calcext:value-type="float">
            <text:p>1443127907.42318</text:p>
          </table:table-cell>
          <table:table-cell table:formula="of:=[.G34]-[.$B$2]" office:value-type="float" office:value="87.4229969978333" calcext:value-type="float">
            <text:p>87.4229969978</text:p>
          </table:table-cell>
          <table:table-cell table:formula="of:=[.C34]/([.H34]-[.H33])" office:value-type="float" office:value="986.560099201842" calcext:value-type="float">
            <text:p>986.5600992018</text:p>
          </table:table-cell>
          <table:table-cell table:formula="of:=[.G34]-[.$B34]" office:value-type="float" office:value="84.4601995944977" calcext:value-type="float">
            <text:p>84.460199594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27823.0445" calcext:value-type="float">
            <text:p>1443127823.0445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431486129761" calcext:value-type="float">
            <text:p>3.0443148613</text:p>
          </table:table-cell>
          <table:table-cell table:formula="of:=[.C35]/([.D35]-[.D34])" office:value-type="float" office:value="100886.364781272" calcext:value-type="float">
            <text:p>100886.364781272</text:p>
          </table:table-cell>
          <table:table-cell/>
          <table:table-cell office:value-type="float" office:value="1443127915.75914" calcext:value-type="float">
            <text:p>1443127915.75914</text:p>
          </table:table-cell>
          <table:table-cell table:formula="of:=[.G35]-[.$B$2]" office:value-type="float" office:value="95.7589509487152" calcext:value-type="float">
            <text:p>95.7589509487</text:p>
          </table:table-cell>
          <table:table-cell table:formula="of:=[.C35]/([.H35]-[.H34])" office:value-type="float" office:value="986.569749360226" calcext:value-type="float">
            <text:p>986.5697493602</text:p>
          </table:table-cell>
          <table:table-cell table:formula="of:=[.G35]-[.$B35]" office:value-type="float" office:value="92.7146360874176" calcext:value-type="float">
            <text:p>92.71463608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27823.12688" calcext:value-type="float">
            <text:p>1443127823.12688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669157981873" calcext:value-type="float">
            <text:p>3.1266915798</text:p>
          </table:table-cell>
          <table:table-cell table:formula="of:=[.C36]/([.D36]-[.D35])" office:value-type="float" office:value="99834.0325718569" calcext:value-type="float">
            <text:p>99834.0325718569</text:p>
          </table:table-cell>
          <table:table-cell/>
          <table:table-cell office:value-type="float" office:value="1443127924.09514" calcext:value-type="float">
            <text:p>1443127924.09514</text:p>
          </table:table-cell>
          <table:table-cell table:formula="of:=[.G36]-[.$B$2]" office:value-type="float" office:value="104.094954013824" calcext:value-type="float">
            <text:p>104.0949540138</text:p>
          </table:table-cell>
          <table:table-cell table:formula="of:=[.C36]/([.H36]-[.H35])" office:value-type="float" office:value="986.563936669116" calcext:value-type="float">
            <text:p>986.5639366691</text:p>
          </table:table-cell>
          <table:table-cell table:formula="of:=[.G36]-[.$B36]" office:value-type="float" office:value="100.968262434006" calcext:value-type="float">
            <text:p>100.9682624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27823.20925" calcext:value-type="float">
            <text:p>1443127823.20925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906543731689" calcext:value-type="float">
            <text:p>3.2090654373</text:p>
          </table:table-cell>
          <table:table-cell table:formula="of:=[.C37]/([.D37]-[.D36])" office:value-type="float" office:value="99837.5000246019" calcext:value-type="float">
            <text:p>99837.5000246019</text:p>
          </table:table-cell>
          <table:table-cell/>
          <table:table-cell office:value-type="float" office:value="1443127925.08982" calcext:value-type="float">
            <text:p>1443127925.08982</text:p>
          </table:table-cell>
          <table:table-cell table:formula="of:=[.G37]-[.$B$2]" office:value-type="float" office:value="105.089629411697" calcext:value-type="float">
            <text:p>105.0896294117</text:p>
          </table:table-cell>
          <table:table-cell table:formula="of:=[.C37]/([.H37]-[.H36])" office:value-type="float" office:value="8268.02393784616" calcext:value-type="float">
            <text:p>8268.0239378462</text:p>
          </table:table-cell>
          <table:table-cell table:formula="of:=[.G37]-[.$B37]" office:value-type="float" office:value="101.880563974381" calcext:value-type="float">
            <text:p>101.880563974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27823.29163" calcext:value-type="float">
            <text:p>1443127823.29163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144430160522" calcext:value-type="float">
            <text:p>3.2914443016</text:p>
          </table:table-cell>
          <table:table-cell table:formula="of:=[.C38]/([.D38]-[.D37])" office:value-type="float" office:value="99831.4321403558" calcext:value-type="float">
            <text:p>99831.4321403558</text:p>
          </table:table-cell>
          <table:table-cell/>
          <table:table-cell office:value-type="float" office:value="1443127925.16551" calcext:value-type="float">
            <text:p>1443127925.16551</text:p>
          </table:table-cell>
          <table:table-cell table:formula="of:=[.G38]-[.$B$2]" office:value-type="float" office:value="105.165325164795" calcext:value-type="float">
            <text:p>105.1653251648</text:p>
          </table:table-cell>
          <table:table-cell table:formula="of:=[.C38]/([.H38]-[.H37])" office:value-type="float" office:value="108645.461118583" calcext:value-type="float">
            <text:p>108645.461118583</text:p>
          </table:table-cell>
          <table:table-cell table:formula="of:=[.G38]-[.$B38]" office:value-type="float" office:value="101.87388086319" calcext:value-type="float">
            <text:p>101.873880863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27823.37401" calcext:value-type="float">
            <text:p>1443127823.37401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82245063782" calcext:value-type="float">
            <text:p>3.3738224506</text:p>
          </table:table-cell>
          <table:table-cell table:formula="of:=[.C39]/([.D39]-[.D38])" office:value-type="float" office:value="99832.2989358038" calcext:value-type="float">
            <text:p>99832.2989358038</text:p>
          </table:table-cell>
          <table:table-cell/>
          <table:table-cell office:value-type="float" office:value="1443127925.24135" calcext:value-type="float">
            <text:p>1443127925.24135</text:p>
          </table:table-cell>
          <table:table-cell table:formula="of:=[.G39]-[.$B$2]" office:value-type="float" office:value="105.241161584854" calcext:value-type="float">
            <text:p>105.2411615849</text:p>
          </table:table-cell>
          <table:table-cell table:formula="of:=[.C39]/([.H39]-[.H38])" office:value-type="float" office:value="108443.937537923" calcext:value-type="float">
            <text:p>108443.937537923</text:p>
          </table:table-cell>
          <table:table-cell table:formula="of:=[.G39]-[.$B39]" office:value-type="float" office:value="101.867339134216" calcext:value-type="float">
            <text:p>101.86733913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27823.45638" calcext:value-type="float">
            <text:p>1443127823.45638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619750022888" calcext:value-type="float">
            <text:p>3.4561975002</text:p>
          </table:table-cell>
          <table:table-cell table:formula="of:=[.C40]/([.D40]-[.D39])" office:value-type="float" office:value="99836.0552233536" calcext:value-type="float">
            <text:p>99836.0552233536</text:p>
          </table:table-cell>
          <table:table-cell/>
          <table:table-cell office:value-type="float" office:value="1443127925.31714" calcext:value-type="float">
            <text:p>1443127925.31714</text:p>
          </table:table-cell>
          <table:table-cell table:formula="of:=[.G40]-[.$B$2]" office:value-type="float" office:value="105.316952228546" calcext:value-type="float">
            <text:p>105.3169522285</text:p>
          </table:table-cell>
          <table:table-cell table:formula="of:=[.C40]/([.H40]-[.H39])" office:value-type="float" office:value="108509.435985517" calcext:value-type="float">
            <text:p>108509.435985517</text:p>
          </table:table-cell>
          <table:table-cell table:formula="of:=[.G40]-[.$B40]" office:value-type="float" office:value="101.860754728317" calcext:value-type="float">
            <text:p>101.860754728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27823.53876" calcext:value-type="float">
            <text:p>1443127823.53876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857398033142" calcext:value-type="float">
            <text:p>3.5385739803</text:p>
          </table:table-cell>
          <table:table-cell table:formula="of:=[.C41]/([.D41]-[.D40])" office:value-type="float" office:value="99834.321517053" calcext:value-type="float">
            <text:p>99834.321517053</text:p>
          </table:table-cell>
          <table:table-cell/>
          <table:table-cell office:value-type="float" office:value="1443127925.39288" calcext:value-type="float">
            <text:p>1443127925.39288</text:p>
          </table:table-cell>
          <table:table-cell table:formula="of:=[.G41]-[.$B$2]" office:value-type="float" office:value="105.392692804337" calcext:value-type="float">
            <text:p>105.3926928043</text:p>
          </table:table-cell>
          <table:table-cell table:formula="of:=[.C41]/([.H41]-[.H40])" office:value-type="float" office:value="108581.1655665" calcext:value-type="float">
            <text:p>108581.1655665</text:p>
          </table:table-cell>
          <table:table-cell table:formula="of:=[.G41]-[.$B41]" office:value-type="float" office:value="101.854118824005" calcext:value-type="float">
            <text:p>101.85411882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27823.62116" calcext:value-type="float">
            <text:p>1443127823.62116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096762657166" calcext:value-type="float">
            <text:p>3.6209676266</text:p>
          </table:table-cell>
          <table:table-cell table:formula="of:=[.C42]/([.D42]-[.D41])" office:value-type="float" office:value="99813.5217371175" calcext:value-type="float">
            <text:p>99813.5217371175</text:p>
          </table:table-cell>
          <table:table-cell/>
          <table:table-cell office:value-type="float" office:value="1443127925.46867" calcext:value-type="float">
            <text:p>1443127925.46867</text:p>
          </table:table-cell>
          <table:table-cell table:formula="of:=[.G42]-[.$B$2]" office:value-type="float" office:value="105.468487262726" calcext:value-type="float">
            <text:p>105.4684872627</text:p>
          </table:table-cell>
          <table:table-cell table:formula="of:=[.C42]/([.H42]-[.H41])" office:value-type="float" office:value="108503.974759755" calcext:value-type="float">
            <text:p>108503.974759755</text:p>
          </table:table-cell>
          <table:table-cell table:formula="of:=[.G42]-[.$B42]" office:value-type="float" office:value="101.847519636154" calcext:value-type="float">
            <text:p>101.847519636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27823.70353" calcext:value-type="float">
            <text:p>1443127823.70353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334720611572" calcext:value-type="float">
            <text:p>3.7033472061</text:p>
          </table:table-cell>
          <table:table-cell table:formula="of:=[.C43]/([.D43]-[.D42])" office:value-type="float" office:value="99830.5653599595" calcext:value-type="float">
            <text:p>99830.5653599595</text:p>
          </table:table-cell>
          <table:table-cell/>
          <table:table-cell office:value-type="float" office:value="1443127925.54451" calcext:value-type="float">
            <text:p>1443127925.54451</text:p>
          </table:table-cell>
          <table:table-cell table:formula="of:=[.G43]-[.$B$2]" office:value-type="float" office:value="105.544321060181" calcext:value-type="float">
            <text:p>105.5443210602</text:p>
          </table:table-cell>
          <table:table-cell table:formula="of:=[.C43]/([.H43]-[.H42])" office:value-type="float" office:value="108447.687917754" calcext:value-type="float">
            <text:p>108447.687917754</text:p>
          </table:table-cell>
          <table:table-cell table:formula="of:=[.G43]-[.$B43]" office:value-type="float" office:value="101.840973854065" calcext:value-type="float">
            <text:p>101.84097385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27823.78593" calcext:value-type="float">
            <text:p>1443127823.78593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574109077454" calcext:value-type="float">
            <text:p>3.7857410908</text:p>
          </table:table-cell>
          <table:table-cell table:formula="of:=[.C44]/([.D44]-[.D43])" office:value-type="float" office:value="99813.2329123081" calcext:value-type="float">
            <text:p>99813.2329123081</text:p>
          </table:table-cell>
          <table:table-cell/>
          <table:table-cell office:value-type="float" office:value="1443127925.62028" calcext:value-type="float">
            <text:p>1443127925.62028</text:p>
          </table:table-cell>
          <table:table-cell table:formula="of:=[.G44]-[.$B$2]" office:value-type="float" office:value="105.620091676712" calcext:value-type="float">
            <text:p>105.6200916767</text:p>
          </table:table-cell>
          <table:table-cell table:formula="of:=[.C44]/([.H44]-[.H43])" office:value-type="float" office:value="108538.116442473" calcext:value-type="float">
            <text:p>108538.116442473</text:p>
          </table:table-cell>
          <table:table-cell table:formula="of:=[.G44]-[.$B44]" office:value-type="float" office:value="101.834350585938" calcext:value-type="float">
            <text:p>101.834350585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27823.86831" calcext:value-type="float">
            <text:p>1443127823.86831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811828613281" calcext:value-type="float">
            <text:p>3.8681182861</text:p>
          </table:table-cell>
          <table:table-cell table:formula="of:=[.C45]/([.D45]-[.D44])" office:value-type="float" office:value="99833.4546864825" calcext:value-type="float">
            <text:p>99833.4546864825</text:p>
          </table:table-cell>
          <table:table-cell/>
          <table:table-cell office:value-type="float" office:value="1443127925.69604" calcext:value-type="float">
            <text:p>1443127925.69604</text:p>
          </table:table-cell>
          <table:table-cell table:formula="of:=[.G45]-[.$B$2]" office:value-type="float" office:value="105.695853948593" calcext:value-type="float">
            <text:p>105.6958539486</text:p>
          </table:table-cell>
          <table:table-cell table:formula="of:=[.C45]/([.H45]-[.H44])" office:value-type="float" office:value="108550.071108034" calcext:value-type="float">
            <text:p>108550.071108034</text:p>
          </table:table-cell>
          <table:table-cell table:formula="of:=[.G45]-[.$B45]" office:value-type="float" office:value="101.82773566246" calcext:value-type="float">
            <text:p>101.82773566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27823.9507" calcext:value-type="float">
            <text:p>1443127823.9507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505090713501" calcext:value-type="float">
            <text:p>3.9505090714</text:p>
          </table:table-cell>
          <table:table-cell table:formula="of:=[.C46]/([.D46]-[.D45])" office:value-type="float" office:value="99816.9877652125" calcext:value-type="float">
            <text:p>99816.9877652125</text:p>
          </table:table-cell>
          <table:table-cell/>
          <table:table-cell office:value-type="float" office:value="1443127925.77182" calcext:value-type="float">
            <text:p>1443127925.77182</text:p>
          </table:table-cell>
          <table:table-cell table:formula="of:=[.G46]-[.$B$2]" office:value-type="float" office:value="105.771635770798" calcext:value-type="float">
            <text:p>105.7716357708</text:p>
          </table:table-cell>
          <table:table-cell table:formula="of:=[.C46]/([.H46]-[.H45])" office:value-type="float" office:value="108522.067175918" calcext:value-type="float">
            <text:p>108522.067175918</text:p>
          </table:table-cell>
          <table:table-cell table:formula="of:=[.G46]-[.$B46]" office:value-type="float" office:value="101.821126699448" calcext:value-type="float">
            <text:p>101.821126699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27824.03291" calcext:value-type="float">
            <text:p>1443127824.03291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272724151611" calcext:value-type="float">
            <text:p>4.0327272415</text:p>
          </table:table-cell>
          <table:table-cell table:formula="of:=[.C47]/([.D47]-[.D46])" office:value-type="float" office:value="100026.551106575" calcext:value-type="float">
            <text:p>100026.551106575</text:p>
          </table:table-cell>
          <table:table-cell/>
          <table:table-cell office:value-type="float" office:value="1443127925.84772" calcext:value-type="float">
            <text:p>1443127925.84772</text:p>
          </table:table-cell>
          <table:table-cell table:formula="of:=[.G47]-[.$B$2]" office:value-type="float" office:value="105.847533226013" calcext:value-type="float">
            <text:p>105.847533226</text:p>
          </table:table-cell>
          <table:table-cell table:formula="of:=[.C47]/([.H47]-[.H46])" office:value-type="float" office:value="108356.729176941" calcext:value-type="float">
            <text:p>108356.729176941</text:p>
          </table:table-cell>
          <table:table-cell table:formula="of:=[.G47]-[.$B47]" office:value-type="float" office:value="101.814805984497" calcext:value-type="float">
            <text:p>101.81480598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27824.1149" calcext:value-type="float">
            <text:p>1443127824.1149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470913887024" calcext:value-type="float">
            <text:p>4.1147091389</text:p>
          </table:table-cell>
          <table:table-cell table:formula="of:=[.C48]/([.D48]-[.D47])" office:value-type="float" office:value="100314.8288271" calcext:value-type="float">
            <text:p>100314.8288271</text:p>
          </table:table-cell>
          <table:table-cell/>
          <table:table-cell office:value-type="float" office:value="1443127925.92348" calcext:value-type="float">
            <text:p>1443127925.92348</text:p>
          </table:table-cell>
          <table:table-cell table:formula="of:=[.G48]-[.$B$2]" office:value-type="float" office:value="105.923291444778" calcext:value-type="float">
            <text:p>105.9232914448</text:p>
          </table:table-cell>
          <table:table-cell table:formula="of:=[.C48]/([.H48]-[.H47])" office:value-type="float" office:value="108555.878610115" calcext:value-type="float">
            <text:p>108555.878610115</text:p>
          </table:table-cell>
          <table:table-cell table:formula="of:=[.G48]-[.$B48]" office:value-type="float" office:value="101.808582305908" calcext:value-type="float">
            <text:p>101.808582305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27824.19687" calcext:value-type="float">
            <text:p>1443127824.19687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667959213257" calcext:value-type="float">
            <text:p>4.1966795921</text:p>
          </table:table-cell>
          <table:table-cell table:formula="of:=[.C49]/([.D49]-[.D48])" office:value-type="float" office:value="100328.834021215" calcext:value-type="float">
            <text:p>100328.834021215</text:p>
          </table:table-cell>
          <table:table-cell/>
          <table:table-cell office:value-type="float" office:value="1443127925.9991" calcext:value-type="float">
            <text:p>1443127925.9991</text:p>
          </table:table-cell>
          <table:table-cell table:formula="of:=[.G49]-[.$B$2]" office:value-type="float" office:value="105.998915672302" calcext:value-type="float">
            <text:p>105.9989156723</text:p>
          </table:table-cell>
          <table:table-cell table:formula="of:=[.C49]/([.H49]-[.H48])" office:value-type="float" office:value="108748.218253355" calcext:value-type="float">
            <text:p>108748.218253355</text:p>
          </table:table-cell>
          <table:table-cell table:formula="of:=[.G49]-[.$B49]" office:value-type="float" office:value="101.80223608017" calcext:value-type="float">
            <text:p>101.802236080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27824.27884" calcext:value-type="float">
            <text:p>1443127824.27884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865147590637" calcext:value-type="float">
            <text:p>4.2786514759</text:p>
          </table:table-cell>
          <table:table-cell table:formula="of:=[.C50]/([.D50]-[.D49])" office:value-type="float" office:value="100327.083158094" calcext:value-type="float">
            <text:p>100327.083158094</text:p>
          </table:table-cell>
          <table:table-cell/>
          <table:table-cell office:value-type="float" office:value="1443127926.06856" calcext:value-type="float">
            <text:p>1443127926.06856</text:p>
          </table:table-cell>
          <table:table-cell table:formula="of:=[.G50]-[.$B$2]" office:value-type="float" office:value="106.068370819092" calcext:value-type="float">
            <text:p>106.0683708191</text:p>
          </table:table-cell>
          <table:table-cell table:formula="of:=[.C50]/([.H50]-[.H49])" office:value-type="float" office:value="118407.351796674" calcext:value-type="float">
            <text:p>118407.351796674</text:p>
          </table:table-cell>
          <table:table-cell table:formula="of:=[.G50]-[.$B50]" office:value-type="float" office:value="101.789719343185" calcext:value-type="float">
            <text:p>101.789719343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27824.36081" calcext:value-type="float">
            <text:p>1443127824.36081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6062049865723" calcext:value-type="float">
            <text:p>4.3606204987</text:p>
          </table:table-cell>
          <table:table-cell table:formula="of:=[.C51]/([.D51]-[.D50])" office:value-type="float" office:value="100330.584945448" calcext:value-type="float">
            <text:p>100330.584945448</text:p>
          </table:table-cell>
          <table:table-cell/>
          <table:table-cell office:value-type="float" office:value="1443127926.13797" calcext:value-type="float">
            <text:p>1443127926.13797</text:p>
          </table:table-cell>
          <table:table-cell table:formula="of:=[.G51]-[.$B$2]" office:value-type="float" office:value="106.137782812119" calcext:value-type="float">
            <text:p>106.1377828121</text:p>
          </table:table-cell>
          <table:table-cell table:formula="of:=[.C51]/([.H51]-[.H50])" office:value-type="float" office:value="118480.966204682" calcext:value-type="float">
            <text:p>118480.966204682</text:p>
          </table:table-cell>
          <table:table-cell table:formula="of:=[.G51]-[.$B51]" office:value-type="float" office:value="101.777162313461" calcext:value-type="float">
            <text:p>101.77716231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27824.44277" calcext:value-type="float">
            <text:p>1443127824.44277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258332252502" calcext:value-type="float">
            <text:p>4.4425833225</text:p>
          </table:table-cell>
          <table:table-cell table:formula="of:=[.C52]/([.D52]-[.D51])" office:value-type="float" office:value="100338.172990049" calcext:value-type="float">
            <text:p>100338.172990049</text:p>
          </table:table-cell>
          <table:table-cell/>
          <table:table-cell office:value-type="float" office:value="1443127926.20744" calcext:value-type="float">
            <text:p>1443127926.20744</text:p>
          </table:table-cell>
          <table:table-cell table:formula="of:=[.G52]-[.$B$2]" office:value-type="float" office:value="106.207255125046" calcext:value-type="float">
            <text:p>106.207255125</text:p>
          </table:table-cell>
          <table:table-cell table:formula="of:=[.C52]/([.H52]-[.H51])" office:value-type="float" office:value="118378.094142518" calcext:value-type="float">
            <text:p>118378.094142518</text:p>
          </table:table-cell>
          <table:table-cell table:formula="of:=[.G52]-[.$B52]" office:value-type="float" office:value="101.764671802521" calcext:value-type="float">
            <text:p>101.76467180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27824.52475" calcext:value-type="float">
            <text:p>1443127824.52475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455949783325" calcext:value-type="float">
            <text:p>4.5245594978</text:p>
          </table:table-cell>
          <table:table-cell table:formula="of:=[.C53]/([.D53]-[.D52])" office:value-type="float" office:value="100321.830935367" calcext:value-type="float">
            <text:p>100321.830935367</text:p>
          </table:table-cell>
          <table:table-cell/>
          <table:table-cell office:value-type="float" office:value="1443127926.27687" calcext:value-type="float">
            <text:p>1443127926.27687</text:p>
          </table:table-cell>
          <table:table-cell table:formula="of:=[.G53]-[.$B$2]" office:value-type="float" office:value="106.276681423187" calcext:value-type="float">
            <text:p>106.2766814232</text:p>
          </table:table-cell>
          <table:table-cell table:formula="of:=[.C53]/([.H53]-[.H52])" office:value-type="float" office:value="118456.553498515" calcext:value-type="float">
            <text:p>118456.553498515</text:p>
          </table:table-cell>
          <table:table-cell table:formula="of:=[.G53]-[.$B53]" office:value-type="float" office:value="101.752121925354" calcext:value-type="float">
            <text:p>101.75212192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27824.60672" calcext:value-type="float">
            <text:p>1443127824.60672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652995109558" calcext:value-type="float">
            <text:p>4.6065299511</text:p>
          </table:table-cell>
          <table:table-cell table:formula="of:=[.C54]/([.D54]-[.D53])" office:value-type="float" office:value="100328.834021215" calcext:value-type="float">
            <text:p>100328.834021215</text:p>
          </table:table-cell>
          <table:table-cell/>
          <table:table-cell office:value-type="float" office:value="1443127926.34644" calcext:value-type="float">
            <text:p>1443127926.34644</text:p>
          </table:table-cell>
          <table:table-cell table:formula="of:=[.G54]-[.$B$2]" office:value-type="float" office:value="106.346250772476" calcext:value-type="float">
            <text:p>106.3462507725</text:p>
          </table:table-cell>
          <table:table-cell table:formula="of:=[.C54]/([.H54]-[.H53])" office:value-type="float" office:value="118212.978618551" calcext:value-type="float">
            <text:p>118212.978618551</text:p>
          </table:table-cell>
          <table:table-cell table:formula="of:=[.G54]-[.$B54]" office:value-type="float" office:value="101.739720821381" calcext:value-type="float">
            <text:p>101.739720821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27824.68874" calcext:value-type="float">
            <text:p>1443127824.68874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855381011963" calcext:value-type="float">
            <text:p>4.6885538101</text:p>
          </table:table-cell>
          <table:table-cell table:formula="of:=[.C55]/([.D55]-[.D54])" office:value-type="float" office:value="100263.509884226" calcext:value-type="float">
            <text:p>100263.509884226</text:p>
          </table:table-cell>
          <table:table-cell/>
          <table:table-cell office:value-type="float" office:value="1443127926.41585" calcext:value-type="float">
            <text:p>1443127926.41585</text:p>
          </table:table-cell>
          <table:table-cell table:formula="of:=[.G55]-[.$B$2]" office:value-type="float" office:value="106.415667533875" calcext:value-type="float">
            <text:p>106.4156675339</text:p>
          </table:table-cell>
          <table:table-cell table:formula="of:=[.C55]/([.H55]-[.H54])" office:value-type="float" office:value="118472.827517989" calcext:value-type="float">
            <text:p>118472.827517989</text:p>
          </table:table-cell>
          <table:table-cell table:formula="of:=[.G55]-[.$B55]" office:value-type="float" office:value="101.727113723755" calcext:value-type="float">
            <text:p>101.727113723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27824.77072" calcext:value-type="float">
            <text:p>1443127824.77072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7052998542786" calcext:value-type="float">
            <text:p>4.7705299854</text:p>
          </table:table-cell>
          <table:table-cell table:formula="of:=[.C56]/([.D56]-[.D55])" office:value-type="float" office:value="100321.830935367" calcext:value-type="float">
            <text:p>100321.830935367</text:p>
          </table:table-cell>
          <table:table-cell/>
          <table:table-cell office:value-type="float" office:value="1443127926.48541" calcext:value-type="float">
            <text:p>1443127926.48541</text:p>
          </table:table-cell>
          <table:table-cell table:formula="of:=[.G56]-[.$B$2]" office:value-type="float" office:value="106.48522233963" calcext:value-type="float">
            <text:p>106.4852223396</text:p>
          </table:table-cell>
          <table:table-cell table:formula="of:=[.C56]/([.H56]-[.H55])" office:value-type="float" office:value="118237.696312394" calcext:value-type="float">
            <text:p>118237.696312394</text:p>
          </table:table-cell>
          <table:table-cell table:formula="of:=[.G56]-[.$B56]" office:value-type="float" office:value="101.714692354202" calcext:value-type="float">
            <text:p>101.714692354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27824.85274" calcext:value-type="float">
            <text:p>1443127824.85274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255289077759" calcext:value-type="float">
            <text:p>4.8525528908</text:p>
          </table:table-cell>
          <table:table-cell table:formula="of:=[.C57]/([.D57]-[.D56])" office:value-type="float" office:value="100264.675640716" calcext:value-type="float">
            <text:p>100264.675640716</text:p>
          </table:table-cell>
          <table:table-cell/>
          <table:table-cell office:value-type="float" office:value="1443127926.55487" calcext:value-type="float">
            <text:p>1443127926.55487</text:p>
          </table:table-cell>
          <table:table-cell table:formula="of:=[.G57]-[.$B$2]" office:value-type="float" office:value="106.554684400558" calcext:value-type="float">
            <text:p>106.5546844006</text:p>
          </table:table-cell>
          <table:table-cell table:formula="of:=[.C57]/([.H57]-[.H56])" office:value-type="float" office:value="118395.565724485" calcext:value-type="float">
            <text:p>118395.565724485</text:p>
          </table:table-cell>
          <table:table-cell table:formula="of:=[.G57]-[.$B57]" office:value-type="float" office:value="101.702131509781" calcext:value-type="float">
            <text:p>101.702131509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27824.93471" calcext:value-type="float">
            <text:p>1443127824.93471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452644348145" calcext:value-type="float">
            <text:p>4.9345264435</text:p>
          </table:table-cell>
          <table:table-cell table:formula="of:=[.C58]/([.D58]-[.D57])" office:value-type="float" office:value="100325.040561686" calcext:value-type="float">
            <text:p>100325.040561686</text:p>
          </table:table-cell>
          <table:table-cell/>
          <table:table-cell office:value-type="float" office:value="1443127926.62432" calcext:value-type="float">
            <text:p>1443127926.62432</text:p>
          </table:table-cell>
          <table:table-cell table:formula="of:=[.G58]-[.$B$2]" office:value-type="float" office:value="106.624129772186" calcext:value-type="float">
            <text:p>106.6241297722</text:p>
          </table:table-cell>
          <table:table-cell table:formula="of:=[.C58]/([.H58]-[.H57])" office:value-type="float" office:value="118424.018868767" calcext:value-type="float">
            <text:p>118424.018868767</text:p>
          </table:table-cell>
          <table:table-cell table:formula="of:=[.G58]-[.$B58]" office:value-type="float" office:value="101.689603328705" calcext:value-type="float">
            <text:p>101.68960332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27825.01598" calcext:value-type="float">
            <text:p>1443127825.01598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579093933106" calcext:value-type="float">
            <text:p>5.0157909393</text:p>
          </table:table-cell>
          <table:table-cell table:formula="of:=[.C59]/([.D59]-[.D58])" office:value-type="float" office:value="101200.406327747" calcext:value-type="float">
            <text:p>101200.406327747</text:p>
          </table:table-cell>
          <table:table-cell/>
          <table:table-cell office:value-type="float" office:value="1443127926.69376" calcext:value-type="float">
            <text:p>1443127926.69376</text:p>
          </table:table-cell>
          <table:table-cell table:formula="of:=[.G59]-[.$B$2]" office:value-type="float" office:value="106.693569421768" calcext:value-type="float">
            <text:p>106.6935694218</text:p>
          </table:table-cell>
          <table:table-cell table:formula="of:=[.C59]/([.H59]-[.H58])" office:value-type="float" office:value="118433.777381022" calcext:value-type="float">
            <text:p>118433.777381022</text:p>
          </table:table-cell>
          <table:table-cell table:formula="of:=[.G59]-[.$B59]" office:value-type="float" office:value="101.677778482437" calcext:value-type="float">
            <text:p>101.677778482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27825.09448" calcext:value-type="float">
            <text:p>1443127825.09448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428787231445" calcext:value-type="float">
            <text:p>5.0942878723</text:p>
          </table:table-cell>
          <table:table-cell table:formula="of:=[.C60]/([.D60]-[.D59])" office:value-type="float" office:value="104768.424541368" calcext:value-type="float">
            <text:p>104768.424541368</text:p>
          </table:table-cell>
          <table:table-cell/>
          <table:table-cell office:value-type="float" office:value="1443127926.76326" calcext:value-type="float">
            <text:p>1443127926.76326</text:p>
          </table:table-cell>
          <table:table-cell table:formula="of:=[.G60]-[.$B$2]" office:value-type="float" office:value="106.763076066971" calcext:value-type="float">
            <text:p>106.763076067</text:p>
          </table:table-cell>
          <table:table-cell table:formula="of:=[.C60]/([.H60]-[.H59])" office:value-type="float" office:value="118319.622188988" calcext:value-type="float">
            <text:p>118319.622188988</text:p>
          </table:table-cell>
          <table:table-cell table:formula="of:=[.G60]-[.$B60]" office:value-type="float" office:value="101.668788194656" calcext:value-type="float">
            <text:p>101.668788194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27825.17294" calcext:value-type="float">
            <text:p>1443127825.17294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275333404541" calcext:value-type="float">
            <text:p>5.172753334</text:p>
          </table:table-cell>
          <table:table-cell table:formula="of:=[.C61]/([.D61]-[.D60])" office:value-type="float" office:value="104810.445495096" calcext:value-type="float">
            <text:p>104810.445495096</text:p>
          </table:table-cell>
          <table:table-cell/>
          <table:table-cell office:value-type="float" office:value="1443127926.83274" calcext:value-type="float">
            <text:p>1443127926.83274</text:p>
          </table:table-cell>
          <table:table-cell table:formula="of:=[.G61]-[.$B$2]" office:value-type="float" office:value="106.832556247711" calcext:value-type="float">
            <text:p>106.8325562477</text:p>
          </table:table-cell>
          <table:table-cell table:formula="of:=[.C61]/([.H61]-[.H60])" office:value-type="float" office:value="118364.689215945" calcext:value-type="float">
            <text:p>118364.689215945</text:p>
          </table:table-cell>
          <table:table-cell table:formula="of:=[.G61]-[.$B61]" office:value-type="float" office:value="101.659802913666" calcext:value-type="float">
            <text:p>101.65980291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27825.25139" calcext:value-type="float">
            <text:p>1443127825.25139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120162963867" calcext:value-type="float">
            <text:p>5.2512016296</text:p>
          </table:table-cell>
          <table:table-cell table:formula="of:=[.C62]/([.D62]-[.D61])" office:value-type="float" office:value="104833.380225872" calcext:value-type="float">
            <text:p>104833.380225872</text:p>
          </table:table-cell>
          <table:table-cell/>
          <table:table-cell office:value-type="float" office:value="1443127926.90224" calcext:value-type="float">
            <text:p>1443127926.90224</text:p>
          </table:table-cell>
          <table:table-cell table:formula="of:=[.G62]-[.$B$2]" office:value-type="float" office:value="106.902055263519" calcext:value-type="float">
            <text:p>106.9020552635</text:p>
          </table:table-cell>
          <table:table-cell table:formula="of:=[.C62]/([.H62]-[.H61])" office:value-type="float" office:value="118332.610963979" calcext:value-type="float">
            <text:p>118332.610963979</text:p>
          </table:table-cell>
          <table:table-cell table:formula="of:=[.G62]-[.$B62]" office:value-type="float" office:value="101.650853633881" calcext:value-type="float">
            <text:p>101.650853633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27825.32985" calcext:value-type="float">
            <text:p>1443127825.32985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966732978821" calcext:value-type="float">
            <text:p>5.3296673298</text:p>
          </table:table-cell>
          <table:table-cell table:formula="of:=[.C63]/([.D63]-[.D62])" office:value-type="float" office:value="104810.127027824" calcext:value-type="float">
            <text:p>104810.127027824</text:p>
          </table:table-cell>
          <table:table-cell/>
          <table:table-cell office:value-type="float" office:value="1443127926.97163" calcext:value-type="float">
            <text:p>1443127926.97163</text:p>
          </table:table-cell>
          <table:table-cell table:formula="of:=[.G63]-[.$B$2]" office:value-type="float" office:value="106.971442461014" calcext:value-type="float">
            <text:p>106.971442461</text:p>
          </table:table-cell>
          <table:table-cell table:formula="of:=[.C63]/([.H63]-[.H62])" office:value-type="float" office:value="118523.305407328" calcext:value-type="float">
            <text:p>118523.305407328</text:p>
          </table:table-cell>
          <table:table-cell table:formula="of:=[.G63]-[.$B63]" office:value-type="float" office:value="101.641775131226" calcext:value-type="float">
            <text:p>101.641775131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27825.4084" calcext:value-type="float">
            <text:p>1443127825.4084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821003913879" calcext:value-type="float">
            <text:p>5.4082100391</text:p>
          </table:table-cell>
          <table:table-cell table:formula="of:=[.C64]/([.D64]-[.D63])" office:value-type="float" office:value="104707.363267685" calcext:value-type="float">
            <text:p>104707.363267685</text:p>
          </table:table-cell>
          <table:table-cell/>
          <table:table-cell office:value-type="float" office:value="1443127927.04118" calcext:value-type="float">
            <text:p>1443127927.04118</text:p>
          </table:table-cell>
          <table:table-cell table:formula="of:=[.G64]-[.$B$2]" office:value-type="float" office:value="107.040989875793" calcext:value-type="float">
            <text:p>107.0409898758</text:p>
          </table:table-cell>
          <table:table-cell table:formula="of:=[.C64]/([.H64]-[.H63])" office:value-type="float" office:value="118250.261725111" calcext:value-type="float">
            <text:p>118250.261725111</text:p>
          </table:table-cell>
          <table:table-cell table:formula="of:=[.G64]-[.$B64]" office:value-type="float" office:value="101.632779836655" calcext:value-type="float">
            <text:p>101.632779836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27825.48687" calcext:value-type="float">
            <text:p>1443127825.48687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66783618927" calcext:value-type="float">
            <text:p>5.4866783619</text:p>
          </table:table-cell>
          <table:table-cell table:formula="of:=[.C65]/([.D65]-[.D64])" office:value-type="float" office:value="104806.624015557" calcext:value-type="float">
            <text:p>104806.624015557</text:p>
          </table:table-cell>
          <table:table-cell/>
          <table:table-cell office:value-type="float" office:value="1443127935.27052" calcext:value-type="float">
            <text:p>1443127935.27052</text:p>
          </table:table-cell>
          <table:table-cell table:formula="of:=[.G65]-[.$B$2]" office:value-type="float" office:value="115.270335435867" calcext:value-type="float">
            <text:p>115.2703354359</text:p>
          </table:table-cell>
          <table:table-cell table:formula="of:=[.C65]/([.H65]-[.H64])" office:value-type="float" office:value="999.350427074081" calcext:value-type="float">
            <text:p>999.3504270741</text:p>
          </table:table-cell>
          <table:table-cell table:formula="of:=[.G65]-[.$B65]" office:value-type="float" office:value="109.783657073975" calcext:value-type="float">
            <text:p>109.7836570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27825.56533" calcext:value-type="float">
            <text:p>1443127825.56533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514549255371" calcext:value-type="float">
            <text:p>5.5651454926</text:p>
          </table:table-cell>
          <table:table-cell table:formula="of:=[.C66]/([.D66]-[.D65])" office:value-type="float" office:value="104808.216264831" calcext:value-type="float">
            <text:p>104808.216264831</text:p>
          </table:table-cell>
          <table:table-cell/>
          <table:table-cell office:value-type="float" office:value="1443127935.45288" calcext:value-type="float">
            <text:p>1443127935.45288</text:p>
          </table:table-cell>
          <table:table-cell table:formula="of:=[.G66]-[.$B$2]" office:value-type="float" office:value="115.452697515488" calcext:value-type="float">
            <text:p>115.4526975155</text:p>
          </table:table-cell>
          <table:table-cell table:formula="of:=[.C66]/([.H66]-[.H65])" office:value-type="float" office:value="45097.0948407728" calcext:value-type="float">
            <text:p>45097.0948407728</text:p>
          </table:table-cell>
          <table:table-cell table:formula="of:=[.G66]-[.$B66]" office:value-type="float" office:value="109.887552022934" calcext:value-type="float">
            <text:p>109.887552022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27825.64379" calcext:value-type="float">
            <text:p>1443127825.64379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360690116882" calcext:value-type="float">
            <text:p>5.6436069012</text:p>
          </table:table-cell>
          <table:table-cell table:formula="of:=[.C67]/([.D67]-[.D66])" office:value-type="float" office:value="104815.859734845" calcext:value-type="float">
            <text:p>104815.859734845</text:p>
          </table:table-cell>
          <table:table-cell/>
          <table:table-cell office:value-type="float" office:value="1443127935.52866" calcext:value-type="float">
            <text:p>1443127935.52866</text:p>
          </table:table-cell>
          <table:table-cell table:formula="of:=[.G67]-[.$B$2]" office:value-type="float" office:value="115.528475522995" calcext:value-type="float">
            <text:p>115.528475523</text:p>
          </table:table-cell>
          <table:table-cell table:formula="of:=[.C67]/([.H67]-[.H66])" office:value-type="float" office:value="108527.530223134" calcext:value-type="float">
            <text:p>108527.530223134</text:p>
          </table:table-cell>
          <table:table-cell table:formula="of:=[.G67]-[.$B67]" office:value-type="float" office:value="109.884868621826" calcext:value-type="float">
            <text:p>109.884868621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27825.72226" calcext:value-type="float">
            <text:p>1443127825.72226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206997871399" calcext:value-type="float">
            <text:p>5.7220699787</text:p>
          </table:table-cell>
          <table:table-cell table:formula="of:=[.C68]/([.D68]-[.D67])" office:value-type="float" office:value="104813.630274265" calcext:value-type="float">
            <text:p>104813.630274265</text:p>
          </table:table-cell>
          <table:table-cell/>
          <table:table-cell office:value-type="float" office:value="1443127935.60443" calcext:value-type="float">
            <text:p>1443127935.60443</text:p>
          </table:table-cell>
          <table:table-cell table:formula="of:=[.G68]-[.$B$2]" office:value-type="float" office:value="115.604246854782" calcext:value-type="float">
            <text:p>115.6042468548</text:p>
          </table:table-cell>
          <table:table-cell table:formula="of:=[.C68]/([.H68]-[.H67])" office:value-type="float" office:value="108537.091879374" calcext:value-type="float">
            <text:p>108537.091879374</text:p>
          </table:table-cell>
          <table:table-cell table:formula="of:=[.G68]-[.$B68]" office:value-type="float" office:value="109.882176876068" calcext:value-type="float">
            <text:p>109.882176876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27825.80073" calcext:value-type="float">
            <text:p>1443127825.80073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80054306983948" calcext:value-type="float">
            <text:p>5.8005430698</text:p>
          </table:table-cell>
          <table:table-cell table:formula="of:=[.C69]/([.D69]-[.D68])" office:value-type="float" office:value="104800.255502218" calcext:value-type="float">
            <text:p>104800.255502218</text:p>
          </table:table-cell>
          <table:table-cell/>
          <table:table-cell office:value-type="float" office:value="1443127935.68026" calcext:value-type="float">
            <text:p>1443127935.68026</text:p>
          </table:table-cell>
          <table:table-cell table:formula="of:=[.G69]-[.$B$2]" office:value-type="float" office:value="115.680070161819" calcext:value-type="float">
            <text:p>115.6800701618</text:p>
          </table:table-cell>
          <table:table-cell table:formula="of:=[.C69]/([.H69]-[.H68])" office:value-type="float" office:value="108462.692031469" calcext:value-type="float">
            <text:p>108462.692031469</text:p>
          </table:table-cell>
          <table:table-cell table:formula="of:=[.G69]-[.$B69]" office:value-type="float" office:value="109.87952709198" calcext:value-type="float">
            <text:p>109.87952709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27825.8792" calcext:value-type="float">
            <text:p>1443127825.8792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900900840759" calcext:value-type="float">
            <text:p>5.8790090084</text:p>
          </table:table-cell>
          <table:table-cell table:formula="of:=[.C70]/([.D70]-[.D69])" office:value-type="float" office:value="104809.808562487" calcext:value-type="float">
            <text:p>104809.808562487</text:p>
          </table:table-cell>
          <table:table-cell/>
          <table:table-cell office:value-type="float" office:value="1443127935.75606" calcext:value-type="float">
            <text:p>1443127935.75606</text:p>
          </table:table-cell>
          <table:table-cell table:formula="of:=[.G70]-[.$B$2]" office:value-type="float" office:value="115.755875825882" calcext:value-type="float">
            <text:p>115.7558758259</text:p>
          </table:table-cell>
          <table:table-cell table:formula="of:=[.C70]/([.H70]-[.H69])" office:value-type="float" office:value="108487.935587762" calcext:value-type="float">
            <text:p>108487.935587762</text:p>
          </table:table-cell>
          <table:table-cell table:formula="of:=[.G70]-[.$B70]" office:value-type="float" office:value="109.876866817474" calcext:value-type="float">
            <text:p>109.876866817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27825.95766" calcext:value-type="float">
            <text:p>1443127825.95766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74728012085" calcext:value-type="float">
            <text:p>5.9574728012</text:p>
          </table:table-cell>
          <table:table-cell table:formula="of:=[.C71]/([.D71]-[.D70])" office:value-type="float" office:value="104812.674820192" calcext:value-type="float">
            <text:p>104812.674820192</text:p>
          </table:table-cell>
          <table:table-cell/>
          <table:table-cell office:value-type="float" office:value="1443127935.83182" calcext:value-type="float">
            <text:p>1443127935.83182</text:p>
          </table:table-cell>
          <table:table-cell table:formula="of:=[.G71]-[.$B$2]" office:value-type="float" office:value="115.83162856102" calcext:value-type="float">
            <text:p>115.831628561</text:p>
          </table:table-cell>
          <table:table-cell table:formula="of:=[.C71]/([.H71]-[.H70])" office:value-type="float" office:value="108563.736807982" calcext:value-type="float">
            <text:p>108563.736807982</text:p>
          </table:table-cell>
          <table:table-cell table:formula="of:=[.G71]-[.$B71]" office:value-type="float" office:value="109.874155759811" calcext:value-type="float">
            <text:p>109.874155759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27826.03448" calcext:value-type="float">
            <text:p>1443127826.03448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428983688355" calcext:value-type="float">
            <text:p>6.0342898369</text:p>
          </table:table-cell>
          <table:table-cell table:formula="of:=[.C72]/([.D72]-[.D71])" office:value-type="float" office:value="107059.5855168" calcext:value-type="float">
            <text:p>107059.5855168</text:p>
          </table:table-cell>
          <table:table-cell/>
          <table:table-cell office:value-type="float" office:value="1443127935.90768" calcext:value-type="float">
            <text:p>1443127935.90768</text:p>
          </table:table-cell>
          <table:table-cell table:formula="of:=[.G72]-[.$B$2]" office:value-type="float" office:value="115.907491922379" calcext:value-type="float">
            <text:p>115.9074919224</text:p>
          </table:table-cell>
          <table:table-cell table:formula="of:=[.C72]/([.H72]-[.H71])" office:value-type="float" office:value="108405.42592255" calcext:value-type="float">
            <text:p>108405.42592255</text:p>
          </table:table-cell>
          <table:table-cell table:formula="of:=[.G72]-[.$B72]" office:value-type="float" office:value="109.873202085495" calcext:value-type="float">
            <text:p>109.873202085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27826.10938" calcext:value-type="float">
            <text:p>1443127826.10938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91890335083" calcext:value-type="float">
            <text:p>6.1091890335</text:p>
          </table:table-cell>
          <table:table-cell table:formula="of:=[.C73]/([.D73]-[.D72])" office:value-type="float" office:value="109800.910698711" calcext:value-type="float">
            <text:p>109800.910698711</text:p>
          </table:table-cell>
          <table:table-cell/>
          <table:table-cell office:value-type="float" office:value="1443127935.9834" calcext:value-type="float">
            <text:p>1443127935.9834</text:p>
          </table:table-cell>
          <table:table-cell table:formula="of:=[.G73]-[.$B$2]" office:value-type="float" office:value="115.983209371567" calcext:value-type="float">
            <text:p>115.9832093716</text:p>
          </table:table-cell>
          <table:table-cell table:formula="of:=[.C73]/([.H73]-[.H72])" office:value-type="float" office:value="108614.329829776" calcext:value-type="float">
            <text:p>108614.329829776</text:p>
          </table:table-cell>
          <table:table-cell table:formula="of:=[.G73]-[.$B73]" office:value-type="float" office:value="109.874020338058" calcext:value-type="float">
            <text:p>109.874020338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27826.18432" calcext:value-type="float">
            <text:p>1443127826.18432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413257598877" calcext:value-type="float">
            <text:p>6.184132576</text:p>
          </table:table-cell>
          <table:table-cell table:formula="of:=[.C74]/([.D74]-[.D73])" office:value-type="float" office:value="109735.938918864" calcext:value-type="float">
            <text:p>109735.938918864</text:p>
          </table:table-cell>
          <table:table-cell/>
          <table:table-cell office:value-type="float" office:value="1443127936.0592" calcext:value-type="float">
            <text:p>1443127936.0592</text:p>
          </table:table-cell>
          <table:table-cell table:formula="of:=[.G74]-[.$B$2]" office:value-type="float" office:value="116.059011936188" calcext:value-type="float">
            <text:p>116.0590119362</text:p>
          </table:table-cell>
          <table:table-cell table:formula="of:=[.C74]/([.H74]-[.H73])" office:value-type="float" office:value="108492.371480064" calcext:value-type="float">
            <text:p>108492.371480064</text:p>
          </table:table-cell>
          <table:table-cell table:formula="of:=[.G74]-[.$B74]" office:value-type="float" office:value="109.874879360199" calcext:value-type="float">
            <text:p>109.874879360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27826.25927" calcext:value-type="float">
            <text:p>1443127826.25927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908637046814" calcext:value-type="float">
            <text:p>6.2590863705</text:p>
          </table:table-cell>
          <table:table-cell table:formula="of:=[.C75]/([.D75]-[.D74])" office:value-type="float" office:value="109720.929502289" calcext:value-type="float">
            <text:p>109720.929502289</text:p>
          </table:table-cell>
          <table:table-cell/>
          <table:table-cell office:value-type="float" office:value="1443127936.12865" calcext:value-type="float">
            <text:p>1443127936.12865</text:p>
          </table:table-cell>
          <table:table-cell table:formula="of:=[.G75]-[.$B$2]" office:value-type="float" office:value="116.128463983536" calcext:value-type="float">
            <text:p>116.1284639835</text:p>
          </table:table-cell>
          <table:table-cell table:formula="of:=[.C75]/([.H75]-[.H74])" office:value-type="float" office:value="118412.635970107" calcext:value-type="float">
            <text:p>118412.635970107</text:p>
          </table:table-cell>
          <table:table-cell table:formula="of:=[.G75]-[.$B75]" office:value-type="float" office:value="109.869377613068" calcext:value-type="float">
            <text:p>109.869377613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27826.33417" calcext:value-type="float">
            <text:p>1443127826.33417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398365974426" calcext:value-type="float">
            <text:p>6.3339836597</text:p>
          </table:table-cell>
          <table:table-cell table:formula="of:=[.C76]/([.D76]-[.D75])" office:value-type="float" office:value="109803.706909614" calcext:value-type="float">
            <text:p>109803.706909614</text:p>
          </table:table-cell>
          <table:table-cell/>
          <table:table-cell office:value-type="float" office:value="1443127936.19814" calcext:value-type="float">
            <text:p>1443127936.19814</text:p>
          </table:table-cell>
          <table:table-cell table:formula="of:=[.G76]-[.$B$2]" office:value-type="float" office:value="116.197952032089" calcext:value-type="float">
            <text:p>116.1979520321</text:p>
          </table:table-cell>
          <table:table-cell table:formula="of:=[.C76]/([.H76]-[.H75])" office:value-type="float" office:value="118351.28732493" calcext:value-type="float">
            <text:p>118351.28732493</text:p>
          </table:table-cell>
          <table:table-cell table:formula="of:=[.G76]-[.$B76]" office:value-type="float" office:value="109.863968372345" calcext:value-type="float">
            <text:p>109.863968372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27826.40905" calcext:value-type="float">
            <text:p>1443127826.40905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886402130127" calcext:value-type="float">
            <text:p>6.4088640213</text:p>
          </table:table-cell>
          <table:table-cell table:formula="of:=[.C77]/([.D77]-[.D76])" office:value-type="float" office:value="109828.529523579" calcext:value-type="float">
            <text:p>109828.529523579</text:p>
          </table:table-cell>
          <table:table-cell/>
          <table:table-cell office:value-type="float" office:value="1443127936.26759" calcext:value-type="float">
            <text:p>1443127936.26759</text:p>
          </table:table-cell>
          <table:table-cell table:formula="of:=[.G77]-[.$B$2]" office:value-type="float" office:value="116.267406702042" calcext:value-type="float">
            <text:p>116.267406702</text:p>
          </table:table-cell>
          <table:table-cell table:formula="of:=[.C77]/([.H77]-[.H76])" office:value-type="float" office:value="118408.164715736" calcext:value-type="float">
            <text:p>118408.164715736</text:p>
          </table:table-cell>
          <table:table-cell table:formula="of:=[.G77]-[.$B77]" office:value-type="float" office:value="109.85854268074" calcext:value-type="float">
            <text:p>109.858542680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27826.48395" calcext:value-type="float">
            <text:p>1443127826.48395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376131057739" calcext:value-type="float">
            <text:p>6.4837613106</text:p>
          </table:table-cell>
          <table:table-cell table:formula="of:=[.C78]/([.D78]-[.D77])" office:value-type="float" office:value="109803.706909614" calcext:value-type="float">
            <text:p>109803.706909614</text:p>
          </table:table-cell>
          <table:table-cell/>
          <table:table-cell office:value-type="float" office:value="1443127936.33703" calcext:value-type="float">
            <text:p>1443127936.33703</text:p>
          </table:table-cell>
          <table:table-cell table:formula="of:=[.G78]-[.$B$2]" office:value-type="float" office:value="116.336843252182" calcext:value-type="float">
            <text:p>116.3368432522</text:p>
          </table:table-cell>
          <table:table-cell table:formula="of:=[.C78]/([.H78]-[.H77])" office:value-type="float" office:value="118439.063913363" calcext:value-type="float">
            <text:p>118439.063913363</text:p>
          </table:table-cell>
          <table:table-cell table:formula="of:=[.G78]-[.$B78]" office:value-type="float" office:value="109.853081941605" calcext:value-type="float">
            <text:p>109.85308194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27826.55883" calcext:value-type="float">
            <text:p>1443127826.55883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864691734314" calcext:value-type="float">
            <text:p>6.5586469173</text:p>
          </table:table-cell>
          <table:table-cell table:formula="of:=[.C79]/([.D79]-[.D78])" office:value-type="float" office:value="109820.83680948" calcext:value-type="float">
            <text:p>109820.83680948</text:p>
          </table:table-cell>
          <table:table-cell/>
          <table:table-cell office:value-type="float" office:value="1443127936.40654" calcext:value-type="float">
            <text:p>1443127936.40654</text:p>
          </table:table-cell>
          <table:table-cell table:formula="of:=[.G79]-[.$B$2]" office:value-type="float" office:value="116.406354188919" calcext:value-type="float">
            <text:p>116.4063541889</text:p>
          </table:table-cell>
          <table:table-cell table:formula="of:=[.C79]/([.H79]-[.H78])" office:value-type="float" office:value="118312.317256045" calcext:value-type="float">
            <text:p>118312.317256045</text:p>
          </table:table-cell>
          <table:table-cell table:formula="of:=[.G79]-[.$B79]" office:value-type="float" office:value="109.847707271576" calcext:value-type="float">
            <text:p>109.84770727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27826.63374" calcext:value-type="float">
            <text:p>1443127826.63374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355135917664" calcext:value-type="float">
            <text:p>6.6335513592</text:p>
          </table:table-cell>
          <table:table-cell table:formula="of:=[.C80]/([.D80]-[.D79])" office:value-type="float" office:value="109793.221852998" calcext:value-type="float">
            <text:p>109793.221852998</text:p>
          </table:table-cell>
          <table:table-cell/>
          <table:table-cell office:value-type="float" office:value="1443127936.47599" calcext:value-type="float">
            <text:p>1443127936.47599</text:p>
          </table:table-cell>
          <table:table-cell table:formula="of:=[.G80]-[.$B$2]" office:value-type="float" office:value="116.475798606873" calcext:value-type="float">
            <text:p>116.4757986069</text:p>
          </table:table-cell>
          <table:table-cell table:formula="of:=[.C80]/([.H80]-[.H79])" office:value-type="float" office:value="118425.645175798" calcext:value-type="float">
            <text:p>118425.645175798</text:p>
          </table:table-cell>
          <table:table-cell table:formula="of:=[.G80]-[.$B80]" office:value-type="float" office:value="109.842247247696" calcext:value-type="float">
            <text:p>109.84224724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27826.70862" calcext:value-type="float">
            <text:p>1443127826.70862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843744277954" calcext:value-type="float">
            <text:p>6.7084374428</text:p>
          </table:table-cell>
          <table:table-cell table:formula="of:=[.C81]/([.D81]-[.D80])" office:value-type="float" office:value="109820.137525271" calcext:value-type="float">
            <text:p>109820.137525271</text:p>
          </table:table-cell>
          <table:table-cell/>
          <table:table-cell office:value-type="float" office:value="1443127936.54546" calcext:value-type="float">
            <text:p>1443127936.54546</text:p>
          </table:table-cell>
          <table:table-cell table:formula="of:=[.G81]-[.$B$2]" office:value-type="float" office:value="116.54527759552" calcext:value-type="float">
            <text:p>116.5452775955</text:p>
          </table:table-cell>
          <table:table-cell table:formula="of:=[.C81]/([.H81]-[.H80])" office:value-type="float" office:value="118366.720070278" calcext:value-type="float">
            <text:p>118366.720070278</text:p>
          </table:table-cell>
          <table:table-cell table:formula="of:=[.G81]-[.$B81]" office:value-type="float" office:value="109.836840152741" calcext:value-type="float">
            <text:p>109.836840152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27826.78352" calcext:value-type="float">
            <text:p>1443127826.78352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333640098572" calcext:value-type="float">
            <text:p>6.783336401</text:p>
          </table:table-cell>
          <table:table-cell table:formula="of:=[.C82]/([.D82]-[.D81])" office:value-type="float" office:value="109801.260217285" calcext:value-type="float">
            <text:p>109801.260217285</text:p>
          </table:table-cell>
          <table:table-cell/>
          <table:table-cell office:value-type="float" office:value="1443127936.6149" calcext:value-type="float">
            <text:p>1443127936.6149</text:p>
          </table:table-cell>
          <table:table-cell table:formula="of:=[.G82]-[.$B$2]" office:value-type="float" office:value="116.614716529846" calcext:value-type="float">
            <text:p>116.6147165298</text:p>
          </table:table-cell>
          <table:table-cell table:formula="of:=[.C82]/([.H82]-[.H81])" office:value-type="float" office:value="118434.997308136" calcext:value-type="float">
            <text:p>118434.997308136</text:p>
          </table:table-cell>
          <table:table-cell table:formula="of:=[.G82]-[.$B82]" office:value-type="float" office:value="109.83138012886" calcext:value-type="float">
            <text:p>109.831380128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27826.85841" calcext:value-type="float">
            <text:p>1443127826.85841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822701454163" calcext:value-type="float">
            <text:p>6.8582270145</text:p>
          </table:table-cell>
          <table:table-cell table:formula="of:=[.C83]/([.D83]-[.D82])" office:value-type="float" office:value="109813.494769415" calcext:value-type="float">
            <text:p>109813.494769415</text:p>
          </table:table-cell>
          <table:table-cell/>
          <table:table-cell office:value-type="float" office:value="1443127936.68436" calcext:value-type="float">
            <text:p>1443127936.68436</text:p>
          </table:table-cell>
          <table:table-cell table:formula="of:=[.G83]-[.$B$2]" office:value-type="float" office:value="116.684175729752" calcext:value-type="float">
            <text:p>116.6841757298</text:p>
          </table:table-cell>
          <table:table-cell table:formula="of:=[.C83]/([.H83]-[.H82])" office:value-type="float" office:value="118400.442435289" calcext:value-type="float">
            <text:p>118400.442435289</text:p>
          </table:table-cell>
          <table:table-cell table:formula="of:=[.G83]-[.$B83]" office:value-type="float" office:value="109.82594871521" calcext:value-type="float">
            <text:p>109.825948715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27826.93333" calcext:value-type="float">
            <text:p>1443127826.93333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314456939697" calcext:value-type="float">
            <text:p>6.9331445694</text:p>
          </table:table-cell>
          <table:table-cell table:formula="of:=[.C84]/([.D84]-[.D83])" office:value-type="float" office:value="109774.004449013" calcext:value-type="float">
            <text:p>109774.004449013</text:p>
          </table:table-cell>
          <table:table-cell/>
          <table:table-cell office:value-type="float" office:value="1443127936.75385" calcext:value-type="float">
            <text:p>1443127936.75385</text:p>
          </table:table-cell>
          <table:table-cell table:formula="of:=[.G84]-[.$B$2]" office:value-type="float" office:value="116.753664970398" calcext:value-type="float">
            <text:p>116.7536649704</text:p>
          </table:table-cell>
          <table:table-cell table:formula="of:=[.C84]/([.H84]-[.H83])" office:value-type="float" office:value="118349.257000127" calcext:value-type="float">
            <text:p>118349.257000127</text:p>
          </table:table-cell>
          <table:table-cell table:formula="of:=[.G84]-[.$B84]" office:value-type="float" office:value="109.820520401001" calcext:value-type="float">
            <text:p>109.82052040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27840.01125" calcext:value-type="float">
            <text:p>1443127840.01125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10654830933" calcext:value-type="float">
            <text:p>20.0110654831</text:p>
          </table:table-cell>
          <table:table-cell table:formula="of:=[.C85]/([.D85]-[.D84])" office:value-type="float" office:value="628.846133439081" calcext:value-type="float">
            <text:p>628.8461334391</text:p>
          </table:table-cell>
          <table:table-cell/>
          <table:table-cell office:value-type="float" office:value="1443127936.82323" calcext:value-type="float">
            <text:p>1443127936.82323</text:p>
          </table:table-cell>
          <table:table-cell table:formula="of:=[.G85]-[.$B$2]" office:value-type="float" office:value="116.823041200638" calcext:value-type="float">
            <text:p>116.8230412006</text:p>
          </table:table-cell>
          <table:table-cell table:formula="of:=[.C85]/([.H85]-[.H84])" office:value-type="float" office:value="118542.042015911" calcext:value-type="float">
            <text:p>118542.042015911</text:p>
          </table:table-cell>
          <table:table-cell table:formula="of:=[.G85]-[.$B85]" office:value-type="float" office:value="96.8119757175446" calcext:value-type="float">
            <text:p>96.811975717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27840.11419" calcext:value-type="float">
            <text:p>1443127840.11419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39993667603" calcext:value-type="float">
            <text:p>20.1139993668</text:p>
          </table:table-cell>
          <table:table-cell table:formula="of:=[.C86]/([.D86]-[.D85])" office:value-type="float" office:value="79895.9458928605" calcext:value-type="float">
            <text:p>79895.9458928605</text:p>
          </table:table-cell>
          <table:table-cell/>
          <table:table-cell office:value-type="float" office:value="1443127936.89285" calcext:value-type="float">
            <text:p>1443127936.89285</text:p>
          </table:table-cell>
          <table:table-cell table:formula="of:=[.G86]-[.$B$2]" office:value-type="float" office:value="116.892662763596" calcext:value-type="float">
            <text:p>116.8926627636</text:p>
          </table:table-cell>
          <table:table-cell table:formula="of:=[.C86]/([.H86]-[.H85])" office:value-type="float" office:value="118124.323135192" calcext:value-type="float">
            <text:p>118124.323135192</text:p>
          </table:table-cell>
          <table:table-cell table:formula="of:=[.G86]-[.$B86]" office:value-type="float" office:value="96.7786633968353" calcext:value-type="float">
            <text:p>96.77866339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27840.21712" calcext:value-type="float">
            <text:p>1443127840.21712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69308662415" calcext:value-type="float">
            <text:p>20.2169308662</text:p>
          </table:table-cell>
          <table:table-cell table:formula="of:=[.C87]/([.D87]-[.D86])" office:value-type="float" office:value="79897.7965098234" calcext:value-type="float">
            <text:p>79897.7965098234</text:p>
          </table:table-cell>
          <table:table-cell/>
          <table:table-cell office:value-type="float" office:value="1443127936.96225" calcext:value-type="float">
            <text:p>1443127936.96225</text:p>
          </table:table-cell>
          <table:table-cell table:formula="of:=[.G87]-[.$B$2]" office:value-type="float" office:value="116.962063312531" calcext:value-type="float">
            <text:p>116.9620633125</text:p>
          </table:table-cell>
          <table:table-cell table:formula="of:=[.C87]/([.H87]-[.H86])" office:value-type="float" office:value="118500.503615758" calcext:value-type="float">
            <text:p>118500.503615758</text:p>
          </table:table-cell>
          <table:table-cell table:formula="of:=[.G87]-[.$B87]" office:value-type="float" office:value="96.7451324462891" calcext:value-type="float">
            <text:p>96.745132446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27840.32005" calcext:value-type="float">
            <text:p>1443127840.32005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98628425598" calcext:value-type="float">
            <text:p>20.3198628426</text:p>
          </table:table-cell>
          <table:table-cell table:formula="of:=[.C88]/([.D88]-[.D87])" office:value-type="float" office:value="79897.4263795723" calcext:value-type="float">
            <text:p>79897.4263795723</text:p>
          </table:table-cell>
          <table:table-cell/>
          <table:table-cell office:value-type="float" office:value="1443127937.03176" calcext:value-type="float">
            <text:p>1443127937.03176</text:p>
          </table:table-cell>
          <table:table-cell table:formula="of:=[.G88]-[.$B$2]" office:value-type="float" office:value="117.031572580338" calcext:value-type="float">
            <text:p>117.0315725803</text:p>
          </table:table-cell>
          <table:table-cell table:formula="of:=[.C88]/([.H88]-[.H87])" office:value-type="float" office:value="118315.157956116" calcext:value-type="float">
            <text:p>118315.157956116</text:p>
          </table:table-cell>
          <table:table-cell table:formula="of:=[.G88]-[.$B88]" office:value-type="float" office:value="96.7117097377777" calcext:value-type="float">
            <text:p>96.711709737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27840.423" calcext:value-type="float">
            <text:p>1443127840.423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28093624115" calcext:value-type="float">
            <text:p>20.4228093624</text:p>
          </table:table-cell>
          <table:table-cell table:formula="of:=[.C89]/([.D89]-[.D88])" office:value-type="float" office:value="79886.1390540287" calcext:value-type="float">
            <text:p>79886.1390540287</text:p>
          </table:table-cell>
          <table:table-cell/>
          <table:table-cell office:value-type="float" office:value="1443127945.26116" calcext:value-type="float">
            <text:p>1443127945.26116</text:p>
          </table:table-cell>
          <table:table-cell table:formula="of:=[.G89]-[.$B$2]" office:value-type="float" office:value="125.260973930359" calcext:value-type="float">
            <text:p>125.2609739304</text:p>
          </table:table-cell>
          <table:table-cell table:formula="of:=[.C89]/([.H89]-[.H88])" office:value-type="float" office:value="999.343652133172" calcext:value-type="float">
            <text:p>999.3436521332</text:p>
          </table:table-cell>
          <table:table-cell table:formula="of:=[.G89]-[.$B89]" office:value-type="float" office:value="104.838164567947" calcext:value-type="float">
            <text:p>104.83816456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27840.52594" calcext:value-type="float">
            <text:p>1443127840.52594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57484912872" calcext:value-type="float">
            <text:p>20.5257484913</text:p>
          </table:table-cell>
          <table:table-cell table:formula="of:=[.C90]/([.D90]-[.D89])" office:value-type="float" office:value="79891.8748372931" calcext:value-type="float">
            <text:p>79891.8748372931</text:p>
          </table:table-cell>
          <table:table-cell/>
          <table:table-cell office:value-type="float" office:value="1443127945.4435" calcext:value-type="float">
            <text:p>1443127945.4435</text:p>
          </table:table-cell>
          <table:table-cell table:formula="of:=[.G90]-[.$B$2]" office:value-type="float" office:value="125.443308353424" calcext:value-type="float">
            <text:p>125.4433083534</text:p>
          </table:table-cell>
          <table:table-cell table:formula="of:=[.C90]/([.H90]-[.H89])" office:value-type="float" office:value="45103.9351854031" calcext:value-type="float">
            <text:p>45103.9351854031</text:p>
          </table:table-cell>
          <table:table-cell table:formula="of:=[.G90]-[.$B90]" office:value-type="float" office:value="104.917559862137" calcext:value-type="float">
            <text:p>104.917559862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27840.62888" calcext:value-type="float">
            <text:p>1443127840.62888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86950111389" calcext:value-type="float">
            <text:p>20.6286950111</text:p>
          </table:table-cell>
          <table:table-cell table:formula="of:=[.C91]/([.D91]-[.D90])" office:value-type="float" office:value="79886.1390540287" calcext:value-type="float">
            <text:p>79886.1390540287</text:p>
          </table:table-cell>
          <table:table-cell/>
          <table:table-cell office:value-type="float" office:value="1443127945.51921" calcext:value-type="float">
            <text:p>1443127945.51921</text:p>
          </table:table-cell>
          <table:table-cell table:formula="of:=[.G91]-[.$B$2]" office:value-type="float" office:value="125.519025564194" calcext:value-type="float">
            <text:p>125.5190255642</text:p>
          </table:table-cell>
          <table:table-cell table:formula="of:=[.C91]/([.H91]-[.H90])" office:value-type="float" office:value="108614.671834902" calcext:value-type="float">
            <text:p>108614.671834902</text:p>
          </table:table-cell>
          <table:table-cell table:formula="of:=[.G91]-[.$B91]" office:value-type="float" office:value="104.890330553055" calcext:value-type="float">
            <text:p>104.89033055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27840.73184" calcext:value-type="float">
            <text:p>1443127840.73184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316505908966" calcext:value-type="float">
            <text:p>20.7316505909</text:p>
          </table:table-cell>
          <table:table-cell table:formula="of:=[.C92]/([.D92]-[.D91])" office:value-type="float" office:value="79879.1092173486" calcext:value-type="float">
            <text:p>79879.1092173486</text:p>
          </table:table-cell>
          <table:table-cell/>
          <table:table-cell office:value-type="float" office:value="1443127945.5952" calcext:value-type="float">
            <text:p>1443127945.5952</text:p>
          </table:table-cell>
          <table:table-cell table:formula="of:=[.G92]-[.$B$2]" office:value-type="float" office:value="125.595011711121" calcext:value-type="float">
            <text:p>125.5950117111</text:p>
          </table:table-cell>
          <table:table-cell table:formula="of:=[.C92]/([.H92]-[.H91])" office:value-type="float" office:value="108230.254231917" calcext:value-type="float">
            <text:p>108230.254231917</text:p>
          </table:table-cell>
          <table:table-cell table:formula="of:=[.G92]-[.$B92]" office:value-type="float" office:value="104.863361120224" calcext:value-type="float">
            <text:p>104.86336112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27840.83477" calcext:value-type="float">
            <text:p>1443127840.83477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45806598663" calcext:value-type="float">
            <text:p>20.8345806599</text:p>
          </table:table-cell>
          <table:table-cell table:formula="of:=[.C93]/([.D93]-[.D92])" office:value-type="float" office:value="79898.9069211526" calcext:value-type="float">
            <text:p>79898.9069211526</text:p>
          </table:table-cell>
          <table:table-cell/>
          <table:table-cell office:value-type="float" office:value="1443127945.67092" calcext:value-type="float">
            <text:p>1443127945.67092</text:p>
          </table:table-cell>
          <table:table-cell table:formula="of:=[.G93]-[.$B$2]" office:value-type="float" office:value="125.670735120773" calcext:value-type="float">
            <text:p>125.6707351208</text:p>
          </table:table-cell>
          <table:table-cell table:formula="of:=[.C93]/([.H93]-[.H92])" office:value-type="float" office:value="108605.780401565" calcext:value-type="float">
            <text:p>108605.780401565</text:p>
          </table:table-cell>
          <table:table-cell table:formula="of:=[.G93]-[.$B93]" office:value-type="float" office:value="104.836154460907" calcext:value-type="float">
            <text:p>104.836154460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27840.93771" calcext:value-type="float">
            <text:p>1443127840.93771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75247955322" calcext:value-type="float">
            <text:p>20.9375247955</text:p>
          </table:table-cell>
          <table:table-cell table:formula="of:=[.C94]/([.D94]-[.D93])" office:value-type="float" office:value="79887.9892167058" calcext:value-type="float">
            <text:p>79887.9892167058</text:p>
          </table:table-cell>
          <table:table-cell/>
          <table:table-cell office:value-type="float" office:value="1443127945.74659" calcext:value-type="float">
            <text:p>1443127945.74659</text:p>
          </table:table-cell>
          <table:table-cell table:formula="of:=[.G94]-[.$B$2]" office:value-type="float" office:value="125.746407747269" calcext:value-type="float">
            <text:p>125.7464077473</text:p>
          </table:table-cell>
          <table:table-cell table:formula="of:=[.C94]/([.H94]-[.H93])" office:value-type="float" office:value="108678.664675451" calcext:value-type="float">
            <text:p>108678.664675451</text:p>
          </table:table-cell>
          <table:table-cell table:formula="of:=[.G94]-[.$B94]" office:value-type="float" office:value="104.808882951736" calcext:value-type="float">
            <text:p>104.808882951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27841.03825" calcext:value-type="float">
            <text:p>1443127841.03825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80611419678" calcext:value-type="float">
            <text:p>21.038061142</text:p>
          </table:table-cell>
          <table:table-cell table:formula="of:=[.C95]/([.D95]-[.D94])" office:value-type="float" office:value="81801.2618478467" calcext:value-type="float">
            <text:p>81801.2618478467</text:p>
          </table:table-cell>
          <table:table-cell/>
          <table:table-cell office:value-type="float" office:value="1443127945.82237" calcext:value-type="float">
            <text:p>1443127945.82237</text:p>
          </table:table-cell>
          <table:table-cell table:formula="of:=[.G95]-[.$B$2]" office:value-type="float" office:value="125.822184562683" calcext:value-type="float">
            <text:p>125.8221845627</text:p>
          </table:table-cell>
          <table:table-cell table:formula="of:=[.C95]/([.H95]-[.H94])" office:value-type="float" office:value="108529.237538189" calcext:value-type="float">
            <text:p>108529.237538189</text:p>
          </table:table-cell>
          <table:table-cell table:formula="of:=[.G95]-[.$B95]" office:value-type="float" office:value="104.784123420715" calcext:value-type="float">
            <text:p>104.784123420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27841.13514" calcext:value-type="float">
            <text:p>1443127841.13514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49556446075" calcext:value-type="float">
            <text:p>21.1349556446</text:p>
          </table:table-cell>
          <table:table-cell table:formula="of:=[.C96]/([.D96]-[.D95])" office:value-type="float" office:value="84875.8162325759" calcext:value-type="float">
            <text:p>84875.8162325759</text:p>
          </table:table-cell>
          <table:table-cell/>
          <table:table-cell office:value-type="float" office:value="1443127945.89816" calcext:value-type="float">
            <text:p>1443127945.89816</text:p>
          </table:table-cell>
          <table:table-cell table:formula="of:=[.G96]-[.$B$2]" office:value-type="float" office:value="125.897977590561" calcext:value-type="float">
            <text:p>125.8979775906</text:p>
          </table:table-cell>
          <table:table-cell table:formula="of:=[.C96]/([.H96]-[.H95])" office:value-type="float" office:value="108506.022654994" calcext:value-type="float">
            <text:p>108506.022654994</text:p>
          </table:table-cell>
          <table:table-cell table:formula="of:=[.G96]-[.$B96]" office:value-type="float" office:value="104.763021945953" calcext:value-type="float">
            <text:p>104.76302194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27841.23203" calcext:value-type="float">
            <text:p>1443127841.23203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18441867828" calcext:value-type="float">
            <text:p>21.2318441868</text:p>
          </table:table-cell>
          <table:table-cell table:formula="of:=[.C97]/([.D97]-[.D96])" office:value-type="float" office:value="84881.0376888626" calcext:value-type="float">
            <text:p>84881.0376888626</text:p>
          </table:table-cell>
          <table:table-cell/>
          <table:table-cell office:value-type="float" office:value="1443127945.974" calcext:value-type="float">
            <text:p>1443127945.974</text:p>
          </table:table-cell>
          <table:table-cell table:formula="of:=[.G97]-[.$B$2]" office:value-type="float" office:value="125.973813056946" calcext:value-type="float">
            <text:p>125.9738130569</text:p>
          </table:table-cell>
          <table:table-cell table:formula="of:=[.C97]/([.H97]-[.H96])" office:value-type="float" office:value="108445.301282394" calcext:value-type="float">
            <text:p>108445.301282394</text:p>
          </table:table-cell>
          <table:table-cell table:formula="of:=[.G97]-[.$B97]" office:value-type="float" office:value="104.741968870163" calcext:value-type="float">
            <text:p>104.741968870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27841.32892" calcext:value-type="float">
            <text:p>1443127841.32892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87334442139" calcext:value-type="float">
            <text:p>21.3287334442</text:p>
          </table:table-cell>
          <table:table-cell table:formula="of:=[.C98]/([.D98]-[.D97])" office:value-type="float" office:value="84880.4110801879" calcext:value-type="float">
            <text:p>84880.4110801879</text:p>
          </table:table-cell>
          <table:table-cell/>
          <table:table-cell office:value-type="float" office:value="1443127946.04978" calcext:value-type="float">
            <text:p>1443127946.04978</text:p>
          </table:table-cell>
          <table:table-cell table:formula="of:=[.G98]-[.$B$2]" office:value-type="float" office:value="126.049596309662" calcext:value-type="float">
            <text:p>126.0495963097</text:p>
          </table:table-cell>
          <table:table-cell table:formula="of:=[.C98]/([.H98]-[.H97])" office:value-type="float" office:value="108520.018675006" calcext:value-type="float">
            <text:p>108520.018675006</text:p>
          </table:table-cell>
          <table:table-cell table:formula="of:=[.G98]-[.$B98]" office:value-type="float" office:value="104.720862865448" calcext:value-type="float">
            <text:p>104.720862865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27841.42582" calcext:value-type="float">
            <text:p>1443127841.42582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56310462952" calcext:value-type="float">
            <text:p>21.4256310463</text:p>
          </table:table-cell>
          <table:table-cell table:formula="of:=[.C99]/([.D99]-[.D98])" office:value-type="float" office:value="84873.1013291734" calcext:value-type="float">
            <text:p>84873.1013291734</text:p>
          </table:table-cell>
          <table:table-cell/>
          <table:table-cell office:value-type="float" office:value="1443127946.11921" calcext:value-type="float">
            <text:p>1443127946.11921</text:p>
          </table:table-cell>
          <table:table-cell table:formula="of:=[.G99]-[.$B$2]" office:value-type="float" office:value="126.119025945663" calcext:value-type="float">
            <text:p>126.1190259457</text:p>
          </table:table-cell>
          <table:table-cell table:formula="of:=[.C99]/([.H99]-[.H98])" office:value-type="float" office:value="118450.858647913" calcext:value-type="float">
            <text:p>118450.858647913</text:p>
          </table:table-cell>
          <table:table-cell table:formula="of:=[.G99]-[.$B99]" office:value-type="float" office:value="104.693394899368" calcext:value-type="float">
            <text:p>104.693394899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27841.52271" calcext:value-type="float">
            <text:p>1443127841.52271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25195884705" calcext:value-type="float">
            <text:p>21.5225195885</text:p>
          </table:table-cell>
          <table:table-cell table:formula="of:=[.C100]/([.D100]-[.D99])" office:value-type="float" office:value="84881.0376888626" calcext:value-type="float">
            <text:p>84881.0376888626</text:p>
          </table:table-cell>
          <table:table-cell/>
          <table:table-cell office:value-type="float" office:value="1443127946.18866" calcext:value-type="float">
            <text:p>1443127946.18866</text:p>
          </table:table-cell>
          <table:table-cell table:formula="of:=[.G100]-[.$B$2]" office:value-type="float" office:value="126.18847155571" calcext:value-type="float">
            <text:p>126.1884715557</text:p>
          </table:table-cell>
          <table:table-cell table:formula="of:=[.C100]/([.H100]-[.H99])" office:value-type="float" office:value="118423.612298988" calcext:value-type="float">
            <text:p>118423.612298988</text:p>
          </table:table-cell>
          <table:table-cell table:formula="of:=[.G100]-[.$B100]" office:value-type="float" office:value="104.665951967239" calcext:value-type="float">
            <text:p>104.665951967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27841.61961" calcext:value-type="float">
            <text:p>1443127841.61961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9421005249" calcext:value-type="float">
            <text:p>21.6194210052</text:p>
          </table:table-cell>
          <table:table-cell table:formula="of:=[.C101]/([.D101]-[.D100])" office:value-type="float" office:value="84869.7601480191" calcext:value-type="float">
            <text:p>84869.7601480191</text:p>
          </table:table-cell>
          <table:table-cell/>
          <table:table-cell office:value-type="float" office:value="1443127946.25812" calcext:value-type="float">
            <text:p>1443127946.25812</text:p>
          </table:table-cell>
          <table:table-cell table:formula="of:=[.G101]-[.$B$2]" office:value-type="float" office:value="126.257935523987" calcext:value-type="float">
            <text:p>126.257935524</text:p>
          </table:table-cell>
          <table:table-cell table:formula="of:=[.C101]/([.H101]-[.H100])" office:value-type="float" office:value="118392.314807124" calcext:value-type="float">
            <text:p>118392.314807124</text:p>
          </table:table-cell>
          <table:table-cell table:formula="of:=[.G101]-[.$B101]" office:value-type="float" office:value="104.638514518738" calcext:value-type="float">
            <text:p>104.63851451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27841.71652" calcext:value-type="float">
            <text:p>1443127841.71652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6335773468" calcext:value-type="float">
            <text:p>21.7163357735</text:p>
          </table:table-cell>
          <table:table-cell table:formula="of:=[.C102]/([.D102]-[.D101])" office:value-type="float" office:value="84858.0680853158" calcext:value-type="float">
            <text:p>84858.0680853158</text:p>
          </table:table-cell>
          <table:table-cell/>
          <table:table-cell office:value-type="float" office:value="1443127946.3276" calcext:value-type="float">
            <text:p>1443127946.3276</text:p>
          </table:table-cell>
          <table:table-cell table:formula="of:=[.G102]-[.$B$2]" office:value-type="float" office:value="126.327410936356" calcext:value-type="float">
            <text:p>126.3274109364</text:p>
          </table:table-cell>
          <table:table-cell table:formula="of:=[.C102]/([.H102]-[.H101])" office:value-type="float" office:value="118372.813051431" calcext:value-type="float">
            <text:p>118372.813051431</text:p>
          </table:table-cell>
          <table:table-cell table:formula="of:=[.G102]-[.$B102]" office:value-type="float" office:value="104.611075162888" calcext:value-type="float">
            <text:p>104.611075162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27841.81343" calcext:value-type="float">
            <text:p>1443127841.81343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32383823395" calcext:value-type="float">
            <text:p>21.8132383823</text:p>
          </table:table-cell>
          <table:table-cell table:formula="of:=[.C103]/([.D103]-[.D102])" office:value-type="float" office:value="84868.7160828562" calcext:value-type="float">
            <text:p>84868.7160828562</text:p>
          </table:table-cell>
          <table:table-cell/>
          <table:table-cell office:value-type="float" office:value="1443127946.39709" calcext:value-type="float">
            <text:p>1443127946.39709</text:p>
          </table:table-cell>
          <table:table-cell table:formula="of:=[.G103]-[.$B$2]" office:value-type="float" office:value="126.396898031235" calcext:value-type="float">
            <text:p>126.3968980312</text:p>
          </table:table-cell>
          <table:table-cell table:formula="of:=[.C103]/([.H103]-[.H102])" office:value-type="float" office:value="118352.911634929" calcext:value-type="float">
            <text:p>118352.911634929</text:p>
          </table:table-cell>
          <table:table-cell table:formula="of:=[.G103]-[.$B103]" office:value-type="float" office:value="104.583659648895" calcext:value-type="float">
            <text:p>104.583659648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27841.91034" calcext:value-type="float">
            <text:p>1443127841.91034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101486206055" calcext:value-type="float">
            <text:p>21.9101486206</text:p>
          </table:table-cell>
          <table:table-cell table:formula="of:=[.C104]/([.D104]-[.D103])" office:value-type="float" office:value="84862.0346740604" calcext:value-type="float">
            <text:p>84862.0346740604</text:p>
          </table:table-cell>
          <table:table-cell/>
          <table:table-cell office:value-type="float" office:value="1443127946.46653" calcext:value-type="float">
            <text:p>1443127946.46653</text:p>
          </table:table-cell>
          <table:table-cell table:formula="of:=[.G104]-[.$B$2]" office:value-type="float" office:value="126.466347694397" calcext:value-type="float">
            <text:p>126.4663476944</text:p>
          </table:table-cell>
          <table:table-cell table:formula="of:=[.C104]/([.H104]-[.H103])" office:value-type="float" office:value="118416.701039846" calcext:value-type="float">
            <text:p>118416.701039846</text:p>
          </table:table-cell>
          <table:table-cell table:formula="of:=[.G104]-[.$B104]" office:value-type="float" office:value="104.556199073792" calcext:value-type="float">
            <text:p>104.556199073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27842.00601" calcext:value-type="float">
            <text:p>1443127842.00601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58181285858" calcext:value-type="float">
            <text:p>22.0058181286</text:p>
          </table:table-cell>
          <table:table-cell table:formula="of:=[.C105]/([.D105]-[.D104])" office:value-type="float" office:value="85962.6036928031" calcext:value-type="float">
            <text:p>85962.6036928031</text:p>
          </table:table-cell>
          <table:table-cell/>
          <table:table-cell office:value-type="float" office:value="1443127946.536" calcext:value-type="float">
            <text:p>1443127946.536</text:p>
          </table:table-cell>
          <table:table-cell table:formula="of:=[.G105]-[.$B$2]" office:value-type="float" office:value="126.535813331604" calcext:value-type="float">
            <text:p>126.5358133316</text:p>
          </table:table-cell>
          <table:table-cell table:formula="of:=[.C105]/([.H105]-[.H104])" office:value-type="float" office:value="118389.470400879" calcext:value-type="float">
            <text:p>118389.470400879</text:p>
          </table:table-cell>
          <table:table-cell table:formula="of:=[.G105]-[.$B105]" office:value-type="float" office:value="104.529995203018" calcext:value-type="float">
            <text:p>104.5299952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27842.08648" calcext:value-type="float">
            <text:p>1443127842.08648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62898826599" calcext:value-type="float">
            <text:p>22.0862898827</text:p>
          </table:table-cell>
          <table:table-cell table:formula="of:=[.C106]/([.D106]-[.D105])" office:value-type="float" office:value="102197.349798384" calcext:value-type="float">
            <text:p>102197.349798384</text:p>
          </table:table-cell>
          <table:table-cell/>
          <table:table-cell office:value-type="float" office:value="1443127946.60545" calcext:value-type="float">
            <text:p>1443127946.60545</text:p>
          </table:table-cell>
          <table:table-cell table:formula="of:=[.G106]-[.$B$2]" office:value-type="float" office:value="126.605267524719" calcext:value-type="float">
            <text:p>126.6052675247</text:p>
          </table:table-cell>
          <table:table-cell table:formula="of:=[.C106]/([.H106]-[.H105])" office:value-type="float" office:value="118408.97764596" calcext:value-type="float">
            <text:p>118408.97764596</text:p>
          </table:table-cell>
          <table:table-cell table:formula="of:=[.G106]-[.$B106]" office:value-type="float" office:value="104.518977642059" calcext:value-type="float">
            <text:p>104.518977642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27842.16693" calcext:value-type="float">
            <text:p>1443127842.16693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67442321777" calcext:value-type="float">
            <text:p>22.1667442322</text:p>
          </table:table-cell>
          <table:table-cell table:formula="of:=[.C107]/([.D107]-[.D106])" office:value-type="float" office:value="102219.457981923" calcext:value-type="float">
            <text:p>102219.457981923</text:p>
          </table:table-cell>
          <table:table-cell/>
          <table:table-cell office:value-type="float" office:value="1443127946.6749" calcext:value-type="float">
            <text:p>1443127946.6749</text:p>
          </table:table-cell>
          <table:table-cell table:formula="of:=[.G107]-[.$B$2]" office:value-type="float" office:value="126.674708127975" calcext:value-type="float">
            <text:p>126.674708128</text:p>
          </table:table-cell>
          <table:table-cell table:formula="of:=[.C107]/([.H107]-[.H106])" office:value-type="float" office:value="118432.150850629" calcext:value-type="float">
            <text:p>118432.150850629</text:p>
          </table:table-cell>
          <table:table-cell table:formula="of:=[.G107]-[.$B107]" office:value-type="float" office:value="104.507963895798" calcext:value-type="float">
            <text:p>104.507963895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27842.24738" calcext:value-type="float">
            <text:p>1443127842.24738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71904754639" calcext:value-type="float">
            <text:p>22.2471904755</text:p>
          </table:table-cell>
          <table:table-cell table:formula="of:=[.C108]/([.D108]-[.D107])" office:value-type="float" office:value="102229.758209451" calcext:value-type="float">
            <text:p>102229.758209451</text:p>
          </table:table-cell>
          <table:table-cell/>
          <table:table-cell office:value-type="float" office:value="1443127946.74443" calcext:value-type="float">
            <text:p>1443127946.74443</text:p>
          </table:table-cell>
          <table:table-cell table:formula="of:=[.G108]-[.$B$2]" office:value-type="float" office:value="126.744239807129" calcext:value-type="float">
            <text:p>126.7442398071</text:p>
          </table:table-cell>
          <table:table-cell table:formula="of:=[.C108]/([.H108]-[.H107])" office:value-type="float" office:value="118277.022792033" calcext:value-type="float">
            <text:p>118277.022792033</text:p>
          </table:table-cell>
          <table:table-cell table:formula="of:=[.G108]-[.$B108]" office:value-type="float" office:value="104.497049331665" calcext:value-type="float">
            <text:p>104.497049331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27842.32783" calcext:value-type="float">
            <text:p>1443127842.32783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76388645172" calcext:value-type="float">
            <text:p>22.3276388645</text:p>
          </table:table-cell>
          <table:table-cell table:formula="of:=[.C109]/([.D109]-[.D108])" office:value-type="float" office:value="102227.031476624" calcext:value-type="float">
            <text:p>102227.031476624</text:p>
          </table:table-cell>
          <table:table-cell/>
          <table:table-cell office:value-type="float" office:value="1443127946.81388" calcext:value-type="float">
            <text:p>1443127946.81388</text:p>
          </table:table-cell>
          <table:table-cell table:formula="of:=[.G109]-[.$B$2]" office:value-type="float" office:value="126.813688516617" calcext:value-type="float">
            <text:p>126.8136885166</text:p>
          </table:table-cell>
          <table:table-cell table:formula="of:=[.C109]/([.H109]-[.H108])" office:value-type="float" office:value="118418.327145893" calcext:value-type="float">
            <text:p>118418.327145893</text:p>
          </table:table-cell>
          <table:table-cell table:formula="of:=[.G109]-[.$B109]" office:value-type="float" office:value="104.4860496521" calcext:value-type="float">
            <text:p>104.486049652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27842.40827" calcext:value-type="float">
            <text:p>1443127842.40827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80867767334" calcext:value-type="float">
            <text:p>22.4080867767</text:p>
          </table:table-cell>
          <table:table-cell table:formula="of:=[.C110]/([.D110]-[.D109])" office:value-type="float" office:value="102227.637404682" calcext:value-type="float">
            <text:p>102227.637404682</text:p>
          </table:table-cell>
          <table:table-cell/>
          <table:table-cell office:value-type="float" office:value="1443127946.88324" calcext:value-type="float">
            <text:p>1443127946.88324</text:p>
          </table:table-cell>
          <table:table-cell table:formula="of:=[.G110]-[.$B$2]" office:value-type="float" office:value="126.883050680161" calcext:value-type="float">
            <text:p>126.8830506802</text:p>
          </table:table-cell>
          <table:table-cell table:formula="of:=[.C110]/([.H110]-[.H109])" office:value-type="float" office:value="118566.082426459" calcext:value-type="float">
            <text:p>118566.082426459</text:p>
          </table:table-cell>
          <table:table-cell table:formula="of:=[.G110]-[.$B110]" office:value-type="float" office:value="104.474963903427" calcext:value-type="float">
            <text:p>104.474963903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27842.48874" calcext:value-type="float">
            <text:p>1443127842.48874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8550901413" calcext:value-type="float">
            <text:p>22.4885509014</text:p>
          </table:table-cell>
          <table:table-cell table:formula="of:=[.C111]/([.D111]-[.D110])" office:value-type="float" office:value="102207.039879582" calcext:value-type="float">
            <text:p>102207.039879582</text:p>
          </table:table-cell>
          <table:table-cell/>
          <table:table-cell office:value-type="float" office:value="1443127946.95278" calcext:value-type="float">
            <text:p>1443127946.95278</text:p>
          </table:table-cell>
          <table:table-cell table:formula="of:=[.G111]-[.$B$2]" office:value-type="float" office:value="126.952594280243" calcext:value-type="float">
            <text:p>126.9525942802</text:p>
          </table:table-cell>
          <table:table-cell table:formula="of:=[.C111]/([.H111]-[.H110])" office:value-type="float" office:value="118256.748144415" calcext:value-type="float">
            <text:p>118256.748144415</text:p>
          </table:table-cell>
          <table:table-cell table:formula="of:=[.G111]-[.$B111]" office:value-type="float" office:value="104.46404337883" calcext:value-type="float">
            <text:p>104.464043378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27842.56926" calcext:value-type="float">
            <text:p>1443127842.56926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90720081329" calcext:value-type="float">
            <text:p>22.5690720081</text:p>
          </table:table-cell>
          <table:table-cell table:formula="of:=[.C112]/([.D112]-[.D111])" office:value-type="float" office:value="102134.711444053" calcext:value-type="float">
            <text:p>102134.711444053</text:p>
          </table:table-cell>
          <table:table-cell/>
          <table:table-cell office:value-type="float" office:value="1443127947.02229" calcext:value-type="float">
            <text:p>1443127947.02229</text:p>
          </table:table-cell>
          <table:table-cell table:formula="of:=[.G112]-[.$B$2]" office:value-type="float" office:value="127.022101402283" calcext:value-type="float">
            <text:p>127.0221014023</text:p>
          </table:table-cell>
          <table:table-cell table:formula="of:=[.C112]/([.H112]-[.H111])" office:value-type="float" office:value="118318.810485226" calcext:value-type="float">
            <text:p>118318.810485226</text:p>
          </table:table-cell>
          <table:table-cell table:formula="of:=[.G112]-[.$B112]" office:value-type="float" office:value="104.45302939415" calcext:value-type="float">
            <text:p>104.453029394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27842.64973" calcext:value-type="float">
            <text:p>1443127842.64973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95432853699" calcext:value-type="float">
            <text:p>22.6495432854</text:p>
          </table:table-cell>
          <table:table-cell table:formula="of:=[.C113]/([.D113]-[.D112])" office:value-type="float" office:value="102197.955374629" calcext:value-type="float">
            <text:p>102197.955374629</text:p>
          </table:table-cell>
          <table:table-cell/>
          <table:table-cell office:value-type="float" office:value="1443127955.25157" calcext:value-type="float">
            <text:p>1443127955.25157</text:p>
          </table:table-cell>
          <table:table-cell table:formula="of:=[.G113]-[.$B$2]" office:value-type="float" office:value="135.251381874084" calcext:value-type="float">
            <text:p>135.2513818741</text:p>
          </table:table-cell>
          <table:table-cell table:formula="of:=[.C113]/([.H113]-[.H112])" office:value-type="float" office:value="999.358331287911" calcext:value-type="float">
            <text:p>999.3583312879</text:p>
          </table:table-cell>
          <table:table-cell table:formula="of:=[.G113]-[.$B113]" office:value-type="float" office:value="112.601838588715" calcext:value-type="float">
            <text:p>112.601838588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27842.73019" calcext:value-type="float">
            <text:p>1443127842.73019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300004959106" calcext:value-type="float">
            <text:p>22.7300004959</text:p>
          </table:table-cell>
          <table:table-cell table:formula="of:=[.C114]/([.D114]-[.D113])" office:value-type="float" office:value="102215.823103046" calcext:value-type="float">
            <text:p>102215.823103046</text:p>
          </table:table-cell>
          <table:table-cell/>
          <table:table-cell office:value-type="float" office:value="1443127955.43387" calcext:value-type="float">
            <text:p>1443127955.43387</text:p>
          </table:table-cell>
          <table:table-cell table:formula="of:=[.G114]-[.$B$2]" office:value-type="float" office:value="135.433678627014" calcext:value-type="float">
            <text:p>135.433678627</text:p>
          </table:table-cell>
          <table:table-cell table:formula="of:=[.C114]/([.H114]-[.H113])" office:value-type="float" office:value="45113.2555453252" calcext:value-type="float">
            <text:p>45113.2555453252</text:p>
          </table:table-cell>
          <table:table-cell table:formula="of:=[.G114]-[.$B114]" office:value-type="float" office:value="112.703678131104" calcext:value-type="float">
            <text:p>112.703678131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27842.81064" calcext:value-type="float">
            <text:p>1443127842.81064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104548454285" calcext:value-type="float">
            <text:p>22.8104548454</text:p>
          </table:table-cell>
          <table:table-cell table:formula="of:=[.C115]/([.D115]-[.D114])" office:value-type="float" office:value="102219.457981923" calcext:value-type="float">
            <text:p>102219.457981923</text:p>
          </table:table-cell>
          <table:table-cell/>
          <table:table-cell office:value-type="float" office:value="1443127955.50978" calcext:value-type="float">
            <text:p>1443127955.50978</text:p>
          </table:table-cell>
          <table:table-cell table:formula="of:=[.G115]-[.$B$2]" office:value-type="float" office:value="135.509593009949" calcext:value-type="float">
            <text:p>135.5095930099</text:p>
          </table:table-cell>
          <table:table-cell table:formula="of:=[.C115]/([.H115]-[.H114])" office:value-type="float" office:value="108332.567322429" calcext:value-type="float">
            <text:p>108332.567322429</text:p>
          </table:table-cell>
          <table:table-cell table:formula="of:=[.G115]-[.$B115]" office:value-type="float" office:value="112.69913816452" calcext:value-type="float">
            <text:p>112.699138164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27842.89109" calcext:value-type="float">
            <text:p>1443127842.89109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909015655518" calcext:value-type="float">
            <text:p>22.8909015656</text:p>
          </table:table-cell>
          <table:table-cell table:formula="of:=[.C116]/([.D116]-[.D115])" office:value-type="float" office:value="102229.152256252" calcext:value-type="float">
            <text:p>102229.152256252</text:p>
          </table:table-cell>
          <table:table-cell/>
          <table:table-cell office:value-type="float" office:value="1443127955.58559" calcext:value-type="float">
            <text:p>1443127955.58559</text:p>
          </table:table-cell>
          <table:table-cell table:formula="of:=[.G116]-[.$B$2]" office:value-type="float" office:value="135.585402965546" calcext:value-type="float">
            <text:p>135.5854029655</text:p>
          </table:table-cell>
          <table:table-cell table:formula="of:=[.C116]/([.H116]-[.H115])" office:value-type="float" office:value="108481.794181841" calcext:value-type="float">
            <text:p>108481.794181841</text:p>
          </table:table-cell>
          <table:table-cell table:formula="of:=[.G116]-[.$B116]" office:value-type="float" office:value="112.694501399994" calcext:value-type="float">
            <text:p>112.69450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27842.97154" calcext:value-type="float">
            <text:p>1443127842.97154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713559150696" calcext:value-type="float">
            <text:p>22.9713559151</text:p>
          </table:table-cell>
          <table:table-cell table:formula="of:=[.C117]/([.D117]-[.D116])" office:value-type="float" office:value="102219.457981923" calcext:value-type="float">
            <text:p>102219.457981923</text:p>
          </table:table-cell>
          <table:table-cell/>
          <table:table-cell office:value-type="float" office:value="1443127955.66132" calcext:value-type="float">
            <text:p>1443127955.66132</text:p>
          </table:table-cell>
          <table:table-cell table:formula="of:=[.G117]-[.$B$2]" office:value-type="float" office:value="135.66112780571" calcext:value-type="float">
            <text:p>135.6611278057</text:p>
          </table:table-cell>
          <table:table-cell table:formula="of:=[.C117]/([.H117]-[.H116])" office:value-type="float" office:value="108603.728739063" calcext:value-type="float">
            <text:p>108603.728739063</text:p>
          </table:table-cell>
          <table:table-cell table:formula="of:=[.G117]-[.$B117]" office:value-type="float" office:value="112.68977189064" calcext:value-type="float">
            <text:p>112.689771890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27843.05325" calcext:value-type="float">
            <text:p>1443127843.05325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3062915802" calcext:value-type="float">
            <text:p>23.0530629158</text:p>
          </table:table-cell>
          <table:table-cell table:formula="of:=[.C118]/([.D118]-[.D117])" office:value-type="float" office:value="100652.329987394" calcext:value-type="float">
            <text:p>100652.329987394</text:p>
          </table:table-cell>
          <table:table-cell/>
          <table:table-cell office:value-type="float" office:value="1443127955.73713" calcext:value-type="float">
            <text:p>1443127955.73713</text:p>
          </table:table-cell>
          <table:table-cell table:formula="of:=[.G118]-[.$B$2]" office:value-type="float" office:value="135.736938476563" calcext:value-type="float">
            <text:p>135.7369384766</text:p>
          </table:table-cell>
          <table:table-cell table:formula="of:=[.C118]/([.H118]-[.H117])" office:value-type="float" office:value="108480.770681787" calcext:value-type="float">
            <text:p>108480.770681787</text:p>
          </table:table-cell>
          <table:table-cell table:formula="of:=[.G118]-[.$B118]" office:value-type="float" office:value="112.683875560761" calcext:value-type="float">
            <text:p>112.683875560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27843.13561" calcext:value-type="float">
            <text:p>1443127843.13561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5427236557" calcext:value-type="float">
            <text:p>23.1354272366</text:p>
          </table:table-cell>
          <table:table-cell table:formula="of:=[.C119]/([.D119]-[.D118])" office:value-type="float" office:value="99849.0599401959" calcext:value-type="float">
            <text:p>99849.0599401959</text:p>
          </table:table-cell>
          <table:table-cell/>
          <table:table-cell office:value-type="float" office:value="1443127955.81291" calcext:value-type="float">
            <text:p>1443127955.81291</text:p>
          </table:table-cell>
          <table:table-cell table:formula="of:=[.G119]-[.$B$2]" office:value-type="float" office:value="135.812726736069" calcext:value-type="float">
            <text:p>135.8127267361</text:p>
          </table:table-cell>
          <table:table-cell table:formula="of:=[.C119]/([.H119]-[.H118])" office:value-type="float" office:value="108512.849530796" calcext:value-type="float">
            <text:p>108512.849530796</text:p>
          </table:table-cell>
          <table:table-cell table:formula="of:=[.G119]-[.$B119]" office:value-type="float" office:value="112.677299499512" calcext:value-type="float">
            <text:p>112.677299499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27843.21799" calcext:value-type="float">
            <text:p>1443127843.21799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77991867065" calcext:value-type="float">
            <text:p>23.2177991867</text:p>
          </table:table-cell>
          <table:table-cell table:formula="of:=[.C120]/([.D120]-[.D119])" office:value-type="float" office:value="99839.8117935819" calcext:value-type="float">
            <text:p>99839.8117935819</text:p>
          </table:table-cell>
          <table:table-cell/>
          <table:table-cell office:value-type="float" office:value="1443127955.88873" calcext:value-type="float">
            <text:p>1443127955.88873</text:p>
          </table:table-cell>
          <table:table-cell table:formula="of:=[.G120]-[.$B$2]" office:value-type="float" office:value="135.888543605804" calcext:value-type="float">
            <text:p>135.8885436058</text:p>
          </table:table-cell>
          <table:table-cell table:formula="of:=[.C120]/([.H120]-[.H119])" office:value-type="float" office:value="108471.901156922" calcext:value-type="float">
            <text:p>108471.901156922</text:p>
          </table:table-cell>
          <table:table-cell table:formula="of:=[.G120]-[.$B120]" office:value-type="float" office:value="112.670744419098" calcext:value-type="float">
            <text:p>112.670744419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27843.30036" calcext:value-type="float">
            <text:p>1443127843.30036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3001708984375" calcext:value-type="float">
            <text:p>23.3001708984</text:p>
          </table:table-cell>
          <table:table-cell table:formula="of:=[.C121]/([.D121]-[.D120])" office:value-type="float" office:value="99840.1007722321" calcext:value-type="float">
            <text:p>99840.1007722321</text:p>
          </table:table-cell>
          <table:table-cell/>
          <table:table-cell office:value-type="float" office:value="1443127955.96447" calcext:value-type="float">
            <text:p>1443127955.96447</text:p>
          </table:table-cell>
          <table:table-cell table:formula="of:=[.G121]-[.$B$2]" office:value-type="float" office:value="135.964285373688" calcext:value-type="float">
            <text:p>135.9642853737</text:p>
          </table:table-cell>
          <table:table-cell table:formula="of:=[.C121]/([.H121]-[.H120])" office:value-type="float" office:value="108579.456617267" calcext:value-type="float">
            <text:p>108579.456617267</text:p>
          </table:table-cell>
          <table:table-cell table:formula="of:=[.G121]-[.$B121]" office:value-type="float" office:value="112.66411447525" calcext:value-type="float">
            <text:p>112.664114475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27843.38285" calcext:value-type="float">
            <text:p>1443127843.38285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26582431793" calcext:value-type="float">
            <text:p>23.3826582432</text:p>
          </table:table-cell>
          <table:table-cell table:formula="of:=[.C122]/([.D122]-[.D121])" office:value-type="float" office:value="99700.1421944233" calcext:value-type="float">
            <text:p>99700.1421944233</text:p>
          </table:table-cell>
          <table:table-cell/>
          <table:table-cell office:value-type="float" office:value="1443127956.04032" calcext:value-type="float">
            <text:p>1443127956.04032</text:p>
          </table:table-cell>
          <table:table-cell table:formula="of:=[.G122]-[.$B$2]" office:value-type="float" office:value="136.040133237839" calcext:value-type="float">
            <text:p>136.0401332378</text:p>
          </table:table-cell>
          <table:table-cell table:formula="of:=[.C122]/([.H122]-[.H121])" office:value-type="float" office:value="108427.575279211" calcext:value-type="float">
            <text:p>108427.575279211</text:p>
          </table:table-cell>
          <table:table-cell table:formula="of:=[.G122]-[.$B122]" office:value-type="float" office:value="112.657474994659" calcext:value-type="float">
            <text:p>112.657474994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27843.46523" calcext:value-type="float">
            <text:p>1443127843.46523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50387763977" calcext:value-type="float">
            <text:p>23.4650387764</text:p>
          </table:table-cell>
          <table:table-cell table:formula="of:=[.C123]/([.D123]-[.D122])" office:value-type="float" office:value="99829.4096761777" calcext:value-type="float">
            <text:p>99829.4096761777</text:p>
          </table:table-cell>
          <table:table-cell/>
          <table:table-cell office:value-type="float" office:value="1443127956.10974" calcext:value-type="float">
            <text:p>1443127956.10974</text:p>
          </table:table-cell>
          <table:table-cell table:formula="of:=[.G123]-[.$B$2]" office:value-type="float" office:value="136.109556913376" calcext:value-type="float">
            <text:p>136.1095569134</text:p>
          </table:table-cell>
          <table:table-cell table:formula="of:=[.C123]/([.H123]-[.H122])" office:value-type="float" office:value="118461.028408154" calcext:value-type="float">
            <text:p>118461.028408154</text:p>
          </table:table-cell>
          <table:table-cell table:formula="of:=[.G123]-[.$B123]" office:value-type="float" office:value="112.644518136978" calcext:value-type="float">
            <text:p>112.64451813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27843.5476" calcext:value-type="float">
            <text:p>1443127843.5476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74078655243" calcext:value-type="float">
            <text:p>23.5474078655</text:p>
          </table:table-cell>
          <table:table-cell table:formula="of:=[.C124]/([.D124]-[.D123])" office:value-type="float" office:value="99843.2796477954" calcext:value-type="float">
            <text:p>99843.2796477954</text:p>
          </table:table-cell>
          <table:table-cell/>
          <table:table-cell office:value-type="float" office:value="1443127956.17932" calcext:value-type="float">
            <text:p>1443127956.17932</text:p>
          </table:table-cell>
          <table:table-cell table:formula="of:=[.G124]-[.$B$2]" office:value-type="float" office:value="136.179131507874" calcext:value-type="float">
            <text:p>136.1791315079</text:p>
          </table:table-cell>
          <table:table-cell table:formula="of:=[.C124]/([.H124]-[.H123])" office:value-type="float" office:value="118204.066575971" calcext:value-type="float">
            <text:p>118204.066575971</text:p>
          </table:table-cell>
          <table:table-cell table:formula="of:=[.G124]-[.$B124]" office:value-type="float" office:value="112.631723642349" calcext:value-type="float">
            <text:p>112.63172364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27843.62999" calcext:value-type="float">
            <text:p>1443127843.62999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97988891602" calcext:value-type="float">
            <text:p>23.6297988892</text:p>
          </table:table-cell>
          <table:table-cell table:formula="of:=[.C125]/([.D125]-[.D124])" office:value-type="float" office:value="99816.6989203439" calcext:value-type="float">
            <text:p>99816.6989203439</text:p>
          </table:table-cell>
          <table:table-cell/>
          <table:table-cell office:value-type="float" office:value="1443127956.24866" calcext:value-type="float">
            <text:p>1443127956.24866</text:p>
          </table:table-cell>
          <table:table-cell table:formula="of:=[.G125]-[.$B$2]" office:value-type="float" office:value="136.248469352722" calcext:value-type="float">
            <text:p>136.2484693527</text:p>
          </table:table-cell>
          <table:table-cell table:formula="of:=[.C125]/([.H125]-[.H124])" office:value-type="float" office:value="118607.666822546" calcext:value-type="float">
            <text:p>118607.666822546</text:p>
          </table:table-cell>
          <table:table-cell table:formula="of:=[.G125]-[.$B125]" office:value-type="float" office:value="112.618670463562" calcext:value-type="float">
            <text:p>112.618670463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27843.71237" calcext:value-type="float">
            <text:p>1443127843.71237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21844291687" calcext:value-type="float">
            <text:p>23.7121844292</text:p>
          </table:table-cell>
          <table:table-cell table:formula="of:=[.C126]/([.D126]-[.D125])" office:value-type="float" office:value="99823.3427752858" calcext:value-type="float">
            <text:p>99823.3427752858</text:p>
          </table:table-cell>
          <table:table-cell/>
          <table:table-cell office:value-type="float" office:value="1443127956.31815" calcext:value-type="float">
            <text:p>1443127956.31815</text:p>
          </table:table-cell>
          <table:table-cell table:formula="of:=[.G126]-[.$B$2]" office:value-type="float" office:value="136.317959308624" calcext:value-type="float">
            <text:p>136.3179593086</text:p>
          </table:table-cell>
          <table:table-cell table:formula="of:=[.C126]/([.H126]-[.H125])" office:value-type="float" office:value="118348.038838682" calcext:value-type="float">
            <text:p>118348.038838682</text:p>
          </table:table-cell>
          <table:table-cell table:formula="of:=[.G126]-[.$B126]" office:value-type="float" office:value="112.605774879456" calcext:value-type="float">
            <text:p>112.605774879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27843.79476" calcext:value-type="float">
            <text:p>1443127843.79476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4570684433" calcext:value-type="float">
            <text:p>23.7945706844</text:p>
          </table:table-cell>
          <table:table-cell table:formula="of:=[.C127]/([.D127]-[.D126])" office:value-type="float" office:value="99822.4761353541" calcext:value-type="float">
            <text:p>99822.4761353541</text:p>
          </table:table-cell>
          <table:table-cell/>
          <table:table-cell office:value-type="float" office:value="1443127956.3877" calcext:value-type="float">
            <text:p>1443127956.3877</text:p>
          </table:table-cell>
          <table:table-cell table:formula="of:=[.G127]-[.$B$2]" office:value-type="float" office:value="136.387510061264" calcext:value-type="float">
            <text:p>136.3875100613</text:p>
          </table:table-cell>
          <table:table-cell table:formula="of:=[.C127]/([.H127]-[.H126])" office:value-type="float" office:value="118244.586691897" calcext:value-type="float">
            <text:p>118244.586691897</text:p>
          </table:table-cell>
          <table:table-cell table:formula="of:=[.G127]-[.$B127]" office:value-type="float" office:value="112.592939376831" calcext:value-type="float">
            <text:p>112.592939376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27843.87719" calcext:value-type="float">
            <text:p>1443127843.87719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70039081573" calcext:value-type="float">
            <text:p>23.8770039082</text:p>
          </table:table-cell>
          <table:table-cell table:formula="of:=[.C128]/([.D128]-[.D127])" office:value-type="float" office:value="99765.5996992046" calcext:value-type="float">
            <text:p>99765.5996992046</text:p>
          </table:table-cell>
          <table:table-cell/>
          <table:table-cell office:value-type="float" office:value="1443127956.45707" calcext:value-type="float">
            <text:p>1443127956.45707</text:p>
          </table:table-cell>
          <table:table-cell table:formula="of:=[.G128]-[.$B$2]" office:value-type="float" office:value="136.456882715225" calcext:value-type="float">
            <text:p>136.4568827152</text:p>
          </table:table-cell>
          <table:table-cell table:formula="of:=[.C128]/([.H128]-[.H127])" office:value-type="float" office:value="118548.153060453" calcext:value-type="float">
            <text:p>118548.153060453</text:p>
          </table:table-cell>
          <table:table-cell table:formula="of:=[.G128]-[.$B128]" office:value-type="float" office:value="112.579878807068" calcext:value-type="float">
            <text:p>112.57987880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27843.9596" calcext:value-type="float">
            <text:p>1443127843.9596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94142436981" calcext:value-type="float">
            <text:p>23.9594142437</text:p>
          </table:table-cell>
          <table:table-cell table:formula="of:=[.C129]/([.D129]-[.D128])" office:value-type="float" office:value="99793.3080363601" calcext:value-type="float">
            <text:p>99793.3080363601</text:p>
          </table:table-cell>
          <table:table-cell/>
          <table:table-cell office:value-type="float" office:value="1443127956.52655" calcext:value-type="float">
            <text:p>1443127956.52655</text:p>
          </table:table-cell>
          <table:table-cell table:formula="of:=[.G129]-[.$B$2]" office:value-type="float" office:value="136.526364088058" calcext:value-type="float">
            <text:p>136.5263640881</text:p>
          </table:table-cell>
          <table:table-cell table:formula="of:=[.C129]/([.H129]-[.H128])" office:value-type="float" office:value="118362.6584313" calcext:value-type="float">
            <text:p>118362.6584313</text:p>
          </table:table-cell>
          <table:table-cell table:formula="of:=[.G129]-[.$B129]" office:value-type="float" office:value="112.56694984436" calcext:value-type="float">
            <text:p>112.566949844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27844.0418" calcext:value-type="float">
            <text:p>1443127844.0418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416102409363" calcext:value-type="float">
            <text:p>24.0416102409</text:p>
          </table:table-cell>
          <table:table-cell table:formula="of:=[.C130]/([.D130]-[.D129])" office:value-type="float" office:value="100053.533947296" calcext:value-type="float">
            <text:p>100053.533947296</text:p>
          </table:table-cell>
          <table:table-cell/>
          <table:table-cell office:value-type="float" office:value="1443127956.59596" calcext:value-type="float">
            <text:p>1443127956.59596</text:p>
          </table:table-cell>
          <table:table-cell table:formula="of:=[.G130]-[.$B$2]" office:value-type="float" office:value="136.595770835876" calcext:value-type="float">
            <text:p>136.5957708359</text:p>
          </table:table-cell>
          <table:table-cell table:formula="of:=[.C130]/([.H130]-[.H129])" office:value-type="float" office:value="118489.920051664" calcext:value-type="float">
            <text:p>118489.920051664</text:p>
          </table:table-cell>
          <table:table-cell table:formula="of:=[.G130]-[.$B130]" office:value-type="float" office:value="112.55416059494" calcext:value-type="float">
            <text:p>112.554160594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27844.12377" calcext:value-type="float">
            <text:p>1443127844.12377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35847473145" calcext:value-type="float">
            <text:p>24.1235847473</text:p>
          </table:table-cell>
          <table:table-cell table:formula="of:=[.C131]/([.D131]-[.D130])" office:value-type="float" office:value="100323.873401081" calcext:value-type="float">
            <text:p>100323.873401081</text:p>
          </table:table-cell>
          <table:table-cell/>
          <table:table-cell office:value-type="float" office:value="1443127956.66542" calcext:value-type="float">
            <text:p>1443127956.66542</text:p>
          </table:table-cell>
          <table:table-cell table:formula="of:=[.G131]-[.$B$2]" office:value-type="float" office:value="136.665235042572" calcext:value-type="float">
            <text:p>136.6652350426</text:p>
          </table:table-cell>
          <table:table-cell table:formula="of:=[.C131]/([.H131]-[.H130])" office:value-type="float" office:value="118391.908455007" calcext:value-type="float">
            <text:p>118391.908455007</text:p>
          </table:table-cell>
          <table:table-cell table:formula="of:=[.G131]-[.$B131]" office:value-type="float" office:value="112.541650295258" calcext:value-type="float">
            <text:p>112.541650295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27844.20574" calcext:value-type="float">
            <text:p>1443127844.20574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55518627167" calcext:value-type="float">
            <text:p>24.2055518627</text:p>
          </table:table-cell>
          <table:table-cell table:formula="of:=[.C132]/([.D132]-[.D131])" office:value-type="float" office:value="100332.919606161" calcext:value-type="float">
            <text:p>100332.919606161</text:p>
          </table:table-cell>
          <table:table-cell/>
          <table:table-cell office:value-type="float" office:value="1443127956.73495" calcext:value-type="float">
            <text:p>1443127956.73495</text:p>
          </table:table-cell>
          <table:table-cell table:formula="of:=[.G132]-[.$B$2]" office:value-type="float" office:value="136.734760284424" calcext:value-type="float">
            <text:p>136.7347602844</text:p>
          </table:table-cell>
          <table:table-cell table:formula="of:=[.C132]/([.H132]-[.H131])" office:value-type="float" office:value="118287.973992661" calcext:value-type="float">
            <text:p>118287.973992661</text:p>
          </table:table-cell>
          <table:table-cell table:formula="of:=[.G132]-[.$B132]" office:value-type="float" office:value="112.529208421707" calcext:value-type="float">
            <text:p>112.529208421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27844.28772" calcext:value-type="float">
            <text:p>1443127844.28772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75328063965" calcext:value-type="float">
            <text:p>24.2875328064</text:p>
          </table:table-cell>
          <table:table-cell table:formula="of:=[.C133]/([.D133]-[.D132])" office:value-type="float" office:value="100315.995777265" calcext:value-type="float">
            <text:p>100315.995777265</text:p>
          </table:table-cell>
          <table:table-cell/>
          <table:table-cell office:value-type="float" office:value="1443127956.80437" calcext:value-type="float">
            <text:p>1443127956.80437</text:p>
          </table:table-cell>
          <table:table-cell table:formula="of:=[.G133]-[.$B$2]" office:value-type="float" office:value="136.804177761078" calcext:value-type="float">
            <text:p>136.8041777611</text:p>
          </table:table-cell>
          <table:table-cell table:formula="of:=[.C133]/([.H133]-[.H132])" office:value-type="float" office:value="118471.606811422" calcext:value-type="float">
            <text:p>118471.606811422</text:p>
          </table:table-cell>
          <table:table-cell table:formula="of:=[.G133]-[.$B133]" office:value-type="float" office:value="112.516644954681" calcext:value-type="float">
            <text:p>112.516644954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27844.36971" calcext:value-type="float">
            <text:p>1443127844.36971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95220947266" calcext:value-type="float">
            <text:p>24.3695220947</text:p>
          </table:table-cell>
          <table:table-cell table:formula="of:=[.C134]/([.D134]-[.D133])" office:value-type="float" office:value="100305.785883776" calcext:value-type="float">
            <text:p>100305.785883776</text:p>
          </table:table-cell>
          <table:table-cell/>
          <table:table-cell office:value-type="float" office:value="1443127956.87392" calcext:value-type="float">
            <text:p>1443127956.87392</text:p>
          </table:table-cell>
          <table:table-cell table:formula="of:=[.G134]-[.$B$2]" office:value-type="float" office:value="136.873730659485" calcext:value-type="float">
            <text:p>136.8737306595</text:p>
          </table:table-cell>
          <table:table-cell table:formula="of:=[.C134]/([.H134]-[.H133])" office:value-type="float" office:value="118240.93874389" calcext:value-type="float">
            <text:p>118240.93874389</text:p>
          </table:table-cell>
          <table:table-cell table:formula="of:=[.G134]-[.$B134]" office:value-type="float" office:value="112.504208564758" calcext:value-type="float">
            <text:p>112.50420856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27844.45167" calcext:value-type="float">
            <text:p>1443127844.45167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514815807343" calcext:value-type="float">
            <text:p>24.4514815807</text:p>
          </table:table-cell>
          <table:table-cell table:formula="of:=[.C135]/([.D135]-[.D134])" office:value-type="float" office:value="100342.259335647" calcext:value-type="float">
            <text:p>100342.259335647</text:p>
          </table:table-cell>
          <table:table-cell/>
          <table:table-cell office:value-type="float" office:value="1443127956.94334" calcext:value-type="float">
            <text:p>1443127956.94334</text:p>
          </table:table-cell>
          <table:table-cell table:formula="of:=[.G135]-[.$B$2]" office:value-type="float" office:value="136.943148374558" calcext:value-type="float">
            <text:p>136.9431483746</text:p>
          </table:table-cell>
          <table:table-cell table:formula="of:=[.C135]/([.H135]-[.H134])" office:value-type="float" office:value="118471.199914823" calcext:value-type="float">
            <text:p>118471.199914823</text:p>
          </table:table-cell>
          <table:table-cell table:formula="of:=[.G135]-[.$B135]" office:value-type="float" office:value="112.491666793823" calcext:value-type="float">
            <text:p>112.491666793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27844.53364" calcext:value-type="float">
            <text:p>1443127844.53364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34537029266" calcext:value-type="float">
            <text:p>24.5334537029</text:p>
          </table:table-cell>
          <table:table-cell table:formula="of:=[.C136]/([.D136]-[.D135])" office:value-type="float" office:value="100326.791353515" calcext:value-type="float">
            <text:p>100326.791353515</text:p>
          </table:table-cell>
          <table:table-cell/>
          <table:table-cell office:value-type="float" office:value="1443127957.01278" calcext:value-type="float">
            <text:p>1443127957.01278</text:p>
          </table:table-cell>
          <table:table-cell table:formula="of:=[.G136]-[.$B$2]" office:value-type="float" office:value="137.012595653534" calcext:value-type="float">
            <text:p>137.0125956535</text:p>
          </table:table-cell>
          <table:table-cell table:formula="of:=[.C136]/([.H136]-[.H135])" office:value-type="float" office:value="118420.766388701" calcext:value-type="float">
            <text:p>118420.766388701</text:p>
          </table:table-cell>
          <table:table-cell table:formula="of:=[.G136]-[.$B136]" office:value-type="float" office:value="112.479141950607" calcext:value-type="float">
            <text:p>112.479141950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27844.61561" calcext:value-type="float">
            <text:p>1443127844.61561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54272556305" calcext:value-type="float">
            <text:p>24.6154272556</text:p>
          </table:table-cell>
          <table:table-cell table:formula="of:=[.C137]/([.D137]-[.D136])" office:value-type="float" office:value="100325.040561686" calcext:value-type="float">
            <text:p>100325.040561686</text:p>
          </table:table-cell>
          <table:table-cell/>
          <table:table-cell office:value-type="float" office:value="1443127965.24219" calcext:value-type="float">
            <text:p>1443127965.24219</text:p>
          </table:table-cell>
          <table:table-cell table:formula="of:=[.G137]-[.$B$2]" office:value-type="float" office:value="145.242002010345" calcext:value-type="float">
            <text:p>145.2420020103</text:p>
          </table:table-cell>
          <table:table-cell table:formula="of:=[.C137]/([.H137]-[.H136])" office:value-type="float" office:value="999.343044130146" calcext:value-type="float">
            <text:p>999.3430441301</text:p>
          </table:table-cell>
          <table:table-cell table:formula="of:=[.G137]-[.$B137]" office:value-type="float" office:value="120.626574754715" calcext:value-type="float">
            <text:p>120.626574754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27844.69759" calcext:value-type="float">
            <text:p>1443127844.69759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74039077759" calcext:value-type="float">
            <text:p>24.6974039078</text:p>
          </table:table-cell>
          <table:table-cell table:formula="of:=[.C138]/([.D138]-[.D137])" office:value-type="float" office:value="100321.247389009" calcext:value-type="float">
            <text:p>100321.247389009</text:p>
          </table:table-cell>
          <table:table-cell/>
          <table:table-cell office:value-type="float" office:value="1443127965.42462" calcext:value-type="float">
            <text:p>1443127965.42462</text:p>
          </table:table-cell>
          <table:table-cell table:formula="of:=[.G138]-[.$B$2]" office:value-type="float" office:value="145.424432992935" calcext:value-type="float">
            <text:p>145.4244329929</text:p>
          </table:table-cell>
          <table:table-cell table:formula="of:=[.C138]/([.H138]-[.H137])" office:value-type="float" office:value="45080.0619678477" calcext:value-type="float">
            <text:p>45080.0619678477</text:p>
          </table:table-cell>
          <table:table-cell table:formula="of:=[.G138]-[.$B138]" office:value-type="float" office:value="120.727029085159" calcext:value-type="float">
            <text:p>120.727029085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27844.77957" calcext:value-type="float">
            <text:p>1443127844.77957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93805599213" calcext:value-type="float">
            <text:p>24.7793805599</text:p>
          </table:table-cell>
          <table:table-cell table:formula="of:=[.C139]/([.D139]-[.D138])" office:value-type="float" office:value="100321.247389009" calcext:value-type="float">
            <text:p>100321.247389009</text:p>
          </table:table-cell>
          <table:table-cell/>
          <table:table-cell office:value-type="float" office:value="1443127965.50034" calcext:value-type="float">
            <text:p>1443127965.50034</text:p>
          </table:table-cell>
          <table:table-cell table:formula="of:=[.G139]-[.$B$2]" office:value-type="float" office:value="145.500154733658" calcext:value-type="float">
            <text:p>145.5001547337</text:p>
          </table:table-cell>
          <table:table-cell table:formula="of:=[.C139]/([.H139]-[.H138])" office:value-type="float" office:value="108608.174105793" calcext:value-type="float">
            <text:p>108608.174105793</text:p>
          </table:table-cell>
          <table:table-cell table:formula="of:=[.G139]-[.$B139]" office:value-type="float" office:value="120.720774173737" calcext:value-type="float">
            <text:p>120.72077417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27844.86155" calcext:value-type="float">
            <text:p>1443127844.86155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61362695694" calcext:value-type="float">
            <text:p>24.8613626957</text:p>
          </table:table-cell>
          <table:table-cell table:formula="of:=[.C140]/([.D140]-[.D139])" office:value-type="float" office:value="100314.5370938" calcext:value-type="float">
            <text:p>100314.5370938</text:p>
          </table:table-cell>
          <table:table-cell/>
          <table:table-cell office:value-type="float" office:value="1443127965.57615" calcext:value-type="float">
            <text:p>1443127965.57615</text:p>
          </table:table-cell>
          <table:table-cell table:formula="of:=[.G140]-[.$B$2]" office:value-type="float" office:value="145.575961351395" calcext:value-type="float">
            <text:p>145.5759613514</text:p>
          </table:table-cell>
          <table:table-cell table:formula="of:=[.C140]/([.H140]-[.H139])" office:value-type="float" office:value="108486.570770798" calcext:value-type="float">
            <text:p>108486.570770798</text:p>
          </table:table-cell>
          <table:table-cell table:formula="of:=[.G140]-[.$B140]" office:value-type="float" office:value="120.714598655701" calcext:value-type="float">
            <text:p>120.714598655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27844.9435" calcext:value-type="float">
            <text:p>1443127844.9435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33145523071" calcext:value-type="float">
            <text:p>24.9433145523</text:p>
          </table:table-cell>
          <table:table-cell table:formula="of:=[.C141]/([.D141]-[.D140])" office:value-type="float" office:value="100351.600804117" calcext:value-type="float">
            <text:p>100351.600804117</text:p>
          </table:table-cell>
          <table:table-cell/>
          <table:table-cell office:value-type="float" office:value="1443127965.65192" calcext:value-type="float">
            <text:p>1443127965.65192</text:p>
          </table:table-cell>
          <table:table-cell table:formula="of:=[.G141]-[.$B$2]" office:value-type="float" office:value="145.651732683182" calcext:value-type="float">
            <text:p>145.6517326832</text:p>
          </table:table-cell>
          <table:table-cell table:formula="of:=[.C141]/([.H141]-[.H140])" office:value-type="float" office:value="108537.091879374" calcext:value-type="float">
            <text:p>108537.091879374</text:p>
          </table:table-cell>
          <table:table-cell table:formula="of:=[.G141]-[.$B141]" office:value-type="float" office:value="120.708418130875" calcext:value-type="float">
            <text:p>120.70841813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27845.02439" calcext:value-type="float">
            <text:p>1443127845.02439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41985321045" calcext:value-type="float">
            <text:p>25.0241985321</text:p>
          </table:table-cell>
          <table:table-cell table:formula="of:=[.C142]/([.D142]-[.D141])" office:value-type="float" office:value="101676.500347824" calcext:value-type="float">
            <text:p>101676.500347824</text:p>
          </table:table-cell>
          <table:table-cell/>
          <table:table-cell office:value-type="float" office:value="1443127965.72769" calcext:value-type="float">
            <text:p>1443127965.72769</text:p>
          </table:table-cell>
          <table:table-cell table:formula="of:=[.G142]-[.$B$2]" office:value-type="float" office:value="145.727502584457" calcext:value-type="float">
            <text:p>145.7275025845</text:p>
          </table:table-cell>
          <table:table-cell table:formula="of:=[.C142]/([.H142]-[.H141])" office:value-type="float" office:value="108539.141024915" calcext:value-type="float">
            <text:p>108539.141024915</text:p>
          </table:table-cell>
          <table:table-cell table:formula="of:=[.G142]-[.$B142]" office:value-type="float" office:value="120.703304052353" calcext:value-type="float">
            <text:p>120.703304052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27845.10286" calcext:value-type="float">
            <text:p>1443127845.10286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26730537415" calcext:value-type="float">
            <text:p>25.1026730537</text:p>
          </table:table-cell>
          <table:table-cell table:formula="of:=[.C143]/([.D143]-[.D142])" office:value-type="float" office:value="104798.345099135" calcext:value-type="float">
            <text:p>104798.345099135</text:p>
          </table:table-cell>
          <table:table-cell/>
          <table:table-cell office:value-type="float" office:value="1443127965.775" calcext:value-type="float">
            <text:p>1443127965.775</text:p>
          </table:table-cell>
          <table:table-cell table:formula="of:=[.G143]-[.$B$2]" office:value-type="float" office:value="145.774812698364" calcext:value-type="float">
            <text:p>145.7748126984</text:p>
          </table:table-cell>
          <table:table-cell table:formula="of:=[.C143]/([.H143]-[.H142])" office:value-type="float" office:value="173831.752258949" calcext:value-type="float">
            <text:p>173831.752258949</text:p>
          </table:table-cell>
          <table:table-cell table:formula="of:=[.G143]-[.$B143]" office:value-type="float" office:value="120.672139644623" calcext:value-type="float">
            <text:p>120.67213964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27845.18134" calcext:value-type="float">
            <text:p>1443127845.18134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811482906342" calcext:value-type="float">
            <text:p>25.1811482906</text:p>
          </table:table-cell>
          <table:table-cell table:formula="of:=[.C144]/([.D144]-[.D143])" office:value-type="float" office:value="104797.389923712" calcext:value-type="float">
            <text:p>104797.389923712</text:p>
          </table:table-cell>
          <table:table-cell/>
          <table:table-cell office:value-type="float" office:value="1443127965.87925" calcext:value-type="float">
            <text:p>1443127965.87925</text:p>
          </table:table-cell>
          <table:table-cell table:formula="of:=[.G144]-[.$B$2]" office:value-type="float" office:value="145.879065275192" calcext:value-type="float">
            <text:p>145.8790652752</text:p>
          </table:table-cell>
          <table:table-cell table:formula="of:=[.C144]/([.H144]-[.H143])" office:value-type="float" office:value="78885.3402978043" calcext:value-type="float">
            <text:p>78885.3402978043</text:p>
          </table:table-cell>
          <table:table-cell table:formula="of:=[.G144]-[.$B144]" office:value-type="float" office:value="120.697916984558" calcext:value-type="float">
            <text:p>120.697916984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27845.25981" calcext:value-type="float">
            <text:p>1443127845.25981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96228122711" calcext:value-type="float">
            <text:p>25.2596228123</text:p>
          </table:table-cell>
          <table:table-cell table:formula="of:=[.C145]/([.D145]-[.D144])" office:value-type="float" office:value="104798.345099135" calcext:value-type="float">
            <text:p>104798.345099135</text:p>
          </table:table-cell>
          <table:table-cell/>
          <table:table-cell office:value-type="float" office:value="1443127965.95508" calcext:value-type="float">
            <text:p>1443127965.95508</text:p>
          </table:table-cell>
          <table:table-cell table:formula="of:=[.G145]-[.$B$2]" office:value-type="float" office:value="145.954897165298" calcext:value-type="float">
            <text:p>145.9548971653</text:p>
          </table:table-cell>
          <table:table-cell table:formula="of:=[.C145]/([.H145]-[.H144])" office:value-type="float" office:value="108450.415629657" calcext:value-type="float">
            <text:p>108450.415629657</text:p>
          </table:table-cell>
          <table:table-cell table:formula="of:=[.G145]-[.$B145]" office:value-type="float" office:value="120.695274353027" calcext:value-type="float">
            <text:p>120.69527435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27845.33829" calcext:value-type="float">
            <text:p>1443127845.33829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81032943726" calcext:value-type="float">
            <text:p>25.3381032944</text:p>
          </table:table-cell>
          <table:table-cell table:formula="of:=[.C146]/([.D146]-[.D145])" office:value-type="float" office:value="104790.385835933" calcext:value-type="float">
            <text:p>104790.385835933</text:p>
          </table:table-cell>
          <table:table-cell/>
          <table:table-cell office:value-type="float" office:value="1443127966.03104" calcext:value-type="float">
            <text:p>1443127966.03104</text:p>
          </table:table-cell>
          <table:table-cell table:formula="of:=[.G146]-[.$B$2]" office:value-type="float" office:value="146.030848026276" calcext:value-type="float">
            <text:p>146.0308480263</text:p>
          </table:table-cell>
          <table:table-cell table:formula="of:=[.C146]/([.H146]-[.H145])" office:value-type="float" office:value="108280.536839098" calcext:value-type="float">
            <text:p>108280.536839098</text:p>
          </table:table-cell>
          <table:table-cell table:formula="of:=[.G146]-[.$B146]" office:value-type="float" office:value="120.692744731903" calcext:value-type="float">
            <text:p>120.692744731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27845.41684" calcext:value-type="float">
            <text:p>1443127845.41684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66572093964" calcext:value-type="float">
            <text:p>25.4166572094</text:p>
          </table:table-cell>
          <table:table-cell table:formula="of:=[.C147]/([.D147]-[.D146])" office:value-type="float" office:value="104692.426819312" calcext:value-type="float">
            <text:p>104692.426819312</text:p>
          </table:table-cell>
          <table:table-cell/>
          <table:table-cell office:value-type="float" office:value="1443127966.10029" calcext:value-type="float">
            <text:p>1443127966.10029</text:p>
          </table:table-cell>
          <table:table-cell table:formula="of:=[.G147]-[.$B$2]" office:value-type="float" office:value="146.10010099411" calcext:value-type="float">
            <text:p>146.1001009941</text:p>
          </table:table-cell>
          <table:table-cell table:formula="of:=[.C147]/([.H147]-[.H146])" office:value-type="float" office:value="118753.033366842" calcext:value-type="float">
            <text:p>118753.033366842</text:p>
          </table:table-cell>
          <table:table-cell table:formula="of:=[.G147]-[.$B147]" office:value-type="float" office:value="120.683443784714" calcext:value-type="float">
            <text:p>120.68344378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27845.49544" calcext:value-type="float">
            <text:p>1443127845.49544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52495098114" calcext:value-type="float">
            <text:p>25.4952495098</text:p>
          </table:table-cell>
          <table:table-cell table:formula="of:=[.C148]/([.D148]-[.D147])" office:value-type="float" office:value="104641.293823565" calcext:value-type="float">
            <text:p>104641.293823565</text:p>
          </table:table-cell>
          <table:table-cell/>
          <table:table-cell office:value-type="float" office:value="1443127966.1698" calcext:value-type="float">
            <text:p>1443127966.1698</text:p>
          </table:table-cell>
          <table:table-cell table:formula="of:=[.G148]-[.$B$2]" office:value-type="float" office:value="146.169617414475" calcext:value-type="float">
            <text:p>146.1696174145</text:p>
          </table:table-cell>
          <table:table-cell table:formula="of:=[.C148]/([.H148]-[.H147])" office:value-type="float" office:value="118302.98448759" calcext:value-type="float">
            <text:p>118302.98448759</text:p>
          </table:table-cell>
          <table:table-cell table:formula="of:=[.G148]-[.$B148]" office:value-type="float" office:value="120.674367904663" calcext:value-type="float">
            <text:p>120.67436790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27845.57392" calcext:value-type="float">
            <text:p>1443127845.57392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37302303314" calcext:value-type="float">
            <text:p>25.5737302303</text:p>
          </table:table-cell>
          <table:table-cell table:formula="of:=[.C149]/([.D149]-[.D148])" office:value-type="float" office:value="104790.067490552" calcext:value-type="float">
            <text:p>104790.067490552</text:p>
          </table:table-cell>
          <table:table-cell/>
          <table:table-cell office:value-type="float" office:value="1443127966.23911" calcext:value-type="float">
            <text:p>1443127966.23911</text:p>
          </table:table-cell>
          <table:table-cell table:formula="of:=[.G149]-[.$B$2]" office:value-type="float" office:value="146.238919734955" calcext:value-type="float">
            <text:p>146.238919735</text:p>
          </table:table-cell>
          <table:table-cell table:formula="of:=[.C149]/([.H149]-[.H148])" office:value-type="float" office:value="118668.465110519" calcext:value-type="float">
            <text:p>118668.465110519</text:p>
          </table:table-cell>
          <table:table-cell table:formula="of:=[.G149]-[.$B149]" office:value-type="float" office:value="120.665189504623" calcext:value-type="float">
            <text:p>120.665189504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27845.65239" calcext:value-type="float">
            <text:p>1443127845.65239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522023677826" calcext:value-type="float">
            <text:p>25.6522023678</text:p>
          </table:table-cell>
          <table:table-cell table:formula="of:=[.C150]/([.D150]-[.D149])" office:value-type="float" office:value="104801.529142968" calcext:value-type="float">
            <text:p>104801.529142968</text:p>
          </table:table-cell>
          <table:table-cell/>
          <table:table-cell office:value-type="float" office:value="1443127966.30869" calcext:value-type="float">
            <text:p>1443127966.30869</text:p>
          </table:table-cell>
          <table:table-cell table:formula="of:=[.G150]-[.$B$2]" office:value-type="float" office:value="146.308505296707" calcext:value-type="float">
            <text:p>146.3085052967</text:p>
          </table:table-cell>
          <table:table-cell table:formula="of:=[.C150]/([.H150]-[.H149])" office:value-type="float" office:value="118185.436646646" calcext:value-type="float">
            <text:p>118185.436646646</text:p>
          </table:table-cell>
          <table:table-cell table:formula="of:=[.G150]-[.$B150]" office:value-type="float" office:value="120.656302928925" calcext:value-type="float">
            <text:p>120.656302928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27845.73086" calcext:value-type="float">
            <text:p>1443127845.73086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306764125824" calcext:value-type="float">
            <text:p>25.7306764126</text:p>
          </table:table-cell>
          <table:table-cell table:formula="of:=[.C151]/([.D151]-[.D150])" office:value-type="float" office:value="104798.981892424" calcext:value-type="float">
            <text:p>104798.981892424</text:p>
          </table:table-cell>
          <table:table-cell/>
          <table:table-cell office:value-type="float" office:value="1443127966.37817" calcext:value-type="float">
            <text:p>1443127966.37817</text:p>
          </table:table-cell>
          <table:table-cell table:formula="of:=[.G151]-[.$B$2]" office:value-type="float" office:value="146.377983570099" calcext:value-type="float">
            <text:p>146.3779835701</text:p>
          </table:table-cell>
          <table:table-cell table:formula="of:=[.C151]/([.H151]-[.H150])" office:value-type="float" office:value="118367.938616328" calcext:value-type="float">
            <text:p>118367.938616328</text:p>
          </table:table-cell>
          <table:table-cell table:formula="of:=[.G151]-[.$B151]" office:value-type="float" office:value="120.647307157516" calcext:value-type="float">
            <text:p>120.64730715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27845.80935" calcext:value-type="float">
            <text:p>1443127845.80935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91585636139" calcext:value-type="float">
            <text:p>25.8091585636</text:p>
          </table:table-cell>
          <table:table-cell table:formula="of:=[.C152]/([.D152]-[.D151])" office:value-type="float" office:value="104788.157458882" calcext:value-type="float">
            <text:p>104788.157458882</text:p>
          </table:table-cell>
          <table:table-cell/>
          <table:table-cell office:value-type="float" office:value="1443127966.4476" calcext:value-type="float">
            <text:p>1443127966.4476</text:p>
          </table:table-cell>
          <table:table-cell table:formula="of:=[.G152]-[.$B$2]" office:value-type="float" office:value="146.447412967682" calcext:value-type="float">
            <text:p>146.4474129677</text:p>
          </table:table-cell>
          <table:table-cell table:formula="of:=[.C152]/([.H152]-[.H151])" office:value-type="float" office:value="118451.265404797" calcext:value-type="float">
            <text:p>118451.265404797</text:p>
          </table:table-cell>
          <table:table-cell table:formula="of:=[.G152]-[.$B152]" office:value-type="float" office:value="120.638254404068" calcext:value-type="float">
            <text:p>120.638254404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27845.88783" calcext:value-type="float">
            <text:p>1443127845.88783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76390457153" calcext:value-type="float">
            <text:p>25.8876390457</text:p>
          </table:table-cell>
          <table:table-cell table:formula="of:=[.C153]/([.D153]-[.D152])" office:value-type="float" office:value="104790.385835933" calcext:value-type="float">
            <text:p>104790.385835933</text:p>
          </table:table-cell>
          <table:table-cell/>
          <table:table-cell office:value-type="float" office:value="1443127966.51707" calcext:value-type="float">
            <text:p>1443127966.51707</text:p>
          </table:table-cell>
          <table:table-cell table:formula="of:=[.G153]-[.$B$2]" office:value-type="float" office:value="146.516883373261" calcext:value-type="float">
            <text:p>146.5168833733</text:p>
          </table:table-cell>
          <table:table-cell table:formula="of:=[.C153]/([.H153]-[.H152])" office:value-type="float" office:value="118381.344278948" calcext:value-type="float">
            <text:p>118381.344278948</text:p>
          </table:table-cell>
          <table:table-cell table:formula="of:=[.G153]-[.$B153]" office:value-type="float" office:value="120.629244327545" calcext:value-type="float">
            <text:p>120.629244327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27845.96633" calcext:value-type="float">
            <text:p>1443127845.96633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61467075348" calcext:value-type="float">
            <text:p>25.9661467075</text:p>
          </table:table-cell>
          <table:table-cell table:formula="of:=[.C154]/([.D154]-[.D153])" office:value-type="float" office:value="104754.106916501" calcext:value-type="float">
            <text:p>104754.106916501</text:p>
          </table:table-cell>
          <table:table-cell/>
          <table:table-cell office:value-type="float" office:value="1443127966.58656" calcext:value-type="float">
            <text:p>1443127966.58656</text:p>
          </table:table-cell>
          <table:table-cell table:formula="of:=[.G154]-[.$B$2]" office:value-type="float" office:value="146.58637046814" calcext:value-type="float">
            <text:p>146.5863704681</text:p>
          </table:table-cell>
          <table:table-cell table:formula="of:=[.C154]/([.H154]-[.H153])" office:value-type="float" office:value="118352.911634929" calcext:value-type="float">
            <text:p>118352.911634929</text:p>
          </table:table-cell>
          <table:table-cell table:formula="of:=[.G154]-[.$B154]" office:value-type="float" office:value="120.620223760605" calcext:value-type="float">
            <text:p>120.620223760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27846.04278" calcext:value-type="float">
            <text:p>1443127846.04278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42596578598" calcext:value-type="float">
            <text:p>26.0425965786</text:p>
          </table:table-cell>
          <table:table-cell table:formula="of:=[.C155]/([.D155]-[.D154])" office:value-type="float" office:value="107573.758930186" calcext:value-type="float">
            <text:p>107573.758930186</text:p>
          </table:table-cell>
          <table:table-cell/>
          <table:table-cell office:value-type="float" office:value="1443127966.65595" calcext:value-type="float">
            <text:p>1443127966.65595</text:p>
          </table:table-cell>
          <table:table-cell table:formula="of:=[.G155]-[.$B$2]" office:value-type="float" office:value="146.655764579773" calcext:value-type="float">
            <text:p>146.6557645798</text:p>
          </table:table-cell>
          <table:table-cell table:formula="of:=[.C155]/([.H155]-[.H154])" office:value-type="float" office:value="118511.496241325" calcext:value-type="float">
            <text:p>118511.496241325</text:p>
          </table:table-cell>
          <table:table-cell table:formula="of:=[.G155]-[.$B155]" office:value-type="float" office:value="120.613168001175" calcext:value-type="float">
            <text:p>120.613168001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27846.11771" calcext:value-type="float">
            <text:p>1443127846.11771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75191402435" calcext:value-type="float">
            <text:p>26.1175191402</text:p>
          </table:table-cell>
          <table:table-cell table:formula="of:=[.C156]/([.D156]-[.D155])" office:value-type="float" office:value="109766.668669331" calcext:value-type="float">
            <text:p>109766.668669331</text:p>
          </table:table-cell>
          <table:table-cell/>
          <table:table-cell office:value-type="float" office:value="1443127966.72545" calcext:value-type="float">
            <text:p>1443127966.72545</text:p>
          </table:table-cell>
          <table:table-cell table:formula="of:=[.G156]-[.$B$2]" office:value-type="float" office:value="146.725260019302" calcext:value-type="float">
            <text:p>146.7252600193</text:p>
          </table:table-cell>
          <table:table-cell table:formula="of:=[.C156]/([.H156]-[.H155])" office:value-type="float" office:value="118338.700433985" calcext:value-type="float">
            <text:p>118338.700433985</text:p>
          </table:table-cell>
          <table:table-cell table:formula="of:=[.G156]-[.$B156]" office:value-type="float" office:value="120.607740879059" calcext:value-type="float">
            <text:p>120.607740879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27846.19261" calcext:value-type="float">
            <text:p>1443127846.19261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924240589142" calcext:value-type="float">
            <text:p>26.1924240589</text:p>
          </table:table-cell>
          <table:table-cell table:formula="of:=[.C157]/([.D157]-[.D156])" office:value-type="float" office:value="109792.52292042" calcext:value-type="float">
            <text:p>109792.52292042</text:p>
          </table:table-cell>
          <table:table-cell/>
          <table:table-cell office:value-type="float" office:value="1443127966.79498" calcext:value-type="float">
            <text:p>1443127966.79498</text:p>
          </table:table-cell>
          <table:table-cell table:formula="of:=[.G157]-[.$B$2]" office:value-type="float" office:value="146.794797182083" calcext:value-type="float">
            <text:p>146.7947971821</text:p>
          </table:table-cell>
          <table:table-cell table:formula="of:=[.C157]/([.H157]-[.H156])" office:value-type="float" office:value="118267.695590756" calcext:value-type="float">
            <text:p>118267.695590756</text:p>
          </table:table-cell>
          <table:table-cell table:formula="of:=[.G157]-[.$B157]" office:value-type="float" office:value="120.602373123169" calcext:value-type="float">
            <text:p>120.602373123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27846.26751" calcext:value-type="float">
            <text:p>1443127846.26751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73268318176" calcext:value-type="float">
            <text:p>26.2673268318</text:p>
          </table:table-cell>
          <table:table-cell table:formula="of:=[.C158]/([.D158]-[.D157])" office:value-type="float" office:value="109795.668187099" calcext:value-type="float">
            <text:p>109795.668187099</text:p>
          </table:table-cell>
          <table:table-cell/>
          <table:table-cell office:value-type="float" office:value="1443127966.86452" calcext:value-type="float">
            <text:p>1443127966.86452</text:p>
          </table:table-cell>
          <table:table-cell table:formula="of:=[.G158]-[.$B$2]" office:value-type="float" office:value="146.864329814911" calcext:value-type="float">
            <text:p>146.8643298149</text:p>
          </table:table-cell>
          <table:table-cell table:formula="of:=[.C158]/([.H158]-[.H157])" office:value-type="float" office:value="118275.400564393" calcext:value-type="float">
            <text:p>118275.400564393</text:p>
          </table:table-cell>
          <table:table-cell table:formula="of:=[.G158]-[.$B158]" office:value-type="float" office:value="120.597002983093" calcext:value-type="float">
            <text:p>120.597002983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27846.34243" calcext:value-type="float">
            <text:p>1443127846.34243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422389030457" calcext:value-type="float">
            <text:p>26.342238903</text:p>
          </table:table-cell>
          <table:table-cell table:formula="of:=[.C159]/([.D159]-[.D158])" office:value-type="float" office:value="109782.039999491" calcext:value-type="float">
            <text:p>109782.039999491</text:p>
          </table:table-cell>
          <table:table-cell/>
          <table:table-cell office:value-type="float" office:value="1443127966.93387" calcext:value-type="float">
            <text:p>1443127966.93387</text:p>
          </table:table-cell>
          <table:table-cell table:formula="of:=[.G159]-[.$B$2]" office:value-type="float" office:value="146.933679819107" calcext:value-type="float">
            <text:p>146.9336798191</text:p>
          </table:table-cell>
          <table:table-cell table:formula="of:=[.C159]/([.H159]-[.H158])" office:value-type="float" office:value="118586.870978943" calcext:value-type="float">
            <text:p>118586.870978943</text:p>
          </table:table-cell>
          <table:table-cell table:formula="of:=[.G159]-[.$B159]" office:value-type="float" office:value="120.591440916061" calcext:value-type="float">
            <text:p>120.591440916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27846.41734" calcext:value-type="float">
            <text:p>1443127846.41734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71521663666" calcext:value-type="float">
            <text:p>26.4171521664</text:p>
          </table:table-cell>
          <table:table-cell table:formula="of:=[.C160]/([.D160]-[.D159])" office:value-type="float" office:value="109780.293040619" calcext:value-type="float">
            <text:p>109780.293040619</text:p>
          </table:table-cell>
          <table:table-cell/>
          <table:table-cell office:value-type="float" office:value="1443127967.00337" calcext:value-type="float">
            <text:p>1443127967.00337</text:p>
          </table:table-cell>
          <table:table-cell table:formula="of:=[.G160]-[.$B$2]" office:value-type="float" office:value="147.003183841705" calcext:value-type="float">
            <text:p>147.0031838417</text:p>
          </table:table-cell>
          <table:table-cell table:formula="of:=[.C160]/([.H160]-[.H159])" office:value-type="float" office:value="118324.086758758" calcext:value-type="float">
            <text:p>118324.086758758</text:p>
          </table:table-cell>
          <table:table-cell table:formula="of:=[.G160]-[.$B160]" office:value-type="float" office:value="120.586031675339" calcext:value-type="float">
            <text:p>120.586031675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27846.49223" calcext:value-type="float">
            <text:p>1443127846.49223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920423030853" calcext:value-type="float">
            <text:p>26.4920423031</text:p>
          </table:table-cell>
          <table:table-cell table:formula="of:=[.C161]/([.D161]-[.D160])" office:value-type="float" office:value="109814.19396903" calcext:value-type="float">
            <text:p>109814.19396903</text:p>
          </table:table-cell>
          <table:table-cell/>
          <table:table-cell office:value-type="float" office:value="1443127975.2328" calcext:value-type="float">
            <text:p>1443127975.2328</text:p>
          </table:table-cell>
          <table:table-cell table:formula="of:=[.G161]-[.$B$2]" office:value-type="float" office:value="155.232610225677" calcext:value-type="float">
            <text:p>155.2326102257</text:p>
          </table:table-cell>
          <table:table-cell table:formula="of:=[.C161]/([.H161]-[.H160])" office:value-type="float" office:value="999.340612125441" calcext:value-type="float">
            <text:p>999.3406121254</text:p>
          </table:table-cell>
          <table:table-cell table:formula="of:=[.G161]-[.$B161]" office:value-type="float" office:value="128.740567922592" calcext:value-type="float">
            <text:p>128.74056792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27846.56711" calcext:value-type="float">
            <text:p>1443127846.56711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69257640839" calcext:value-type="float">
            <text:p>26.5669257641</text:p>
          </table:table-cell>
          <table:table-cell table:formula="of:=[.C162]/([.D162]-[.D161])" office:value-type="float" office:value="109823.983698628" calcext:value-type="float">
            <text:p>109823.983698628</text:p>
          </table:table-cell>
          <table:table-cell/>
          <table:table-cell office:value-type="float" office:value="1443127975.41517" calcext:value-type="float">
            <text:p>1443127975.41517</text:p>
          </table:table-cell>
          <table:table-cell table:formula="of:=[.G162]-[.$B$2]" office:value-type="float" office:value="155.414983272553" calcext:value-type="float">
            <text:p>155.4149832726</text:p>
          </table:table-cell>
          <table:table-cell table:formula="of:=[.C162]/([.H162]-[.H161])" office:value-type="float" office:value="45094.3828647925" calcext:value-type="float">
            <text:p>45094.3828647925</text:p>
          </table:table-cell>
          <table:table-cell table:formula="of:=[.G162]-[.$B162]" office:value-type="float" office:value="128.848057508469" calcext:value-type="float">
            <text:p>128.848057508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27846.64202" calcext:value-type="float">
            <text:p>1443127846.64202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418294906616" calcext:value-type="float">
            <text:p>26.6418294907</text:p>
          </table:table-cell>
          <table:table-cell table:formula="of:=[.C163]/([.D163]-[.D162])" office:value-type="float" office:value="109794.27026855" calcext:value-type="float">
            <text:p>109794.27026855</text:p>
          </table:table-cell>
          <table:table-cell/>
          <table:table-cell office:value-type="float" office:value="1443127975.49086" calcext:value-type="float">
            <text:p>1443127975.49086</text:p>
          </table:table-cell>
          <table:table-cell table:formula="of:=[.G163]-[.$B$2]" office:value-type="float" office:value="155.490670681" calcext:value-type="float">
            <text:p>155.490670681</text:p>
          </table:table-cell>
          <table:table-cell table:formula="of:=[.C163]/([.H163]-[.H162])" office:value-type="float" office:value="108657.439443576" calcext:value-type="float">
            <text:p>108657.439443576</text:p>
          </table:table-cell>
          <table:table-cell table:formula="of:=[.G163]-[.$B163]" office:value-type="float" office:value="128.848841190338" calcext:value-type="float">
            <text:p>128.848841190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27846.71692" calcext:value-type="float">
            <text:p>1443127846.71692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67377471924" calcext:value-type="float">
            <text:p>26.7167377472</text:p>
          </table:table-cell>
          <table:table-cell table:formula="of:=[.C164]/([.D164]-[.D163])" office:value-type="float" office:value="109787.630641527" calcext:value-type="float">
            <text:p>109787.630641527</text:p>
          </table:table-cell>
          <table:table-cell/>
          <table:table-cell office:value-type="float" office:value="1443127975.56671" calcext:value-type="float">
            <text:p>1443127975.56671</text:p>
          </table:table-cell>
          <table:table-cell table:formula="of:=[.G164]-[.$B$2]" office:value-type="float" office:value="155.566521644592" calcext:value-type="float">
            <text:p>155.5665216446</text:p>
          </table:table-cell>
          <table:table-cell table:formula="of:=[.C164]/([.H164]-[.H163])" office:value-type="float" office:value="108423.14468382" calcext:value-type="float">
            <text:p>108423.14468382</text:p>
          </table:table-cell>
          <table:table-cell table:formula="of:=[.G164]-[.$B164]" office:value-type="float" office:value="128.8497838974" calcext:value-type="float">
            <text:p>128.849783897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27846.79196" calcext:value-type="float">
            <text:p>1443127846.79196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917737960815" calcext:value-type="float">
            <text:p>26.7917737961</text:p>
          </table:table-cell>
          <table:table-cell table:formula="of:=[.C165]/([.D165]-[.D164])" office:value-type="float" office:value="109600.653575832" calcext:value-type="float">
            <text:p>109600.653575832</text:p>
          </table:table-cell>
          <table:table-cell/>
          <table:table-cell office:value-type="float" office:value="1443127975.64247" calcext:value-type="float">
            <text:p>1443127975.64247</text:p>
          </table:table-cell>
          <table:table-cell table:formula="of:=[.G165]-[.$B$2]" office:value-type="float" office:value="155.642280578613" calcext:value-type="float">
            <text:p>155.6422805786</text:p>
          </table:table-cell>
          <table:table-cell table:formula="of:=[.C165]/([.H165]-[.H164])" office:value-type="float" office:value="108554.853711653" calcext:value-type="float">
            <text:p>108554.853711653</text:p>
          </table:table-cell>
          <table:table-cell table:formula="of:=[.G165]-[.$B165]" office:value-type="float" office:value="128.850506782532" calcext:value-type="float">
            <text:p>128.850506782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27846.86687" calcext:value-type="float">
            <text:p>1443127846.86687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66832447052" calcext:value-type="float">
            <text:p>26.8666832447</text:p>
          </table:table-cell>
          <table:table-cell table:formula="of:=[.C166]/([.D166]-[.D165])" office:value-type="float" office:value="109785.883504725" calcext:value-type="float">
            <text:p>109785.883504725</text:p>
          </table:table-cell>
          <table:table-cell/>
          <table:table-cell office:value-type="float" office:value="1443127975.71827" calcext:value-type="float">
            <text:p>1443127975.71827</text:p>
          </table:table-cell>
          <table:table-cell table:formula="of:=[.G166]-[.$B$2]" office:value-type="float" office:value="155.718079805374" calcext:value-type="float">
            <text:p>155.7180798054</text:p>
          </table:table-cell>
          <table:table-cell table:formula="of:=[.C166]/([.H166]-[.H165])" office:value-type="float" office:value="108497.14900055" calcext:value-type="float">
            <text:p>108497.14900055</text:p>
          </table:table-cell>
          <table:table-cell table:formula="of:=[.G166]-[.$B166]" office:value-type="float" office:value="128.851396560669" calcext:value-type="float">
            <text:p>128.851396560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27846.94177" calcext:value-type="float">
            <text:p>1443127846.94177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415862560272" calcext:value-type="float">
            <text:p>26.941586256</text:p>
          </table:table-cell>
          <table:table-cell table:formula="of:=[.C167]/([.D167]-[.D166])" office:value-type="float" office:value="109795.318704125" calcext:value-type="float">
            <text:p>109795.318704125</text:p>
          </table:table-cell>
          <table:table-cell/>
          <table:table-cell office:value-type="float" office:value="1443127975.794" calcext:value-type="float">
            <text:p>1443127975.794</text:p>
          </table:table-cell>
          <table:table-cell table:formula="of:=[.G167]-[.$B$2]" office:value-type="float" office:value="155.793812274933" calcext:value-type="float">
            <text:p>155.7938122749</text:p>
          </table:table-cell>
          <table:table-cell table:formula="of:=[.C167]/([.H167]-[.H166])" office:value-type="float" office:value="108592.787848069" calcext:value-type="float">
            <text:p>108592.787848069</text:p>
          </table:table-cell>
          <table:table-cell table:formula="of:=[.G167]-[.$B167]" office:value-type="float" office:value="128.852226018906" calcext:value-type="float">
            <text:p>128.852226018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27860.02289" calcext:value-type="float">
            <text:p>1443127860.02289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27074623108" calcext:value-type="float">
            <text:p>40.0227074623</text:p>
          </table:table-cell>
          <table:table-cell table:formula="of:=[.C168]/([.D168]-[.D167])" office:value-type="float" office:value="628.692286411166" calcext:value-type="float">
            <text:p>628.6922864112</text:p>
          </table:table-cell>
          <table:table-cell/>
          <table:table-cell office:value-type="float" office:value="1443127975.86979" calcext:value-type="float">
            <text:p>1443127975.86979</text:p>
          </table:table-cell>
          <table:table-cell table:formula="of:=[.G168]-[.$B$2]" office:value-type="float" office:value="155.869598388672" calcext:value-type="float">
            <text:p>155.8695983887</text:p>
          </table:table-cell>
          <table:table-cell table:formula="of:=[.C168]/([.H168]-[.H167])" office:value-type="float" office:value="108515.921905181" calcext:value-type="float">
            <text:p>108515.921905181</text:p>
          </table:table-cell>
          <table:table-cell table:formula="of:=[.G168]-[.$B168]" office:value-type="float" office:value="115.846890926361" calcext:value-type="float">
            <text:p>115.846890926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27860.12584" calcext:value-type="float">
            <text:p>1443127860.12584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56563663483" calcext:value-type="float">
            <text:p>40.1256563663</text:p>
          </table:table-cell>
          <table:table-cell table:formula="of:=[.C169]/([.D169]-[.D168])" office:value-type="float" office:value="79884.2889770472" calcext:value-type="float">
            <text:p>79884.2889770472</text:p>
          </table:table-cell>
          <table:table-cell/>
          <table:table-cell office:value-type="float" office:value="1443127975.94565" calcext:value-type="float">
            <text:p>1443127975.94565</text:p>
          </table:table-cell>
          <table:table-cell table:formula="of:=[.G169]-[.$B$2]" office:value-type="float" office:value="155.945467710495" calcext:value-type="float">
            <text:p>155.9454677105</text:p>
          </table:table-cell>
          <table:table-cell table:formula="of:=[.C169]/([.H169]-[.H168])" office:value-type="float" office:value="108396.909348593" calcext:value-type="float">
            <text:p>108396.909348593</text:p>
          </table:table-cell>
          <table:table-cell table:formula="of:=[.G169]-[.$B169]" office:value-type="float" office:value="115.819811344147" calcext:value-type="float">
            <text:p>115.819811344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27860.22878" calcext:value-type="float">
            <text:p>1443127860.22878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85959720612" calcext:value-type="float">
            <text:p>40.2285959721</text:p>
          </table:table-cell>
          <table:table-cell table:formula="of:=[.C170]/([.D170]-[.D169])" office:value-type="float" office:value="79891.5047619048" calcext:value-type="float">
            <text:p>79891.5047619048</text:p>
          </table:table-cell>
          <table:table-cell/>
          <table:table-cell office:value-type="float" office:value="1443127976.02137" calcext:value-type="float">
            <text:p>1443127976.02137</text:p>
          </table:table-cell>
          <table:table-cell table:formula="of:=[.G170]-[.$B$2]" office:value-type="float" office:value="156.021183252335" calcext:value-type="float">
            <text:p>156.0211832523</text:p>
          </table:table-cell>
          <table:table-cell table:formula="of:=[.C170]/([.H170]-[.H169])" office:value-type="float" office:value="108617.06593109" calcext:value-type="float">
            <text:p>108617.06593109</text:p>
          </table:table-cell>
          <table:table-cell table:formula="of:=[.G170]-[.$B170]" office:value-type="float" office:value="115.792587280273" calcext:value-type="float">
            <text:p>115.792587280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27860.33174" calcext:value-type="float">
            <text:p>1443127860.33174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315482139587" calcext:value-type="float">
            <text:p>40.331548214</text:p>
          </table:table-cell>
          <table:table-cell table:formula="of:=[.C171]/([.D171]-[.D170])" office:value-type="float" office:value="79881.6990132303" calcext:value-type="float">
            <text:p>79881.6990132303</text:p>
          </table:table-cell>
          <table:table-cell/>
          <table:table-cell office:value-type="float" office:value="1443127976.09078" calcext:value-type="float">
            <text:p>1443127976.09078</text:p>
          </table:table-cell>
          <table:table-cell table:formula="of:=[.G171]-[.$B$2]" office:value-type="float" office:value="156.090589284897" calcext:value-type="float">
            <text:p>156.0905892849</text:p>
          </table:table-cell>
          <table:table-cell table:formula="of:=[.C171]/([.H171]-[.H170])" office:value-type="float" office:value="118491.141135653" calcext:value-type="float">
            <text:p>118491.141135653</text:p>
          </table:table-cell>
          <table:table-cell table:formula="of:=[.G171]-[.$B171]" office:value-type="float" office:value="115.759041070938" calcext:value-type="float">
            <text:p>115.759041070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27860.43468" calcext:value-type="float">
            <text:p>1443127860.43468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44947338104" calcext:value-type="float">
            <text:p>40.4344947338</text:p>
          </table:table-cell>
          <table:table-cell table:formula="of:=[.C172]/([.D172]-[.D171])" office:value-type="float" office:value="79886.1390540287" calcext:value-type="float">
            <text:p>79886.1390540287</text:p>
          </table:table-cell>
          <table:table-cell/>
          <table:table-cell office:value-type="float" office:value="1443127976.16025" calcext:value-type="float">
            <text:p>1443127976.16025</text:p>
          </table:table-cell>
          <table:table-cell table:formula="of:=[.G172]-[.$B$2]" office:value-type="float" office:value="156.160065174103" calcext:value-type="float">
            <text:p>156.1600651741</text:p>
          </table:table-cell>
          <table:table-cell table:formula="of:=[.C172]/([.H172]-[.H171])" office:value-type="float" office:value="118372.000617701" calcext:value-type="float">
            <text:p>118372.000617701</text:p>
          </table:table-cell>
          <table:table-cell table:formula="of:=[.G172]-[.$B172]" office:value-type="float" office:value="115.725570440292" calcext:value-type="float">
            <text:p>115.725570440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27860.53767" calcext:value-type="float">
            <text:p>1443127860.53767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74813079834" calcext:value-type="float">
            <text:p>40.537481308</text:p>
          </table:table-cell>
          <table:table-cell table:formula="of:=[.C173]/([.D173]-[.D172])" office:value-type="float" office:value="79855.0691295661" calcext:value-type="float">
            <text:p>79855.0691295661</text:p>
          </table:table-cell>
          <table:table-cell/>
          <table:table-cell office:value-type="float" office:value="1443127976.22975" calcext:value-type="float">
            <text:p>1443127976.22975</text:p>
          </table:table-cell>
          <table:table-cell table:formula="of:=[.G173]-[.$B$2]" office:value-type="float" office:value="156.229563951492" calcext:value-type="float">
            <text:p>156.2295639515</text:p>
          </table:table-cell>
          <table:table-cell table:formula="of:=[.C173]/([.H173]-[.H172])" office:value-type="float" office:value="118333.016909149" calcext:value-type="float">
            <text:p>118333.016909149</text:p>
          </table:table-cell>
          <table:table-cell table:formula="of:=[.G173]-[.$B173]" office:value-type="float" office:value="115.692082643509" calcext:value-type="float">
            <text:p>115.692082643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27860.64064" calcext:value-type="float">
            <text:p>1443127860.64064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4044880867" calcext:value-type="float">
            <text:p>40.6404488087</text:p>
          </table:table-cell>
          <table:table-cell table:formula="of:=[.C174]/([.D174]-[.D173])" office:value-type="float" office:value="79869.8613169954" calcext:value-type="float">
            <text:p>79869.8613169954</text:p>
          </table:table-cell>
          <table:table-cell/>
          <table:table-cell office:value-type="float" office:value="1443127976.29926" calcext:value-type="float">
            <text:p>1443127976.29926</text:p>
          </table:table-cell>
          <table:table-cell table:formula="of:=[.G174]-[.$B$2]" office:value-type="float" office:value="156.299076795578" calcext:value-type="float">
            <text:p>156.2990767956</text:p>
          </table:table-cell>
          <table:table-cell table:formula="of:=[.C174]/([.H174]-[.H173])" office:value-type="float" office:value="118309.070908704" calcext:value-type="float">
            <text:p>118309.070908704</text:p>
          </table:table-cell>
          <table:table-cell table:formula="of:=[.G174]-[.$B174]" office:value-type="float" office:value="115.658627986908" calcext:value-type="float">
            <text:p>115.65862798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27860.7436" calcext:value-type="float">
            <text:p>1443127860.7436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434108257294" calcext:value-type="float">
            <text:p>40.7434108257</text:p>
          </table:table-cell>
          <table:table-cell table:formula="of:=[.C175]/([.D175]-[.D174])" office:value-type="float" office:value="79874.1150851908" calcext:value-type="float">
            <text:p>79874.1150851908</text:p>
          </table:table-cell>
          <table:table-cell/>
          <table:table-cell office:value-type="float" office:value="1443127976.36871" calcext:value-type="float">
            <text:p>1443127976.36871</text:p>
          </table:table-cell>
          <table:table-cell table:formula="of:=[.G175]-[.$B$2]" office:value-type="float" office:value="156.368521690369" calcext:value-type="float">
            <text:p>156.3685216904</text:p>
          </table:table-cell>
          <table:table-cell table:formula="of:=[.C175]/([.H175]-[.H174])" office:value-type="float" office:value="118424.832016699" calcext:value-type="float">
            <text:p>118424.832016699</text:p>
          </table:table-cell>
          <table:table-cell table:formula="of:=[.G175]-[.$B175]" office:value-type="float" office:value="115.625110864639" calcext:value-type="float">
            <text:p>115.625110864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27860.84657" calcext:value-type="float">
            <text:p>1443127860.84657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63819026947" calcext:value-type="float">
            <text:p>40.8463819027</text:p>
          </table:table-cell>
          <table:table-cell table:formula="of:=[.C176]/([.D176]-[.D175])" office:value-type="float" office:value="79867.0873644337" calcext:value-type="float">
            <text:p>79867.0873644337</text:p>
          </table:table-cell>
          <table:table-cell/>
          <table:table-cell office:value-type="float" office:value="1443127976.43815" calcext:value-type="float">
            <text:p>1443127976.43815</text:p>
          </table:table-cell>
          <table:table-cell table:formula="of:=[.G176]-[.$B$2]" office:value-type="float" office:value="156.437962055206" calcext:value-type="float">
            <text:p>156.4379620552</text:p>
          </table:table-cell>
          <table:table-cell table:formula="of:=[.C176]/([.H176]-[.H175])" office:value-type="float" office:value="118432.557479039" calcext:value-type="float">
            <text:p>118432.557479039</text:p>
          </table:table-cell>
          <table:table-cell table:formula="of:=[.G176]-[.$B176]" office:value-type="float" office:value="115.591580152512" calcext:value-type="float">
            <text:p>115.591580152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27860.94954" calcext:value-type="float">
            <text:p>1443127860.94954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93503570557" calcext:value-type="float">
            <text:p>40.9493503571</text:p>
          </table:table-cell>
          <table:table-cell table:formula="of:=[.C177]/([.D177]-[.D176])" office:value-type="float" office:value="79869.1215774716" calcext:value-type="float">
            <text:p>79869.1215774716</text:p>
          </table:table-cell>
          <table:table-cell/>
          <table:table-cell office:value-type="float" office:value="1443127976.50764" calcext:value-type="float">
            <text:p>1443127976.50764</text:p>
          </table:table-cell>
          <table:table-cell table:formula="of:=[.G177]-[.$B$2]" office:value-type="float" office:value="156.50745511055" calcext:value-type="float">
            <text:p>156.5074551106</text:p>
          </table:table-cell>
          <table:table-cell table:formula="of:=[.C177]/([.H177]-[.H176])" office:value-type="float" office:value="118342.760428853" calcext:value-type="float">
            <text:p>118342.760428853</text:p>
          </table:table-cell>
          <table:table-cell table:formula="of:=[.G177]-[.$B177]" office:value-type="float" office:value="115.558104753494" calcext:value-type="float">
            <text:p>115.558104753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27861.04943" calcext:value-type="float">
            <text:p>1443127861.04943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92441654205" calcext:value-type="float">
            <text:p>41.0492441654</text:p>
          </table:table-cell>
          <table:table-cell table:formula="of:=[.C178]/([.D178]-[.D177])" office:value-type="float" office:value="82327.424838598" calcext:value-type="float">
            <text:p>82327.424838598</text:p>
          </table:table-cell>
          <table:table-cell/>
          <table:table-cell office:value-type="float" office:value="1443127976.57707" calcext:value-type="float">
            <text:p>1443127976.57707</text:p>
          </table:table-cell>
          <table:table-cell table:formula="of:=[.G178]-[.$B$2]" office:value-type="float" office:value="156.576885461807" calcext:value-type="float">
            <text:p>156.5768854618</text:p>
          </table:table-cell>
          <table:table-cell table:formula="of:=[.C178]/([.H178]-[.H177])" office:value-type="float" office:value="118449.638394022" calcext:value-type="float">
            <text:p>118449.638394022</text:p>
          </table:table-cell>
          <table:table-cell table:formula="of:=[.G178]-[.$B178]" office:value-type="float" office:value="115.527641296387" calcext:value-type="float">
            <text:p>115.527641296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27861.14637" calcext:value-type="float">
            <text:p>1443127861.14637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6187543869" calcext:value-type="float">
            <text:p>41.1461875439</text:p>
          </table:table-cell>
          <table:table-cell table:formula="of:=[.C179]/([.D179]-[.D178])" office:value-type="float" office:value="84833.0245099727" calcext:value-type="float">
            <text:p>84833.0245099727</text:p>
          </table:table-cell>
          <table:table-cell/>
          <table:table-cell office:value-type="float" office:value="1443127976.64647" calcext:value-type="float">
            <text:p>1443127976.64647</text:p>
          </table:table-cell>
          <table:table-cell table:formula="of:=[.G179]-[.$B$2]" office:value-type="float" office:value="156.646285772324" calcext:value-type="float">
            <text:p>156.6462857723</text:p>
          </table:table-cell>
          <table:table-cell table:formula="of:=[.C179]/([.H179]-[.H178])" office:value-type="float" office:value="118500.910713672" calcext:value-type="float">
            <text:p>118500.910713672</text:p>
          </table:table-cell>
          <table:table-cell table:formula="of:=[.G179]-[.$B179]" office:value-type="float" office:value="115.500098228455" calcext:value-type="float">
            <text:p>115.500098228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27861.24329" calcext:value-type="float">
            <text:p>1443127861.24329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430980205536" calcext:value-type="float">
            <text:p>41.2430980206</text:p>
          </table:table-cell>
          <table:table-cell table:formula="of:=[.C180]/([.D180]-[.D179])" office:value-type="float" office:value="84861.8258969868" calcext:value-type="float">
            <text:p>84861.8258969868</text:p>
          </table:table-cell>
          <table:table-cell/>
          <table:table-cell office:value-type="float" office:value="1443127976.71605" calcext:value-type="float">
            <text:p>1443127976.71605</text:p>
          </table:table-cell>
          <table:table-cell table:formula="of:=[.G180]-[.$B$2]" office:value-type="float" office:value="156.71586728096" calcext:value-type="float">
            <text:p>156.715867281</text:p>
          </table:table-cell>
          <table:table-cell table:formula="of:=[.C180]/([.H180]-[.H179])" office:value-type="float" office:value="118192.320936384" calcext:value-type="float">
            <text:p>118192.320936384</text:p>
          </table:table-cell>
          <table:table-cell table:formula="of:=[.G180]-[.$B180]" office:value-type="float" office:value="115.472769260407" calcext:value-type="float">
            <text:p>115.472769260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27861.34021" calcext:value-type="float">
            <text:p>1443127861.34021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400254249573" calcext:value-type="float">
            <text:p>41.340025425</text:p>
          </table:table-cell>
          <table:table-cell table:formula="of:=[.C181]/([.D181]-[.D180])" office:value-type="float" office:value="84847.0053499876" calcext:value-type="float">
            <text:p>84847.0053499876</text:p>
          </table:table-cell>
          <table:table-cell/>
          <table:table-cell office:value-type="float" office:value="1443127976.78551" calcext:value-type="float">
            <text:p>1443127976.78551</text:p>
          </table:table-cell>
          <table:table-cell table:formula="of:=[.G181]-[.$B$2]" office:value-type="float" office:value="156.785321474075" calcext:value-type="float">
            <text:p>156.7853214741</text:p>
          </table:table-cell>
          <table:table-cell table:formula="of:=[.C181]/([.H181]-[.H180])" office:value-type="float" office:value="118408.97764596" calcext:value-type="float">
            <text:p>118408.97764596</text:p>
          </table:table-cell>
          <table:table-cell table:formula="of:=[.G181]-[.$B181]" office:value-type="float" office:value="115.445296049118" calcext:value-type="float">
            <text:p>115.445296049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27861.43711" calcext:value-type="float">
            <text:p>1443127861.43711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69230270386" calcext:value-type="float">
            <text:p>41.436923027</text:p>
          </table:table-cell>
          <table:table-cell table:formula="of:=[.C182]/([.D182]-[.D181])" office:value-type="float" office:value="84873.1013291734" calcext:value-type="float">
            <text:p>84873.1013291734</text:p>
          </table:table-cell>
          <table:table-cell/>
          <table:table-cell office:value-type="float" office:value="1443127976.85497" calcext:value-type="float">
            <text:p>1443127976.85497</text:p>
          </table:table-cell>
          <table:table-cell table:formula="of:=[.G182]-[.$B$2]" office:value-type="float" office:value="156.854779005051" calcext:value-type="float">
            <text:p>156.8547790051</text:p>
          </table:table-cell>
          <table:table-cell table:formula="of:=[.C182]/([.H182]-[.H181])" office:value-type="float" office:value="118403.28736879" calcext:value-type="float">
            <text:p>118403.28736879</text:p>
          </table:table-cell>
          <table:table-cell table:formula="of:=[.G182]-[.$B182]" office:value-type="float" office:value="115.417855978012" calcext:value-type="float">
            <text:p>115.41785597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27861.53407" calcext:value-type="float">
            <text:p>1443127861.53407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338854789734" calcext:value-type="float">
            <text:p>41.533885479</text:p>
          </table:table-cell>
          <table:table-cell table:formula="of:=[.C183]/([.D183]-[.D182])" office:value-type="float" office:value="84816.3370036145" calcext:value-type="float">
            <text:p>84816.3370036145</text:p>
          </table:table-cell>
          <table:table-cell/>
          <table:table-cell office:value-type="float" office:value="1443127976.92446" calcext:value-type="float">
            <text:p>1443127976.92446</text:p>
          </table:table-cell>
          <table:table-cell table:formula="of:=[.G183]-[.$B$2]" office:value-type="float" office:value="156.924277305603" calcext:value-type="float">
            <text:p>156.9242773056</text:p>
          </table:table-cell>
          <table:table-cell table:formula="of:=[.C183]/([.H183]-[.H182])" office:value-type="float" office:value="118333.828807844" calcext:value-type="float">
            <text:p>118333.828807844</text:p>
          </table:table-cell>
          <table:table-cell table:formula="of:=[.G183]-[.$B183]" office:value-type="float" office:value="115.39039182663" calcext:value-type="float">
            <text:p>115.390391826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27861.63099" calcext:value-type="float">
            <text:p>1443127861.63099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307983398437" calcext:value-type="float">
            <text:p>41.6307983398</text:p>
          </table:table-cell>
          <table:table-cell table:formula="of:=[.C184]/([.D184]-[.D183])" office:value-type="float" office:value="84859.7381827486" calcext:value-type="float">
            <text:p>84859.7381827486</text:p>
          </table:table-cell>
          <table:table-cell/>
          <table:table-cell office:value-type="float" office:value="1443127976.994" calcext:value-type="float">
            <text:p>1443127976.994</text:p>
          </table:table-cell>
          <table:table-cell table:formula="of:=[.G184]-[.$B$2]" office:value-type="float" office:value="156.993809461594" calcext:value-type="float">
            <text:p>156.9938094616</text:p>
          </table:table-cell>
          <table:table-cell table:formula="of:=[.C184]/([.H184]-[.H183])" office:value-type="float" office:value="118276.21167265" calcext:value-type="float">
            <text:p>118276.21167265</text:p>
          </table:table-cell>
          <table:table-cell table:formula="of:=[.G184]-[.$B184]" office:value-type="float" office:value="115.36301112175" calcext:value-type="float">
            <text:p>115.363011121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27861.7279" calcext:value-type="float">
            <text:p>1443127861.7279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77109622955" calcext:value-type="float">
            <text:p>41.7277109623</text:p>
          </table:table-cell>
          <table:table-cell table:formula="of:=[.C185]/([.D185]-[.D184])" office:value-type="float" office:value="84859.9469495499" calcext:value-type="float">
            <text:p>84859.9469495499</text:p>
          </table:table-cell>
          <table:table-cell/>
          <table:table-cell office:value-type="float" office:value="1443127985.22336" calcext:value-type="float">
            <text:p>1443127985.22336</text:p>
          </table:table-cell>
          <table:table-cell table:formula="of:=[.G185]-[.$B$2]" office:value-type="float" office:value="165.223170757294" calcext:value-type="float">
            <text:p>165.2231707573</text:p>
          </table:table-cell>
          <table:table-cell table:formula="of:=[.C185]/([.H185]-[.H184])" office:value-type="float" office:value="999.348516184011" calcext:value-type="float">
            <text:p>999.348516184</text:p>
          </table:table-cell>
          <table:table-cell table:formula="of:=[.G185]-[.$B185]" office:value-type="float" office:value="123.495459794998" calcext:value-type="float">
            <text:p>123.49545979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27861.82479" calcext:value-type="float">
            <text:p>1443127861.82479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246023654938" calcext:value-type="float">
            <text:p>41.8246023655</text:p>
          </table:table-cell>
          <table:table-cell table:formula="of:=[.C186]/([.D186]-[.D185])" office:value-type="float" office:value="84878.5313096715" calcext:value-type="float">
            <text:p>84878.5313096715</text:p>
          </table:table-cell>
          <table:table-cell/>
          <table:table-cell office:value-type="float" office:value="1443127985.40565" calcext:value-type="float">
            <text:p>1443127985.40565</text:p>
          </table:table-cell>
          <table:table-cell table:formula="of:=[.G186]-[.$B$2]" office:value-type="float" office:value="165.40545964241" calcext:value-type="float">
            <text:p>165.4054596424</text:p>
          </table:table-cell>
          <table:table-cell table:formula="of:=[.C186]/([.H186]-[.H185])" office:value-type="float" office:value="45115.2026890756" calcext:value-type="float">
            <text:p>45115.2026890756</text:p>
          </table:table-cell>
          <table:table-cell table:formula="of:=[.G186]-[.$B186]" office:value-type="float" office:value="123.580857276917" calcext:value-type="float">
            <text:p>123.580857276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27861.92172" calcext:value-type="float">
            <text:p>1443127861.92172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215333461762" calcext:value-type="float">
            <text:p>41.9215333462</text:p>
          </table:table-cell>
          <table:table-cell table:formula="of:=[.C187]/([.D187]-[.D186])" office:value-type="float" office:value="84843.8749108368" calcext:value-type="float">
            <text:p>84843.8749108368</text:p>
          </table:table-cell>
          <table:table-cell/>
          <table:table-cell office:value-type="float" office:value="1443127985.48139" calcext:value-type="float">
            <text:p>1443127985.48139</text:p>
          </table:table-cell>
          <table:table-cell table:formula="of:=[.G187]-[.$B$2]" office:value-type="float" office:value="165.481206417084" calcext:value-type="float">
            <text:p>165.4812064171</text:p>
          </table:table-cell>
          <table:table-cell table:formula="of:=[.C187]/([.H187]-[.H186])" office:value-type="float" office:value="108572.279617885" calcext:value-type="float">
            <text:p>108572.279617885</text:p>
          </table:table-cell>
          <table:table-cell table:formula="of:=[.G187]-[.$B187]" office:value-type="float" office:value="123.559673070908" calcext:value-type="float">
            <text:p>123.559673070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27862.01548" calcext:value-type="float">
            <text:p>1443127862.01548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52888298035" calcext:value-type="float">
            <text:p>42.0152888298</text:p>
          </table:table-cell>
          <table:table-cell table:formula="of:=[.C188]/([.D188]-[.D187])" office:value-type="float" office:value="87717.5358903873" calcext:value-type="float">
            <text:p>87717.5358903873</text:p>
          </table:table-cell>
          <table:table-cell/>
          <table:table-cell office:value-type="float" office:value="1443127985.55713" calcext:value-type="float">
            <text:p>1443127985.55713</text:p>
          </table:table-cell>
          <table:table-cell table:formula="of:=[.G188]-[.$B$2]" office:value-type="float" office:value="165.556942224503" calcext:value-type="float">
            <text:p>165.5569422245</text:p>
          </table:table-cell>
          <table:table-cell table:formula="of:=[.C188]/([.H188]-[.H187])" office:value-type="float" office:value="108588.00190141" calcext:value-type="float">
            <text:p>108588.00190141</text:p>
          </table:table-cell>
          <table:table-cell table:formula="of:=[.G188]-[.$B188]" office:value-type="float" office:value="123.541653394699" calcext:value-type="float">
            <text:p>123.541653394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27862.09598" calcext:value-type="float">
            <text:p>1443127862.09598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57973003388" calcext:value-type="float">
            <text:p>42.0957973003</text:p>
          </table:table-cell>
          <table:table-cell table:formula="of:=[.C189]/([.D189]-[.D188])" office:value-type="float" office:value="102150.741969397" calcext:value-type="float">
            <text:p>102150.741969397</text:p>
          </table:table-cell>
          <table:table-cell/>
          <table:table-cell office:value-type="float" office:value="1443127985.63295" calcext:value-type="float">
            <text:p>1443127985.63295</text:p>
          </table:table-cell>
          <table:table-cell table:formula="of:=[.G189]-[.$B$2]" office:value-type="float" office:value="165.63276219368" calcext:value-type="float">
            <text:p>165.6327621937</text:p>
          </table:table-cell>
          <table:table-cell table:formula="of:=[.C189]/([.H189]-[.H188])" office:value-type="float" office:value="108467.466938355" calcext:value-type="float">
            <text:p>108467.466938355</text:p>
          </table:table-cell>
          <table:table-cell table:formula="of:=[.G189]-[.$B189]" office:value-type="float" office:value="123.536964893341" calcext:value-type="float">
            <text:p>123.536964893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27862.17646" calcext:value-type="float">
            <text:p>1443127862.17646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62690544128" calcext:value-type="float">
            <text:p>42.1762690544</text:p>
          </table:table-cell>
          <table:table-cell table:formula="of:=[.C190]/([.D190]-[.D189])" office:value-type="float" office:value="102197.349798384" calcext:value-type="float">
            <text:p>102197.349798384</text:p>
          </table:table-cell>
          <table:table-cell/>
          <table:table-cell office:value-type="float" office:value="1443127985.70874" calcext:value-type="float">
            <text:p>1443127985.70874</text:p>
          </table:table-cell>
          <table:table-cell table:formula="of:=[.G190]-[.$B$2]" office:value-type="float" office:value="165.708556652069" calcext:value-type="float">
            <text:p>165.7085566521</text:p>
          </table:table-cell>
          <table:table-cell table:formula="of:=[.C190]/([.H190]-[.H189])" office:value-type="float" office:value="108503.974759755" calcext:value-type="float">
            <text:p>108503.974759755</text:p>
          </table:table-cell>
          <table:table-cell table:formula="of:=[.G190]-[.$B190]" office:value-type="float" office:value="123.532287597656" calcext:value-type="float">
            <text:p>123.532287597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27862.25694" calcext:value-type="float">
            <text:p>1443127862.25694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6756067276" calcext:value-type="float">
            <text:p>42.2567560673</text:p>
          </table:table-cell>
          <table:table-cell table:formula="of:=[.C191]/([.D191]-[.D190])" office:value-type="float" office:value="102177.975147147" calcext:value-type="float">
            <text:p>102177.975147147</text:p>
          </table:table-cell>
          <table:table-cell/>
          <table:table-cell office:value-type="float" office:value="1443127985.78456" calcext:value-type="float">
            <text:p>1443127985.78456</text:p>
          </table:table-cell>
          <table:table-cell table:formula="of:=[.G191]-[.$B$2]" office:value-type="float" office:value="165.784372568131" calcext:value-type="float">
            <text:p>165.7843725681</text:p>
          </table:table-cell>
          <table:table-cell table:formula="of:=[.C191]/([.H191]-[.H190])" office:value-type="float" office:value="108473.265604805" calcext:value-type="float">
            <text:p>108473.265604805</text:p>
          </table:table-cell>
          <table:table-cell table:formula="of:=[.G191]-[.$B191]" office:value-type="float" office:value="123.527616500854" calcext:value-type="float">
            <text:p>123.52761650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27862.3375" calcext:value-type="float">
            <text:p>1443127862.3375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73091220856" calcext:value-type="float">
            <text:p>42.3373091221</text:p>
          </table:table-cell>
          <table:table-cell table:formula="of:=[.C192]/([.D192]-[.D191])" office:value-type="float" office:value="102094.203869012" calcext:value-type="float">
            <text:p>102094.203869012</text:p>
          </table:table-cell>
          <table:table-cell/>
          <table:table-cell office:value-type="float" office:value="1443127985.86029" calcext:value-type="float">
            <text:p>1443127985.86029</text:p>
          </table:table-cell>
          <table:table-cell table:formula="of:=[.G192]-[.$B$2]" office:value-type="float" office:value="165.860106945038" calcext:value-type="float">
            <text:p>165.860106945</text:p>
          </table:table-cell>
          <table:table-cell table:formula="of:=[.C192]/([.H192]-[.H191])" office:value-type="float" office:value="108590.05296975" calcext:value-type="float">
            <text:p>108590.05296975</text:p>
          </table:table-cell>
          <table:table-cell table:formula="of:=[.G192]-[.$B192]" office:value-type="float" office:value="123.522797822952" calcext:value-type="float">
            <text:p>123.52279782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27862.41804" calcext:value-type="float">
            <text:p>1443127862.41804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7849779129" calcext:value-type="float">
            <text:p>42.4178497791</text:p>
          </table:table-cell>
          <table:table-cell table:formula="of:=[.C193]/([.D193]-[.D192])" office:value-type="float" office:value="102109.919410797" calcext:value-type="float">
            <text:p>102109.919410797</text:p>
          </table:table-cell>
          <table:table-cell/>
          <table:table-cell office:value-type="float" office:value="1443127985.93612" calcext:value-type="float">
            <text:p>1443127985.93612</text:p>
          </table:table-cell>
          <table:table-cell table:formula="of:=[.G193]-[.$B$2]" office:value-type="float" office:value="165.935928821564" calcext:value-type="float">
            <text:p>165.9359288216</text:p>
          </table:table-cell>
          <table:table-cell table:formula="of:=[.C193]/([.H193]-[.H192])" office:value-type="float" office:value="108464.738368656" calcext:value-type="float">
            <text:p>108464.738368656</text:p>
          </table:table-cell>
          <table:table-cell table:formula="of:=[.G193]-[.$B193]" office:value-type="float" office:value="123.518079042435" calcext:value-type="float">
            <text:p>123.518079042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27862.49852" calcext:value-type="float">
            <text:p>1443127862.49852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83286857605" calcext:value-type="float">
            <text:p>42.4983286858</text:p>
          </table:table-cell>
          <table:table-cell table:formula="of:=[.C194]/([.D194]-[.D193])" office:value-type="float" office:value="102188.267015846" calcext:value-type="float">
            <text:p>102188.267015846</text:p>
          </table:table-cell>
          <table:table-cell/>
          <table:table-cell office:value-type="float" office:value="1443127986.01187" calcext:value-type="float">
            <text:p>1443127986.01187</text:p>
          </table:table-cell>
          <table:table-cell table:formula="of:=[.G194]-[.$B$2]" office:value-type="float" office:value="166.011685848236" calcext:value-type="float">
            <text:p>166.0116858482</text:p>
          </table:table-cell>
          <table:table-cell table:formula="of:=[.C194]/([.H194]-[.H193])" office:value-type="float" office:value="108557.586817226" calcext:value-type="float">
            <text:p>108557.586817226</text:p>
          </table:table-cell>
          <table:table-cell table:formula="of:=[.G194]-[.$B194]" office:value-type="float" office:value="123.513357162476" calcext:value-type="float">
            <text:p>123.513357162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27862.57898" calcext:value-type="float">
            <text:p>1443127862.57898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87968635559" calcext:value-type="float">
            <text:p>42.5787968636</text:p>
          </table:table-cell>
          <table:table-cell table:formula="of:=[.C195]/([.D195]-[.D194])" office:value-type="float" office:value="102201.891795157" calcext:value-type="float">
            <text:p>102201.891795157</text:p>
          </table:table-cell>
          <table:table-cell/>
          <table:table-cell office:value-type="float" office:value="1443127986.08136" calcext:value-type="float">
            <text:p>1443127986.08136</text:p>
          </table:table-cell>
          <table:table-cell table:formula="of:=[.G195]-[.$B$2]" office:value-type="float" office:value="166.08117389679" calcext:value-type="float">
            <text:p>166.0811738968</text:p>
          </table:table-cell>
          <table:table-cell table:formula="of:=[.C195]/([.H195]-[.H194])" office:value-type="float" office:value="118351.28732493" calcext:value-type="float">
            <text:p>118351.28732493</text:p>
          </table:table-cell>
          <table:table-cell table:formula="of:=[.G195]-[.$B195]" office:value-type="float" office:value="123.502377033234" calcext:value-type="float">
            <text:p>123.502377033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27862.65945" calcext:value-type="float">
            <text:p>1443127862.65945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92667102814" calcext:value-type="float">
            <text:p>42.6592667103</text:p>
          </table:table-cell>
          <table:table-cell table:formula="of:=[.C196]/([.D196]-[.D195])" office:value-type="float" office:value="102199.772146423" calcext:value-type="float">
            <text:p>102199.772146423</text:p>
          </table:table-cell>
          <table:table-cell/>
          <table:table-cell office:value-type="float" office:value="1443127986.1508" calcext:value-type="float">
            <text:p>1443127986.1508</text:p>
          </table:table-cell>
          <table:table-cell table:formula="of:=[.G196]-[.$B$2]" office:value-type="float" office:value="166.150608062744" calcext:value-type="float">
            <text:p>166.1506080627</text:p>
          </table:table-cell>
          <table:table-cell table:formula="of:=[.C196]/([.H196]-[.H195])" office:value-type="float" office:value="118443.130797863" calcext:value-type="float">
            <text:p>118443.130797863</text:p>
          </table:table-cell>
          <table:table-cell table:formula="of:=[.G196]-[.$B196]" office:value-type="float" office:value="123.491341352463" calcext:value-type="float">
            <text:p>123.491341352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27862.7399" calcext:value-type="float">
            <text:p>1443127862.7399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97134304047" calcext:value-type="float">
            <text:p>42.7397134304</text:p>
          </table:table-cell>
          <table:table-cell table:formula="of:=[.C197]/([.D197]-[.D196])" office:value-type="float" office:value="102229.152256252" calcext:value-type="float">
            <text:p>102229.152256252</text:p>
          </table:table-cell>
          <table:table-cell/>
          <table:table-cell office:value-type="float" office:value="1443127986.22027" calcext:value-type="float">
            <text:p>1443127986.22027</text:p>
          </table:table-cell>
          <table:table-cell table:formula="of:=[.G197]-[.$B$2]" office:value-type="float" office:value="166.220083713532" calcext:value-type="float">
            <text:p>166.2200837135</text:p>
          </table:table-cell>
          <table:table-cell table:formula="of:=[.C197]/([.H197]-[.H196])" office:value-type="float" office:value="118372.406833172" calcext:value-type="float">
            <text:p>118372.406833172</text:p>
          </table:table-cell>
          <table:table-cell table:formula="of:=[.G197]-[.$B197]" office:value-type="float" office:value="123.480370283127" calcext:value-type="float">
            <text:p>123.480370283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27862.82035" calcext:value-type="float">
            <text:p>1443127862.82035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201639652252" calcext:value-type="float">
            <text:p>42.8201639652</text:p>
          </table:table-cell>
          <table:table-cell table:formula="of:=[.C198]/([.D198]-[.D197])" office:value-type="float" office:value="102224.304889252" calcext:value-type="float">
            <text:p>102224.304889252</text:p>
          </table:table-cell>
          <table:table-cell/>
          <table:table-cell office:value-type="float" office:value="1443127986.28974" calcext:value-type="float">
            <text:p>1443127986.28974</text:p>
          </table:table-cell>
          <table:table-cell table:formula="of:=[.G198]-[.$B$2]" office:value-type="float" office:value="166.289548873901" calcext:value-type="float">
            <text:p>166.2895488739</text:p>
          </table:table-cell>
          <table:table-cell table:formula="of:=[.C198]/([.H198]-[.H197])" office:value-type="float" office:value="118390.283074431" calcext:value-type="float">
            <text:p>118390.283074431</text:p>
          </table:table-cell>
          <table:table-cell table:formula="of:=[.G198]-[.$B198]" office:value-type="float" office:value="123.469384908676" calcext:value-type="float">
            <text:p>123.469384908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27862.9009" calcext:value-type="float">
            <text:p>1443127862.9009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9007132053375" calcext:value-type="float">
            <text:p>42.9007132053</text:p>
          </table:table-cell>
          <table:table-cell table:formula="of:=[.C199]/([.D199]-[.D198])" office:value-type="float" office:value="102099.03890507" calcext:value-type="float">
            <text:p>102099.03890507</text:p>
          </table:table-cell>
          <table:table-cell/>
          <table:table-cell office:value-type="float" office:value="1443127986.35921" calcext:value-type="float">
            <text:p>1443127986.35921</text:p>
          </table:table-cell>
          <table:table-cell table:formula="of:=[.G199]-[.$B$2]" office:value-type="float" office:value="166.359021425247" calcext:value-type="float">
            <text:p>166.3590214252</text:p>
          </table:table-cell>
          <table:table-cell table:formula="of:=[.C199]/([.H199]-[.H198])" office:value-type="float" office:value="118377.687888012" calcext:value-type="float">
            <text:p>118377.687888012</text:p>
          </table:table-cell>
          <table:table-cell table:formula="of:=[.G199]-[.$B199]" office:value-type="float" office:value="123.45830821991" calcext:value-type="float">
            <text:p>123.458308219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27862.98136" calcext:value-type="float">
            <text:p>1443127862.98136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81173992157" calcext:value-type="float">
            <text:p>42.9811739922</text:p>
          </table:table-cell>
          <table:table-cell table:formula="of:=[.C200]/([.D200]-[.D199])" office:value-type="float" office:value="102211.279867961" calcext:value-type="float">
            <text:p>102211.279867961</text:p>
          </table:table-cell>
          <table:table-cell/>
          <table:table-cell office:value-type="float" office:value="1443127986.42866" calcext:value-type="float">
            <text:p>1443127986.42866</text:p>
          </table:table-cell>
          <table:table-cell table:formula="of:=[.G200]-[.$B$2]" office:value-type="float" office:value="166.428472995758" calcext:value-type="float">
            <text:p>166.4284729958</text:p>
          </table:table-cell>
          <table:table-cell table:formula="of:=[.C200]/([.H200]-[.H199])" office:value-type="float" office:value="118413.448961727" calcext:value-type="float">
            <text:p>118413.448961727</text:p>
          </table:table-cell>
          <table:table-cell table:formula="of:=[.G200]-[.$B200]" office:value-type="float" office:value="123.447299003601" calcext:value-type="float">
            <text:p>123.447299003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27863.06335" calcext:value-type="float">
            <text:p>1443127863.06335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631670951843" calcext:value-type="float">
            <text:p>43.0631670952</text:p>
          </table:table-cell>
          <table:table-cell table:formula="of:=[.C201]/([.D201]-[.D200])" office:value-type="float" office:value="100301.119196055" calcext:value-type="float">
            <text:p>100301.119196055</text:p>
          </table:table-cell>
          <table:table-cell/>
          <table:table-cell office:value-type="float" office:value="1443127986.49815" calcext:value-type="float">
            <text:p>1443127986.49815</text:p>
          </table:table-cell>
          <table:table-cell table:formula="of:=[.G201]-[.$B$2]" office:value-type="float" office:value="166.497962713242" calcext:value-type="float">
            <text:p>166.4979627132</text:p>
          </table:table-cell>
          <table:table-cell table:formula="of:=[.C201]/([.H201]-[.H200])" office:value-type="float" office:value="118348.444889711" calcext:value-type="float">
            <text:p>118348.444889711</text:p>
          </table:table-cell>
          <table:table-cell table:formula="of:=[.G201]-[.$B201]" office:value-type="float" office:value="123.434795618057" calcext:value-type="float">
            <text:p>123.43479561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27863.14575" calcext:value-type="float">
            <text:p>1443127863.14575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55609798431" calcext:value-type="float">
            <text:p>43.1455609798</text:p>
          </table:table-cell>
          <table:table-cell table:formula="of:=[.C202]/([.D202]-[.D201])" office:value-type="float" office:value="99813.2329123081" calcext:value-type="float">
            <text:p>99813.2329123081</text:p>
          </table:table-cell>
          <table:table-cell/>
          <table:table-cell office:value-type="float" office:value="1443127986.56761" calcext:value-type="float">
            <text:p>1443127986.56761</text:p>
          </table:table-cell>
          <table:table-cell table:formula="of:=[.G202]-[.$B$2]" office:value-type="float" office:value="166.567426919937" calcext:value-type="float">
            <text:p>166.5674269199</text:p>
          </table:table-cell>
          <table:table-cell table:formula="of:=[.C202]/([.H202]-[.H201])" office:value-type="float" office:value="118391.908455007" calcext:value-type="float">
            <text:p>118391.908455007</text:p>
          </table:table-cell>
          <table:table-cell table:formula="of:=[.G202]-[.$B202]" office:value-type="float" office:value="123.421865940094" calcext:value-type="float">
            <text:p>123.421865940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27863.22814" calcext:value-type="float">
            <text:p>1443127863.22814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79570102692" calcext:value-type="float">
            <text:p>43.2279570103</text:p>
          </table:table-cell>
          <table:table-cell table:formula="of:=[.C203]/([.D203]-[.D202])" office:value-type="float" office:value="99810.6335642401" calcext:value-type="float">
            <text:p>99810.6335642401</text:p>
          </table:table-cell>
          <table:table-cell/>
          <table:table-cell office:value-type="float" office:value="1443127986.63708" calcext:value-type="float">
            <text:p>1443127986.63708</text:p>
          </table:table-cell>
          <table:table-cell table:formula="of:=[.G203]-[.$B$2]" office:value-type="float" office:value="166.636889457703" calcext:value-type="float">
            <text:p>166.6368894577</text:p>
          </table:table-cell>
          <table:table-cell table:formula="of:=[.C203]/([.H203]-[.H202])" office:value-type="float" office:value="118394.752978407" calcext:value-type="float">
            <text:p>118394.752978407</text:p>
          </table:table-cell>
          <table:table-cell table:formula="of:=[.G203]-[.$B203]" office:value-type="float" office:value="123.408932447433" calcext:value-type="float">
            <text:p>123.408932447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27863.31054" calcext:value-type="float">
            <text:p>1443127863.31054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103539943695" calcext:value-type="float">
            <text:p>43.3103539944</text:p>
          </table:table-cell>
          <table:table-cell table:formula="of:=[.C204]/([.D204]-[.D203])" office:value-type="float" office:value="99809.4783418886" calcext:value-type="float">
            <text:p>99809.4783418886</text:p>
          </table:table-cell>
          <table:table-cell/>
          <table:table-cell office:value-type="float" office:value="1443127986.70652" calcext:value-type="float">
            <text:p>1443127986.70652</text:p>
          </table:table-cell>
          <table:table-cell table:formula="of:=[.G204]-[.$B$2]" office:value-type="float" office:value="166.706336975098" calcext:value-type="float">
            <text:p>166.7063369751</text:p>
          </table:table-cell>
          <table:table-cell table:formula="of:=[.C204]/([.H204]-[.H203])" office:value-type="float" office:value="118420.359841255" calcext:value-type="float">
            <text:p>118420.359841255</text:p>
          </table:table-cell>
          <table:table-cell table:formula="of:=[.G204]-[.$B204]" office:value-type="float" office:value="123.395982980728" calcext:value-type="float">
            <text:p>123.39598298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27863.39295" calcext:value-type="float">
            <text:p>1443127863.39295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927586078644" calcext:value-type="float">
            <text:p>43.3927586079</text:p>
          </table:table-cell>
          <table:table-cell table:formula="of:=[.C205]/([.D205]-[.D204])" office:value-type="float" office:value="99800.2375256777" calcext:value-type="float">
            <text:p>99800.2375256777</text:p>
          </table:table-cell>
          <table:table-cell/>
          <table:table-cell office:value-type="float" office:value="1443127986.77607" calcext:value-type="float">
            <text:p>1443127986.77607</text:p>
          </table:table-cell>
          <table:table-cell table:formula="of:=[.G205]-[.$B$2]" office:value-type="float" office:value="166.775882959366" calcext:value-type="float">
            <text:p>166.7758829594</text:p>
          </table:table-cell>
          <table:table-cell table:formula="of:=[.C205]/([.H205]-[.H204])" office:value-type="float" office:value="118252.694048962" calcext:value-type="float">
            <text:p>118252.694048962</text:p>
          </table:table-cell>
          <table:table-cell table:formula="of:=[.G205]-[.$B205]" office:value-type="float" office:value="123.383124351501" calcext:value-type="float">
            <text:p>123.383124351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27863.47535" calcext:value-type="float">
            <text:p>1443127863.47535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5159406662" calcext:value-type="float">
            <text:p>43.4751594067</text:p>
          </table:table-cell>
          <table:table-cell table:formula="of:=[.C206]/([.D206]-[.D205])" office:value-type="float" office:value="99804.857719884" calcext:value-type="float">
            <text:p>99804.857719884</text:p>
          </table:table-cell>
          <table:table-cell/>
          <table:table-cell office:value-type="float" office:value="1443127986.84552" calcext:value-type="float">
            <text:p>1443127986.84552</text:p>
          </table:table-cell>
          <table:table-cell table:formula="of:=[.G206]-[.$B$2]" office:value-type="float" office:value="166.845329523087" calcext:value-type="float">
            <text:p>166.8453295231</text:p>
          </table:table-cell>
          <table:table-cell table:formula="of:=[.C206]/([.H206]-[.H205])" office:value-type="float" office:value="118421.986047789" calcext:value-type="float">
            <text:p>118421.986047789</text:p>
          </table:table-cell>
          <table:table-cell table:formula="of:=[.G206]-[.$B206]" office:value-type="float" office:value="123.370170116425" calcext:value-type="float">
            <text:p>123.370170116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27863.55775" calcext:value-type="float">
            <text:p>1443127863.55775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75640201569" calcext:value-type="float">
            <text:p>43.5575640202</text:p>
          </table:table-cell>
          <table:table-cell table:formula="of:=[.C207]/([.D207]-[.D206])" office:value-type="float" office:value="99800.2375256777" calcext:value-type="float">
            <text:p>99800.2375256777</text:p>
          </table:table-cell>
          <table:table-cell/>
          <table:table-cell office:value-type="float" office:value="1443127986.91499" calcext:value-type="float">
            <text:p>1443127986.91499</text:p>
          </table:table-cell>
          <table:table-cell table:formula="of:=[.G207]-[.$B$2]" office:value-type="float" office:value="166.914806842804" calcext:value-type="float">
            <text:p>166.9148068428</text:p>
          </table:table-cell>
          <table:table-cell table:formula="of:=[.C207]/([.H207]-[.H206])" office:value-type="float" office:value="118369.563383423" calcext:value-type="float">
            <text:p>118369.563383423</text:p>
          </table:table-cell>
          <table:table-cell table:formula="of:=[.G207]-[.$B207]" office:value-type="float" office:value="123.357242822647" calcext:value-type="float">
            <text:p>123.357242822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27863.64016" calcext:value-type="float">
            <text:p>1443127863.64016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99748325348" calcext:value-type="float">
            <text:p>43.6399748325</text:p>
          </table:table-cell>
          <table:table-cell table:formula="of:=[.C208]/([.D208]-[.D207])" office:value-type="float" office:value="99792.7306223529" calcext:value-type="float">
            <text:p>99792.7306223529</text:p>
          </table:table-cell>
          <table:table-cell/>
          <table:table-cell office:value-type="float" office:value="1443127986.98443" calcext:value-type="float">
            <text:p>1443127986.98443</text:p>
          </table:table-cell>
          <table:table-cell table:formula="of:=[.G208]-[.$B$2]" office:value-type="float" office:value="166.984242916107" calcext:value-type="float">
            <text:p>166.9842429161</text:p>
          </table:table-cell>
          <table:table-cell table:formula="of:=[.C208]/([.H208]-[.H207])" office:value-type="float" office:value="118439.87726792" calcext:value-type="float">
            <text:p>118439.87726792</text:p>
          </table:table-cell>
          <table:table-cell table:formula="of:=[.G208]-[.$B208]" office:value-type="float" office:value="123.344268083572" calcext:value-type="float">
            <text:p>123.344268083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27863.72256" calcext:value-type="float">
            <text:p>1443127863.72256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223715782166" calcext:value-type="float">
            <text:p>43.7223715782</text:p>
          </table:table-cell>
          <table:table-cell table:formula="of:=[.C209]/([.D209]-[.D208])" office:value-type="float" office:value="99809.7671449694" calcext:value-type="float">
            <text:p>99809.7671449694</text:p>
          </table:table-cell>
          <table:table-cell/>
          <table:table-cell office:value-type="float" office:value="1443127995.21391" calcext:value-type="float">
            <text:p>1443127995.21391</text:p>
          </table:table-cell>
          <table:table-cell table:formula="of:=[.G209]-[.$B$2]" office:value-type="float" office:value="175.213723182678" calcext:value-type="float">
            <text:p>175.2137231827</text:p>
          </table:table-cell>
          <table:table-cell table:formula="of:=[.C209]/([.H209]-[.H208])" office:value-type="float" office:value="999.334068933453" calcext:value-type="float">
            <text:p>999.3340689335</text:p>
          </table:table-cell>
          <table:table-cell table:formula="of:=[.G209]-[.$B209]" office:value-type="float" office:value="131.491351604462" calcext:value-type="float">
            <text:p>131.491351604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27863.80498" calcext:value-type="float">
            <text:p>1443127863.80498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8047931194305" calcext:value-type="float">
            <text:p>43.8047931194</text:p>
          </table:table-cell>
          <table:table-cell table:formula="of:=[.C210]/([.D210]-[.D209])" office:value-type="float" office:value="99779.7405735014" calcext:value-type="float">
            <text:p>99779.7405735014</text:p>
          </table:table-cell>
          <table:table-cell/>
          <table:table-cell office:value-type="float" office:value="1443127995.28966" calcext:value-type="float">
            <text:p>1443127995.28966</text:p>
          </table:table-cell>
          <table:table-cell table:formula="of:=[.G210]-[.$B$2]" office:value-type="float" office:value="175.289469718933" calcext:value-type="float">
            <text:p>175.2894697189</text:p>
          </table:table-cell>
          <table:table-cell table:formula="of:=[.C210]/([.H210]-[.H209])" office:value-type="float" office:value="108572.621358245" calcext:value-type="float">
            <text:p>108572.621358245</text:p>
          </table:table-cell>
          <table:table-cell table:formula="of:=[.G210]-[.$B210]" office:value-type="float" office:value="131.484676599503" calcext:value-type="float">
            <text:p>131.484676599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27863.8874" calcext:value-type="float">
            <text:p>1443127863.8874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72120380402" calcext:value-type="float">
            <text:p>43.887212038</text:p>
          </table:table-cell>
          <table:table-cell table:formula="of:=[.C211]/([.D211]-[.D210])" office:value-type="float" office:value="99782.9156064682" calcext:value-type="float">
            <text:p>99782.9156064682</text:p>
          </table:table-cell>
          <table:table-cell/>
          <table:table-cell office:value-type="float" office:value="1443127995.36543" calcext:value-type="float">
            <text:p>1443127995.36543</text:p>
          </table:table-cell>
          <table:table-cell table:formula="of:=[.G211]-[.$B$2]" office:value-type="float" office:value="175.365242958069" calcext:value-type="float">
            <text:p>175.3652429581</text:p>
          </table:table-cell>
          <table:table-cell table:formula="of:=[.C211]/([.H211]-[.H210])" office:value-type="float" office:value="108534.359805674" calcext:value-type="float">
            <text:p>108534.359805674</text:p>
          </table:table-cell>
          <table:table-cell table:formula="of:=[.G211]-[.$B211]" office:value-type="float" office:value="131.478030920029" calcext:value-type="float">
            <text:p>131.4780309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27863.9698" calcext:value-type="float">
            <text:p>1443127863.9698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96090221405" calcext:value-type="float">
            <text:p>43.9696090221</text:p>
          </table:table-cell>
          <table:table-cell table:formula="of:=[.C212]/([.D212]-[.D211])" office:value-type="float" office:value="99809.4783418886" calcext:value-type="float">
            <text:p>99809.4783418886</text:p>
          </table:table-cell>
          <table:table-cell/>
          <table:table-cell office:value-type="float" office:value="1443127995.44147" calcext:value-type="float">
            <text:p>1443127995.44147</text:p>
          </table:table-cell>
          <table:table-cell table:formula="of:=[.G212]-[.$B$2]" office:value-type="float" office:value="175.441277742386" calcext:value-type="float">
            <text:p>175.4412777424</text:p>
          </table:table-cell>
          <table:table-cell table:formula="of:=[.C212]/([.H212]-[.H211])" office:value-type="float" office:value="108161.022272532" calcext:value-type="float">
            <text:p>108161.022272532</text:p>
          </table:table-cell>
          <table:table-cell table:formula="of:=[.G212]-[.$B212]" office:value-type="float" office:value="131.471668720245" calcext:value-type="float">
            <text:p>131.471668720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27864.05194" calcext:value-type="float">
            <text:p>1443127864.05194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517528057098" calcext:value-type="float">
            <text:p>44.0517528057</text:p>
          </table:table-cell>
          <table:table-cell table:formula="of:=[.C213]/([.D213]-[.D212])" office:value-type="float" office:value="100117.131724987" calcext:value-type="float">
            <text:p>100117.131724987</text:p>
          </table:table-cell>
          <table:table-cell/>
          <table:table-cell office:value-type="float" office:value="1443127995.51701" calcext:value-type="float">
            <text:p>1443127995.51701</text:p>
          </table:table-cell>
          <table:table-cell table:formula="of:=[.G213]-[.$B$2]" office:value-type="float" office:value="175.516820192337" calcext:value-type="float">
            <text:p>175.5168201923</text:p>
          </table:table-cell>
          <table:table-cell table:formula="of:=[.C213]/([.H213]-[.H212])" office:value-type="float" office:value="108865.94233197" calcext:value-type="float">
            <text:p>108865.94233197</text:p>
          </table:table-cell>
          <table:table-cell table:formula="of:=[.G213]-[.$B213]" office:value-type="float" office:value="131.465067386627" calcext:value-type="float">
            <text:p>131.465067386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27864.1339" calcext:value-type="float">
            <text:p>1443127864.1339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337084770203" calcext:value-type="float">
            <text:p>44.133708477</text:p>
          </table:table-cell>
          <table:table-cell table:formula="of:=[.C214]/([.D214]-[.D213])" office:value-type="float" office:value="100346.929852479" calcext:value-type="float">
            <text:p>100346.929852479</text:p>
          </table:table-cell>
          <table:table-cell/>
          <table:table-cell office:value-type="float" office:value="1443127995.59286" calcext:value-type="float">
            <text:p>1443127995.59286</text:p>
          </table:table-cell>
          <table:table-cell table:formula="of:=[.G214]-[.$B$2]" office:value-type="float" office:value="175.592669010162" calcext:value-type="float">
            <text:p>175.5926690102</text:p>
          </table:table-cell>
          <table:table-cell table:formula="of:=[.C214]/([.H214]-[.H213])" office:value-type="float" office:value="108426.211980524" calcext:value-type="float">
            <text:p>108426.211980524</text:p>
          </table:table-cell>
          <table:table-cell table:formula="of:=[.G214]-[.$B214]" office:value-type="float" office:value="131.458960533142" calcext:value-type="float">
            <text:p>131.458960533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27864.21585" calcext:value-type="float">
            <text:p>1443127864.21585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56624794006" calcext:value-type="float">
            <text:p>44.2156624794</text:p>
          </table:table-cell>
          <table:table-cell table:formula="of:=[.C215]/([.D215]-[.D214])" office:value-type="float" office:value="100348.973340315" calcext:value-type="float">
            <text:p>100348.973340315</text:p>
          </table:table-cell>
          <table:table-cell/>
          <table:table-cell office:value-type="float" office:value="1443127995.66854" calcext:value-type="float">
            <text:p>1443127995.66854</text:p>
          </table:table-cell>
          <table:table-cell table:formula="of:=[.G215]-[.$B$2]" office:value-type="float" office:value="175.668357610703" calcext:value-type="float">
            <text:p>175.6683576107</text:p>
          </table:table-cell>
          <table:table-cell table:formula="of:=[.C215]/([.H215]-[.H214])" office:value-type="float" office:value="108655.728092585" calcext:value-type="float">
            <text:p>108655.728092585</text:p>
          </table:table-cell>
          <table:table-cell table:formula="of:=[.G215]-[.$B215]" office:value-type="float" office:value="131.452695131302" calcext:value-type="float">
            <text:p>131.452695131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27864.29784" calcext:value-type="float">
            <text:p>1443127864.29784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7648191452" calcext:value-type="float">
            <text:p>44.2976481915</text:p>
          </table:table-cell>
          <table:table-cell table:formula="of:=[.C216]/([.D216]-[.D215])" office:value-type="float" office:value="100310.161297921" calcext:value-type="float">
            <text:p>100310.161297921</text:p>
          </table:table-cell>
          <table:table-cell/>
          <table:table-cell office:value-type="float" office:value="1443127995.74436" calcext:value-type="float">
            <text:p>1443127995.74436</text:p>
          </table:table-cell>
          <table:table-cell table:formula="of:=[.G216]-[.$B$2]" office:value-type="float" office:value="175.744176626205" calcext:value-type="float">
            <text:p>175.7441766262</text:p>
          </table:table-cell>
          <table:table-cell table:formula="of:=[.C216]/([.H216]-[.H215])" office:value-type="float" office:value="108468.831274685" calcext:value-type="float">
            <text:p>108468.831274685</text:p>
          </table:table-cell>
          <table:table-cell table:formula="of:=[.G216]-[.$B216]" office:value-type="float" office:value="131.446528434753" calcext:value-type="float">
            <text:p>131.446528434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27864.37982" calcext:value-type="float">
            <text:p>1443127864.37982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96308040619" calcext:value-type="float">
            <text:p>44.3796308041</text:p>
          </table:table-cell>
          <table:table-cell table:formula="of:=[.C217]/([.D217]-[.D216])" office:value-type="float" office:value="100313.953632292" calcext:value-type="float">
            <text:p>100313.953632292</text:p>
          </table:table-cell>
          <table:table-cell/>
          <table:table-cell office:value-type="float" office:value="1443127995.82015" calcext:value-type="float">
            <text:p>1443127995.82015</text:p>
          </table:table-cell>
          <table:table-cell table:formula="of:=[.G217]-[.$B$2]" office:value-type="float" office:value="175.819967031479" calcext:value-type="float">
            <text:p>175.8199670315</text:p>
          </table:table-cell>
          <table:table-cell table:formula="of:=[.C217]/([.H217]-[.H216])" office:value-type="float" office:value="108509.777330381" calcext:value-type="float">
            <text:p>108509.777330381</text:p>
          </table:table-cell>
          <table:table-cell table:formula="of:=[.G217]-[.$B217]" office:value-type="float" office:value="131.440336227417" calcext:value-type="float">
            <text:p>131.440336227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27864.4618" calcext:value-type="float">
            <text:p>1443127864.4618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616131782532" calcext:value-type="float">
            <text:p>44.4616131783</text:p>
          </table:table-cell>
          <table:table-cell table:formula="of:=[.C218]/([.D218]-[.D217])" office:value-type="float" office:value="100314.245362198" calcext:value-type="float">
            <text:p>100314.245362198</text:p>
          </table:table-cell>
          <table:table-cell/>
          <table:table-cell office:value-type="float" office:value="1443127995.89597" calcext:value-type="float">
            <text:p>1443127995.89597</text:p>
          </table:table-cell>
          <table:table-cell table:formula="of:=[.G218]-[.$B$2]" office:value-type="float" office:value="175.895780563354" calcext:value-type="float">
            <text:p>175.8957805634</text:p>
          </table:table-cell>
          <table:table-cell table:formula="of:=[.C218]/([.H218]-[.H217])" office:value-type="float" office:value="108476.676874695" calcext:value-type="float">
            <text:p>108476.676874695</text:p>
          </table:table-cell>
          <table:table-cell table:formula="of:=[.G218]-[.$B218]" office:value-type="float" office:value="131.434167385101" calcext:value-type="float">
            <text:p>131.434167385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27864.54383" calcext:value-type="float">
            <text:p>1443127864.54383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436413288117" calcext:value-type="float">
            <text:p>44.5436413288</text:p>
          </table:table-cell>
          <table:table-cell table:formula="of:=[.C219]/([.D219]-[.D218])" office:value-type="float" office:value="100258.264315465" calcext:value-type="float">
            <text:p>100258.264315465</text:p>
          </table:table-cell>
          <table:table-cell/>
          <table:table-cell office:value-type="float" office:value="1443127995.97172" calcext:value-type="float">
            <text:p>1443127995.97172</text:p>
          </table:table-cell>
          <table:table-cell table:formula="of:=[.G219]-[.$B$2]" office:value-type="float" office:value="175.971536636353" calcext:value-type="float">
            <text:p>175.9715366364</text:p>
          </table:table-cell>
          <table:table-cell table:formula="of:=[.C219]/([.H219]-[.H218])" office:value-type="float" office:value="108558.953421622" calcext:value-type="float">
            <text:p>108558.953421622</text:p>
          </table:table-cell>
          <table:table-cell table:formula="of:=[.G219]-[.$B219]" office:value-type="float" office:value="131.427895307541" calcext:value-type="float">
            <text:p>131.427895307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27864.6258" calcext:value-type="float">
            <text:p>1443127864.6258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56167888641" calcext:value-type="float">
            <text:p>44.6256167889</text:p>
          </table:table-cell>
          <table:table-cell table:formula="of:=[.C220]/([.D220]-[.D219])" office:value-type="float" office:value="100322.706267632" calcext:value-type="float">
            <text:p>100322.706267632</text:p>
          </table:table-cell>
          <table:table-cell/>
          <table:table-cell office:value-type="float" office:value="1443127996.04753" calcext:value-type="float">
            <text:p>1443127996.04753</text:p>
          </table:table-cell>
          <table:table-cell table:formula="of:=[.G220]-[.$B$2]" office:value-type="float" office:value="176.047340393066" calcext:value-type="float">
            <text:p>176.0473403931</text:p>
          </table:table-cell>
          <table:table-cell table:formula="of:=[.C220]/([.H220]-[.H219])" office:value-type="float" office:value="108490.665324711" calcext:value-type="float">
            <text:p>108490.665324711</text:p>
          </table:table-cell>
          <table:table-cell table:formula="of:=[.G220]-[.$B220]" office:value-type="float" office:value="131.421723604202" calcext:value-type="float">
            <text:p>131.421723604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27864.70778" calcext:value-type="float">
            <text:p>1443127864.70778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75943946838" calcext:value-type="float">
            <text:p>44.7075943947</text:p>
          </table:table-cell>
          <table:table-cell table:formula="of:=[.C221]/([.D221]-[.D220])" office:value-type="float" office:value="100320.08031666" calcext:value-type="float">
            <text:p>100320.08031666</text:p>
          </table:table-cell>
          <table:table-cell/>
          <table:table-cell office:value-type="float" office:value="1443127996.11692" calcext:value-type="float">
            <text:p>1443127996.11692</text:p>
          </table:table-cell>
          <table:table-cell table:formula="of:=[.G221]-[.$B$2]" office:value-type="float" office:value="176.116728544235" calcext:value-type="float">
            <text:p>176.1167285442</text:p>
          </table:table-cell>
          <table:table-cell table:formula="of:=[.C221]/([.H221]-[.H220])" office:value-type="float" office:value="118521.676416926" calcext:value-type="float">
            <text:p>118521.676416926</text:p>
          </table:table-cell>
          <table:table-cell table:formula="of:=[.G221]-[.$B221]" office:value-type="float" office:value="131.409134149551" calcext:value-type="float">
            <text:p>131.409134149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27864.78976" calcext:value-type="float">
            <text:p>1443127864.78976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95774841309" calcext:value-type="float">
            <text:p>44.7895774841</text:p>
          </table:table-cell>
          <table:table-cell table:formula="of:=[.C222]/([.D222]-[.D221])" office:value-type="float" office:value="100313.370177571" calcext:value-type="float">
            <text:p>100313.370177571</text:p>
          </table:table-cell>
          <table:table-cell/>
          <table:table-cell office:value-type="float" office:value="1443127996.1864" calcext:value-type="float">
            <text:p>1443127996.1864</text:p>
          </table:table-cell>
          <table:table-cell table:formula="of:=[.G222]-[.$B$2]" office:value-type="float" office:value="176.186209917068" calcext:value-type="float">
            <text:p>176.1862099171</text:p>
          </table:table-cell>
          <table:table-cell table:formula="of:=[.C222]/([.H222]-[.H221])" office:value-type="float" office:value="118362.6584313" calcext:value-type="float">
            <text:p>118362.6584313</text:p>
          </table:table-cell>
          <table:table-cell table:formula="of:=[.G222]-[.$B222]" office:value-type="float" office:value="131.396632432938" calcext:value-type="float">
            <text:p>131.396632432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27864.87177" calcext:value-type="float">
            <text:p>1443127864.87177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715829849243" calcext:value-type="float">
            <text:p>44.8715829849</text:p>
          </table:table-cell>
          <table:table-cell table:formula="of:=[.C223]/([.D223]-[.D222])" office:value-type="float" office:value="100285.955459419" calcext:value-type="float">
            <text:p>100285.955459419</text:p>
          </table:table-cell>
          <table:table-cell/>
          <table:table-cell office:value-type="float" office:value="1443127996.25583" calcext:value-type="float">
            <text:p>1443127996.25583</text:p>
          </table:table-cell>
          <table:table-cell table:formula="of:=[.G223]-[.$B$2]" office:value-type="float" office:value="176.255644083023" calcext:value-type="float">
            <text:p>176.255644083</text:p>
          </table:table-cell>
          <table:table-cell table:formula="of:=[.C223]/([.H223]-[.H222])" office:value-type="float" office:value="118443.130797863" calcext:value-type="float">
            <text:p>118443.130797863</text:p>
          </table:table-cell>
          <table:table-cell table:formula="of:=[.G223]-[.$B223]" office:value-type="float" office:value="131.384061098099" calcext:value-type="float">
            <text:p>131.384061098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27864.95373" calcext:value-type="float">
            <text:p>1443127864.95373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535443782806" calcext:value-type="float">
            <text:p>44.9535443783</text:p>
          </table:table-cell>
          <table:table-cell table:formula="of:=[.C224]/([.D224]-[.D223])" office:value-type="float" office:value="100339.924240265" calcext:value-type="float">
            <text:p>100339.924240265</text:p>
          </table:table-cell>
          <table:table-cell/>
          <table:table-cell office:value-type="float" office:value="1443127996.32543" calcext:value-type="float">
            <text:p>1443127996.32543</text:p>
          </table:table-cell>
          <table:table-cell table:formula="of:=[.G224]-[.$B$2]" office:value-type="float" office:value="176.3252389431" calcext:value-type="float">
            <text:p>176.3252389431</text:p>
          </table:table-cell>
          <table:table-cell table:formula="of:=[.C224]/([.H224]-[.H223])" office:value-type="float" office:value="118169.646305952" calcext:value-type="float">
            <text:p>118169.646305952</text:p>
          </table:table-cell>
          <table:table-cell table:formula="of:=[.G224]-[.$B224]" office:value-type="float" office:value="131.371694564819" calcext:value-type="float">
            <text:p>131.371694564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27865.03419" calcext:value-type="float">
            <text:p>1443127865.03419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340006351471" calcext:value-type="float">
            <text:p>45.0340006351</text:p>
          </table:table-cell>
          <table:table-cell table:formula="of:=[.C225]/([.D225]-[.D224])" office:value-type="float" office:value="102217.034700615" calcext:value-type="float">
            <text:p>102217.034700615</text:p>
          </table:table-cell>
          <table:table-cell/>
          <table:table-cell office:value-type="float" office:value="1443127996.39475" calcext:value-type="float">
            <text:p>1443127996.39475</text:p>
          </table:table-cell>
          <table:table-cell table:formula="of:=[.G225]-[.$B$2]" office:value-type="float" office:value="176.394566059113" calcext:value-type="float">
            <text:p>176.3945660591</text:p>
          </table:table-cell>
          <table:table-cell table:formula="of:=[.C225]/([.H225]-[.H224])" office:value-type="float" office:value="118626.022154282" calcext:value-type="float">
            <text:p>118626.022154282</text:p>
          </table:table-cell>
          <table:table-cell table:formula="of:=[.G225]-[.$B225]" office:value-type="float" office:value="131.360565423965" calcext:value-type="float">
            <text:p>131.3605654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27865.11267" calcext:value-type="float">
            <text:p>1443127865.11267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124820709229" calcext:value-type="float">
            <text:p>45.1124820709</text:p>
          </table:table-cell>
          <table:table-cell table:formula="of:=[.C226]/([.D226]-[.D225])" office:value-type="float" office:value="104789.112466014" calcext:value-type="float">
            <text:p>104789.112466014</text:p>
          </table:table-cell>
          <table:table-cell/>
          <table:table-cell office:value-type="float" office:value="1443127996.46423" calcext:value-type="float">
            <text:p>1443127996.46423</text:p>
          </table:table-cell>
          <table:table-cell table:formula="of:=[.G226]-[.$B$2]" office:value-type="float" office:value="176.464038848877" calcext:value-type="float">
            <text:p>176.4640388489</text:p>
          </table:table-cell>
          <table:table-cell table:formula="of:=[.C226]/([.H226]-[.H225])" office:value-type="float" office:value="118377.281636295" calcext:value-type="float">
            <text:p>118377.281636295</text:p>
          </table:table-cell>
          <table:table-cell table:formula="of:=[.G226]-[.$B226]" office:value-type="float" office:value="131.351556777954" calcext:value-type="float">
            <text:p>131.35155677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27865.19111" calcext:value-type="float">
            <text:p>1443127865.19111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909222602844" calcext:value-type="float">
            <text:p>45.1909222603</text:p>
          </table:table-cell>
          <table:table-cell table:formula="of:=[.C227]/([.D227]-[.D226])" office:value-type="float" office:value="104844.214004778" calcext:value-type="float">
            <text:p>104844.214004778</text:p>
          </table:table-cell>
          <table:table-cell/>
          <table:table-cell office:value-type="float" office:value="1443127996.53374" calcext:value-type="float">
            <text:p>1443127996.53374</text:p>
          </table:table-cell>
          <table:table-cell table:formula="of:=[.G227]-[.$B$2]" office:value-type="float" office:value="176.533549308777" calcext:value-type="float">
            <text:p>176.5335493088</text:p>
          </table:table-cell>
          <table:table-cell table:formula="of:=[.C227]/([.H227]-[.H226])" office:value-type="float" office:value="118313.128870718" calcext:value-type="float">
            <text:p>118313.128870718</text:p>
          </table:table-cell>
          <table:table-cell table:formula="of:=[.G227]-[.$B227]" office:value-type="float" office:value="131.342627048492" calcext:value-type="float">
            <text:p>131.342627048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27865.26958" calcext:value-type="float">
            <text:p>1443127865.26958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93953514099" calcext:value-type="float">
            <text:p>45.2693953514</text:p>
          </table:table-cell>
          <table:table-cell table:formula="of:=[.C228]/([.D228]-[.D227])" office:value-type="float" office:value="104800.255502218" calcext:value-type="float">
            <text:p>104800.255502218</text:p>
          </table:table-cell>
          <table:table-cell/>
          <table:table-cell office:value-type="float" office:value="1443127996.6032" calcext:value-type="float">
            <text:p>1443127996.6032</text:p>
          </table:table-cell>
          <table:table-cell table:formula="of:=[.G228]-[.$B$2]" office:value-type="float" office:value="176.603013277054" calcext:value-type="float">
            <text:p>176.6030132771</text:p>
          </table:table-cell>
          <table:table-cell table:formula="of:=[.C228]/([.H228]-[.H227])" office:value-type="float" office:value="118392.314807124" calcext:value-type="float">
            <text:p>118392.314807124</text:p>
          </table:table-cell>
          <table:table-cell table:formula="of:=[.G228]-[.$B228]" office:value-type="float" office:value="131.333617925644" calcext:value-type="float">
            <text:p>131.33361792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27865.34806" calcext:value-type="float">
            <text:p>1443127865.34806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78760719299" calcext:value-type="float">
            <text:p>45.3478760719</text:p>
          </table:table-cell>
          <table:table-cell table:formula="of:=[.C229]/([.D229]-[.D228])" office:value-type="float" office:value="104790.067490552" calcext:value-type="float">
            <text:p>104790.067490552</text:p>
          </table:table-cell>
          <table:table-cell/>
          <table:table-cell office:value-type="float" office:value="1443127996.67266" calcext:value-type="float">
            <text:p>1443127996.67266</text:p>
          </table:table-cell>
          <table:table-cell table:formula="of:=[.G229]-[.$B$2]" office:value-type="float" office:value="176.672477245331" calcext:value-type="float">
            <text:p>176.6724772453</text:p>
          </table:table-cell>
          <table:table-cell table:formula="of:=[.C229]/([.H229]-[.H228])" office:value-type="float" office:value="118392.314807124" calcext:value-type="float">
            <text:p>118392.314807124</text:p>
          </table:table-cell>
          <table:table-cell table:formula="of:=[.G229]-[.$B229]" office:value-type="float" office:value="131.324601173401" calcext:value-type="float">
            <text:p>131.324601173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27865.42654" calcext:value-type="float">
            <text:p>1443127865.42654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63510704041" calcext:value-type="float">
            <text:p>45.4263510704</text:p>
          </table:table-cell>
          <table:table-cell table:formula="of:=[.C230]/([.D230]-[.D229])" office:value-type="float" office:value="104797.708313585" calcext:value-type="float">
            <text:p>104797.708313585</text:p>
          </table:table-cell>
          <table:table-cell/>
          <table:table-cell office:value-type="float" office:value="1443127996.74211" calcext:value-type="float">
            <text:p>1443127996.74211</text:p>
          </table:table-cell>
          <table:table-cell table:formula="of:=[.G230]-[.$B$2]" office:value-type="float" office:value="176.741918325424" calcext:value-type="float">
            <text:p>176.7419183254</text:p>
          </table:table-cell>
          <table:table-cell table:formula="of:=[.C230]/([.H230]-[.H229])" office:value-type="float" office:value="118431.337602186" calcext:value-type="float">
            <text:p>118431.337602186</text:p>
          </table:table-cell>
          <table:table-cell table:formula="of:=[.G230]-[.$B230]" office:value-type="float" office:value="131.31556725502" calcext:value-type="float">
            <text:p>131.3155672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27865.50499" calcext:value-type="float">
            <text:p>1443127865.50499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5048053264618" calcext:value-type="float">
            <text:p>45.5048053265</text:p>
          </table:table-cell>
          <table:table-cell table:formula="of:=[.C231]/([.D231]-[.D230])" office:value-type="float" office:value="104825.415640261" calcext:value-type="float">
            <text:p>104825.415640261</text:p>
          </table:table-cell>
          <table:table-cell/>
          <table:table-cell office:value-type="float" office:value="1443127996.81161" calcext:value-type="float">
            <text:p>1443127996.81161</text:p>
          </table:table-cell>
          <table:table-cell table:formula="of:=[.G231]-[.$B$2]" office:value-type="float" office:value="176.811423540115" calcext:value-type="float">
            <text:p>176.8114235401</text:p>
          </table:table-cell>
          <table:table-cell table:formula="of:=[.C231]/([.H231]-[.H230])" office:value-type="float" office:value="118322.057367096" calcext:value-type="float">
            <text:p>118322.057367096</text:p>
          </table:table-cell>
          <table:table-cell table:formula="of:=[.G231]-[.$B231]" office:value-type="float" office:value="131.306618213654" calcext:value-type="float">
            <text:p>131.306618213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27865.58348" calcext:value-type="float">
            <text:p>1443127865.58348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832903385162" calcext:value-type="float">
            <text:p>45.5832903385</text:p>
          </table:table-cell>
          <table:table-cell table:formula="of:=[.C232]/([.D232]-[.D231])" office:value-type="float" office:value="104784.337604423" calcext:value-type="float">
            <text:p>104784.337604423</text:p>
          </table:table-cell>
          <table:table-cell/>
          <table:table-cell office:value-type="float" office:value="1443127996.88117" calcext:value-type="float">
            <text:p>1443127996.88117</text:p>
          </table:table-cell>
          <table:table-cell table:formula="of:=[.G232]-[.$B$2]" office:value-type="float" office:value="176.880984306335" calcext:value-type="float">
            <text:p>176.8809843063</text:p>
          </table:table-cell>
          <table:table-cell table:formula="of:=[.C232]/([.H232]-[.H231])" office:value-type="float" office:value="118227.564860039" calcext:value-type="float">
            <text:p>118227.564860039</text:p>
          </table:table-cell>
          <table:table-cell table:formula="of:=[.G232]-[.$B232]" office:value-type="float" office:value="131.297693967819" calcext:value-type="float">
            <text:p>131.297693967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27865.66197" calcext:value-type="float">
            <text:p>1443127865.66197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617815494537" calcext:value-type="float">
            <text:p>45.6617815495</text:p>
          </table:table-cell>
          <table:table-cell table:formula="of:=[.C233]/([.D233]-[.D232])" office:value-type="float" office:value="104776.062208398" calcext:value-type="float">
            <text:p>104776.062208398</text:p>
          </table:table-cell>
          <table:table-cell/>
          <table:table-cell office:value-type="float" office:value="1443127996.95065" calcext:value-type="float">
            <text:p>1443127996.95065</text:p>
          </table:table-cell>
          <table:table-cell table:formula="of:=[.G233]-[.$B$2]" office:value-type="float" office:value="176.950458526611" calcext:value-type="float">
            <text:p>176.9504585266</text:p>
          </table:table-cell>
          <table:table-cell table:formula="of:=[.C233]/([.H233]-[.H232])" office:value-type="float" office:value="118374.844184546" calcext:value-type="float">
            <text:p>118374.844184546</text:p>
          </table:table-cell>
          <table:table-cell table:formula="of:=[.G233]-[.$B233]" office:value-type="float" office:value="131.288676977158" calcext:value-type="float">
            <text:p>131.28867697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27865.74045" calcext:value-type="float">
            <text:p>1443127865.74045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402651309967" calcext:value-type="float">
            <text:p>45.740265131</text:p>
          </table:table-cell>
          <table:table-cell table:formula="of:=[.C234]/([.D234]-[.D233])" office:value-type="float" office:value="104786.247496841" calcext:value-type="float">
            <text:p>104786.247496841</text:p>
          </table:table-cell>
          <table:table-cell/>
          <table:table-cell office:value-type="float" office:value="1443127997.01994" calcext:value-type="float">
            <text:p>1443127997.01994</text:p>
          </table:table-cell>
          <table:table-cell table:formula="of:=[.G234]-[.$B$2]" office:value-type="float" office:value="177.019754648209" calcext:value-type="float">
            <text:p>177.0197546482</text:p>
          </table:table-cell>
          <table:table-cell table:formula="of:=[.C234]/([.H234]-[.H233])" office:value-type="float" office:value="118679.080595495" calcext:value-type="float">
            <text:p>118679.080595495</text:p>
          </table:table-cell>
          <table:table-cell table:formula="of:=[.G234]-[.$B234]" office:value-type="float" office:value="131.279489517212" calcext:value-type="float">
            <text:p>131.279489517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27865.81895" calcext:value-type="float">
            <text:p>1443127865.81895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87644481659" calcext:value-type="float">
            <text:p>45.8187644482</text:p>
          </table:table-cell>
          <table:table-cell table:formula="of:=[.C235]/([.D235]-[.D234])" office:value-type="float" office:value="104765.242508732" calcext:value-type="float">
            <text:p>104765.242508732</text:p>
          </table:table-cell>
          <table:table-cell/>
          <table:table-cell office:value-type="float" office:value="1443128005.35593" calcext:value-type="float">
            <text:p>1443128005.35593</text:p>
          </table:table-cell>
          <table:table-cell table:formula="of:=[.G235]-[.$B$2]" office:value-type="float" office:value="185.355739355087" calcext:value-type="float">
            <text:p>185.3557393551</text:p>
          </table:table-cell>
          <table:table-cell table:formula="of:=[.C235]/([.H235]-[.H234])" office:value-type="float" office:value="986.566109366029" calcext:value-type="float">
            <text:p>986.566109366</text:p>
          </table:table-cell>
          <table:table-cell table:formula="of:=[.G235]-[.$B235]" office:value-type="float" office:value="139.536974906921" calcext:value-type="float">
            <text:p>139.536974906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27865.89743" calcext:value-type="float">
            <text:p>1443127865.89743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72427845001" calcext:value-type="float">
            <text:p>45.8972427845</text:p>
          </table:table-cell>
          <table:table-cell table:formula="of:=[.C236]/([.D236]-[.D235])" office:value-type="float" office:value="104793.251031407" calcext:value-type="float">
            <text:p>104793.251031407</text:p>
          </table:table-cell>
          <table:table-cell/>
          <table:table-cell office:value-type="float" office:value="1443128005.43175" calcext:value-type="float">
            <text:p>1443128005.43175</text:p>
          </table:table-cell>
          <table:table-cell table:formula="of:=[.G236]-[.$B$2]" office:value-type="float" office:value="185.43156003952" calcext:value-type="float">
            <text:p>185.4315600395</text:p>
          </table:table-cell>
          <table:table-cell table:formula="of:=[.C236]/([.H236]-[.H235])" office:value-type="float" office:value="108466.44370863" calcext:value-type="float">
            <text:p>108466.44370863</text:p>
          </table:table-cell>
          <table:table-cell table:formula="of:=[.G236]-[.$B236]" office:value-type="float" office:value="139.53431725502" calcext:value-type="float">
            <text:p>139.5343172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27865.97591" calcext:value-type="float">
            <text:p>1443127865.97591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757254123688" calcext:value-type="float">
            <text:p>45.9757254124</text:p>
          </table:table-cell>
          <table:table-cell table:formula="of:=[.C237]/([.D237]-[.D236])" office:value-type="float" office:value="104787.520797132" calcext:value-type="float">
            <text:p>104787.520797132</text:p>
          </table:table-cell>
          <table:table-cell/>
          <table:table-cell office:value-type="float" office:value="1443128005.50753" calcext:value-type="float">
            <text:p>1443128005.50753</text:p>
          </table:table-cell>
          <table:table-cell table:formula="of:=[.G237]-[.$B$2]" office:value-type="float" office:value="185.507344961166" calcext:value-type="float">
            <text:p>185.5073449612</text:p>
          </table:table-cell>
          <table:table-cell table:formula="of:=[.C237]/([.H237]-[.H236])" office:value-type="float" office:value="108517.628855017" calcext:value-type="float">
            <text:p>108517.628855017</text:p>
          </table:table-cell>
          <table:table-cell table:formula="of:=[.G237]-[.$B237]" office:value-type="float" office:value="139.531619548798" calcext:value-type="float">
            <text:p>139.531619548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27866.05192" calcext:value-type="float">
            <text:p>1443127866.05192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517282485962" calcext:value-type="float">
            <text:p>46.0517282486</text:p>
          </table:table-cell>
          <table:table-cell table:formula="of:=[.C238]/([.D238]-[.D237])" office:value-type="float" office:value="108206.488181467" calcext:value-type="float">
            <text:p>108206.488181467</text:p>
          </table:table-cell>
          <table:table-cell/>
          <table:table-cell office:value-type="float" office:value="1443128005.58318" calcext:value-type="float">
            <text:p>1443128005.58318</text:p>
          </table:table-cell>
          <table:table-cell table:formula="of:=[.G238]-[.$B$2]" office:value-type="float" office:value="185.582997083664" calcext:value-type="float">
            <text:p>185.5829970837</text:p>
          </table:table-cell>
          <table:table-cell table:formula="of:=[.C238]/([.H238]-[.H237])" office:value-type="float" office:value="108708.119858308" calcext:value-type="float">
            <text:p>108708.119858308</text:p>
          </table:table-cell>
          <table:table-cell table:formula="of:=[.G238]-[.$B238]" office:value-type="float" office:value="139.531268835068" calcext:value-type="float">
            <text:p>139.531268835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27866.12684" calcext:value-type="float">
            <text:p>1443127866.12684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66489028931" calcext:value-type="float">
            <text:p>46.1266489029</text:p>
          </table:table-cell>
          <table:table-cell table:formula="of:=[.C239]/([.D239]-[.D238])" office:value-type="float" office:value="109769.463136456" calcext:value-type="float">
            <text:p>109769.463136456</text:p>
          </table:table-cell>
          <table:table-cell/>
          <table:table-cell office:value-type="float" office:value="1443128005.65911" calcext:value-type="float">
            <text:p>1443128005.65911</text:p>
          </table:table-cell>
          <table:table-cell table:formula="of:=[.G239]-[.$B$2]" office:value-type="float" office:value="185.658923864365" calcext:value-type="float">
            <text:p>185.6589238644</text:p>
          </table:table-cell>
          <table:table-cell table:formula="of:=[.C239]/([.H239]-[.H238])" office:value-type="float" office:value="108314.878151102" calcext:value-type="float">
            <text:p>108314.878151102</text:p>
          </table:table-cell>
          <table:table-cell table:formula="of:=[.G239]-[.$B239]" office:value-type="float" office:value="139.532274961472" calcext:value-type="float">
            <text:p>139.532274961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27866.20173" calcext:value-type="float">
            <text:p>1443127866.20173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2015430927277" calcext:value-type="float">
            <text:p>46.2015430927</text:p>
          </table:table-cell>
          <table:table-cell table:formula="of:=[.C240]/([.D240]-[.D239])" office:value-type="float" office:value="109808.251056095" calcext:value-type="float">
            <text:p>109808.251056095</text:p>
          </table:table-cell>
          <table:table-cell/>
          <table:table-cell office:value-type="float" office:value="1443128005.73487" calcext:value-type="float">
            <text:p>1443128005.73487</text:p>
          </table:table-cell>
          <table:table-cell table:formula="of:=[.G240]-[.$B$2]" office:value-type="float" office:value="185.734681844711" calcext:value-type="float">
            <text:p>185.7346818447</text:p>
          </table:table-cell>
          <table:table-cell table:formula="of:=[.C240]/([.H240]-[.H239])" office:value-type="float" office:value="108556.220247237" calcext:value-type="float">
            <text:p>108556.220247237</text:p>
          </table:table-cell>
          <table:table-cell table:formula="of:=[.G240]-[.$B240]" office:value-type="float" office:value="139.533138751984" calcext:value-type="float">
            <text:p>139.53313875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27866.27664" calcext:value-type="float">
            <text:p>1443127866.27664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6451587677" calcext:value-type="float">
            <text:p>46.2764515877</text:p>
          </table:table-cell>
          <table:table-cell table:formula="of:=[.C241]/([.D241]-[.D240])" office:value-type="float" office:value="109787.281209718" calcext:value-type="float">
            <text:p>109787.281209718</text:p>
          </table:table-cell>
          <table:table-cell/>
          <table:table-cell office:value-type="float" office:value="1443128005.81074" calcext:value-type="float">
            <text:p>1443128005.81074</text:p>
          </table:table-cell>
          <table:table-cell table:formula="of:=[.G241]-[.$B$2]" office:value-type="float" office:value="185.810551166534" calcext:value-type="float">
            <text:p>185.8105511665</text:p>
          </table:table-cell>
          <table:table-cell table:formula="of:=[.C241]/([.H241]-[.H240])" office:value-type="float" office:value="108396.909348593" calcext:value-type="float">
            <text:p>108396.909348593</text:p>
          </table:table-cell>
          <table:table-cell table:formula="of:=[.G241]-[.$B241]" office:value-type="float" office:value="139.534099578857" calcext:value-type="float">
            <text:p>139.534099578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27866.35154" calcext:value-type="float">
            <text:p>1443127866.35154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513562679291" calcext:value-type="float">
            <text:p>46.3513562679</text:p>
          </table:table-cell>
          <table:table-cell table:formula="of:=[.C242]/([.D242]-[.D241])" office:value-type="float" office:value="109792.872385596" calcext:value-type="float">
            <text:p>109792.872385596</text:p>
          </table:table-cell>
          <table:table-cell/>
          <table:table-cell office:value-type="float" office:value="1443128005.88652" calcext:value-type="float">
            <text:p>1443128005.88652</text:p>
          </table:table-cell>
          <table:table-cell table:formula="of:=[.G242]-[.$B$2]" office:value-type="float" office:value="185.886328935623" calcext:value-type="float">
            <text:p>185.8863289356</text:p>
          </table:table-cell>
          <table:table-cell table:formula="of:=[.C242]/([.H242]-[.H241])" office:value-type="float" office:value="108527.871681848" calcext:value-type="float">
            <text:p>108527.871681848</text:p>
          </table:table-cell>
          <table:table-cell table:formula="of:=[.G242]-[.$B242]" office:value-type="float" office:value="139.534972667694" calcext:value-type="float">
            <text:p>139.534972667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27866.42646" calcext:value-type="float">
            <text:p>1443127866.42646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62721538544" calcext:value-type="float">
            <text:p>46.4262721539</text:p>
          </table:table-cell>
          <table:table-cell table:formula="of:=[.C243]/([.D243]-[.D242])" office:value-type="float" office:value="109776.449926803" calcext:value-type="float">
            <text:p>109776.449926803</text:p>
          </table:table-cell>
          <table:table-cell/>
          <table:table-cell office:value-type="float" office:value="1443128005.96222" calcext:value-type="float">
            <text:p>1443128005.96222</text:p>
          </table:table-cell>
          <table:table-cell table:formula="of:=[.G243]-[.$B$2]" office:value-type="float" office:value="185.962036848068" calcext:value-type="float">
            <text:p>185.9620368481</text:p>
          </table:table-cell>
          <table:table-cell table:formula="of:=[.C243]/([.H243]-[.H242])" office:value-type="float" office:value="108628.011714986" calcext:value-type="float">
            <text:p>108628.011714986</text:p>
          </table:table-cell>
          <table:table-cell table:formula="of:=[.G243]-[.$B243]" office:value-type="float" office:value="139.535764694214" calcext:value-type="float">
            <text:p>139.535764694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27866.50139" calcext:value-type="float">
            <text:p>1443127866.50139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5012001991272" calcext:value-type="float">
            <text:p>46.5012001991</text:p>
          </table:table-cell>
          <table:table-cell table:formula="of:=[.C244]/([.D244]-[.D243])" office:value-type="float" office:value="109758.635368838" calcext:value-type="float">
            <text:p>109758.635368838</text:p>
          </table:table-cell>
          <table:table-cell/>
          <table:table-cell office:value-type="float" office:value="1443128006.03808" calcext:value-type="float">
            <text:p>1443128006.03808</text:p>
          </table:table-cell>
          <table:table-cell table:formula="of:=[.G244]-[.$B$2]" office:value-type="float" office:value="186.037891387939" calcext:value-type="float">
            <text:p>186.0378913879</text:p>
          </table:table-cell>
          <table:table-cell table:formula="of:=[.C244]/([.H244]-[.H243])" office:value-type="float" office:value="108418.032908281" calcext:value-type="float">
            <text:p>108418.032908281</text:p>
          </table:table-cell>
          <table:table-cell table:formula="of:=[.G244]-[.$B244]" office:value-type="float" office:value="139.536691188812" calcext:value-type="float">
            <text:p>139.536691188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27866.5763" calcext:value-type="float">
            <text:p>1443127866.5763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61077404022" calcext:value-type="float">
            <text:p>46.5761077404</text:p>
          </table:table-cell>
          <table:table-cell table:formula="of:=[.C245]/([.D245]-[.D244])" office:value-type="float" office:value="109788.6789503" calcext:value-type="float">
            <text:p>109788.6789503</text:p>
          </table:table-cell>
          <table:table-cell/>
          <table:table-cell office:value-type="float" office:value="1443128006.1075" calcext:value-type="float">
            <text:p>1443128006.1075</text:p>
          </table:table-cell>
          <table:table-cell table:formula="of:=[.G245]-[.$B$2]" office:value-type="float" office:value="186.107308864594" calcext:value-type="float">
            <text:p>186.1073088646</text:p>
          </table:table-cell>
          <table:table-cell table:formula="of:=[.C245]/([.H245]-[.H244])" office:value-type="float" office:value="118471.606811422" calcext:value-type="float">
            <text:p>118471.606811422</text:p>
          </table:table-cell>
          <table:table-cell table:formula="of:=[.G245]-[.$B245]" office:value-type="float" office:value="139.531201124191" calcext:value-type="float">
            <text:p>139.531201124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27866.65121" calcext:value-type="float">
            <text:p>1443127866.65121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510236263275" calcext:value-type="float">
            <text:p>46.6510236263</text:p>
          </table:table-cell>
          <table:table-cell table:formula="of:=[.C246]/([.D246]-[.D245])" office:value-type="float" office:value="109776.449926803" calcext:value-type="float">
            <text:p>109776.449926803</text:p>
          </table:table-cell>
          <table:table-cell/>
          <table:table-cell office:value-type="float" office:value="1443128006.17691" calcext:value-type="float">
            <text:p>1443128006.17691</text:p>
          </table:table-cell>
          <table:table-cell table:formula="of:=[.G246]-[.$B$2]" office:value-type="float" office:value="186.176725149155" calcext:value-type="float">
            <text:p>186.1767251492</text:p>
          </table:table-cell>
          <table:table-cell table:formula="of:=[.C246]/([.H246]-[.H245])" office:value-type="float" office:value="118473.641336342" calcext:value-type="float">
            <text:p>118473.641336342</text:p>
          </table:table-cell>
          <table:table-cell table:formula="of:=[.G246]-[.$B246]" office:value-type="float" office:value="139.525701522827" calcext:value-type="float">
            <text:p>139.525701522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27866.72613" calcext:value-type="float">
            <text:p>1443127866.72613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59390354157" calcext:value-type="float">
            <text:p>46.7259390354</text:p>
          </table:table-cell>
          <table:table-cell table:formula="of:=[.C247]/([.D247]-[.D246])" office:value-type="float" office:value="109777.148654756" calcext:value-type="float">
            <text:p>109777.148654756</text:p>
          </table:table-cell>
          <table:table-cell/>
          <table:table-cell office:value-type="float" office:value="1443128006.24638" calcext:value-type="float">
            <text:p>1443128006.24638</text:p>
          </table:table-cell>
          <table:table-cell table:formula="of:=[.G247]-[.$B$2]" office:value-type="float" office:value="186.246187925339" calcext:value-type="float">
            <text:p>186.2461879253</text:p>
          </table:table-cell>
          <table:table-cell table:formula="of:=[.C247]/([.H247]-[.H246])" office:value-type="float" office:value="118394.346609553" calcext:value-type="float">
            <text:p>118394.346609553</text:p>
          </table:table-cell>
          <table:table-cell table:formula="of:=[.G247]-[.$B247]" office:value-type="float" office:value="139.520248889923" calcext:value-type="float">
            <text:p>139.520248889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27866.80109" calcext:value-type="float">
            <text:p>1443127866.80109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800904750824" calcext:value-type="float">
            <text:p>46.8009047508</text:p>
          </table:table-cell>
          <table:table-cell table:formula="of:=[.C248]/([.D248]-[.D247])" office:value-type="float" office:value="109703.481854409" calcext:value-type="float">
            <text:p>109703.481854409</text:p>
          </table:table-cell>
          <table:table-cell/>
          <table:table-cell office:value-type="float" office:value="1443128006.31593" calcext:value-type="float">
            <text:p>1443128006.31593</text:p>
          </table:table-cell>
          <table:table-cell table:formula="of:=[.G248]-[.$B$2]" office:value-type="float" office:value="186.315743207932" calcext:value-type="float">
            <text:p>186.3157432079</text:p>
          </table:table-cell>
          <table:table-cell table:formula="of:=[.C248]/([.H248]-[.H247])" office:value-type="float" office:value="118236.885732306" calcext:value-type="float">
            <text:p>118236.885732306</text:p>
          </table:table-cell>
          <table:table-cell table:formula="of:=[.G248]-[.$B248]" office:value-type="float" office:value="139.514838457108" calcext:value-type="float">
            <text:p>139.514838457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27866.87602" calcext:value-type="float">
            <text:p>1443127866.87602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758280277252" calcext:value-type="float">
            <text:p>46.8758280277</text:p>
          </table:table-cell>
          <table:table-cell table:formula="of:=[.C249]/([.D249]-[.D248])" office:value-type="float" office:value="109765.620780841" calcext:value-type="float">
            <text:p>109765.620780841</text:p>
          </table:table-cell>
          <table:table-cell/>
          <table:table-cell office:value-type="float" office:value="1443128006.3853" calcext:value-type="float">
            <text:p>1443128006.3853</text:p>
          </table:table-cell>
          <table:table-cell table:formula="of:=[.G249]-[.$B$2]" office:value-type="float" office:value="186.385115623474" calcext:value-type="float">
            <text:p>186.3851156235</text:p>
          </table:table-cell>
          <table:table-cell table:formula="of:=[.C249]/([.H249]-[.H248])" office:value-type="float" office:value="118548.560485825" calcext:value-type="float">
            <text:p>118548.560485825</text:p>
          </table:table-cell>
          <table:table-cell table:formula="of:=[.G249]-[.$B249]" office:value-type="float" office:value="139.509287595749" calcext:value-type="float">
            <text:p>139.509287595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27866.95092" calcext:value-type="float">
            <text:p>1443127866.95092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507284164429" calcext:value-type="float">
            <text:p>46.9507284164</text:p>
          </table:table-cell>
          <table:table-cell table:formula="of:=[.C250]/([.D250]-[.D249])" office:value-type="float" office:value="109799.163139215" calcext:value-type="float">
            <text:p>109799.163139215</text:p>
          </table:table-cell>
          <table:table-cell/>
          <table:table-cell office:value-type="float" office:value="1443128006.45482" calcext:value-type="float">
            <text:p>1443128006.45482</text:p>
          </table:table-cell>
          <table:table-cell table:formula="of:=[.G250]-[.$B$2]" office:value-type="float" office:value="186.454633951187" calcext:value-type="float">
            <text:p>186.4546339512</text:p>
          </table:table-cell>
          <table:table-cell table:formula="of:=[.C250]/([.H250]-[.H249])" office:value-type="float" office:value="118299.738652381" calcext:value-type="float">
            <text:p>118299.738652381</text:p>
          </table:table-cell>
          <table:table-cell table:formula="of:=[.G250]-[.$B250]" office:value-type="float" office:value="139.503905534744" calcext:value-type="float">
            <text:p>139.503905534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27880.03544" calcext:value-type="float">
            <text:p>1443127880.03544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52535247803" calcext:value-type="float">
            <text:p>60.0352535248</text:p>
          </table:table-cell>
          <table:table-cell table:formula="of:=[.C251]/([.D251]-[.D250])" office:value-type="float" office:value="628.528733898008" calcext:value-type="float">
            <text:p>628.528733898</text:p>
          </table:table-cell>
          <table:table-cell/>
          <table:table-cell office:value-type="float" office:value="1443128006.52428" calcext:value-type="float">
            <text:p>1443128006.52428</text:p>
          </table:table-cell>
          <table:table-cell table:formula="of:=[.G251]-[.$B$2]" office:value-type="float" office:value="186.524090528488" calcext:value-type="float">
            <text:p>186.5240905285</text:p>
          </table:table-cell>
          <table:table-cell table:formula="of:=[.C251]/([.H251]-[.H250])" office:value-type="float" office:value="118404.91310646" calcext:value-type="float">
            <text:p>118404.91310646</text:p>
          </table:table-cell>
          <table:table-cell table:formula="of:=[.G251]-[.$B251]" office:value-type="float" office:value="126.488837003708" calcext:value-type="float">
            <text:p>126.48883700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27880.13839" calcext:value-type="float">
            <text:p>1443127880.13839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82052898407" calcext:value-type="float">
            <text:p>60.1382052898</text:p>
          </table:table-cell>
          <table:table-cell table:formula="of:=[.C252]/([.D252]-[.D251])" office:value-type="float" office:value="79882.0689977791" calcext:value-type="float">
            <text:p>79882.0689977791</text:p>
          </table:table-cell>
          <table:table-cell/>
          <table:table-cell office:value-type="float" office:value="1443128006.5937" calcext:value-type="float">
            <text:p>1443128006.5937</text:p>
          </table:table-cell>
          <table:table-cell table:formula="of:=[.G252]-[.$B$2]" office:value-type="float" office:value="186.593513250351" calcext:value-type="float">
            <text:p>186.5935132504</text:p>
          </table:table-cell>
          <table:table-cell table:formula="of:=[.C252]/([.H252]-[.H251])" office:value-type="float" office:value="118462.65573185" calcext:value-type="float">
            <text:p>118462.65573185</text:p>
          </table:table-cell>
          <table:table-cell table:formula="of:=[.G252]-[.$B252]" office:value-type="float" office:value="126.45530796051" calcext:value-type="float">
            <text:p>126.45530796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27880.24133" calcext:value-type="float">
            <text:p>1443127880.24133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411460876465" calcext:value-type="float">
            <text:p>60.2411460876</text:p>
          </table:table-cell>
          <table:table-cell table:formula="of:=[.C253]/([.D253]-[.D252])" office:value-type="float" office:value="79890.5795884335" calcext:value-type="float">
            <text:p>79890.5795884335</text:p>
          </table:table-cell>
          <table:table-cell/>
          <table:table-cell office:value-type="float" office:value="1443128006.66319" calcext:value-type="float">
            <text:p>1443128006.66319</text:p>
          </table:table-cell>
          <table:table-cell table:formula="of:=[.G253]-[.$B$2]" office:value-type="float" office:value="186.663001060486" calcext:value-type="float">
            <text:p>186.6630010605</text:p>
          </table:table-cell>
          <table:table-cell table:formula="of:=[.C253]/([.H253]-[.H252])" office:value-type="float" office:value="118351.693398249" calcext:value-type="float">
            <text:p>118351.693398249</text:p>
          </table:table-cell>
          <table:table-cell table:formula="of:=[.G253]-[.$B253]" office:value-type="float" office:value="126.421854972839" calcext:value-type="float">
            <text:p>126.42185497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27880.34429" calcext:value-type="float">
            <text:p>1443127880.34429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440985679626" calcext:value-type="float">
            <text:p>60.344098568</text:p>
          </table:table-cell>
          <table:table-cell table:formula="of:=[.C254]/([.D254]-[.D253])" office:value-type="float" office:value="79881.5140222411" calcext:value-type="float">
            <text:p>79881.5140222411</text:p>
          </table:table-cell>
          <table:table-cell/>
          <table:table-cell office:value-type="float" office:value="1443128006.7326" calcext:value-type="float">
            <text:p>1443128006.7326</text:p>
          </table:table-cell>
          <table:table-cell table:formula="of:=[.G254]-[.$B$2]" office:value-type="float" office:value="186.732414722443" calcext:value-type="float">
            <text:p>186.7324147224</text:p>
          </table:table-cell>
          <table:table-cell table:formula="of:=[.C254]/([.H254]-[.H253])" office:value-type="float" office:value="118478.117537147" calcext:value-type="float">
            <text:p>118478.117537147</text:p>
          </table:table-cell>
          <table:table-cell table:formula="of:=[.G254]-[.$B254]" office:value-type="float" office:value="126.38831615448" calcext:value-type="float">
            <text:p>126.388316154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27880.44724" calcext:value-type="float">
            <text:p>1443127880.44724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470479488373" calcext:value-type="float">
            <text:p>60.4470479488</text:p>
          </table:table-cell>
          <table:table-cell table:formula="of:=[.C255]/([.D255]-[.D254])" office:value-type="float" office:value="79883.9189719338" calcext:value-type="float">
            <text:p>79883.9189719338</text:p>
          </table:table-cell>
          <table:table-cell/>
          <table:table-cell office:value-type="float" office:value="1443128006.8021" calcext:value-type="float">
            <text:p>1443128006.8021</text:p>
          </table:table-cell>
          <table:table-cell table:formula="of:=[.G255]-[.$B$2]" office:value-type="float" office:value="186.801916599274" calcext:value-type="float">
            <text:p>186.8019165993</text:p>
          </table:table-cell>
          <table:table-cell table:formula="of:=[.C255]/([.H255]-[.H254])" office:value-type="float" office:value="118327.739839183" calcext:value-type="float">
            <text:p>118327.739839183</text:p>
          </table:table-cell>
          <table:table-cell table:formula="of:=[.G255]-[.$B255]" office:value-type="float" office:value="126.354868650436" calcext:value-type="float">
            <text:p>126.354868650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27880.55018" calcext:value-type="float">
            <text:p>1443127880.55018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9994468689" calcext:value-type="float">
            <text:p>60.5499944687</text:p>
          </table:table-cell>
          <table:table-cell table:formula="of:=[.C256]/([.D256]-[.D255])" office:value-type="float" office:value="79886.1390540287" calcext:value-type="float">
            <text:p>79886.1390540287</text:p>
          </table:table-cell>
          <table:table-cell/>
          <table:table-cell office:value-type="float" office:value="1443128006.87163" calcext:value-type="float">
            <text:p>1443128006.87163</text:p>
          </table:table-cell>
          <table:table-cell table:formula="of:=[.G256]-[.$B$2]" office:value-type="float" office:value="186.871445655823" calcext:value-type="float">
            <text:p>186.8714456558</text:p>
          </table:table-cell>
          <table:table-cell table:formula="of:=[.C256]/([.H256]-[.H255])" office:value-type="float" office:value="118281.484147504" calcext:value-type="float">
            <text:p>118281.484147504</text:p>
          </table:table-cell>
          <table:table-cell table:formula="of:=[.G256]-[.$B256]" office:value-type="float" office:value="126.321451187134" calcext:value-type="float">
            <text:p>126.32145118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27880.65312" calcext:value-type="float">
            <text:p>1443127880.65312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529359817505" calcext:value-type="float">
            <text:p>60.6529359818</text:p>
          </table:table-cell>
          <table:table-cell table:formula="of:=[.C257]/([.D257]-[.D256])" office:value-type="float" office:value="79890.024494636" calcext:value-type="float">
            <text:p>79890.024494636</text:p>
          </table:table-cell>
          <table:table-cell/>
          <table:table-cell office:value-type="float" office:value="1443128006.94101" calcext:value-type="float">
            <text:p>1443128006.94101</text:p>
          </table:table-cell>
          <table:table-cell table:formula="of:=[.G257]-[.$B$2]" office:value-type="float" office:value="186.940826416016" calcext:value-type="float">
            <text:p>186.940826416</text:p>
          </table:table-cell>
          <table:table-cell table:formula="of:=[.C257]/([.H257]-[.H256])" office:value-type="float" office:value="118534.302263886" calcext:value-type="float">
            <text:p>118534.302263886</text:p>
          </table:table-cell>
          <table:table-cell table:formula="of:=[.G257]-[.$B257]" office:value-type="float" office:value="126.287890434265" calcext:value-type="float">
            <text:p>126.287890434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27880.75614" calcext:value-type="float">
            <text:p>1443127880.75614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559523582458" calcext:value-type="float">
            <text:p>60.7559523582</text:p>
          </table:table-cell>
          <table:table-cell table:formula="of:=[.C258]/([.D258]-[.D257])" office:value-type="float" office:value="79831.9673025028" calcext:value-type="float">
            <text:p>79831.9673025028</text:p>
          </table:table-cell>
          <table:table-cell/>
          <table:table-cell office:value-type="float" office:value="1443128007.01057" calcext:value-type="float">
            <text:p>1443128007.01057</text:p>
          </table:table-cell>
          <table:table-cell table:formula="of:=[.G258]-[.$B$2]" office:value-type="float" office:value="187.010380506516" calcext:value-type="float">
            <text:p>187.0103805065</text:p>
          </table:table-cell>
          <table:table-cell table:formula="of:=[.C258]/([.H258]-[.H257])" office:value-type="float" office:value="118238.912203365" calcext:value-type="float">
            <text:p>118238.912203365</text:p>
          </table:table-cell>
          <table:table-cell table:formula="of:=[.G258]-[.$B258]" office:value-type="float" office:value="126.25442814827" calcext:value-type="float">
            <text:p>126.254428148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27880.8591" calcext:value-type="float">
            <text:p>1443127880.8591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89112758637" calcext:value-type="float">
            <text:p>60.8589112759</text:p>
          </table:table-cell>
          <table:table-cell table:formula="of:=[.C259]/([.D259]-[.D258])" office:value-type="float" office:value="79876.5195893859" calcext:value-type="float">
            <text:p>79876.5195893859</text:p>
          </table:table-cell>
          <table:table-cell/>
          <table:table-cell office:value-type="float" office:value="1443128015.34657" calcext:value-type="float">
            <text:p>1443128015.34657</text:p>
          </table:table-cell>
          <table:table-cell table:formula="of:=[.G259]-[.$B$2]" office:value-type="float" office:value="195.346380710602" calcext:value-type="float">
            <text:p>195.3463807106</text:p>
          </table:table-cell>
          <table:table-cell table:formula="of:=[.C259]/([.H259]-[.H258])" office:value-type="float" office:value="986.564275270603" calcext:value-type="float">
            <text:p>986.5642752706</text:p>
          </table:table-cell>
          <table:table-cell table:formula="of:=[.G259]-[.$B259]" office:value-type="float" office:value="134.487469434738" calcext:value-type="float">
            <text:p>134.487469434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27880.96205" calcext:value-type="float">
            <text:p>1443127880.96205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618670940399" calcext:value-type="float">
            <text:p>60.961867094</text:p>
          </table:table-cell>
          <table:table-cell table:formula="of:=[.C260]/([.D260]-[.D259])" office:value-type="float" office:value="79878.9242383542" calcext:value-type="float">
            <text:p>79878.9242383542</text:p>
          </table:table-cell>
          <table:table-cell/>
          <table:table-cell office:value-type="float" office:value="1443128015.4223" calcext:value-type="float">
            <text:p>1443128015.4223</text:p>
          </table:table-cell>
          <table:table-cell table:formula="of:=[.G260]-[.$B$2]" office:value-type="float" office:value="195.422110080719" calcext:value-type="float">
            <text:p>195.4221100807</text:p>
          </table:table-cell>
          <table:table-cell table:formula="of:=[.C260]/([.H260]-[.H259])" office:value-type="float" office:value="108597.232319162" calcext:value-type="float">
            <text:p>108597.232319162</text:p>
          </table:table-cell>
          <table:table-cell table:formula="of:=[.G260]-[.$B260]" office:value-type="float" office:value="134.460242986679" calcext:value-type="float">
            <text:p>134.460242986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27881.0612" calcext:value-type="float">
            <text:p>1443127881.0612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610144138336" calcext:value-type="float">
            <text:p>61.0610144138</text:p>
          </table:table-cell>
          <table:table-cell table:formula="of:=[.C261]/([.D261]-[.D260])" office:value-type="float" office:value="82947.2749955513" calcext:value-type="float">
            <text:p>82947.2749955513</text:p>
          </table:table-cell>
          <table:table-cell/>
          <table:table-cell office:value-type="float" office:value="1443128015.4981" calcext:value-type="float">
            <text:p>1443128015.4981</text:p>
          </table:table-cell>
          <table:table-cell table:formula="of:=[.G261]-[.$B$2]" office:value-type="float" office:value="195.497913599014" calcext:value-type="float">
            <text:p>195.497913599</text:p>
          </table:table-cell>
          <table:table-cell table:formula="of:=[.C261]/([.H261]-[.H260])" office:value-type="float" office:value="108491.006551489" calcext:value-type="float">
            <text:p>108491.006551489</text:p>
          </table:table-cell>
          <table:table-cell table:formula="of:=[.G261]-[.$B261]" office:value-type="float" office:value="134.436899185181" calcext:value-type="float">
            <text:p>134.436899185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27881.15813" calcext:value-type="float">
            <text:p>1443127881.15813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79449176788" calcext:value-type="float">
            <text:p>61.1579449177</text:p>
          </table:table-cell>
          <table:table-cell table:formula="of:=[.C262]/([.D262]-[.D261])" office:value-type="float" office:value="84844.2922893771" calcext:value-type="float">
            <text:p>84844.2922893771</text:p>
          </table:table-cell>
          <table:table-cell/>
          <table:table-cell office:value-type="float" office:value="1443128015.57384" calcext:value-type="float">
            <text:p>1443128015.57384</text:p>
          </table:table-cell>
          <table:table-cell table:formula="of:=[.G262]-[.$B$2]" office:value-type="float" office:value="195.573654174805" calcext:value-type="float">
            <text:p>195.5736541748</text:p>
          </table:table-cell>
          <table:table-cell table:formula="of:=[.C262]/([.H262]-[.H261])" office:value-type="float" office:value="108581.1655665" calcext:value-type="float">
            <text:p>108581.1655665</text:p>
          </table:table-cell>
          <table:table-cell table:formula="of:=[.G262]-[.$B262]" office:value-type="float" office:value="134.415709257126" calcext:value-type="float">
            <text:p>134.415709257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27881.25504" calcext:value-type="float">
            <text:p>1443127881.25504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54851102829" calcext:value-type="float">
            <text:p>61.2548511028</text:p>
          </table:table-cell>
          <table:table-cell table:formula="of:=[.C263]/([.D263]-[.D262])" office:value-type="float" office:value="84865.5840414906" calcext:value-type="float">
            <text:p>84865.5840414906</text:p>
          </table:table-cell>
          <table:table-cell/>
          <table:table-cell office:value-type="float" office:value="1443128015.64964" calcext:value-type="float">
            <text:p>1443128015.64964</text:p>
          </table:table-cell>
          <table:table-cell table:formula="of:=[.G263]-[.$B$2]" office:value-type="float" office:value="195.649451494217" calcext:value-type="float">
            <text:p>195.6494514942</text:p>
          </table:table-cell>
          <table:table-cell table:formula="of:=[.C263]/([.H263]-[.H262])" office:value-type="float" office:value="108499.879201175" calcext:value-type="float">
            <text:p>108499.879201175</text:p>
          </table:table-cell>
          <table:table-cell table:formula="of:=[.G263]-[.$B263]" office:value-type="float" office:value="134.394600391388" calcext:value-type="float">
            <text:p>134.394600391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27881.35195" calcext:value-type="float">
            <text:p>1443127881.35195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517587184906" calcext:value-type="float">
            <text:p>61.3517587185</text:p>
          </table:table-cell>
          <table:table-cell table:formula="of:=[.C264]/([.D264]-[.D263])" office:value-type="float" office:value="84864.3312896718" calcext:value-type="float">
            <text:p>84864.3312896718</text:p>
          </table:table-cell>
          <table:table-cell/>
          <table:table-cell office:value-type="float" office:value="1443128015.72541" calcext:value-type="float">
            <text:p>1443128015.72541</text:p>
          </table:table-cell>
          <table:table-cell table:formula="of:=[.G264]-[.$B$2]" office:value-type="float" office:value="195.725222587585" calcext:value-type="float">
            <text:p>195.7252225876</text:p>
          </table:table-cell>
          <table:table-cell table:formula="of:=[.C264]/([.H264]-[.H263])" office:value-type="float" office:value="108537.433398257" calcext:value-type="float">
            <text:p>108537.433398257</text:p>
          </table:table-cell>
          <table:table-cell table:formula="of:=[.G264]-[.$B264]" office:value-type="float" office:value="134.373463869095" calcext:value-type="float">
            <text:p>134.373463869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27881.44884" calcext:value-type="float">
            <text:p>1443127881.44884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86532211304" calcext:value-type="float">
            <text:p>61.4486532211</text:p>
          </table:table-cell>
          <table:table-cell table:formula="of:=[.C265]/([.D265]-[.D264])" office:value-type="float" office:value="84875.8162325759" calcext:value-type="float">
            <text:p>84875.8162325759</text:p>
          </table:table-cell>
          <table:table-cell/>
          <table:table-cell office:value-type="float" office:value="1443128015.80119" calcext:value-type="float">
            <text:p>1443128015.80119</text:p>
          </table:table-cell>
          <table:table-cell table:formula="of:=[.G265]-[.$B$2]" office:value-type="float" office:value="195.800998687744" calcext:value-type="float">
            <text:p>195.8009986877</text:p>
          </table:table-cell>
          <table:table-cell table:formula="of:=[.C265]/([.H265]-[.H264])" office:value-type="float" office:value="108530.261953006" calcext:value-type="float">
            <text:p>108530.261953006</text:p>
          </table:table-cell>
          <table:table-cell table:formula="of:=[.G265]-[.$B265]" office:value-type="float" office:value="134.352345466614" calcext:value-type="float">
            <text:p>134.35234546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27881.54574" calcext:value-type="float">
            <text:p>1443127881.54574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455570220947" calcext:value-type="float">
            <text:p>61.5455570221</text:p>
          </table:table-cell>
          <table:table-cell table:formula="of:=[.C266]/([.D266]-[.D265])" office:value-type="float" office:value="84867.6720433811" calcext:value-type="float">
            <text:p>84867.6720433811</text:p>
          </table:table-cell>
          <table:table-cell/>
          <table:table-cell office:value-type="float" office:value="1443128015.87706" calcext:value-type="float">
            <text:p>1443128015.87706</text:p>
          </table:table-cell>
          <table:table-cell table:formula="of:=[.G266]-[.$B$2]" office:value-type="float" office:value="195.876875162125" calcext:value-type="float">
            <text:p>195.8768751621</text:p>
          </table:table-cell>
          <table:table-cell table:formula="of:=[.C266]/([.H266]-[.H265])" office:value-type="float" office:value="108386.691226053" calcext:value-type="float">
            <text:p>108386.691226053</text:p>
          </table:table-cell>
          <table:table-cell table:formula="of:=[.G266]-[.$B266]" office:value-type="float" office:value="134.33131814003" calcext:value-type="float">
            <text:p>134.3313181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27881.64265" calcext:value-type="float">
            <text:p>1443127881.64265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424603462219" calcext:value-type="float">
            <text:p>61.6424603462</text:p>
          </table:table-cell>
          <table:table-cell table:formula="of:=[.C267]/([.D267]-[.D266])" office:value-type="float" office:value="84868.0896560887" calcext:value-type="float">
            <text:p>84868.0896560887</text:p>
          </table:table-cell>
          <table:table-cell/>
          <table:table-cell office:value-type="float" office:value="1443128015.95279" calcext:value-type="float">
            <text:p>1443128015.95279</text:p>
          </table:table-cell>
          <table:table-cell table:formula="of:=[.G267]-[.$B$2]" office:value-type="float" office:value="195.952606201172" calcext:value-type="float">
            <text:p>195.9526062012</text:p>
          </table:table-cell>
          <table:table-cell table:formula="of:=[.C267]/([.H267]-[.H266])" office:value-type="float" office:value="108594.839097214" calcext:value-type="float">
            <text:p>108594.839097214</text:p>
          </table:table-cell>
          <table:table-cell table:formula="of:=[.G267]-[.$B267]" office:value-type="float" office:value="134.31014585495" calcext:value-type="float">
            <text:p>134.31014585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27881.73956" calcext:value-type="float">
            <text:p>1443127881.73956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93720149994" calcext:value-type="float">
            <text:p>61.739372015</text:p>
          </table:table-cell>
          <table:table-cell table:formula="of:=[.C268]/([.D268]-[.D267])" office:value-type="float" office:value="84860.7820270274" calcext:value-type="float">
            <text:p>84860.7820270274</text:p>
          </table:table-cell>
          <table:table-cell/>
          <table:table-cell office:value-type="float" office:value="1443128016.02854" calcext:value-type="float">
            <text:p>1443128016.02854</text:p>
          </table:table-cell>
          <table:table-cell table:formula="of:=[.G268]-[.$B$2]" office:value-type="float" office:value="196.028357505798" calcext:value-type="float">
            <text:p>196.0283575058</text:p>
          </table:table-cell>
          <table:table-cell table:formula="of:=[.C268]/([.H268]-[.H267])" office:value-type="float" office:value="108565.786959751" calcext:value-type="float">
            <text:p>108565.786959751</text:p>
          </table:table-cell>
          <table:table-cell table:formula="of:=[.G268]-[.$B268]" office:value-type="float" office:value="134.288985490799" calcext:value-type="float">
            <text:p>134.288985490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27881.83667" calcext:value-type="float">
            <text:p>1443127881.83667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364799022675" calcext:value-type="float">
            <text:p>61.8364799023</text:p>
          </table:table-cell>
          <table:table-cell table:formula="of:=[.C269]/([.D269]-[.D268])" office:value-type="float" office:value="84689.3103265406" calcext:value-type="float">
            <text:p>84689.3103265406</text:p>
          </table:table-cell>
          <table:table-cell/>
          <table:table-cell office:value-type="float" office:value="1443128016.09806" calcext:value-type="float">
            <text:p>1443128016.09806</text:p>
          </table:table-cell>
          <table:table-cell table:formula="of:=[.G269]-[.$B$2]" office:value-type="float" office:value="196.097870826721" calcext:value-type="float">
            <text:p>196.0978708267</text:p>
          </table:table-cell>
          <table:table-cell table:formula="of:=[.C269]/([.H269]-[.H268])" office:value-type="float" office:value="118308.259349705" calcext:value-type="float">
            <text:p>118308.259349705</text:p>
          </table:table-cell>
          <table:table-cell table:formula="of:=[.G269]-[.$B269]" office:value-type="float" office:value="134.261390924454" calcext:value-type="float">
            <text:p>134.261390924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27881.93363" calcext:value-type="float">
            <text:p>1443127881.93363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334397315979" calcext:value-type="float">
            <text:p>61.9334397316</text:p>
          </table:table-cell>
          <table:table-cell table:formula="of:=[.C270]/([.D270]-[.D269])" office:value-type="float" office:value="84818.6311464324" calcext:value-type="float">
            <text:p>84818.6311464324</text:p>
          </table:table-cell>
          <table:table-cell/>
          <table:table-cell office:value-type="float" office:value="1443128016.1675" calcext:value-type="float">
            <text:p>1443128016.1675</text:p>
          </table:table-cell>
          <table:table-cell table:formula="of:=[.G270]-[.$B$2]" office:value-type="float" office:value="196.167315244675" calcext:value-type="float">
            <text:p>196.1673152447</text:p>
          </table:table-cell>
          <table:table-cell table:formula="of:=[.C270]/([.H270]-[.H269])" office:value-type="float" office:value="118425.645175798" calcext:value-type="float">
            <text:p>118425.645175798</text:p>
          </table:table-cell>
          <table:table-cell table:formula="of:=[.G270]-[.$B270]" office:value-type="float" office:value="134.233875513077" calcext:value-type="float">
            <text:p>134.233875513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27882.02538" calcext:value-type="float">
            <text:p>1443127882.02538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251934528351" calcext:value-type="float">
            <text:p>62.0251934528</text:p>
          </table:table-cell>
          <table:table-cell table:formula="of:=[.C271]/([.D271]-[.D270])" office:value-type="float" office:value="89631.2420805367" calcext:value-type="float">
            <text:p>89631.2420805367</text:p>
          </table:table-cell>
          <table:table-cell/>
          <table:table-cell office:value-type="float" office:value="1443128016.23696" calcext:value-type="float">
            <text:p>1443128016.23696</text:p>
          </table:table-cell>
          <table:table-cell table:formula="of:=[.G271]-[.$B$2]" office:value-type="float" office:value="196.236775159836" calcext:value-type="float">
            <text:p>196.2367751598</text:p>
          </table:table-cell>
          <table:table-cell table:formula="of:=[.C271]/([.H271]-[.H270])" office:value-type="float" office:value="118399.223219925" calcext:value-type="float">
            <text:p>118399.223219925</text:p>
          </table:table-cell>
          <table:table-cell table:formula="of:=[.G271]-[.$B271]" office:value-type="float" office:value="134.211581707001" calcext:value-type="float">
            <text:p>134.21158170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27882.10586" calcext:value-type="float">
            <text:p>1443127882.10586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1056723594666" calcext:value-type="float">
            <text:p>62.1056723595</text:p>
          </table:table-cell>
          <table:table-cell table:formula="of:=[.C272]/([.D272]-[.D271])" office:value-type="float" office:value="102188.267015846" calcext:value-type="float">
            <text:p>102188.267015846</text:p>
          </table:table-cell>
          <table:table-cell/>
          <table:table-cell office:value-type="float" office:value="1443128016.30643" calcext:value-type="float">
            <text:p>1443128016.30643</text:p>
          </table:table-cell>
          <table:table-cell table:formula="of:=[.G272]-[.$B$2]" office:value-type="float" office:value="196.306246042252" calcext:value-type="float">
            <text:p>196.3062460423</text:p>
          </table:table-cell>
          <table:table-cell table:formula="of:=[.C272]/([.H272]-[.H271])" office:value-type="float" office:value="118380.53172811" calcext:value-type="float">
            <text:p>118380.53172811</text:p>
          </table:table-cell>
          <table:table-cell table:formula="of:=[.G272]-[.$B272]" office:value-type="float" office:value="134.200573682785" calcext:value-type="float">
            <text:p>134.200573682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27882.18635" calcext:value-type="float">
            <text:p>1443127882.18635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861617565155" calcext:value-type="float">
            <text:p>62.1861617565</text:p>
          </table:table-cell>
          <table:table-cell table:formula="of:=[.C273]/([.D273]-[.D272])" office:value-type="float" office:value="102174.948521462" calcext:value-type="float">
            <text:p>102174.948521462</text:p>
          </table:table-cell>
          <table:table-cell/>
          <table:table-cell office:value-type="float" office:value="1443128016.37589" calcext:value-type="float">
            <text:p>1443128016.37589</text:p>
          </table:table-cell>
          <table:table-cell table:formula="of:=[.G273]-[.$B$2]" office:value-type="float" office:value="196.375707626343" calcext:value-type="float">
            <text:p>196.3757076263</text:p>
          </table:table-cell>
          <table:table-cell table:formula="of:=[.C273]/([.H273]-[.H272])" office:value-type="float" office:value="118396.378481721" calcext:value-type="float">
            <text:p>118396.378481721</text:p>
          </table:table-cell>
          <table:table-cell table:formula="of:=[.G273]-[.$B273]" office:value-type="float" office:value="134.189545869827" calcext:value-type="float">
            <text:p>134.189545869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27882.26679" calcext:value-type="float">
            <text:p>1443127882.26679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665991783142" calcext:value-type="float">
            <text:p>62.2665991783</text:p>
          </table:table-cell>
          <table:table-cell table:formula="of:=[.C274]/([.D274]-[.D273])" office:value-type="float" office:value="102240.969639486" calcext:value-type="float">
            <text:p>102240.969639486</text:p>
          </table:table-cell>
          <table:table-cell/>
          <table:table-cell office:value-type="float" office:value="1443128016.44535" calcext:value-type="float">
            <text:p>1443128016.44535</text:p>
          </table:table-cell>
          <table:table-cell table:formula="of:=[.G274]-[.$B$2]" office:value-type="float" office:value="196.445158720016" calcext:value-type="float">
            <text:p>196.44515872</text:p>
          </table:table-cell>
          <table:table-cell table:formula="of:=[.C274]/([.H274]-[.H273])" office:value-type="float" office:value="118414.261964511" calcext:value-type="float">
            <text:p>118414.261964511</text:p>
          </table:table-cell>
          <table:table-cell table:formula="of:=[.G274]-[.$B274]" office:value-type="float" office:value="134.178559541702" calcext:value-type="float">
            <text:p>134.178559541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27882.34725" calcext:value-type="float">
            <text:p>1443127882.34725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7067117691" calcext:value-type="float">
            <text:p>62.3470671177</text:p>
          </table:table-cell>
          <table:table-cell table:formula="of:=[.C275]/([.D275]-[.D274])" office:value-type="float" office:value="102202.194609297" calcext:value-type="float">
            <text:p>102202.194609297</text:p>
          </table:table-cell>
          <table:table-cell/>
          <table:table-cell office:value-type="float" office:value="1443128016.51485" calcext:value-type="float">
            <text:p>1443128016.51485</text:p>
          </table:table-cell>
          <table:table-cell table:formula="of:=[.G275]-[.$B$2]" office:value-type="float" office:value="196.514659404755" calcext:value-type="float">
            <text:p>196.5146594048</text:p>
          </table:table-cell>
          <table:table-cell table:formula="of:=[.C275]/([.H275]-[.H274])" office:value-type="float" office:value="118329.769425777" calcext:value-type="float">
            <text:p>118329.769425777</text:p>
          </table:table-cell>
          <table:table-cell table:formula="of:=[.G275]-[.$B275]" office:value-type="float" office:value="134.167592287064" calcext:value-type="float">
            <text:p>134.167592287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27882.42772" calcext:value-type="float">
            <text:p>1443127882.42772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7529335022" calcext:value-type="float">
            <text:p>62.427529335</text:p>
          </table:table-cell>
          <table:table-cell table:formula="of:=[.C276]/([.D276]-[.D275])" office:value-type="float" office:value="102209.462687009" calcext:value-type="float">
            <text:p>102209.462687009</text:p>
          </table:table-cell>
          <table:table-cell/>
          <table:table-cell office:value-type="float" office:value="1443128016.58427" calcext:value-type="float">
            <text:p>1443128016.58427</text:p>
          </table:table-cell>
          <table:table-cell table:formula="of:=[.G276]-[.$B$2]" office:value-type="float" office:value="196.584080219269" calcext:value-type="float">
            <text:p>196.5840802193</text:p>
          </table:table-cell>
          <table:table-cell table:formula="of:=[.C276]/([.H276]-[.H275])" office:value-type="float" office:value="118465.910513374" calcext:value-type="float">
            <text:p>118465.910513374</text:p>
          </table:table-cell>
          <table:table-cell table:formula="of:=[.G276]-[.$B276]" office:value-type="float" office:value="134.156550884247" calcext:value-type="float">
            <text:p>134.156550884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27882.50821" calcext:value-type="float">
            <text:p>1443127882.50821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80213546753" calcext:value-type="float">
            <text:p>62.5080213547</text:p>
          </table:table-cell>
          <table:table-cell table:formula="of:=[.C277]/([.D277]-[.D276])" office:value-type="float" office:value="102171.619440298" calcext:value-type="float">
            <text:p>102171.619440298</text:p>
          </table:table-cell>
          <table:table-cell/>
          <table:table-cell office:value-type="float" office:value="1443128016.65376" calcext:value-type="float">
            <text:p>1443128016.65376</text:p>
          </table:table-cell>
          <table:table-cell table:formula="of:=[.G277]-[.$B$2]" office:value-type="float" office:value="196.653576850891" calcext:value-type="float">
            <text:p>196.6535768509</text:p>
          </table:table-cell>
          <table:table-cell table:formula="of:=[.C277]/([.H277]-[.H276])" office:value-type="float" office:value="118336.670541013" calcext:value-type="float">
            <text:p>118336.670541013</text:p>
          </table:table-cell>
          <table:table-cell table:formula="of:=[.G277]-[.$B277]" office:value-type="float" office:value="134.145555496216" calcext:value-type="float">
            <text:p>134.145555496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27882.58872" calcext:value-type="float">
            <text:p>1443127882.58872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85307788849" calcext:value-type="float">
            <text:p>62.5885307789</text:p>
          </table:table-cell>
          <table:table-cell table:formula="of:=[.C278]/([.D278]-[.D277])" office:value-type="float" office:value="102149.531942869" calcext:value-type="float">
            <text:p>102149.531942869</text:p>
          </table:table-cell>
          <table:table-cell/>
          <table:table-cell office:value-type="float" office:value="1443128016.7232" calcext:value-type="float">
            <text:p>1443128016.7232</text:p>
          </table:table-cell>
          <table:table-cell table:formula="of:=[.G278]-[.$B$2]" office:value-type="float" office:value="196.723012924194" calcext:value-type="float">
            <text:p>196.7230129242</text:p>
          </table:table-cell>
          <table:table-cell table:formula="of:=[.C278]/([.H278]-[.H277])" office:value-type="float" office:value="118439.87726792" calcext:value-type="float">
            <text:p>118439.87726792</text:p>
          </table:table-cell>
          <table:table-cell table:formula="of:=[.G278]-[.$B278]" office:value-type="float" office:value="134.134482145309" calcext:value-type="float">
            <text:p>134.134482145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27882.66918" calcext:value-type="float">
            <text:p>1443127882.66918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89949035645" calcext:value-type="float">
            <text:p>62.6689949036</text:p>
          </table:table-cell>
          <table:table-cell table:formula="of:=[.C279]/([.D279]-[.D278])" office:value-type="float" office:value="102207.039879582" calcext:value-type="float">
            <text:p>102207.039879582</text:p>
          </table:table-cell>
          <table:table-cell/>
          <table:table-cell office:value-type="float" office:value="1443128016.79268" calcext:value-type="float">
            <text:p>1443128016.79268</text:p>
          </table:table-cell>
          <table:table-cell table:formula="of:=[.G279]-[.$B$2]" office:value-type="float" office:value="196.79249382019" calcext:value-type="float">
            <text:p>196.7924938202</text:p>
          </table:table-cell>
          <table:table-cell table:formula="of:=[.C279]/([.H279]-[.H278])" office:value-type="float" office:value="118363.470736796" calcext:value-type="float">
            <text:p>118363.470736796</text:p>
          </table:table-cell>
          <table:table-cell table:formula="of:=[.G279]-[.$B279]" office:value-type="float" office:value="134.123498916626" calcext:value-type="float">
            <text:p>134.123498916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27882.74968" calcext:value-type="float">
            <text:p>1443127882.74968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94878768921" calcext:value-type="float">
            <text:p>62.7494878769</text:p>
          </table:table-cell>
          <table:table-cell table:formula="of:=[.C280]/([.D280]-[.D279])" office:value-type="float" office:value="102170.408919114" calcext:value-type="float">
            <text:p>102170.408919114</text:p>
          </table:table-cell>
          <table:table-cell/>
          <table:table-cell office:value-type="float" office:value="1443128016.86218" calcext:value-type="float">
            <text:p>1443128016.86218</text:p>
          </table:table-cell>
          <table:table-cell table:formula="of:=[.G280]-[.$B$2]" office:value-type="float" office:value="196.861993789673" calcext:value-type="float">
            <text:p>196.8619937897</text:p>
          </table:table-cell>
          <table:table-cell table:formula="of:=[.C280]/([.H280]-[.H279])" office:value-type="float" office:value="118330.987211153" calcext:value-type="float">
            <text:p>118330.987211153</text:p>
          </table:table-cell>
          <table:table-cell table:formula="of:=[.G280]-[.$B280]" office:value-type="float" office:value="134.112505912781" calcext:value-type="float">
            <text:p>134.112505912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27882.83012" calcext:value-type="float">
            <text:p>1443127882.83012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99338817596" calcext:value-type="float">
            <text:p>62.8299338818</text:p>
          </table:table-cell>
          <table:table-cell table:formula="of:=[.C281]/([.D281]-[.D280])" office:value-type="float" office:value="102230.061188744" calcext:value-type="float">
            <text:p>102230.061188744</text:p>
          </table:table-cell>
          <table:table-cell/>
          <table:table-cell office:value-type="float" office:value="1443128016.93172" calcext:value-type="float">
            <text:p>1443128016.93172</text:p>
          </table:table-cell>
          <table:table-cell table:formula="of:=[.G281]-[.$B$2]" office:value-type="float" office:value="196.931528329849" calcext:value-type="float">
            <text:p>196.9315283299</text:p>
          </table:table-cell>
          <table:table-cell table:formula="of:=[.C281]/([.H281]-[.H280])" office:value-type="float" office:value="118272.156242607" calcext:value-type="float">
            <text:p>118272.156242607</text:p>
          </table:table-cell>
          <table:table-cell table:formula="of:=[.G281]-[.$B281]" office:value-type="float" office:value="134.10159444809" calcext:value-type="float">
            <text:p>134.101594448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27882.91057" calcext:value-type="float">
            <text:p>1443127882.91057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103834629059" calcext:value-type="float">
            <text:p>62.9103834629</text:p>
          </table:table-cell>
          <table:table-cell table:formula="of:=[.C282]/([.D282]-[.D281])" office:value-type="float" office:value="102225.516687906" calcext:value-type="float">
            <text:p>102225.516687906</text:p>
          </table:table-cell>
          <table:table-cell/>
          <table:table-cell office:value-type="float" office:value="1443128017.00099" calcext:value-type="float">
            <text:p>1443128017.00099</text:p>
          </table:table-cell>
          <table:table-cell table:formula="of:=[.G282]-[.$B$2]" office:value-type="float" office:value="197.000799894333" calcext:value-type="float">
            <text:p>197.0007998943</text:p>
          </table:table-cell>
          <table:table-cell table:formula="of:=[.C282]/([.H282]-[.H281])" office:value-type="float" office:value="118721.152918987" calcext:value-type="float">
            <text:p>118721.152918987</text:p>
          </table:table-cell>
          <table:table-cell table:formula="of:=[.G282]-[.$B282]" office:value-type="float" office:value="134.090416431427" calcext:value-type="float">
            <text:p>134.090416431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27882.99112" calcext:value-type="float">
            <text:p>1443127882.99112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909284114838" calcext:value-type="float">
            <text:p>62.9909284115</text:p>
          </table:table-cell>
          <table:table-cell table:formula="of:=[.C283]/([.D283]-[.D282])" office:value-type="float" office:value="102104.47886807" calcext:value-type="float">
            <text:p>102104.47886807</text:p>
          </table:table-cell>
          <table:table-cell/>
          <table:table-cell office:value-type="float" office:value="1443128025.33697" calcext:value-type="float">
            <text:p>1443128025.33697</text:p>
          </table:table-cell>
          <table:table-cell table:formula="of:=[.G283]-[.$B$2]" office:value-type="float" office:value="205.336784601212" calcext:value-type="float">
            <text:p>205.3367846012</text:p>
          </table:table-cell>
          <table:table-cell table:formula="of:=[.C283]/([.H283]-[.H282])" office:value-type="float" office:value="986.566109366029" calcext:value-type="float">
            <text:p>986.566109366</text:p>
          </table:table-cell>
          <table:table-cell table:formula="of:=[.G283]-[.$B283]" office:value-type="float" office:value="142.345856189728" calcext:value-type="float">
            <text:p>142.345856189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27883.07331" calcext:value-type="float">
            <text:p>1443127883.07331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731210708618" calcext:value-type="float">
            <text:p>63.0731210709</text:p>
          </table:table-cell>
          <table:table-cell table:formula="of:=[.C284]/([.D284]-[.D283])" office:value-type="float" office:value="100057.597141042" calcext:value-type="float">
            <text:p>100057.597141042</text:p>
          </table:table-cell>
          <table:table-cell/>
          <table:table-cell office:value-type="float" office:value="1443128025.41279" calcext:value-type="float">
            <text:p>1443128025.41279</text:p>
          </table:table-cell>
          <table:table-cell table:formula="of:=[.G284]-[.$B$2]" office:value-type="float" office:value="205.412598609924" calcext:value-type="float">
            <text:p>205.4125986099</text:p>
          </table:table-cell>
          <table:table-cell table:formula="of:=[.C284]/([.H284]-[.H283])" office:value-type="float" office:value="108475.994603553" calcext:value-type="float">
            <text:p>108475.994603553</text:p>
          </table:table-cell>
          <table:table-cell table:formula="of:=[.G284]-[.$B284]" office:value-type="float" office:value="142.339477539063" calcext:value-type="float">
            <text:p>142.339477539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27883.1557" calcext:value-type="float">
            <text:p>1443127883.1557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55517578125" calcext:value-type="float">
            <text:p>63.1555175781</text:p>
          </table:table-cell>
          <table:table-cell table:formula="of:=[.C285]/([.D285]-[.D284])" office:value-type="float" office:value="99810.0559497216" calcext:value-type="float">
            <text:p>99810.0559497216</text:p>
          </table:table-cell>
          <table:table-cell/>
          <table:table-cell office:value-type="float" office:value="1443128025.48843" calcext:value-type="float">
            <text:p>1443128025.48843</text:p>
          </table:table-cell>
          <table:table-cell table:formula="of:=[.G285]-[.$B$2]" office:value-type="float" office:value="205.48824429512" calcext:value-type="float">
            <text:p>205.4882442951</text:p>
          </table:table-cell>
          <table:table-cell table:formula="of:=[.C285]/([.H285]-[.H284])" office:value-type="float" office:value="108717.370709245" calcext:value-type="float">
            <text:p>108717.370709245</text:p>
          </table:table-cell>
          <table:table-cell table:formula="of:=[.G285]-[.$B285]" office:value-type="float" office:value="142.332726716995" calcext:value-type="float">
            <text:p>142.33272671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27883.23808" calcext:value-type="float">
            <text:p>1443127883.23808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78971576691" calcext:value-type="float">
            <text:p>63.2378971577</text:p>
          </table:table-cell>
          <table:table-cell table:formula="of:=[.C286]/([.D286]-[.D285])" office:value-type="float" office:value="99830.5653599595" calcext:value-type="float">
            <text:p>99830.5653599595</text:p>
          </table:table-cell>
          <table:table-cell/>
          <table:table-cell office:value-type="float" office:value="1443128025.56419" calcext:value-type="float">
            <text:p>1443128025.56419</text:p>
          </table:table-cell>
          <table:table-cell table:formula="of:=[.G286]-[.$B$2]" office:value-type="float" office:value="205.56399846077" calcext:value-type="float">
            <text:p>205.5639984608</text:p>
          </table:table-cell>
          <table:table-cell table:formula="of:=[.C286]/([.H286]-[.H285])" office:value-type="float" office:value="108561.686733641" calcext:value-type="float">
            <text:p>108561.686733641</text:p>
          </table:table-cell>
          <table:table-cell table:formula="of:=[.G286]-[.$B286]" office:value-type="float" office:value="142.326101303101" calcext:value-type="float">
            <text:p>142.326101303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27883.32052" calcext:value-type="float">
            <text:p>1443127883.32052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203346729279" calcext:value-type="float">
            <text:p>63.3203346729</text:p>
          </table:table-cell>
          <table:table-cell table:formula="of:=[.C287]/([.D287]-[.D286])" office:value-type="float" office:value="99760.4060988871" calcext:value-type="float">
            <text:p>99760.4060988871</text:p>
          </table:table-cell>
          <table:table-cell/>
          <table:table-cell office:value-type="float" office:value="1443128025.64006" calcext:value-type="float">
            <text:p>1443128025.64006</text:p>
          </table:table-cell>
          <table:table-cell table:formula="of:=[.G287]-[.$B$2]" office:value-type="float" office:value="205.639876842499" calcext:value-type="float">
            <text:p>205.6398768425</text:p>
          </table:table-cell>
          <table:table-cell table:formula="of:=[.C287]/([.H287]-[.H286])" office:value-type="float" office:value="108383.966718721" calcext:value-type="float">
            <text:p>108383.966718721</text:p>
          </table:table-cell>
          <table:table-cell table:formula="of:=[.G287]-[.$B287]" office:value-type="float" office:value="142.319542169571" calcext:value-type="float">
            <text:p>142.319542169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27883.40291" calcext:value-type="float">
            <text:p>1443127883.40291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4027194976807" calcext:value-type="float">
            <text:p>63.4027194977</text:p>
          </table:table-cell>
          <table:table-cell table:formula="of:=[.C288]/([.D288]-[.D287])" office:value-type="float" office:value="99824.2094302656" calcext:value-type="float">
            <text:p>99824.2094302656</text:p>
          </table:table-cell>
          <table:table-cell/>
          <table:table-cell office:value-type="float" office:value="1443128025.71584" calcext:value-type="float">
            <text:p>1443128025.71584</text:p>
          </table:table-cell>
          <table:table-cell table:formula="of:=[.G288]-[.$B$2]" office:value-type="float" office:value="205.715654850006" calcext:value-type="float">
            <text:p>205.71565485</text:p>
          </table:table-cell>
          <table:table-cell table:formula="of:=[.C288]/([.H288]-[.H287])" office:value-type="float" office:value="108527.530223134" calcext:value-type="float">
            <text:p>108527.530223134</text:p>
          </table:table-cell>
          <table:table-cell table:formula="of:=[.G288]-[.$B288]" office:value-type="float" office:value="142.312935352325" calcext:value-type="float">
            <text:p>142.312935352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27883.4853" calcext:value-type="float">
            <text:p>1443127883.4853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851112365723" calcext:value-type="float">
            <text:p>63.4851112366</text:p>
          </table:table-cell>
          <table:table-cell table:formula="of:=[.C289]/([.D289]-[.D288])" office:value-type="float" office:value="99815.8323957682" calcext:value-type="float">
            <text:p>99815.8323957682</text:p>
          </table:table-cell>
          <table:table-cell/>
          <table:table-cell office:value-type="float" office:value="1443128025.79173" calcext:value-type="float">
            <text:p>1443128025.79173</text:p>
          </table:table-cell>
          <table:table-cell table:formula="of:=[.G289]-[.$B$2]" office:value-type="float" office:value="205.791545629501" calcext:value-type="float">
            <text:p>205.7915456295</text:p>
          </table:table-cell>
          <table:table-cell table:formula="of:=[.C289]/([.H289]-[.H288])" office:value-type="float" office:value="108366.260759199" calcext:value-type="float">
            <text:p>108366.260759199</text:p>
          </table:table-cell>
          <table:table-cell table:formula="of:=[.G289]-[.$B289]" office:value-type="float" office:value="142.306434392929" calcext:value-type="float">
            <text:p>142.306434392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27883.56768" calcext:value-type="float">
            <text:p>1443127883.56768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674934387207" calcext:value-type="float">
            <text:p>63.5674934387</text:p>
          </table:table-cell>
          <table:table-cell table:formula="of:=[.C290]/([.D290]-[.D289])" office:value-type="float" office:value="99827.3872939433" calcext:value-type="float">
            <text:p>99827.3872939433</text:p>
          </table:table-cell>
          <table:table-cell/>
          <table:table-cell office:value-type="float" office:value="1443128025.86751" calcext:value-type="float">
            <text:p>1443128025.86751</text:p>
          </table:table-cell>
          <table:table-cell table:formula="of:=[.G290]-[.$B$2]" office:value-type="float" office:value="205.867323875427" calcext:value-type="float">
            <text:p>205.8673238754</text:p>
          </table:table-cell>
          <table:table-cell table:formula="of:=[.C290]/([.H290]-[.H289])" office:value-type="float" office:value="108527.188766569" calcext:value-type="float">
            <text:p>108527.188766569</text:p>
          </table:table-cell>
          <table:table-cell table:formula="of:=[.G290]-[.$B290]" office:value-type="float" office:value="142.299830436707" calcext:value-type="float">
            <text:p>142.299830436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27883.65006" calcext:value-type="float">
            <text:p>1443127883.65006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98718261719" calcext:value-type="float">
            <text:p>63.6498718262</text:p>
          </table:table-cell>
          <table:table-cell table:formula="of:=[.C291]/([.D291]-[.D290])" office:value-type="float" office:value="99832.0100023154" calcext:value-type="float">
            <text:p>99832.0100023154</text:p>
          </table:table-cell>
          <table:table-cell/>
          <table:table-cell office:value-type="float" office:value="1443128025.94327" calcext:value-type="float">
            <text:p>1443128025.94327</text:p>
          </table:table-cell>
          <table:table-cell table:formula="of:=[.G291]-[.$B$2]" office:value-type="float" office:value="205.943086147308" calcext:value-type="float">
            <text:p>205.9430861473</text:p>
          </table:table-cell>
          <table:table-cell table:formula="of:=[.C291]/([.H291]-[.H290])" office:value-type="float" office:value="108550.071108034" calcext:value-type="float">
            <text:p>108550.071108034</text:p>
          </table:table-cell>
          <table:table-cell table:formula="of:=[.G291]-[.$B291]" office:value-type="float" office:value="142.293214321137" calcext:value-type="float">
            <text:p>142.293214321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27883.73246" calcext:value-type="float">
            <text:p>1443127883.73246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322700023651" calcext:value-type="float">
            <text:p>63.7322700024</text:p>
          </table:table-cell>
          <table:table-cell table:formula="of:=[.C292]/([.D292]-[.D291])" office:value-type="float" office:value="99808.0343515537" calcext:value-type="float">
            <text:p>99808.0343515537</text:p>
          </table:table-cell>
          <table:table-cell/>
          <table:table-cell office:value-type="float" office:value="1443128026.01921" calcext:value-type="float">
            <text:p>1443128026.01921</text:p>
          </table:table-cell>
          <table:table-cell table:formula="of:=[.G292]-[.$B$2]" office:value-type="float" office:value="206.019019842148" calcext:value-type="float">
            <text:p>206.0190198421</text:p>
          </table:table-cell>
          <table:table-cell table:formula="of:=[.C292]/([.H292]-[.H291])" office:value-type="float" office:value="108305.015545278" calcext:value-type="float">
            <text:p>108305.015545278</text:p>
          </table:table-cell>
          <table:table-cell table:formula="of:=[.G292]-[.$B292]" office:value-type="float" office:value="142.286749839783" calcext:value-type="float">
            <text:p>142.286749839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27883.81486" calcext:value-type="float">
            <text:p>1443127883.81486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146703243256" calcext:value-type="float">
            <text:p>63.8146703243</text:p>
          </table:table-cell>
          <table:table-cell table:formula="of:=[.C293]/([.D293]-[.D292])" office:value-type="float" office:value="99805.4352742382" calcext:value-type="float">
            <text:p>99805.4352742382</text:p>
          </table:table-cell>
          <table:table-cell/>
          <table:table-cell office:value-type="float" office:value="1443128026.08857" calcext:value-type="float">
            <text:p>1443128026.08857</text:p>
          </table:table-cell>
          <table:table-cell table:formula="of:=[.G293]-[.$B$2]" office:value-type="float" office:value="206.088380098343" calcext:value-type="float">
            <text:p>206.0883800983</text:p>
          </table:table-cell>
          <table:table-cell table:formula="of:=[.C293]/([.H293]-[.H292])" office:value-type="float" office:value="118569.342893874" calcext:value-type="float">
            <text:p>118569.342893874</text:p>
          </table:table-cell>
          <table:table-cell table:formula="of:=[.G293]-[.$B293]" office:value-type="float" office:value="142.273709774017" calcext:value-type="float">
            <text:p>142.27370977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27883.89724" calcext:value-type="float">
            <text:p>1443127883.89724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970518112183" calcext:value-type="float">
            <text:p>63.8970518112</text:p>
          </table:table-cell>
          <table:table-cell table:formula="of:=[.C294]/([.D294]-[.D293])" office:value-type="float" office:value="99828.254019153" calcext:value-type="float">
            <text:p>99828.254019153</text:p>
          </table:table-cell>
          <table:table-cell/>
          <table:table-cell office:value-type="float" office:value="1443128026.158" calcext:value-type="float">
            <text:p>1443128026.158</text:p>
          </table:table-cell>
          <table:table-cell table:formula="of:=[.G294]-[.$B$2]" office:value-type="float" office:value="206.15780878067" calcext:value-type="float">
            <text:p>206.1578087807</text:p>
          </table:table-cell>
          <table:table-cell table:formula="of:=[.C294]/([.H294]-[.H293])" office:value-type="float" office:value="118452.48569221" calcext:value-type="float">
            <text:p>118452.48569221</text:p>
          </table:table-cell>
          <table:table-cell table:formula="of:=[.G294]-[.$B294]" office:value-type="float" office:value="142.260756969452" calcext:value-type="float">
            <text:p>142.260756969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27883.97964" calcext:value-type="float">
            <text:p>1443127883.97964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94504642487" calcext:value-type="float">
            <text:p>63.9794504642</text:p>
          </table:table-cell>
          <table:table-cell table:formula="of:=[.C295]/([.D295]-[.D294])" office:value-type="float" office:value="99807.4567671185" calcext:value-type="float">
            <text:p>99807.4567671185</text:p>
          </table:table-cell>
          <table:table-cell/>
          <table:table-cell office:value-type="float" office:value="1443128026.22746" calcext:value-type="float">
            <text:p>1443128026.22746</text:p>
          </table:table-cell>
          <table:table-cell table:formula="of:=[.G295]-[.$B$2]" office:value-type="float" office:value="206.227273464203" calcext:value-type="float">
            <text:p>206.2272734642</text:p>
          </table:table-cell>
          <table:table-cell table:formula="of:=[.C295]/([.H295]-[.H294])" office:value-type="float" office:value="118391.09575914" calcext:value-type="float">
            <text:p>118391.09575914</text:p>
          </table:table-cell>
          <table:table-cell table:formula="of:=[.G295]-[.$B295]" office:value-type="float" office:value="142.247822999954" calcext:value-type="float">
            <text:p>142.24782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27884.06177" calcext:value-type="float">
            <text:p>1443127884.06177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615873336792" calcext:value-type="float">
            <text:p>64.0615873337</text:p>
          </table:table-cell>
          <table:table-cell table:formula="of:=[.C296]/([.D296]-[.D295])" office:value-type="float" office:value="100125.559410984" calcext:value-type="float">
            <text:p>100125.559410984</text:p>
          </table:table-cell>
          <table:table-cell/>
          <table:table-cell office:value-type="float" office:value="1443128026.29692" calcext:value-type="float">
            <text:p>1443128026.29692</text:p>
          </table:table-cell>
          <table:table-cell table:formula="of:=[.G296]-[.$B$2]" office:value-type="float" office:value="206.29673075676" calcext:value-type="float">
            <text:p>206.2967307568</text:p>
          </table:table-cell>
          <table:table-cell table:formula="of:=[.C296]/([.H296]-[.H295])" office:value-type="float" office:value="118403.693799022" calcext:value-type="float">
            <text:p>118403.693799022</text:p>
          </table:table-cell>
          <table:table-cell table:formula="of:=[.G296]-[.$B296]" office:value-type="float" office:value="142.23514342308" calcext:value-type="float">
            <text:p>142.235143423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27884.14375" calcext:value-type="float">
            <text:p>1443127884.14375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435656547546" calcext:value-type="float">
            <text:p>64.1435656548</text:p>
          </table:table-cell>
          <table:table-cell table:formula="of:=[.C297]/([.D297]-[.D296])" office:value-type="float" office:value="100319.205030217" calcext:value-type="float">
            <text:p>100319.205030217</text:p>
          </table:table-cell>
          <table:table-cell/>
          <table:table-cell office:value-type="float" office:value="1443128026.36638" calcext:value-type="float">
            <text:p>1443128026.36638</text:p>
          </table:table-cell>
          <table:table-cell table:formula="of:=[.G297]-[.$B$2]" office:value-type="float" office:value="206.366190195084" calcext:value-type="float">
            <text:p>206.3661901951</text:p>
          </table:table-cell>
          <table:table-cell table:formula="of:=[.C297]/([.H297]-[.H296])" office:value-type="float" office:value="118400.036027378" calcext:value-type="float">
            <text:p>118400.036027378</text:p>
          </table:table-cell>
          <table:table-cell table:formula="of:=[.G297]-[.$B297]" office:value-type="float" office:value="142.222624540329" calcext:value-type="float">
            <text:p>142.222624540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27884.22574" calcext:value-type="float">
            <text:p>1443127884.22574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255518436432" calcext:value-type="float">
            <text:p>64.2255518436</text:p>
          </table:table-cell>
          <table:table-cell table:formula="of:=[.C298]/([.D298]-[.D297])" office:value-type="float" office:value="100309.577887314" calcext:value-type="float">
            <text:p>100309.577887314</text:p>
          </table:table-cell>
          <table:table-cell/>
          <table:table-cell office:value-type="float" office:value="1443128026.4359" calcext:value-type="float">
            <text:p>1443128026.4359</text:p>
          </table:table-cell>
          <table:table-cell table:formula="of:=[.G298]-[.$B$2]" office:value-type="float" office:value="206.435715198517" calcext:value-type="float">
            <text:p>206.4357151985</text:p>
          </table:table-cell>
          <table:table-cell table:formula="of:=[.C298]/([.H298]-[.H297])" office:value-type="float" office:value="118288.37963163" calcext:value-type="float">
            <text:p>118288.37963163</text:p>
          </table:table-cell>
          <table:table-cell table:formula="of:=[.G298]-[.$B298]" office:value-type="float" office:value="142.210163354874" calcext:value-type="float">
            <text:p>142.210163354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27884.30773" calcext:value-type="float">
            <text:p>1443127884.30773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3075456619263" calcext:value-type="float">
            <text:p>64.3075456619</text:p>
          </table:table-cell>
          <table:table-cell table:formula="of:=[.C299]/([.D299]-[.D298])" office:value-type="float" office:value="100300.244240449" calcext:value-type="float">
            <text:p>100300.244240449</text:p>
          </table:table-cell>
          <table:table-cell/>
          <table:table-cell office:value-type="float" office:value="1443128026.50529" calcext:value-type="float">
            <text:p>1443128026.50529</text:p>
          </table:table-cell>
          <table:table-cell table:formula="of:=[.G299]-[.$B$2]" office:value-type="float" office:value="206.505105257034" calcext:value-type="float">
            <text:p>206.505105257</text:p>
          </table:table-cell>
          <table:table-cell table:formula="of:=[.C299]/([.H299]-[.H298])" office:value-type="float" office:value="118518.418570452" calcext:value-type="float">
            <text:p>118518.418570452</text:p>
          </table:table-cell>
          <table:table-cell table:formula="of:=[.G299]-[.$B299]" office:value-type="float" office:value="142.197559595108" calcext:value-type="float">
            <text:p>142.197559595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27884.38972" calcext:value-type="float">
            <text:p>1443127884.38972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95330429077" calcext:value-type="float">
            <text:p>64.3895330429</text:p>
          </table:table-cell>
          <table:table-cell table:formula="of:=[.C300]/([.D300]-[.D299])" office:value-type="float" office:value="100308.119390485" calcext:value-type="float">
            <text:p>100308.119390485</text:p>
          </table:table-cell>
          <table:table-cell/>
          <table:table-cell office:value-type="float" office:value="1443128026.57476" calcext:value-type="float">
            <text:p>1443128026.57476</text:p>
          </table:table-cell>
          <table:table-cell table:formula="of:=[.G300]-[.$B$2]" office:value-type="float" office:value="206.574572563171" calcext:value-type="float">
            <text:p>206.5745725632</text:p>
          </table:table-cell>
          <table:table-cell table:formula="of:=[.C300]/([.H300]-[.H299])" office:value-type="float" office:value="118386.626131305" calcext:value-type="float">
            <text:p>118386.626131305</text:p>
          </table:table-cell>
          <table:table-cell table:formula="of:=[.G300]-[.$B300]" office:value-type="float" office:value="142.185039520264" calcext:value-type="float">
            <text:p>142.185039520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27884.47171" calcext:value-type="float">
            <text:p>1443127884.47171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715197086334" calcext:value-type="float">
            <text:p>64.4715197086</text:p>
          </table:table-cell>
          <table:table-cell table:formula="of:=[.C301]/([.D301]-[.D300])" office:value-type="float" office:value="100308.994483493" calcext:value-type="float">
            <text:p>100308.994483493</text:p>
          </table:table-cell>
          <table:table-cell/>
          <table:table-cell office:value-type="float" office:value="1443128026.64435" calcext:value-type="float">
            <text:p>1443128026.64435</text:p>
          </table:table-cell>
          <table:table-cell table:formula="of:=[.G301]-[.$B$2]" office:value-type="float" office:value="206.644164323807" calcext:value-type="float">
            <text:p>206.6441643238</text:p>
          </table:table-cell>
          <table:table-cell table:formula="of:=[.C301]/([.H301]-[.H300])" office:value-type="float" office:value="118174.909284009" calcext:value-type="float">
            <text:p>118174.909284009</text:p>
          </table:table-cell>
          <table:table-cell table:formula="of:=[.G301]-[.$B301]" office:value-type="float" office:value="142.172644615173" calcext:value-type="float">
            <text:p>142.172644615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27884.55373" calcext:value-type="float">
            <text:p>1443127884.55373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535452365875" calcext:value-type="float">
            <text:p>64.5535452366</text:p>
          </table:table-cell>
          <table:table-cell table:formula="of:=[.C302]/([.D302]-[.D301])" office:value-type="float" office:value="100261.469875596" calcext:value-type="float">
            <text:p>100261.469875596</text:p>
          </table:table-cell>
          <table:table-cell/>
          <table:table-cell office:value-type="float" office:value="1443128026.71372" calcext:value-type="float">
            <text:p>1443128026.71372</text:p>
          </table:table-cell>
          <table:table-cell table:formula="of:=[.G302]-[.$B$2]" office:value-type="float" office:value="206.713536024094" calcext:value-type="float">
            <text:p>206.7135360241</text:p>
          </table:table-cell>
          <table:table-cell table:formula="of:=[.C302]/([.H302]-[.H301])" office:value-type="float" office:value="118549.782778744" calcext:value-type="float">
            <text:p>118549.782778744</text:p>
          </table:table-cell>
          <table:table-cell table:formula="of:=[.G302]-[.$B302]" office:value-type="float" office:value="142.159990787506" calcext:value-type="float">
            <text:p>142.159990787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27884.63573" calcext:value-type="float">
            <text:p>1443127884.63573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35541677475" calcext:value-type="float">
            <text:p>64.6355416775</text:p>
          </table:table-cell>
          <table:table-cell table:formula="of:=[.C303]/([.D303]-[.D302])" office:value-type="float" office:value="100297.03620049" calcext:value-type="float">
            <text:p>100297.03620049</text:p>
          </table:table-cell>
          <table:table-cell/>
          <table:table-cell office:value-type="float" office:value="1443128026.78319" calcext:value-type="float">
            <text:p>1443128026.78319</text:p>
          </table:table-cell>
          <table:table-cell table:formula="of:=[.G303]-[.$B$2]" office:value-type="float" office:value="206.783004760742" calcext:value-type="float">
            <text:p>206.7830047607</text:p>
          </table:table-cell>
          <table:table-cell table:formula="of:=[.C303]/([.H303]-[.H302])" office:value-type="float" office:value="118384.188294729" calcext:value-type="float">
            <text:p>118384.188294729</text:p>
          </table:table-cell>
          <table:table-cell table:formula="of:=[.G303]-[.$B303]" office:value-type="float" office:value="142.147463083267" calcext:value-type="float">
            <text:p>142.147463083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27884.71771" calcext:value-type="float">
            <text:p>1443127884.71771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175254821777" calcext:value-type="float">
            <text:p>64.7175254822</text:p>
          </table:table-cell>
          <table:table-cell table:formula="of:=[.C304]/([.D304]-[.D303])" office:value-type="float" office:value="100312.495008215" calcext:value-type="float">
            <text:p>100312.495008215</text:p>
          </table:table-cell>
          <table:table-cell/>
          <table:table-cell office:value-type="float" office:value="1443128026.85272" calcext:value-type="float">
            <text:p>1443128026.85272</text:p>
          </table:table-cell>
          <table:table-cell table:formula="of:=[.G304]-[.$B$2]" office:value-type="float" office:value="206.852529287338" calcext:value-type="float">
            <text:p>206.8525292873</text:p>
          </table:table-cell>
          <table:table-cell table:formula="of:=[.C304]/([.H304]-[.H303])" office:value-type="float" office:value="118289.190917914" calcext:value-type="float">
            <text:p>118289.190917914</text:p>
          </table:table-cell>
          <table:table-cell table:formula="of:=[.G304]-[.$B304]" office:value-type="float" office:value="142.135003805161" calcext:value-type="float">
            <text:p>142.135003805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27884.79968" calcext:value-type="float">
            <text:p>1443127884.79968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94921207428" calcext:value-type="float">
            <text:p>64.7994921207</text:p>
          </table:table-cell>
          <table:table-cell table:formula="of:=[.C305]/([.D305]-[.D304])" office:value-type="float" office:value="100333.503288316" calcext:value-type="float">
            <text:p>100333.503288316</text:p>
          </table:table-cell>
          <table:table-cell/>
          <table:table-cell office:value-type="float" office:value="1443128026.92222" calcext:value-type="float">
            <text:p>1443128026.92222</text:p>
          </table:table-cell>
          <table:table-cell table:formula="of:=[.G305]-[.$B$2]" office:value-type="float" office:value="206.922031641006" calcext:value-type="float">
            <text:p>206.922031641</text:p>
          </table:table-cell>
          <table:table-cell table:formula="of:=[.C305]/([.H305]-[.H304])" office:value-type="float" office:value="118326.92802404" calcext:value-type="float">
            <text:p>118326.92802404</text:p>
          </table:table-cell>
          <table:table-cell table:formula="of:=[.G305]-[.$B305]" office:value-type="float" office:value="142.122539520264" calcext:value-type="float">
            <text:p>142.122539520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27884.88166" calcext:value-type="float">
            <text:p>1443127884.88166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814685344696" calcext:value-type="float">
            <text:p>64.8814685345</text:p>
          </table:table-cell>
          <table:table-cell table:formula="of:=[.C306]/([.D306]-[.D305])" office:value-type="float" office:value="100321.539161339" calcext:value-type="float">
            <text:p>100321.539161339</text:p>
          </table:table-cell>
          <table:table-cell/>
          <table:table-cell office:value-type="float" office:value="1443128026.99249" calcext:value-type="float">
            <text:p>1443128026.99249</text:p>
          </table:table-cell>
          <table:table-cell table:formula="of:=[.G306]-[.$B$2]" office:value-type="float" office:value="206.992299795151" calcext:value-type="float">
            <text:p>206.9922997952</text:p>
          </table:table-cell>
          <table:table-cell table:formula="of:=[.C306]/([.H306]-[.H305])" office:value-type="float" office:value="117037.370628991" calcext:value-type="float">
            <text:p>117037.370628991</text:p>
          </table:table-cell>
          <table:table-cell table:formula="of:=[.G306]-[.$B306]" office:value-type="float" office:value="142.110831260681" calcext:value-type="float">
            <text:p>142.110831260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27884.96364" calcext:value-type="float">
            <text:p>1443127884.96364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634511470795" calcext:value-type="float">
            <text:p>64.9634511471</text:p>
          </table:table-cell>
          <table:table-cell table:formula="of:=[.C307]/([.D307]-[.D306])" office:value-type="float" office:value="100313.953632292" calcext:value-type="float">
            <text:p>100313.953632292</text:p>
          </table:table-cell>
          <table:table-cell/>
          <table:table-cell office:value-type="float" office:value="1443128035.32754" calcext:value-type="float">
            <text:p>1443128035.32754</text:p>
          </table:table-cell>
          <table:table-cell table:formula="of:=[.G307]-[.$B$2]" office:value-type="float" office:value="215.327347993851" calcext:value-type="float">
            <text:p>215.3273479939</text:p>
          </table:table-cell>
          <table:table-cell table:formula="of:=[.C307]/([.H307]-[.H306])" office:value-type="float" office:value="986.676957822839" calcext:value-type="float">
            <text:p>986.6769578228</text:p>
          </table:table-cell>
          <table:table-cell table:formula="of:=[.G307]-[.$B307]" office:value-type="float" office:value="150.363896846771" calcext:value-type="float">
            <text:p>150.363896846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27885.04366" calcext:value-type="float">
            <text:p>1443127885.04366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434687137604" calcext:value-type="float">
            <text:p>65.0434687138</text:p>
          </table:table-cell>
          <table:table-cell table:formula="of:=[.C308]/([.D308]-[.D307])" office:value-type="float" office:value="102777.431770644" calcext:value-type="float">
            <text:p>102777.431770644</text:p>
          </table:table-cell>
          <table:table-cell/>
          <table:table-cell office:value-type="float" office:value="1443128035.40328" calcext:value-type="float">
            <text:p>1443128035.40328</text:p>
          </table:table-cell>
          <table:table-cell table:formula="of:=[.G308]-[.$B$2]" office:value-type="float" office:value="215.403090000153" calcext:value-type="float">
            <text:p>215.4030900002</text:p>
          </table:table-cell>
          <table:table-cell table:formula="of:=[.C308]/([.H308]-[.H307])" office:value-type="float" office:value="108579.114833876" calcext:value-type="float">
            <text:p>108579.114833876</text:p>
          </table:table-cell>
          <table:table-cell table:formula="of:=[.G308]-[.$B308]" office:value-type="float" office:value="150.359621286392" calcext:value-type="float">
            <text:p>150.359621286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27885.12212" calcext:value-type="float">
            <text:p>1443127885.12212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219351291657" calcext:value-type="float">
            <text:p>65.1219351292</text:p>
          </table:table-cell>
          <table:table-cell table:formula="of:=[.C309]/([.D309]-[.D308])" office:value-type="float" office:value="104809.171637619" calcext:value-type="float">
            <text:p>104809.171637619</text:p>
          </table:table-cell>
          <table:table-cell/>
          <table:table-cell office:value-type="float" office:value="1443128035.47916" calcext:value-type="float">
            <text:p>1443128035.47916</text:p>
          </table:table-cell>
          <table:table-cell table:formula="of:=[.G309]-[.$B$2]" office:value-type="float" office:value="215.478974103928" calcext:value-type="float">
            <text:p>215.4789741039</text:p>
          </table:table-cell>
          <table:table-cell table:formula="of:=[.C309]/([.H309]-[.H308])" office:value-type="float" office:value="108375.794018493" calcext:value-type="float">
            <text:p>108375.794018493</text:p>
          </table:table-cell>
          <table:table-cell table:formula="of:=[.G309]-[.$B309]" office:value-type="float" office:value="150.357038974762" calcext:value-type="float">
            <text:p>150.357038974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27885.20056" calcext:value-type="float">
            <text:p>1443127885.20056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2003743648529" calcext:value-type="float">
            <text:p>65.2003743649</text:p>
          </table:table-cell>
          <table:table-cell table:formula="of:=[.C310]/([.D310]-[.D309])" office:value-type="float" office:value="104845.488714217" calcext:value-type="float">
            <text:p>104845.488714217</text:p>
          </table:table-cell>
          <table:table-cell/>
          <table:table-cell office:value-type="float" office:value="1443128035.55493" calcext:value-type="float">
            <text:p>1443128035.55493</text:p>
          </table:table-cell>
          <table:table-cell table:formula="of:=[.G310]-[.$B$2]" office:value-type="float" office:value="215.554746389389" calcext:value-type="float">
            <text:p>215.5547463894</text:p>
          </table:table-cell>
          <table:table-cell table:formula="of:=[.C310]/([.H310]-[.H309])" office:value-type="float" office:value="108535.725825331" calcext:value-type="float">
            <text:p>108535.725825331</text:p>
          </table:table-cell>
          <table:table-cell table:formula="of:=[.G310]-[.$B310]" office:value-type="float" office:value="150.354372024536" calcext:value-type="float">
            <text:p>150.354372024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27885.27901" calcext:value-type="float">
            <text:p>1443127885.27901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88259983063" calcext:value-type="float">
            <text:p>65.2788259983</text:p>
          </table:table-cell>
          <table:table-cell table:formula="of:=[.C311]/([.D311]-[.D310])" office:value-type="float" office:value="104828.919908828" calcext:value-type="float">
            <text:p>104828.919908828</text:p>
          </table:table-cell>
          <table:table-cell/>
          <table:table-cell office:value-type="float" office:value="1443128035.63073" calcext:value-type="float">
            <text:p>1443128035.63073</text:p>
          </table:table-cell>
          <table:table-cell table:formula="of:=[.G311]-[.$B$2]" office:value-type="float" office:value="215.630539417267" calcext:value-type="float">
            <text:p>215.6305394173</text:p>
          </table:table-cell>
          <table:table-cell table:formula="of:=[.C311]/([.H311]-[.H310])" office:value-type="float" office:value="108506.022654994" calcext:value-type="float">
            <text:p>108506.022654994</text:p>
          </table:table-cell>
          <table:table-cell table:formula="of:=[.G311]-[.$B311]" office:value-type="float" office:value="150.351713418961" calcext:value-type="float">
            <text:p>150.35171341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27885.35746" calcext:value-type="float">
            <text:p>1443127885.35746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57275724411" calcext:value-type="float">
            <text:p>65.3572757244</text:p>
          </table:table-cell>
          <table:table-cell table:formula="of:=[.C312]/([.D312]-[.D311])" office:value-type="float" office:value="104831.468614949" calcext:value-type="float">
            <text:p>104831.468614949</text:p>
          </table:table-cell>
          <table:table-cell/>
          <table:table-cell office:value-type="float" office:value="1443128035.70648" calcext:value-type="float">
            <text:p>1443128035.70648</text:p>
          </table:table-cell>
          <table:table-cell table:formula="of:=[.G312]-[.$B$2]" office:value-type="float" office:value="215.706297159195" calcext:value-type="float">
            <text:p>215.7062971592</text:p>
          </table:table-cell>
          <table:table-cell table:formula="of:=[.C312]/([.H312]-[.H311])" office:value-type="float" office:value="108556.561886509" calcext:value-type="float">
            <text:p>108556.561886509</text:p>
          </table:table-cell>
          <table:table-cell table:formula="of:=[.G312]-[.$B312]" office:value-type="float" office:value="150.349021434784" calcext:value-type="float">
            <text:p>150.349021434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27885.43589" calcext:value-type="float">
            <text:p>1443127885.43589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357042312622" calcext:value-type="float">
            <text:p>65.4357042313</text:p>
          </table:table-cell>
          <table:table-cell table:formula="of:=[.C313]/([.D313]-[.D312])" office:value-type="float" office:value="104859.831331528" calcext:value-type="float">
            <text:p>104859.831331528</text:p>
          </table:table-cell>
          <table:table-cell/>
          <table:table-cell office:value-type="float" office:value="1443128035.78232" calcext:value-type="float">
            <text:p>1443128035.78232</text:p>
          </table:table-cell>
          <table:table-cell table:formula="of:=[.G313]-[.$B$2]" office:value-type="float" office:value="215.782130002975" calcext:value-type="float">
            <text:p>215.782130003</text:p>
          </table:table-cell>
          <table:table-cell table:formula="of:=[.C313]/([.H313]-[.H312])" office:value-type="float" office:value="108449.051756554" calcext:value-type="float">
            <text:p>108449.051756554</text:p>
          </table:table-cell>
          <table:table-cell table:formula="of:=[.G313]-[.$B313]" office:value-type="float" office:value="150.346425771713" calcext:value-type="float">
            <text:p>150.346425771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27885.51434" calcext:value-type="float">
            <text:p>1443127885.51434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141537189484" calcext:value-type="float">
            <text:p>65.5141537189</text:p>
          </table:table-cell>
          <table:table-cell table:formula="of:=[.C314]/([.D314]-[.D313])" office:value-type="float" office:value="104831.787211928" calcext:value-type="float">
            <text:p>104831.787211928</text:p>
          </table:table-cell>
          <table:table-cell/>
          <table:table-cell office:value-type="float" office:value="1443128035.85809" calcext:value-type="float">
            <text:p>1443128035.85809</text:p>
          </table:table-cell>
          <table:table-cell table:formula="of:=[.G314]-[.$B$2]" office:value-type="float" office:value="215.857907295227" calcext:value-type="float">
            <text:p>215.8579072952</text:p>
          </table:table-cell>
          <table:table-cell table:formula="of:=[.C314]/([.H314]-[.H313])" office:value-type="float" office:value="108528.554605721" calcext:value-type="float">
            <text:p>108528.554605721</text:p>
          </table:table-cell>
          <table:table-cell table:formula="of:=[.G314]-[.$B314]" office:value-type="float" office:value="150.343753576279" calcext:value-type="float">
            <text:p>150.343753576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27885.59278" calcext:value-type="float">
            <text:p>1443127885.59278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9259557724" calcext:value-type="float">
            <text:p>65.5925955772</text:p>
          </table:table-cell>
          <table:table-cell table:formula="of:=[.C315]/([.D315]-[.D314])" office:value-type="float" office:value="104841.983337842" calcext:value-type="float">
            <text:p>104841.983337842</text:p>
          </table:table-cell>
          <table:table-cell/>
          <table:table-cell office:value-type="float" office:value="1443128035.93392" calcext:value-type="float">
            <text:p>1443128035.93392</text:p>
          </table:table-cell>
          <table:table-cell table:formula="of:=[.G315]-[.$B$2]" office:value-type="float" office:value="215.933729887009" calcext:value-type="float">
            <text:p>215.933729887</text:p>
          </table:table-cell>
          <table:table-cell table:formula="of:=[.C315]/([.H315]-[.H314])" office:value-type="float" office:value="108463.715190411" calcext:value-type="float">
            <text:p>108463.715190411</text:p>
          </table:table-cell>
          <table:table-cell table:formula="of:=[.G315]-[.$B315]" office:value-type="float" office:value="150.341134309769" calcext:value-type="float">
            <text:p>150.341134309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27885.67129" calcext:value-type="float">
            <text:p>1443127885.67129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710991859436" calcext:value-type="float">
            <text:p>65.6710991859</text:p>
          </table:table-cell>
          <table:table-cell table:formula="of:=[.C316]/([.D316]-[.D315])" office:value-type="float" office:value="104759.515337051" calcext:value-type="float">
            <text:p>104759.515337051</text:p>
          </table:table-cell>
          <table:table-cell/>
          <table:table-cell office:value-type="float" office:value="1443128036.00959" calcext:value-type="float">
            <text:p>1443128036.00959</text:p>
          </table:table-cell>
          <table:table-cell table:formula="of:=[.G316]-[.$B$2]" office:value-type="float" office:value="216.009402990341" calcext:value-type="float">
            <text:p>216.0094029903</text:p>
          </table:table-cell>
          <table:table-cell table:formula="of:=[.C316]/([.H316]-[.H315])" office:value-type="float" office:value="108677.97986112" calcext:value-type="float">
            <text:p>108677.97986112</text:p>
          </table:table-cell>
          <table:table-cell table:formula="of:=[.G316]-[.$B316]" office:value-type="float" office:value="150.338303804398" calcext:value-type="float">
            <text:p>150.338303804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27885.74972" calcext:value-type="float">
            <text:p>1443127885.74972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95293617249" calcext:value-type="float">
            <text:p>65.7495293617</text:p>
          </table:table-cell>
          <table:table-cell table:formula="of:=[.C317]/([.D317]-[.D316])" office:value-type="float" office:value="104857.6" calcext:value-type="float">
            <text:p>104857.6</text:p>
          </table:table-cell>
          <table:table-cell/>
          <table:table-cell office:value-type="float" office:value="1443128036.07904" calcext:value-type="float">
            <text:p>1443128036.07904</text:p>
          </table:table-cell>
          <table:table-cell table:formula="of:=[.G317]-[.$B$2]" office:value-type="float" office:value="216.078850507736" calcext:value-type="float">
            <text:p>216.0788505077</text:p>
          </table:table-cell>
          <table:table-cell table:formula="of:=[.C317]/([.H317]-[.H316])" office:value-type="float" office:value="118420.359841255" calcext:value-type="float">
            <text:p>118420.359841255</text:p>
          </table:table-cell>
          <table:table-cell table:formula="of:=[.G317]-[.$B317]" office:value-type="float" office:value="150.329321146011" calcext:value-type="float">
            <text:p>150.32932114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27885.82819" calcext:value-type="float">
            <text:p>1443127885.82819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80062675476" calcext:value-type="float">
            <text:p>65.8280062675</text:p>
          </table:table-cell>
          <table:table-cell table:formula="of:=[.C318]/([.D318]-[.D317])" office:value-type="float" office:value="104795.16124877" calcext:value-type="float">
            <text:p>104795.16124877</text:p>
          </table:table-cell>
          <table:table-cell/>
          <table:table-cell office:value-type="float" office:value="1443128036.14853" calcext:value-type="float">
            <text:p>1443128036.14853</text:p>
          </table:table-cell>
          <table:table-cell table:formula="of:=[.G318]-[.$B$2]" office:value-type="float" office:value="216.14833855629" calcext:value-type="float">
            <text:p>216.1483385563</text:p>
          </table:table-cell>
          <table:table-cell table:formula="of:=[.C318]/([.H318]-[.H317])" office:value-type="float" office:value="118351.28732493" calcext:value-type="float">
            <text:p>118351.28732493</text:p>
          </table:table-cell>
          <table:table-cell table:formula="of:=[.G318]-[.$B318]" office:value-type="float" office:value="150.320332288742" calcext:value-type="float">
            <text:p>150.320332288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27885.90668" calcext:value-type="float">
            <text:p>1443127885.90668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9064877033234" calcext:value-type="float">
            <text:p>65.9064877033</text:p>
          </table:table-cell>
          <table:table-cell table:formula="of:=[.C319]/([.D319]-[.D318])" office:value-type="float" office:value="104789.112466014" calcext:value-type="float">
            <text:p>104789.112466014</text:p>
          </table:table-cell>
          <table:table-cell/>
          <table:table-cell office:value-type="float" office:value="1443128036.21803" calcext:value-type="float">
            <text:p>1443128036.21803</text:p>
          </table:table-cell>
          <table:table-cell table:formula="of:=[.G319]-[.$B$2]" office:value-type="float" office:value="216.217838764191" calcext:value-type="float">
            <text:p>216.2178387642</text:p>
          </table:table-cell>
          <table:table-cell table:formula="of:=[.C319]/([.H319]-[.H318])" office:value-type="float" office:value="118330.581279909" calcext:value-type="float">
            <text:p>118330.581279909</text:p>
          </table:table-cell>
          <table:table-cell table:formula="of:=[.G319]-[.$B319]" office:value-type="float" office:value="150.311351060867" calcext:value-type="float">
            <text:p>150.311351060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27885.98515" calcext:value-type="float">
            <text:p>1443127885.98515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849638938904" calcext:value-type="float">
            <text:p>65.9849638939</text:p>
          </table:table-cell>
          <table:table-cell table:formula="of:=[.C320]/([.D320]-[.D319])" office:value-type="float" office:value="104796.116383566" calcext:value-type="float">
            <text:p>104796.116383566</text:p>
          </table:table-cell>
          <table:table-cell/>
          <table:table-cell office:value-type="float" office:value="1443128036.2875" calcext:value-type="float">
            <text:p>1443128036.2875</text:p>
          </table:table-cell>
          <table:table-cell table:formula="of:=[.G320]-[.$B$2]" office:value-type="float" office:value="216.287312030792" calcext:value-type="float">
            <text:p>216.2873120308</text:p>
          </table:table-cell>
          <table:table-cell table:formula="of:=[.C320]/([.H320]-[.H319])" office:value-type="float" office:value="118376.469141226" calcext:value-type="float">
            <text:p>118376.469141226</text:p>
          </table:table-cell>
          <table:table-cell table:formula="of:=[.G320]-[.$B320]" office:value-type="float" office:value="150.302348136902" calcext:value-type="float">
            <text:p>150.302348136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27886.06076" calcext:value-type="float">
            <text:p>1443127886.06076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605700016022" calcext:value-type="float">
            <text:p>66.0605700016</text:p>
          </table:table-cell>
          <table:table-cell table:formula="of:=[.C321]/([.D321]-[.D320])" office:value-type="float" office:value="108774.280926478" calcext:value-type="float">
            <text:p>108774.280926478</text:p>
          </table:table-cell>
          <table:table-cell/>
          <table:table-cell office:value-type="float" office:value="1443128036.35699" calcext:value-type="float">
            <text:p>1443128036.35699</text:p>
          </table:table-cell>
          <table:table-cell table:formula="of:=[.G321]-[.$B$2]" office:value-type="float" office:value="216.35679936409" calcext:value-type="float">
            <text:p>216.3567993641</text:p>
          </table:table-cell>
          <table:table-cell table:formula="of:=[.C321]/([.H321]-[.H320])" office:value-type="float" office:value="118352.505553249" calcext:value-type="float">
            <text:p>118352.505553249</text:p>
          </table:table-cell>
          <table:table-cell table:formula="of:=[.G321]-[.$B321]" office:value-type="float" office:value="150.296229362488" calcext:value-type="float">
            <text:p>150.296229362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27886.13569" calcext:value-type="float">
            <text:p>1443127886.13569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355063915253" calcext:value-type="float">
            <text:p>66.1355063915</text:p>
          </table:table-cell>
          <table:table-cell table:formula="of:=[.C322]/([.D322]-[.D321])" office:value-type="float" office:value="109746.413036977" calcext:value-type="float">
            <text:p>109746.413036977</text:p>
          </table:table-cell>
          <table:table-cell/>
          <table:table-cell office:value-type="float" office:value="1443128036.42648" calcext:value-type="float">
            <text:p>1443128036.42648</text:p>
          </table:table-cell>
          <table:table-cell table:formula="of:=[.G322]-[.$B$2]" office:value-type="float" office:value="216.426292419434" calcext:value-type="float">
            <text:p>216.4262924194</text:p>
          </table:table-cell>
          <table:table-cell table:formula="of:=[.C322]/([.H322]-[.H321])" office:value-type="float" office:value="118342.760428853" calcext:value-type="float">
            <text:p>118342.760428853</text:p>
          </table:table-cell>
          <table:table-cell table:formula="of:=[.G322]-[.$B322]" office:value-type="float" office:value="150.290786027908" calcext:value-type="float">
            <text:p>150.290786027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27886.21063" calcext:value-type="float">
            <text:p>1443127886.21063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104458808899" calcext:value-type="float">
            <text:p>66.2104458809</text:p>
          </table:table-cell>
          <table:table-cell table:formula="of:=[.C323]/([.D323]-[.D322])" office:value-type="float" office:value="109741.87400698" calcext:value-type="float">
            <text:p>109741.87400698</text:p>
          </table:table-cell>
          <table:table-cell/>
          <table:table-cell office:value-type="float" office:value="1443128036.49581" calcext:value-type="float">
            <text:p>1443128036.49581</text:p>
          </table:table-cell>
          <table:table-cell table:formula="of:=[.G323]-[.$B$2]" office:value-type="float" office:value="216.495623826981" calcext:value-type="float">
            <text:p>216.495623827</text:p>
          </table:table-cell>
          <table:table-cell table:formula="of:=[.C323]/([.H323]-[.H322])" office:value-type="float" office:value="118618.679339883" calcext:value-type="float">
            <text:p>118618.679339883</text:p>
          </table:table-cell>
          <table:table-cell table:formula="of:=[.G323]-[.$B323]" office:value-type="float" office:value="150.285177946091" calcext:value-type="float">
            <text:p>150.285177946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27886.28555" calcext:value-type="float">
            <text:p>1443127886.28555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853670120239" calcext:value-type="float">
            <text:p>66.285367012</text:p>
          </table:table-cell>
          <table:table-cell table:formula="of:=[.C324]/([.D324]-[.D323])" office:value-type="float" office:value="109768.764506336" calcext:value-type="float">
            <text:p>109768.764506336</text:p>
          </table:table-cell>
          <table:table-cell/>
          <table:table-cell office:value-type="float" office:value="1443128036.5654" calcext:value-type="float">
            <text:p>1443128036.5654</text:p>
          </table:table-cell>
          <table:table-cell table:formula="of:=[.G324]-[.$B$2]" office:value-type="float" office:value="216.565214395523" calcext:value-type="float">
            <text:p>216.5652143955</text:p>
          </table:table-cell>
          <table:table-cell table:formula="of:=[.C324]/([.H324]-[.H323])" office:value-type="float" office:value="118176.933631169" calcext:value-type="float">
            <text:p>118176.933631169</text:p>
          </table:table-cell>
          <table:table-cell table:formula="of:=[.G324]-[.$B324]" office:value-type="float" office:value="150.279847383499" calcext:value-type="float">
            <text:p>150.279847383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27886.36051" calcext:value-type="float">
            <text:p>1443127886.36051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603231906891" calcext:value-type="float">
            <text:p>66.3603231907</text:p>
          </table:table-cell>
          <table:table-cell table:formula="of:=[.C325]/([.D325]-[.D324])" office:value-type="float" office:value="109717.439528737" calcext:value-type="float">
            <text:p>109717.439528737</text:p>
          </table:table-cell>
          <table:table-cell/>
          <table:table-cell office:value-type="float" office:value="1443128036.6348" calcext:value-type="float">
            <text:p>1443128036.6348</text:p>
          </table:table-cell>
          <table:table-cell table:formula="of:=[.G325]-[.$B$2]" office:value-type="float" office:value="216.634611368179" calcext:value-type="float">
            <text:p>216.6346113682</text:p>
          </table:table-cell>
          <table:table-cell table:formula="of:=[.C325]/([.H325]-[.H324])" office:value-type="float" office:value="118506.610378188" calcext:value-type="float">
            <text:p>118506.610378188</text:p>
          </table:table-cell>
          <table:table-cell table:formula="of:=[.G325]-[.$B325]" office:value-type="float" office:value="150.27428817749" calcext:value-type="float">
            <text:p>150.274288177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27886.43543" calcext:value-type="float">
            <text:p>1443127886.43543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352388381958" calcext:value-type="float">
            <text:p>66.4352388382</text:p>
          </table:table-cell>
          <table:table-cell table:formula="of:=[.C326]/([.D326]-[.D325])" office:value-type="float" office:value="109776.799289667" calcext:value-type="float">
            <text:p>109776.799289667</text:p>
          </table:table-cell>
          <table:table-cell/>
          <table:table-cell office:value-type="float" office:value="1443128036.70433" calcext:value-type="float">
            <text:p>1443128036.70433</text:p>
          </table:table-cell>
          <table:table-cell table:formula="of:=[.G326]-[.$B$2]" office:value-type="float" office:value="216.704142808914" calcext:value-type="float">
            <text:p>216.7041428089</text:p>
          </table:table-cell>
          <table:table-cell table:formula="of:=[.C326]/([.H326]-[.H325])" office:value-type="float" office:value="118277.428355896" calcext:value-type="float">
            <text:p>118277.428355896</text:p>
          </table:table-cell>
          <table:table-cell table:formula="of:=[.G326]-[.$B326]" office:value-type="float" office:value="150.268903970718" calcext:value-type="float">
            <text:p>150.268903970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27886.51033" calcext:value-type="float">
            <text:p>1443127886.51033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10143995285" calcext:value-type="float">
            <text:p>66.5101439953</text:p>
          </table:table-cell>
          <table:table-cell table:formula="of:=[.C327]/([.D327]-[.D326])" office:value-type="float" office:value="109792.173457468" calcext:value-type="float">
            <text:p>109792.173457468</text:p>
          </table:table-cell>
          <table:table-cell/>
          <table:table-cell office:value-type="float" office:value="1443128036.77374" calcext:value-type="float">
            <text:p>1443128036.77374</text:p>
          </table:table-cell>
          <table:table-cell table:formula="of:=[.G327]-[.$B$2]" office:value-type="float" office:value="216.773549318314" calcext:value-type="float">
            <text:p>216.7735493183</text:p>
          </table:table-cell>
          <table:table-cell table:formula="of:=[.C327]/([.H327]-[.H326])" office:value-type="float" office:value="118490.327076864" calcext:value-type="float">
            <text:p>118490.327076864</text:p>
          </table:table-cell>
          <table:table-cell table:formula="of:=[.G327]-[.$B327]" office:value-type="float" office:value="150.263405323029" calcext:value-type="float">
            <text:p>150.26340532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27886.58521" calcext:value-type="float">
            <text:p>1443127886.58521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85019826889" calcext:value-type="float">
            <text:p>66.5850198269</text:p>
          </table:table-cell>
          <table:table-cell table:formula="of:=[.C328]/([.D328]-[.D327])" office:value-type="float" office:value="109835.174098557" calcext:value-type="float">
            <text:p>109835.174098557</text:p>
          </table:table-cell>
          <table:table-cell/>
          <table:table-cell office:value-type="float" office:value="1443128036.8431" calcext:value-type="float">
            <text:p>1443128036.8431</text:p>
          </table:table-cell>
          <table:table-cell table:formula="of:=[.G328]-[.$B$2]" office:value-type="float" office:value="216.84291267395" calcext:value-type="float">
            <text:p>216.842912674</text:p>
          </table:table-cell>
          <table:table-cell table:formula="of:=[.C328]/([.H328]-[.H327])" office:value-type="float" office:value="118564.044725382" calcext:value-type="float">
            <text:p>118564.044725382</text:p>
          </table:table-cell>
          <table:table-cell table:formula="of:=[.G328]-[.$B328]" office:value-type="float" office:value="150.257892847061" calcext:value-type="float">
            <text:p>150.257892847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27886.66014" calcext:value-type="float">
            <text:p>1443127886.66014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9948348999" calcext:value-type="float">
            <text:p>66.659948349</text:p>
          </table:table-cell>
          <table:table-cell table:formula="of:=[.C329]/([.D329]-[.D328])" office:value-type="float" office:value="109757.936876537" calcext:value-type="float">
            <text:p>109757.936876537</text:p>
          </table:table-cell>
          <table:table-cell/>
          <table:table-cell office:value-type="float" office:value="1443128036.91254" calcext:value-type="float">
            <text:p>1443128036.91254</text:p>
          </table:table-cell>
          <table:table-cell table:formula="of:=[.G329]-[.$B$2]" office:value-type="float" office:value="216.912355661392" calcext:value-type="float">
            <text:p>216.9123556614</text:p>
          </table:table-cell>
          <table:table-cell table:formula="of:=[.C329]/([.H329]-[.H328])" office:value-type="float" office:value="118428.0847201" calcext:value-type="float">
            <text:p>118428.0847201</text:p>
          </table:table-cell>
          <table:table-cell table:formula="of:=[.G329]-[.$B329]" office:value-type="float" office:value="150.252407312393" calcext:value-type="float">
            <text:p>150.252407312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27886.73505" calcext:value-type="float">
            <text:p>1443127886.73505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348582744598" calcext:value-type="float">
            <text:p>66.7348582745</text:p>
          </table:table-cell>
          <table:table-cell table:formula="of:=[.C330]/([.D330]-[.D329])" office:value-type="float" office:value="109785.184665574" calcext:value-type="float">
            <text:p>109785.184665574</text:p>
          </table:table-cell>
          <table:table-cell/>
          <table:table-cell office:value-type="float" office:value="1443128036.98203" calcext:value-type="float">
            <text:p>1443128036.98203</text:p>
          </table:table-cell>
          <table:table-cell table:formula="of:=[.G330]-[.$B$2]" office:value-type="float" office:value="216.981840133667" calcext:value-type="float">
            <text:p>216.9818401337</text:p>
          </table:table-cell>
          <table:table-cell table:formula="of:=[.C330]/([.H330]-[.H329])" office:value-type="float" office:value="118357.37871733" calcext:value-type="float">
            <text:p>118357.37871733</text:p>
          </table:table-cell>
          <table:table-cell table:formula="of:=[.G330]-[.$B330]" office:value-type="float" office:value="150.246981859207" calcext:value-type="float">
            <text:p>150.246981859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27886.80998" calcext:value-type="float">
            <text:p>1443127886.80998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97977638245" calcext:value-type="float">
            <text:p>66.8097977638</text:p>
          </table:table-cell>
          <table:table-cell table:formula="of:=[.C331]/([.D331]-[.D330])" office:value-type="float" office:value="109741.87400698" calcext:value-type="float">
            <text:p>109741.87400698</text:p>
          </table:table-cell>
          <table:table-cell/>
          <table:table-cell office:value-type="float" office:value="1443128045.3183" calcext:value-type="float">
            <text:p>1443128045.3183</text:p>
          </table:table-cell>
          <table:table-cell table:formula="of:=[.G331]-[.$B$2]" office:value-type="float" office:value="225.318114995956" calcext:value-type="float">
            <text:p>225.318114996</text:p>
          </table:table-cell>
          <table:table-cell table:formula="of:=[.C331]/([.H331]-[.H330])" office:value-type="float" office:value="986.531770587685" calcext:value-type="float">
            <text:p>986.5317705877</text:p>
          </table:table-cell>
          <table:table-cell table:formula="of:=[.G331]-[.$B331]" office:value-type="float" office:value="158.508317232132" calcext:value-type="float">
            <text:p>158.508317232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27886.88488" calcext:value-type="float">
            <text:p>1443127886.88488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846955299378" calcext:value-type="float">
            <text:p>66.8846955299</text:p>
          </table:table-cell>
          <table:table-cell table:formula="of:=[.C332]/([.D332]-[.D331])" office:value-type="float" office:value="109803.007843537" calcext:value-type="float">
            <text:p>109803.007843537</text:p>
          </table:table-cell>
          <table:table-cell/>
          <table:table-cell office:value-type="float" office:value="1443128045.3938" calcext:value-type="float">
            <text:p>1443128045.3938</text:p>
          </table:table-cell>
          <table:table-cell table:formula="of:=[.G332]-[.$B$2]" office:value-type="float" office:value="225.393616914749" calcext:value-type="float">
            <text:p>225.3936169148</text:p>
          </table:table-cell>
          <table:table-cell table:formula="of:=[.C332]/([.H332]-[.H331])" office:value-type="float" office:value="108924.384062044" calcext:value-type="float">
            <text:p>108924.384062044</text:p>
          </table:table-cell>
          <table:table-cell table:formula="of:=[.G332]-[.$B332]" office:value-type="float" office:value="158.508921384811" calcext:value-type="float">
            <text:p>158.508921384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27886.95979" calcext:value-type="float">
            <text:p>1443127886.95979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96061706543" calcext:value-type="float">
            <text:p>66.9596061707</text:p>
          </table:table-cell>
          <table:table-cell table:formula="of:=[.C333]/([.D333]-[.D332])" office:value-type="float" office:value="109784.136423529" calcext:value-type="float">
            <text:p>109784.136423529</text:p>
          </table:table-cell>
          <table:table-cell/>
          <table:table-cell office:value-type="float" office:value="1443128045.46976" calcext:value-type="float">
            <text:p>1443128045.46976</text:p>
          </table:table-cell>
          <table:table-cell table:formula="of:=[.G333]-[.$B$2]" office:value-type="float" office:value="225.469574451447" calcext:value-type="float">
            <text:p>225.4695744514</text:p>
          </table:table-cell>
          <table:table-cell table:formula="of:=[.C333]/([.H333]-[.H332])" office:value-type="float" office:value="108271.020330269" calcext:value-type="float">
            <text:p>108271.020330269</text:p>
          </table:table-cell>
          <table:table-cell table:formula="of:=[.G333]-[.$B333]" office:value-type="float" office:value="158.509968280792" calcext:value-type="float">
            <text:p>158.509968280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27900.04768" calcext:value-type="float">
            <text:p>1443127900.04768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474905967712" calcext:value-type="float">
            <text:p>80.0474905968</text:p>
          </table:table-cell>
          <table:table-cell table:formula="of:=[.C334]/([.D334]-[.D333])" office:value-type="float" office:value="611.252341443049" calcext:value-type="float">
            <text:p>611.2523414431</text:p>
          </table:table-cell>
          <table:table-cell/>
          <table:table-cell office:value-type="float" office:value="1443128045.54557" calcext:value-type="float">
            <text:p>1443128045.54557</text:p>
          </table:table-cell>
          <table:table-cell table:formula="of:=[.G334]-[.$B$2]" office:value-type="float" office:value="225.545382261276" calcext:value-type="float">
            <text:p>225.5453822613</text:p>
          </table:table-cell>
          <table:table-cell table:formula="of:=[.C334]/([.H334]-[.H333])" office:value-type="float" office:value="105530.024122455" calcext:value-type="float">
            <text:p>105530.024122455</text:p>
          </table:table-cell>
          <table:table-cell table:formula="of:=[.G334]-[.$B334]" office:value-type="float" office:value="145.497891664505" calcext:value-type="float">
            <text:p>145.49789166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5:57:54.287059985</dc:date>
    <meta:editing-duration>PT2M22S</meta:editing-duration>
    <meta:editing-cycles>1</meta:editing-cycles>
    <meta:document-statistic meta:table-count="1" meta:cell-count="3008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34" chart:label-cell-address="source_2.E1:source_2.E1" chart:class="chart:scatter">
            <chart:domain table:cell-range-address="source_2.D2:source_2.D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34</svg:desc>
                </draw:g>
              </table:table-cell>
              <table:table-cell office:value-type="float" office:value="0">
                <text:p>0</text:p>
                <draw:g>
                  <svg:desc>source_2.E2:source_2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959632873535">
                <text:p>0.102959632873535</text:p>
              </table:table-cell>
              <table:table-cell office:value-type="float" office:value="79875.9646909532">
                <text:p>79875.9646909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902576446533">
                <text:p>0.205902576446533</text:p>
              </table:table-cell>
              <table:table-cell office:value-type="float" office:value="79888.914330182">
                <text:p>79888.91433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887243270874">
                <text:p>0.308887243270874</text:p>
              </table:table-cell>
              <table:table-cell office:value-type="float" office:value="79856.5481017435">
                <text:p>79856.5481017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832332611084">
                <text:p>0.411832332611084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773607254028">
                <text:p>0.514773607254028</text:p>
              </table:table-cell>
              <table:table-cell office:value-type="float" office:value="79890.2095250448">
                <text:p>79890.2095250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714405059814">
                <text:p>0.617714405059814</text:p>
              </table:table-cell>
              <table:table-cell office:value-type="float" office:value="79890.5795884335">
                <text:p>79890.5795884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0702171325684">
                <text:p>0.720702171325684</text:p>
              </table:table-cell>
              <table:table-cell office:value-type="float" office:value="79854.1447997741">
                <text:p>79854.1447997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3691368103027">
                <text:p>0.823691368103027</text:p>
              </table:table-cell>
              <table:table-cell office:value-type="float" office:value="79853.0356322691">
                <text:p>79853.0356322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639795303345">
                <text:p>0.926639795303345</text:p>
              </table:table-cell>
              <table:table-cell office:value-type="float" office:value="79884.6589855881">
                <text:p>79884.6589855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788352966309">
                <text:p>1.02788352966309</text:p>
              </table:table-cell>
              <table:table-cell office:value-type="float" office:value="81229.7180858454">
                <text:p>81229.7180858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81880187988">
                <text:p>1.12481880187988</text:p>
              </table:table-cell>
              <table:table-cell office:value-type="float" office:value="84840.1186887568">
                <text:p>84840.1186887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71473503113">
                <text:p>1.22171473503113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860733032227">
                <text:p>1.31860733032227</text:p>
              </table:table-cell>
              <table:table-cell office:value-type="float" office:value="84877.4870286936">
                <text:p>84877.4870286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555166244507">
                <text:p>1.41555166244507</text:p>
              </table:table-cell>
              <table:table-cell office:value-type="float" office:value="84832.1899787022">
                <text:p>84832.1899787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244568824768">
                <text:p>1.51244568824768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34615135193">
                <text:p>1.60934615135193</text:p>
              </table:table-cell>
              <table:table-cell office:value-type="float" office:value="84870.5954186453">
                <text:p>84870.5954186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623922348022">
                <text:p>1.70623922348022</text:p>
              </table:table-cell>
              <table:table-cell office:value-type="float" office:value="84877.0693234973">
                <text:p>84877.0693234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313920974731">
                <text:p>1.80313920974731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004944801331">
                <text:p>1.90004944801331</text:p>
              </table:table-cell>
              <table:table-cell office:value-type="float" office:value="84862.0346740604">
                <text:p>84862.0346740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94895744324">
                <text:p>1.99694895744324</text:p>
              </table:table-cell>
              <table:table-cell office:value-type="float" office:value="84871.4307057127">
                <text:p>84871.4307057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789731025696">
                <text:p>2.07789731025696</text:p>
              </table:table-cell>
              <table:table-cell office:value-type="float" office:value="101595.643569489">
                <text:p>101595.643569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835070610046">
                <text:p>2.15835070610046</text:p>
              </table:table-cell>
              <table:table-cell office:value-type="float" office:value="102220.669665665">
                <text:p>102220.669665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77811431885">
                <text:p>2.23877811431885</text:p>
              </table:table-cell>
              <table:table-cell office:value-type="float" office:value="102253.699108014">
                <text:p>102253.699108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920766830444">
                <text:p>2.31920766830444</text:p>
              </table:table-cell>
              <table:table-cell office:value-type="float" office:value="102250.971097923">
                <text:p>102250.971097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965391159058">
                <text:p>2.39965391159058</text:p>
              </table:table-cell>
              <table:table-cell office:value-type="float" office:value="102229.758209451">
                <text:p>102229.758209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8010969161987">
                <text:p>2.48010969161987</text:p>
              </table:table-cell>
              <table:table-cell office:value-type="float" office:value="102217.64051017">
                <text:p>102217.64051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056618690491">
                <text:p>2.56056618690491</text:p>
              </table:table-cell>
              <table:table-cell office:value-type="float" office:value="102216.73179853">
                <text:p>102216.73179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100670814514">
                <text:p>2.64100670814514</text:p>
              </table:table-cell>
              <table:table-cell office:value-type="float" office:value="102237.030208185">
                <text:p>102237.030208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2145986557007">
                <text:p>2.72145986557007</text:p>
              </table:table-cell>
              <table:table-cell office:value-type="float" office:value="102220.972591089">
                <text:p>102220.972591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191087722778">
                <text:p>2.80191087722778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35783576965">
                <text:p>2.88235783576965</text:p>
              </table:table-cell>
              <table:table-cell office:value-type="float" office:value="102228.849282346">
                <text:p>102228.849282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6279740333557">
                <text:p>2.96279740333557</text:p>
              </table:table-cell>
              <table:table-cell office:value-type="float" office:value="102238.242308559">
                <text:p>102238.242308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431486129761">
                <text:p>3.04431486129761</text:p>
              </table:table-cell>
              <table:table-cell office:value-type="float" office:value="100886.364781272">
                <text:p>100886.364781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669157981873">
                <text:p>3.12669157981873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0906543731689">
                <text:p>3.20906543731689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9144430160522">
                <text:p>3.29144430160522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382245063782">
                <text:p>3.37382245063782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5619750022888">
                <text:p>3.45619750022888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3857398033142">
                <text:p>3.53857398033142</text:p>
              </table:table-cell>
              <table:table-cell office:value-type="float" office:value="99834.321517053">
                <text:p>99834.321517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2096762657166">
                <text:p>3.62096762657166</text:p>
              </table:table-cell>
              <table:table-cell office:value-type="float" office:value="99813.5217371175">
                <text:p>99813.5217371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334720611572">
                <text:p>3.70334720611572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8574109077454">
                <text:p>3.78574109077454</text:p>
              </table:table-cell>
              <table:table-cell office:value-type="float" office:value="99813.2329123081">
                <text:p>99813.23291230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811828613281">
                <text:p>3.86811828613281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505090713501">
                <text:p>3.9505090713501</text:p>
              </table:table-cell>
              <table:table-cell office:value-type="float" office:value="99816.9877652125">
                <text:p>99816.9877652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3272724151611">
                <text:p>4.03272724151611</text:p>
              </table:table-cell>
              <table:table-cell office:value-type="float" office:value="100026.551106575">
                <text:p>100026.551106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470913887024">
                <text:p>4.11470913887024</text:p>
              </table:table-cell>
              <table:table-cell office:value-type="float" office:value="100314.8288271">
                <text:p>100314.82882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667959213257">
                <text:p>4.19667959213257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7865147590637">
                <text:p>4.27865147590637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6062049865723">
                <text:p>4.36062049865723</text:p>
              </table:table-cell>
              <table:table-cell office:value-type="float" office:value="100330.584945448">
                <text:p>100330.584945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258332252502">
                <text:p>4.44258332252502</text:p>
              </table:table-cell>
              <table:table-cell office:value-type="float" office:value="100338.172990049">
                <text:p>100338.172990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455949783325">
                <text:p>4.52455949783325</text:p>
              </table:table-cell>
              <table:table-cell office:value-type="float" office:value="100321.830935367">
                <text:p>100321.830935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0652995109558">
                <text:p>4.60652995109558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8855381011963">
                <text:p>4.68855381011963</text:p>
              </table:table-cell>
              <table:table-cell office:value-type="float" office:value="100263.509884226">
                <text:p>100263.509884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7052998542786">
                <text:p>4.77052998542786</text:p>
              </table:table-cell>
              <table:table-cell office:value-type="float" office:value="100321.830935367">
                <text:p>100321.830935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5255289077759">
                <text:p>4.85255289077759</text:p>
              </table:table-cell>
              <table:table-cell office:value-type="float" office:value="100264.675640716">
                <text:p>100264.675640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452644348145">
                <text:p>4.93452644348145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1579093933106">
                <text:p>5.01579093933106</text:p>
              </table:table-cell>
              <table:table-cell office:value-type="float" office:value="101200.406327747">
                <text:p>101200.406327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9428787231445">
                <text:p>5.09428787231445</text:p>
              </table:table-cell>
              <table:table-cell office:value-type="float" office:value="104768.424541368">
                <text:p>104768.424541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275333404541">
                <text:p>5.17275333404541</text:p>
              </table:table-cell>
              <table:table-cell office:value-type="float" office:value="104810.445495096">
                <text:p>104810.445495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120162963867">
                <text:p>5.25120162963867</text:p>
              </table:table-cell>
              <table:table-cell office:value-type="float" office:value="104833.380225872">
                <text:p>104833.380225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966732978821">
                <text:p>5.32966732978821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0821003913879">
                <text:p>5.40821003913879</text:p>
              </table:table-cell>
              <table:table-cell office:value-type="float" office:value="104707.363267685">
                <text:p>104707.363267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66783618927">
                <text:p>5.4866783618927</text:p>
              </table:table-cell>
              <table:table-cell office:value-type="float" office:value="104806.624015557">
                <text:p>104806.624015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6514549255371">
                <text:p>5.56514549255371</text:p>
              </table:table-cell>
              <table:table-cell office:value-type="float" office:value="104808.216264831">
                <text:p>104808.216264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360690116882">
                <text:p>5.64360690116882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2206997871399">
                <text:p>5.72206997871399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0054306983948">
                <text:p>5.80054306983948</text:p>
              </table:table-cell>
              <table:table-cell office:value-type="float" office:value="104800.255502218">
                <text:p>104800.255502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7900900840759">
                <text:p>5.87900900840759</text:p>
              </table:table-cell>
              <table:table-cell office:value-type="float" office:value="104809.808562487">
                <text:p>104809.8085624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574728012085">
                <text:p>5.9574728012085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3428983688355">
                <text:p>6.03428983688355</text:p>
              </table:table-cell>
              <table:table-cell office:value-type="float" office:value="107059.5855168">
                <text:p>107059.5855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091890335083">
                <text:p>6.1091890335083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8413257598877">
                <text:p>6.18413257598877</text:p>
              </table:table-cell>
              <table:table-cell office:value-type="float" office:value="109735.938918864">
                <text:p>109735.938918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5908637046814">
                <text:p>6.25908637046814</text:p>
              </table:table-cell>
              <table:table-cell office:value-type="float" office:value="109720.929502289">
                <text:p>109720.929502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3398365974426">
                <text:p>6.33398365974426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0886402130127">
                <text:p>6.40886402130127</text:p>
              </table:table-cell>
              <table:table-cell office:value-type="float" office:value="109828.529523579">
                <text:p>109828.529523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376131057739">
                <text:p>6.48376131057739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864691734314">
                <text:p>6.55864691734314</text:p>
              </table:table-cell>
              <table:table-cell office:value-type="float" office:value="109820.83680948">
                <text:p>109820.83680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3355135917664">
                <text:p>6.63355135917664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0843744277954">
                <text:p>6.70843744277954</text:p>
              </table:table-cell>
              <table:table-cell office:value-type="float" office:value="109820.137525271">
                <text:p>109820.1375252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8333640098572">
                <text:p>6.78333640098572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5822701454163">
                <text:p>6.85822701454163</text:p>
              </table:table-cell>
              <table:table-cell office:value-type="float" office:value="109813.494769415">
                <text:p>109813.494769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3314456939697">
                <text:p>6.93314456939697</text:p>
              </table:table-cell>
              <table:table-cell office:value-type="float" office:value="109774.004449013">
                <text:p>109774.0044490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10654830933">
                <text:p>20.0110654830933</text:p>
              </table:table-cell>
              <table:table-cell office:value-type="float" office:value="628.846133439081">
                <text:p>628.8461334390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39993667603">
                <text:p>20.1139993667603</text:p>
              </table:table-cell>
              <table:table-cell office:value-type="float" office:value="79895.9458928605">
                <text:p>79895.94589286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69308662415">
                <text:p>20.2169308662415</text:p>
              </table:table-cell>
              <table:table-cell office:value-type="float" office:value="79897.7965098234">
                <text:p>79897.7965098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198628425598">
                <text:p>20.3198628425598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28093624115">
                <text:p>20.4228093624115</text:p>
              </table:table-cell>
              <table:table-cell office:value-type="float" office:value="79886.1390540287">
                <text:p>79886.13905402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57484912872">
                <text:p>20.5257484912872</text:p>
              </table:table-cell>
              <table:table-cell office:value-type="float" office:value="79891.8748372931">
                <text:p>79891.8748372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86950111389">
                <text:p>20.6286950111389</text:p>
              </table:table-cell>
              <table:table-cell office:value-type="float" office:value="79886.1390540287">
                <text:p>79886.1390540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316505908966">
                <text:p>20.7316505908966</text:p>
              </table:table-cell>
              <table:table-cell office:value-type="float" office:value="79879.1092173486">
                <text:p>79879.1092173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345806598663">
                <text:p>20.8345806598663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375247955322">
                <text:p>20.9375247955322</text:p>
              </table:table-cell>
              <table:table-cell office:value-type="float" office:value="79887.9892167058">
                <text:p>79887.9892167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380611419678">
                <text:p>21.0380611419678</text:p>
              </table:table-cell>
              <table:table-cell office:value-type="float" office:value="81801.2618478467">
                <text:p>81801.26184784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349556446075">
                <text:p>21.1349556446075</text:p>
              </table:table-cell>
              <table:table-cell office:value-type="float" office:value="84875.8162325759">
                <text:p>84875.81623257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18441867828">
                <text:p>21.2318441867828</text:p>
              </table:table-cell>
              <table:table-cell office:value-type="float" office:value="84881.0376888626">
                <text:p>84881.0376888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287334442139">
                <text:p>21.3287334442139</text:p>
              </table:table-cell>
              <table:table-cell office:value-type="float" office:value="84880.4110801879">
                <text:p>84880.4110801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56310462952">
                <text:p>21.4256310462952</text:p>
              </table:table-cell>
              <table:table-cell office:value-type="float" office:value="84873.1013291734">
                <text:p>84873.10132917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225195884705">
                <text:p>21.5225195884705</text:p>
              </table:table-cell>
              <table:table-cell office:value-type="float" office:value="84881.0376888626">
                <text:p>84881.0376888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9421005249">
                <text:p>21.619421005249</text:p>
              </table:table-cell>
              <table:table-cell office:value-type="float" office:value="84869.7601480191">
                <text:p>84869.7601480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16335773468">
                <text:p>21.716335773468</text:p>
              </table:table-cell>
              <table:table-cell office:value-type="float" office:value="84858.0680853158">
                <text:p>84858.06808531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8132383823395">
                <text:p>21.8132383823395</text:p>
              </table:table-cell>
              <table:table-cell office:value-type="float" office:value="84868.7160828562">
                <text:p>84868.71608285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101486206055">
                <text:p>21.9101486206055</text:p>
              </table:table-cell>
              <table:table-cell office:value-type="float" office:value="84862.0346740604">
                <text:p>84862.03467406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058181285858">
                <text:p>22.0058181285858</text:p>
              </table:table-cell>
              <table:table-cell office:value-type="float" office:value="85962.6036928031">
                <text:p>85962.6036928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862898826599">
                <text:p>22.0862898826599</text:p>
              </table:table-cell>
              <table:table-cell office:value-type="float" office:value="102197.349798384">
                <text:p>102197.349798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667442321777">
                <text:p>22.1667442321777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471904754639">
                <text:p>22.2471904754639</text:p>
              </table:table-cell>
              <table:table-cell office:value-type="float" office:value="102229.758209451">
                <text:p>102229.7582094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3276388645172">
                <text:p>22.3276388645172</text:p>
              </table:table-cell>
              <table:table-cell office:value-type="float" office:value="102227.031476624">
                <text:p>102227.031476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4080867767334">
                <text:p>22.4080867767334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88550901413">
                <text:p>22.488550901413</text:p>
              </table:table-cell>
              <table:table-cell office:value-type="float" office:value="102207.039879582">
                <text:p>102207.039879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690720081329">
                <text:p>22.5690720081329</text:p>
              </table:table-cell>
              <table:table-cell office:value-type="float" office:value="102134.711444053">
                <text:p>102134.711444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495432853699">
                <text:p>22.6495432853699</text:p>
              </table:table-cell>
              <table:table-cell office:value-type="float" office:value="102197.955374629">
                <text:p>102197.955374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300004959106">
                <text:p>22.7300004959106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104548454285">
                <text:p>22.8104548454285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09015655518">
                <text:p>22.8909015655518</text:p>
              </table:table-cell>
              <table:table-cell office:value-type="float" office:value="102229.152256252">
                <text:p>102229.152256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713559150696">
                <text:p>22.9713559150696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53062915802">
                <text:p>23.053062915802</text:p>
              </table:table-cell>
              <table:table-cell office:value-type="float" office:value="100652.329987394">
                <text:p>100652.329987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135427236557">
                <text:p>23.135427236557</text:p>
              </table:table-cell>
              <table:table-cell office:value-type="float" office:value="99849.0599401959">
                <text:p>99849.05994019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2177991867065">
                <text:p>23.2177991867065</text:p>
              </table:table-cell>
              <table:table-cell office:value-type="float" office:value="99839.8117935819">
                <text:p>99839.8117935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3001708984375">
                <text:p>23.3001708984375</text:p>
              </table:table-cell>
              <table:table-cell office:value-type="float" office:value="99840.1007722321">
                <text:p>99840.1007722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26582431793">
                <text:p>23.3826582431793</text:p>
              </table:table-cell>
              <table:table-cell office:value-type="float" office:value="99700.1421944233">
                <text:p>99700.14219442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650387763977">
                <text:p>23.4650387763977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5474078655243">
                <text:p>23.5474078655243</text:p>
              </table:table-cell>
              <table:table-cell office:value-type="float" office:value="99843.2796477954">
                <text:p>99843.2796477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6297988891602">
                <text:p>23.6297988891602</text:p>
              </table:table-cell>
              <table:table-cell office:value-type="float" office:value="99816.6989203439">
                <text:p>99816.6989203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7121844291687">
                <text:p>23.7121844291687</text:p>
              </table:table-cell>
              <table:table-cell office:value-type="float" office:value="99823.3427752858">
                <text:p>99823.3427752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4570684433">
                <text:p>23.794570684433</text:p>
              </table:table-cell>
              <table:table-cell office:value-type="float" office:value="99822.4761353541">
                <text:p>99822.4761353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770039081573">
                <text:p>23.8770039081573</text:p>
              </table:table-cell>
              <table:table-cell office:value-type="float" office:value="99765.5996992046">
                <text:p>99765.59969920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594142436981">
                <text:p>23.9594142436981</text:p>
              </table:table-cell>
              <table:table-cell office:value-type="float" office:value="99793.3080363601">
                <text:p>99793.3080363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0416102409363">
                <text:p>24.0416102409363</text:p>
              </table:table-cell>
              <table:table-cell office:value-type="float" office:value="100053.533947296">
                <text:p>100053.533947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1235847473145">
                <text:p>24.1235847473145</text:p>
              </table:table-cell>
              <table:table-cell office:value-type="float" office:value="100323.873401081">
                <text:p>100323.8734010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2055518627167">
                <text:p>24.2055518627167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875328063965">
                <text:p>24.2875328063965</text:p>
              </table:table-cell>
              <table:table-cell office:value-type="float" office:value="100315.995777265">
                <text:p>100315.9957772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695220947266">
                <text:p>24.3695220947266</text:p>
              </table:table-cell>
              <table:table-cell office:value-type="float" office:value="100305.785883776">
                <text:p>100305.7858837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4514815807343">
                <text:p>24.4514815807343</text:p>
              </table:table-cell>
              <table:table-cell office:value-type="float" office:value="100342.259335647">
                <text:p>100342.2593356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5334537029266">
                <text:p>24.5334537029266</text:p>
              </table:table-cell>
              <table:table-cell office:value-type="float" office:value="100326.791353515">
                <text:p>100326.791353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6154272556305">
                <text:p>24.6154272556305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974039077759">
                <text:p>24.6974039077759</text:p>
              </table:table-cell>
              <table:table-cell office:value-type="float" office:value="100321.247389009">
                <text:p>100321.2473890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793805599213">
                <text:p>24.7793805599213</text:p>
              </table:table-cell>
              <table:table-cell office:value-type="float" office:value="100321.247389009">
                <text:p>100321.247389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61362695694">
                <text:p>24.861362695694</text:p>
              </table:table-cell>
              <table:table-cell office:value-type="float" office:value="100314.5370938">
                <text:p>100314.53709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433145523071">
                <text:p>24.9433145523071</text:p>
              </table:table-cell>
              <table:table-cell office:value-type="float" office:value="100351.600804117">
                <text:p>100351.600804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0241985321045">
                <text:p>25.0241985321045</text:p>
              </table:table-cell>
              <table:table-cell office:value-type="float" office:value="101676.500347824">
                <text:p>101676.5003478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026730537415">
                <text:p>25.1026730537415</text:p>
              </table:table-cell>
              <table:table-cell office:value-type="float" office:value="104798.345099135">
                <text:p>104798.345099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811482906342">
                <text:p>25.1811482906342</text:p>
              </table:table-cell>
              <table:table-cell office:value-type="float" office:value="104797.389923712">
                <text:p>104797.389923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2596228122711">
                <text:p>25.2596228122711</text:p>
              </table:table-cell>
              <table:table-cell office:value-type="float" office:value="104798.345099135">
                <text:p>104798.3450991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3381032943726">
                <text:p>25.3381032943726</text:p>
              </table:table-cell>
              <table:table-cell office:value-type="float" office:value="104790.385835933">
                <text:p>104790.3858359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4166572093964">
                <text:p>25.4166572093964</text:p>
              </table:table-cell>
              <table:table-cell office:value-type="float" office:value="104692.426819312">
                <text:p>104692.4268193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952495098114">
                <text:p>25.4952495098114</text:p>
              </table:table-cell>
              <table:table-cell office:value-type="float" office:value="104641.293823565">
                <text:p>104641.293823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737302303314">
                <text:p>25.5737302303314</text:p>
              </table:table-cell>
              <table:table-cell office:value-type="float" office:value="104790.067490552">
                <text:p>104790.067490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522023677826">
                <text:p>25.6522023677826</text:p>
              </table:table-cell>
              <table:table-cell office:value-type="float" office:value="104801.529142968">
                <text:p>104801.529142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7306764125824">
                <text:p>25.7306764125824</text:p>
              </table:table-cell>
              <table:table-cell office:value-type="float" office:value="104798.981892424">
                <text:p>104798.9818924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8091585636139">
                <text:p>25.8091585636139</text:p>
              </table:table-cell>
              <table:table-cell office:value-type="float" office:value="104788.157458882">
                <text:p>104788.1574588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876390457153">
                <text:p>25.8876390457153</text:p>
              </table:table-cell>
              <table:table-cell office:value-type="float" office:value="104790.385835933">
                <text:p>104790.3858359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9661467075348">
                <text:p>25.9661467075348</text:p>
              </table:table-cell>
              <table:table-cell office:value-type="float" office:value="104754.106916501">
                <text:p>104754.1069165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042596578598">
                <text:p>26.042596578598</text:p>
              </table:table-cell>
              <table:table-cell office:value-type="float" office:value="107573.758930186">
                <text:p>107573.758930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1175191402435">
                <text:p>26.1175191402435</text:p>
              </table:table-cell>
              <table:table-cell office:value-type="float" office:value="109766.668669331">
                <text:p>109766.6686693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924240589142">
                <text:p>26.1924240589142</text:p>
              </table:table-cell>
              <table:table-cell office:value-type="float" office:value="109792.52292042">
                <text:p>109792.522920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73268318176">
                <text:p>26.2673268318176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422389030457">
                <text:p>26.3422389030457</text:p>
              </table:table-cell>
              <table:table-cell office:value-type="float" office:value="109782.039999491">
                <text:p>109782.0399994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171521663666">
                <text:p>26.4171521663666</text:p>
              </table:table-cell>
              <table:table-cell office:value-type="float" office:value="109780.293040619">
                <text:p>109780.293040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920423030853">
                <text:p>26.4920423030853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669257640839">
                <text:p>26.5669257640839</text:p>
              </table:table-cell>
              <table:table-cell office:value-type="float" office:value="109823.983698628">
                <text:p>109823.983698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6418294906616">
                <text:p>26.6418294906616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7167377471924">
                <text:p>26.7167377471924</text:p>
              </table:table-cell>
              <table:table-cell office:value-type="float" office:value="109787.630641527">
                <text:p>109787.6306415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917737960815">
                <text:p>26.7917737960815</text:p>
              </table:table-cell>
              <table:table-cell office:value-type="float" office:value="109600.653575832">
                <text:p>109600.6535758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8666832447052">
                <text:p>26.8666832447052</text:p>
              </table:table-cell>
              <table:table-cell office:value-type="float" office:value="109785.883504725">
                <text:p>109785.8835047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9415862560272">
                <text:p>26.9415862560272</text:p>
              </table:table-cell>
              <table:table-cell office:value-type="float" office:value="109795.318704125">
                <text:p>109795.318704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27074623108">
                <text:p>40.0227074623108</text:p>
              </table:table-cell>
              <table:table-cell office:value-type="float" office:value="628.692286411166">
                <text:p>628.692286411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56563663483">
                <text:p>40.1256563663483</text:p>
              </table:table-cell>
              <table:table-cell office:value-type="float" office:value="79884.2889770472">
                <text:p>79884.28897704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85959720612">
                <text:p>40.2285959720612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315482139587">
                <text:p>40.3315482139587</text:p>
              </table:table-cell>
              <table:table-cell office:value-type="float" office:value="79881.6990132303">
                <text:p>79881.69901323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44947338104">
                <text:p>40.4344947338104</text:p>
              </table:table-cell>
              <table:table-cell office:value-type="float" office:value="79886.1390540287">
                <text:p>79886.13905402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74813079834">
                <text:p>40.5374813079834</text:p>
              </table:table-cell>
              <table:table-cell office:value-type="float" office:value="79855.0691295661">
                <text:p>79855.0691295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4044880867">
                <text:p>40.64044880867</text:p>
              </table:table-cell>
              <table:table-cell office:value-type="float" office:value="79869.8613169954">
                <text:p>79869.86131699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434108257294">
                <text:p>40.7434108257294</text:p>
              </table:table-cell>
              <table:table-cell office:value-type="float" office:value="79874.1150851908">
                <text:p>79874.11508519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463819026947">
                <text:p>40.8463819026947</text:p>
              </table:table-cell>
              <table:table-cell office:value-type="float" office:value="79867.0873644337">
                <text:p>79867.08736443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493503570557">
                <text:p>40.9493503570557</text:p>
              </table:table-cell>
              <table:table-cell office:value-type="float" office:value="79869.1215774716">
                <text:p>79869.1215774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492441654205">
                <text:p>41.0492441654205</text:p>
              </table:table-cell>
              <table:table-cell office:value-type="float" office:value="82327.424838598">
                <text:p>82327.4248385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46187543869">
                <text:p>41.146187543869</text:p>
              </table:table-cell>
              <table:table-cell office:value-type="float" office:value="84833.0245099727">
                <text:p>84833.02450997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430980205536">
                <text:p>41.2430980205536</text:p>
              </table:table-cell>
              <table:table-cell office:value-type="float" office:value="84861.8258969868">
                <text:p>84861.82589698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400254249573">
                <text:p>41.3400254249573</text:p>
              </table:table-cell>
              <table:table-cell office:value-type="float" office:value="84847.0053499876">
                <text:p>84847.00534998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369230270386">
                <text:p>41.4369230270386</text:p>
              </table:table-cell>
              <table:table-cell office:value-type="float" office:value="84873.1013291734">
                <text:p>84873.10132917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338854789734">
                <text:p>41.5338854789734</text:p>
              </table:table-cell>
              <table:table-cell office:value-type="float" office:value="84816.3370036145">
                <text:p>84816.33700361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307983398437">
                <text:p>41.6307983398437</text:p>
              </table:table-cell>
              <table:table-cell office:value-type="float" office:value="84859.7381827486">
                <text:p>84859.73818274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277109622955">
                <text:p>41.7277109622955</text:p>
              </table:table-cell>
              <table:table-cell office:value-type="float" office:value="84859.9469495499">
                <text:p>84859.94694954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8246023654938">
                <text:p>41.8246023654938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9215333461762">
                <text:p>41.9215333461762</text:p>
              </table:table-cell>
              <table:table-cell office:value-type="float" office:value="84843.8749108368">
                <text:p>84843.87491083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0152888298035">
                <text:p>42.0152888298035</text:p>
              </table:table-cell>
              <table:table-cell office:value-type="float" office:value="87717.5358903873">
                <text:p>87717.53589038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957973003388">
                <text:p>42.0957973003388</text:p>
              </table:table-cell>
              <table:table-cell office:value-type="float" office:value="102150.741969397">
                <text:p>102150.7419693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762690544128">
                <text:p>42.1762690544128</text:p>
              </table:table-cell>
              <table:table-cell office:value-type="float" office:value="102197.349798384">
                <text:p>102197.3497983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56756067276">
                <text:p>42.256756067276</text:p>
              </table:table-cell>
              <table:table-cell office:value-type="float" office:value="102177.975147147">
                <text:p>102177.9751471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3373091220856">
                <text:p>42.3373091220856</text:p>
              </table:table-cell>
              <table:table-cell office:value-type="float" office:value="102094.203869012">
                <text:p>102094.2038690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417849779129">
                <text:p>42.417849779129</text:p>
              </table:table-cell>
              <table:table-cell office:value-type="float" office:value="102109.919410797">
                <text:p>102109.9194107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983286857605">
                <text:p>42.4983286857605</text:p>
              </table:table-cell>
              <table:table-cell office:value-type="float" office:value="102188.267015846">
                <text:p>102188.2670158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787968635559">
                <text:p>42.5787968635559</text:p>
              </table:table-cell>
              <table:table-cell office:value-type="float" office:value="102201.891795157">
                <text:p>102201.891795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6592667102814">
                <text:p>42.6592667102814</text:p>
              </table:table-cell>
              <table:table-cell office:value-type="float" office:value="102199.772146423">
                <text:p>102199.7721464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7397134304047">
                <text:p>42.7397134304047</text:p>
              </table:table-cell>
              <table:table-cell office:value-type="float" office:value="102229.152256252">
                <text:p>102229.152256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8201639652252">
                <text:p>42.8201639652252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9007132053375">
                <text:p>42.9007132053375</text:p>
              </table:table-cell>
              <table:table-cell office:value-type="float" office:value="102099.03890507">
                <text:p>102099.038905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81173992157">
                <text:p>42.981173992157</text:p>
              </table:table-cell>
              <table:table-cell office:value-type="float" office:value="102211.279867961">
                <text:p>102211.2798679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0631670951843">
                <text:p>43.0631670951843</text:p>
              </table:table-cell>
              <table:table-cell office:value-type="float" office:value="100301.119196055">
                <text:p>100301.119196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1455609798431">
                <text:p>43.1455609798431</text:p>
              </table:table-cell>
              <table:table-cell office:value-type="float" office:value="99813.2329123081">
                <text:p>99813.23291230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2279570102692">
                <text:p>43.2279570102692</text:p>
              </table:table-cell>
              <table:table-cell office:value-type="float" office:value="99810.6335642401">
                <text:p>99810.6335642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3103539943695">
                <text:p>43.3103539943695</text:p>
              </table:table-cell>
              <table:table-cell office:value-type="float" office:value="99809.4783418886">
                <text:p>99809.47834188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927586078644">
                <text:p>43.3927586078644</text:p>
              </table:table-cell>
              <table:table-cell office:value-type="float" office:value="99800.2375256777">
                <text:p>99800.23752567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75159406662">
                <text:p>43.475159406662</text:p>
              </table:table-cell>
              <table:table-cell office:value-type="float" office:value="99804.857719884">
                <text:p>99804.8577198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5575640201569">
                <text:p>43.5575640201569</text:p>
              </table:table-cell>
              <table:table-cell office:value-type="float" office:value="99800.2375256777">
                <text:p>99800.23752567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6399748325348">
                <text:p>43.6399748325348</text:p>
              </table:table-cell>
              <table:table-cell office:value-type="float" office:value="99792.7306223529">
                <text:p>99792.73062235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7223715782166">
                <text:p>43.7223715782166</text:p>
              </table:table-cell>
              <table:table-cell office:value-type="float" office:value="99809.7671449694">
                <text:p>99809.76714496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8047931194305">
                <text:p>43.8047931194305</text:p>
              </table:table-cell>
              <table:table-cell office:value-type="float" office:value="99779.7405735014">
                <text:p>99779.74057350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872120380402">
                <text:p>43.8872120380402</text:p>
              </table:table-cell>
              <table:table-cell office:value-type="float" office:value="99782.9156064682">
                <text:p>99782.91560646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696090221405">
                <text:p>43.9696090221405</text:p>
              </table:table-cell>
              <table:table-cell office:value-type="float" office:value="99809.4783418886">
                <text:p>99809.4783418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517528057098">
                <text:p>44.0517528057098</text:p>
              </table:table-cell>
              <table:table-cell office:value-type="float" office:value="100117.131724987">
                <text:p>100117.131724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1337084770203">
                <text:p>44.1337084770203</text:p>
              </table:table-cell>
              <table:table-cell office:value-type="float" office:value="100346.929852479">
                <text:p>100346.9298524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2156624794006">
                <text:p>44.2156624794006</text:p>
              </table:table-cell>
              <table:table-cell office:value-type="float" office:value="100348.973340315">
                <text:p>100348.9733403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97648191452">
                <text:p>44.297648191452</text:p>
              </table:table-cell>
              <table:table-cell office:value-type="float" office:value="100310.161297921">
                <text:p>100310.1612979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796308040619">
                <text:p>44.3796308040619</text:p>
              </table:table-cell>
              <table:table-cell office:value-type="float" office:value="100313.953632292">
                <text:p>100313.9536322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616131782532">
                <text:p>44.4616131782532</text:p>
              </table:table-cell>
              <table:table-cell office:value-type="float" office:value="100314.245362198">
                <text:p>100314.245362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5436413288117">
                <text:p>44.5436413288117</text:p>
              </table:table-cell>
              <table:table-cell office:value-type="float" office:value="100258.264315465">
                <text:p>100258.2643154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256167888641">
                <text:p>44.6256167888641</text:p>
              </table:table-cell>
              <table:table-cell office:value-type="float" office:value="100322.706267632">
                <text:p>100322.7062676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075943946838">
                <text:p>44.7075943946838</text:p>
              </table:table-cell>
              <table:table-cell office:value-type="float" office:value="100320.08031666">
                <text:p>100320.080316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895774841309">
                <text:p>44.7895774841309</text:p>
              </table:table-cell>
              <table:table-cell office:value-type="float" office:value="100313.370177571">
                <text:p>100313.370177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715829849243">
                <text:p>44.8715829849243</text:p>
              </table:table-cell>
              <table:table-cell office:value-type="float" office:value="100285.955459419">
                <text:p>100285.9554594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535443782806">
                <text:p>44.9535443782806</text:p>
              </table:table-cell>
              <table:table-cell office:value-type="float" office:value="100339.924240265">
                <text:p>100339.9242402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340006351471">
                <text:p>45.0340006351471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1124820709229">
                <text:p>45.1124820709229</text:p>
              </table:table-cell>
              <table:table-cell office:value-type="float" office:value="104789.112466014">
                <text:p>104789.1124660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909222602844">
                <text:p>45.1909222602844</text:p>
              </table:table-cell>
              <table:table-cell office:value-type="float" office:value="104844.214004778">
                <text:p>104844.214004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693953514099">
                <text:p>45.2693953514099</text:p>
              </table:table-cell>
              <table:table-cell office:value-type="float" office:value="104800.255502218">
                <text:p>104800.2555022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3478760719299">
                <text:p>45.3478760719299</text:p>
              </table:table-cell>
              <table:table-cell office:value-type="float" office:value="104790.067490552">
                <text:p>104790.0674905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4263510704041">
                <text:p>45.4263510704041</text:p>
              </table:table-cell>
              <table:table-cell office:value-type="float" office:value="104797.708313585">
                <text:p>104797.708313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5048053264618">
                <text:p>45.5048053264618</text:p>
              </table:table-cell>
              <table:table-cell office:value-type="float" office:value="104825.415640261">
                <text:p>104825.4156402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832903385162">
                <text:p>45.5832903385162</text:p>
              </table:table-cell>
              <table:table-cell office:value-type="float" office:value="104784.337604423">
                <text:p>104784.3376044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6617815494537">
                <text:p>45.6617815494537</text:p>
              </table:table-cell>
              <table:table-cell office:value-type="float" office:value="104776.062208398">
                <text:p>104776.0622083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7402651309967">
                <text:p>45.7402651309967</text:p>
              </table:table-cell>
              <table:table-cell office:value-type="float" office:value="104786.247496841">
                <text:p>104786.247496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8187644481659">
                <text:p>45.8187644481659</text:p>
              </table:table-cell>
              <table:table-cell office:value-type="float" office:value="104765.242508732">
                <text:p>104765.2425087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972427845001">
                <text:p>45.8972427845001</text:p>
              </table:table-cell>
              <table:table-cell office:value-type="float" office:value="104793.251031407">
                <text:p>104793.2510314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9757254123688">
                <text:p>45.9757254123688</text:p>
              </table:table-cell>
              <table:table-cell office:value-type="float" office:value="104787.520797132">
                <text:p>104787.5207971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0517282485962">
                <text:p>46.0517282485962</text:p>
              </table:table-cell>
              <table:table-cell office:value-type="float" office:value="108206.488181467">
                <text:p>108206.4881814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1266489028931">
                <text:p>46.1266489028931</text:p>
              </table:table-cell>
              <table:table-cell office:value-type="float" office:value="109769.463136456">
                <text:p>109769.4631364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2015430927277">
                <text:p>46.2015430927277</text:p>
              </table:table-cell>
              <table:table-cell office:value-type="float" office:value="109808.251056095">
                <text:p>109808.2510560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276451587677">
                <text:p>46.276451587677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3513562679291">
                <text:p>46.3513562679291</text:p>
              </table:table-cell>
              <table:table-cell office:value-type="float" office:value="109792.872385596">
                <text:p>109792.8723855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4262721538544">
                <text:p>46.4262721538544</text:p>
              </table:table-cell>
              <table:table-cell office:value-type="float" office:value="109776.449926803">
                <text:p>109776.4499268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5012001991272">
                <text:p>46.5012001991272</text:p>
              </table:table-cell>
              <table:table-cell office:value-type="float" office:value="109758.635368838">
                <text:p>109758.635368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5761077404022">
                <text:p>46.5761077404022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510236263275">
                <text:p>46.6510236263275</text:p>
              </table:table-cell>
              <table:table-cell office:value-type="float" office:value="109776.449926803">
                <text:p>109776.4499268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7259390354157">
                <text:p>46.7259390354157</text:p>
              </table:table-cell>
              <table:table-cell office:value-type="float" office:value="109777.148654756">
                <text:p>109777.148654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800904750824">
                <text:p>46.800904750824</text:p>
              </table:table-cell>
              <table:table-cell office:value-type="float" office:value="109703.481854409">
                <text:p>109703.481854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758280277252">
                <text:p>46.8758280277252</text:p>
              </table:table-cell>
              <table:table-cell office:value-type="float" office:value="109765.620780841">
                <text:p>109765.6207808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9507284164429">
                <text:p>46.9507284164429</text:p>
              </table:table-cell>
              <table:table-cell office:value-type="float" office:value="109799.163139215">
                <text:p>109799.1631392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52535247803">
                <text:p>60.0352535247803</text:p>
              </table:table-cell>
              <table:table-cell office:value-type="float" office:value="628.528733898008">
                <text:p>628.5287338980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82052898407">
                <text:p>60.1382052898407</text:p>
              </table:table-cell>
              <table:table-cell office:value-type="float" office:value="79882.0689977791">
                <text:p>79882.06899777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411460876465">
                <text:p>60.2411460876465</text:p>
              </table:table-cell>
              <table:table-cell office:value-type="float" office:value="79890.5795884335">
                <text:p>79890.57958843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440985679626">
                <text:p>60.3440985679626</text:p>
              </table:table-cell>
              <table:table-cell office:value-type="float" office:value="79881.5140222411">
                <text:p>79881.51402224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470479488373">
                <text:p>60.4470479488373</text:p>
              </table:table-cell>
              <table:table-cell office:value-type="float" office:value="79883.9189719338">
                <text:p>79883.91897193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9994468689">
                <text:p>60.549994468689</text:p>
              </table:table-cell>
              <table:table-cell office:value-type="float" office:value="79886.1390540287">
                <text:p>79886.13905402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529359817505">
                <text:p>60.6529359817505</text:p>
              </table:table-cell>
              <table:table-cell office:value-type="float" office:value="79890.024494636">
                <text:p>79890.0244946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559523582458">
                <text:p>60.7559523582458</text:p>
              </table:table-cell>
              <table:table-cell office:value-type="float" office:value="79831.9673025028">
                <text:p>79831.96730250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589112758637">
                <text:p>60.8589112758637</text:p>
              </table:table-cell>
              <table:table-cell office:value-type="float" office:value="79876.5195893859">
                <text:p>79876.51958938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618670940399">
                <text:p>60.9618670940399</text:p>
              </table:table-cell>
              <table:table-cell office:value-type="float" office:value="79878.9242383542">
                <text:p>79878.92423835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610144138336">
                <text:p>61.0610144138336</text:p>
              </table:table-cell>
              <table:table-cell office:value-type="float" office:value="82947.2749955513">
                <text:p>82947.27499555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579449176788">
                <text:p>61.1579449176788</text:p>
              </table:table-cell>
              <table:table-cell office:value-type="float" office:value="84844.2922893771">
                <text:p>84844.29228937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54851102829">
                <text:p>61.254851102829</text:p>
              </table:table-cell>
              <table:table-cell office:value-type="float" office:value="84865.5840414906">
                <text:p>84865.58404149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517587184906">
                <text:p>61.3517587184906</text:p>
              </table:table-cell>
              <table:table-cell office:value-type="float" office:value="84864.3312896718">
                <text:p>84864.33128967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486532211304">
                <text:p>61.4486532211304</text:p>
              </table:table-cell>
              <table:table-cell office:value-type="float" office:value="84875.8162325759">
                <text:p>84875.81623257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455570220947">
                <text:p>61.5455570220947</text:p>
              </table:table-cell>
              <table:table-cell office:value-type="float" office:value="84867.6720433811">
                <text:p>84867.67204338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424603462219">
                <text:p>61.6424603462219</text:p>
              </table:table-cell>
              <table:table-cell office:value-type="float" office:value="84868.0896560887">
                <text:p>84868.08965608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393720149994">
                <text:p>61.7393720149994</text:p>
              </table:table-cell>
              <table:table-cell office:value-type="float" office:value="84860.7820270274">
                <text:p>84860.78202702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8364799022675">
                <text:p>61.8364799022675</text:p>
              </table:table-cell>
              <table:table-cell office:value-type="float" office:value="84689.3103265406">
                <text:p>84689.31032654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9334397315979">
                <text:p>61.9334397315979</text:p>
              </table:table-cell>
              <table:table-cell office:value-type="float" office:value="84818.6311464324">
                <text:p>84818.63114643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0251934528351">
                <text:p>62.0251934528351</text:p>
              </table:table-cell>
              <table:table-cell office:value-type="float" office:value="89631.2420805367">
                <text:p>89631.24208053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1056723594666">
                <text:p>62.1056723594666</text:p>
              </table:table-cell>
              <table:table-cell office:value-type="float" office:value="102188.267015846">
                <text:p>102188.2670158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861617565155">
                <text:p>62.1861617565155</text:p>
              </table:table-cell>
              <table:table-cell office:value-type="float" office:value="102174.948521462">
                <text:p>102174.9485214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2665991783142">
                <text:p>62.2665991783142</text:p>
              </table:table-cell>
              <table:table-cell office:value-type="float" office:value="102240.969639486">
                <text:p>102240.9696394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347067117691">
                <text:p>62.347067117691</text:p>
              </table:table-cell>
              <table:table-cell office:value-type="float" office:value="102202.194609297">
                <text:p>102202.1946092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427529335022">
                <text:p>62.427529335022</text:p>
              </table:table-cell>
              <table:table-cell office:value-type="float" office:value="102209.462687009">
                <text:p>102209.4626870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080213546753">
                <text:p>62.5080213546753</text:p>
              </table:table-cell>
              <table:table-cell office:value-type="float" office:value="102171.619440298">
                <text:p>102171.6194402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885307788849">
                <text:p>62.5885307788849</text:p>
              </table:table-cell>
              <table:table-cell office:value-type="float" office:value="102149.531942869">
                <text:p>102149.5319428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6689949035645">
                <text:p>62.6689949035645</text:p>
              </table:table-cell>
              <table:table-cell office:value-type="float" office:value="102207.039879582">
                <text:p>102207.0398795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7494878768921">
                <text:p>62.7494878768921</text:p>
              </table:table-cell>
              <table:table-cell office:value-type="float" office:value="102170.408919114">
                <text:p>102170.4089191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299338817596">
                <text:p>62.8299338817596</text:p>
              </table:table-cell>
              <table:table-cell office:value-type="float" office:value="102230.061188744">
                <text:p>102230.0611887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9103834629059">
                <text:p>62.9103834629059</text:p>
              </table:table-cell>
              <table:table-cell office:value-type="float" office:value="102225.516687906">
                <text:p>102225.5166879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909284114838">
                <text:p>62.9909284114838</text:p>
              </table:table-cell>
              <table:table-cell office:value-type="float" office:value="102104.47886807">
                <text:p>102104.478868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731210708618">
                <text:p>63.0731210708618</text:p>
              </table:table-cell>
              <table:table-cell office:value-type="float" office:value="100057.597141042">
                <text:p>100057.5971410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155517578125">
                <text:p>63.155517578125</text:p>
              </table:table-cell>
              <table:table-cell office:value-type="float" office:value="99810.0559497216">
                <text:p>99810.0559497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2378971576691">
                <text:p>63.2378971576691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203346729279">
                <text:p>63.3203346729279</text:p>
              </table:table-cell>
              <table:table-cell office:value-type="float" office:value="99760.4060988871">
                <text:p>99760.4060988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4027194976807">
                <text:p>63.4027194976807</text:p>
              </table:table-cell>
              <table:table-cell office:value-type="float" office:value="99824.2094302656">
                <text:p>99824.2094302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851112365723">
                <text:p>63.4851112365723</text:p>
              </table:table-cell>
              <table:table-cell office:value-type="float" office:value="99815.8323957682">
                <text:p>99815.83239576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674934387207">
                <text:p>63.5674934387207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6498718261719">
                <text:p>63.6498718261719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322700023651">
                <text:p>63.7322700023651</text:p>
              </table:table-cell>
              <table:table-cell office:value-type="float" office:value="99808.0343515537">
                <text:p>99808.03435155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8146703243256">
                <text:p>63.8146703243256</text:p>
              </table:table-cell>
              <table:table-cell office:value-type="float" office:value="99805.4352742382">
                <text:p>99805.43527423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970518112183">
                <text:p>63.8970518112183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794504642487">
                <text:p>63.9794504642487</text:p>
              </table:table-cell>
              <table:table-cell office:value-type="float" office:value="99807.4567671185">
                <text:p>99807.45676711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615873336792">
                <text:p>64.0615873336792</text:p>
              </table:table-cell>
              <table:table-cell office:value-type="float" office:value="100125.559410984">
                <text:p>100125.5594109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435656547546">
                <text:p>64.1435656547546</text:p>
              </table:table-cell>
              <table:table-cell office:value-type="float" office:value="100319.205030217">
                <text:p>100319.2050302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2255518436432">
                <text:p>64.2255518436432</text:p>
              </table:table-cell>
              <table:table-cell office:value-type="float" office:value="100309.577887314">
                <text:p>100309.5778873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3075456619263">
                <text:p>64.3075456619263</text:p>
              </table:table-cell>
              <table:table-cell office:value-type="float" office:value="100300.244240449">
                <text:p>100300.2442404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895330429077">
                <text:p>64.3895330429077</text:p>
              </table:table-cell>
              <table:table-cell office:value-type="float" office:value="100308.119390485">
                <text:p>100308.1193904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715197086334">
                <text:p>64.4715197086334</text:p>
              </table:table-cell>
              <table:table-cell office:value-type="float" office:value="100308.994483493">
                <text:p>100308.9944834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5535452365875">
                <text:p>64.5535452365875</text:p>
              </table:table-cell>
              <table:table-cell office:value-type="float" office:value="100261.469875596">
                <text:p>100261.4698755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635541677475">
                <text:p>64.635541677475</text:p>
              </table:table-cell>
              <table:table-cell office:value-type="float" office:value="100297.03620049">
                <text:p>100297.036200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7175254821777">
                <text:p>64.7175254821777</text:p>
              </table:table-cell>
              <table:table-cell office:value-type="float" office:value="100312.495008215">
                <text:p>100312.4950082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994921207428">
                <text:p>64.7994921207428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814685344696">
                <text:p>64.8814685344696</text:p>
              </table:table-cell>
              <table:table-cell office:value-type="float" office:value="100321.539161339">
                <text:p>100321.5391613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9634511470795">
                <text:p>64.9634511470795</text:p>
              </table:table-cell>
              <table:table-cell office:value-type="float" office:value="100313.953632292">
                <text:p>100313.9536322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0434687137604">
                <text:p>65.0434687137604</text:p>
              </table:table-cell>
              <table:table-cell office:value-type="float" office:value="102777.431770644">
                <text:p>102777.4317706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1219351291657">
                <text:p>65.1219351291657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2003743648529">
                <text:p>65.2003743648529</text:p>
              </table:table-cell>
              <table:table-cell office:value-type="float" office:value="104845.488714217">
                <text:p>104845.4887142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788259983063">
                <text:p>65.2788259983063</text:p>
              </table:table-cell>
              <table:table-cell office:value-type="float" office:value="104828.919908828">
                <text:p>104828.9199088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357275724411">
                <text:p>65.357275724411</text:p>
              </table:table-cell>
              <table:table-cell office:value-type="float" office:value="104831.468614949">
                <text:p>104831.4686149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4357042312622">
                <text:p>65.4357042312622</text:p>
              </table:table-cell>
              <table:table-cell office:value-type="float" office:value="104859.831331528">
                <text:p>104859.8313315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5141537189484">
                <text:p>65.5141537189484</text:p>
              </table:table-cell>
              <table:table-cell office:value-type="float" office:value="104831.787211928">
                <text:p>104831.7872119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9259557724">
                <text:p>65.59259557724</text:p>
              </table:table-cell>
              <table:table-cell office:value-type="float" office:value="104841.983337842">
                <text:p>104841.9833378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6710991859436">
                <text:p>65.6710991859436</text:p>
              </table:table-cell>
              <table:table-cell office:value-type="float" office:value="104759.515337051">
                <text:p>104759.5153370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7495293617249">
                <text:p>65.7495293617249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8280062675476">
                <text:p>65.8280062675476</text:p>
              </table:table-cell>
              <table:table-cell office:value-type="float" office:value="104795.16124877">
                <text:p>104795.161248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9064877033234">
                <text:p>65.9064877033234</text:p>
              </table:table-cell>
              <table:table-cell office:value-type="float" office:value="104789.112466014">
                <text:p>104789.1124660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9849638938904">
                <text:p>65.9849638938904</text:p>
              </table:table-cell>
              <table:table-cell office:value-type="float" office:value="104796.116383566">
                <text:p>104796.1163835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605700016022">
                <text:p>66.0605700016022</text:p>
              </table:table-cell>
              <table:table-cell office:value-type="float" office:value="108774.280926478">
                <text:p>108774.2809264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1355063915253">
                <text:p>66.1355063915253</text:p>
              </table:table-cell>
              <table:table-cell office:value-type="float" office:value="109746.413036977">
                <text:p>109746.4130369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2104458808899">
                <text:p>66.2104458808899</text:p>
              </table:table-cell>
              <table:table-cell office:value-type="float" office:value="109741.87400698">
                <text:p>109741.874006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2853670120239">
                <text:p>66.2853670120239</text:p>
              </table:table-cell>
              <table:table-cell office:value-type="float" office:value="109768.764506336">
                <text:p>109768.7645063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3603231906891">
                <text:p>66.3603231906891</text:p>
              </table:table-cell>
              <table:table-cell office:value-type="float" office:value="109717.439528737">
                <text:p>109717.4395287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4352388381958">
                <text:p>66.4352388381958</text:p>
              </table:table-cell>
              <table:table-cell office:value-type="float" office:value="109776.799289667">
                <text:p>109776.799289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10143995285">
                <text:p>66.510143995285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585019826889">
                <text:p>66.585019826889</text:p>
              </table:table-cell>
              <table:table-cell office:value-type="float" office:value="109835.174098557">
                <text:p>109835.1740985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659948348999">
                <text:p>66.659948348999</text:p>
              </table:table-cell>
              <table:table-cell office:value-type="float" office:value="109757.936876537">
                <text:p>109757.9368765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7348582744598">
                <text:p>66.7348582744598</text:p>
              </table:table-cell>
              <table:table-cell office:value-type="float" office:value="109785.184665574">
                <text:p>109785.1846655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097977638245">
                <text:p>66.8097977638245</text:p>
              </table:table-cell>
              <table:table-cell office:value-type="float" office:value="109741.87400698">
                <text:p>109741.874006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846955299378">
                <text:p>66.8846955299378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9596061706543">
                <text:p>66.9596061706543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0474905967712">
                <text:p>80.0474905967712</text:p>
              </table:table-cell>
              <table:table-cell office:value-type="float" office:value="611.252341443049">
                <text:p>611.252341443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34" chart:data-source-has-labels="row" svg:x="0.32cm" svg:y="0.18cm" svg:width="12.825cm" svg:height="8.64cm">
          <chartooo:coordinate-region svg:x="1.497cm" svg:y="0.379cm" svg:width="11.1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34" chart:label-cell-address="source_2.I1:source_2.I1" chart:class="chart:scatter">
            <chart:domain table:cell-range-address="source_2.H2:source_2.H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292762756348">
                <text:p>0.191292762756348</text:p>
                <draw:g>
                  <svg:desc>source_2.H2:source_2.H334</svg:desc>
                </draw:g>
              </table:table-cell>
              <table:table-cell office:value-type="float" office:value="0">
                <text:p>0</text:p>
                <draw:g>
                  <svg:desc>source_2.I2:source_2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3855667114258">
                <text:p>0.293855667114258</text:p>
              </table:table-cell>
              <table:table-cell office:value-type="float" office:value="80184.9367613557">
                <text:p>80184.9367613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5712556838989">
                <text:p>0.705712556838989</text:p>
              </table:table-cell>
              <table:table-cell office:value-type="float" office:value="19968.1010690305">
                <text:p>19968.1010690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4157056808472">
                <text:p>4.14157056808472</text:p>
              </table:table-cell>
              <table:table-cell office:value-type="float" office:value="2393.57970355074">
                <text:p>2393.57970355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3992295265198">
                <text:p>12.3992295265198</text:p>
              </table:table-cell>
              <table:table-cell office:value-type="float" office:value="995.923910323194">
                <text:p>995.923910323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70727062225">
                <text:p>15.7370727062225</text:p>
              </table:table-cell>
              <table:table-cell office:value-type="float" office:value="2463.86650218012">
                <text:p>2463.86650218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127708435059">
                <text:p>15.8127708435059</text:p>
              </table:table-cell>
              <table:table-cell office:value-type="float" office:value="108642.039225073">
                <text:p>108642.03922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8886404037476">
                <text:p>15.8886404037476</text:p>
              </table:table-cell>
              <table:table-cell office:value-type="float" office:value="108396.568713469">
                <text:p>108396.568713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644112586975">
                <text:p>15.9644112586975</text:p>
              </table:table-cell>
              <table:table-cell office:value-type="float" office:value="108537.77491929">
                <text:p>108537.7749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40219783783">
                <text:p>16.040219783783</text:p>
              </table:table-cell>
              <table:table-cell office:value-type="float" office:value="108483.841239889">
                <text:p>108483.841239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1096370220184">
                <text:p>16.1096370220184</text:p>
              </table:table-cell>
              <table:table-cell office:value-type="float" office:value="118472.013710816">
                <text:p>118472.013710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79131269455">
                <text:p>16.179131269455</text:p>
              </table:table-cell>
              <table:table-cell office:value-type="float" office:value="118340.730396597">
                <text:p>118340.730396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485826015472">
                <text:p>16.2485826015472</text:p>
              </table:table-cell>
              <table:table-cell office:value-type="float" office:value="118413.855461723">
                <text:p>118413.85546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3180155754089">
                <text:p>16.3180155754089</text:p>
              </table:table-cell>
              <table:table-cell office:value-type="float" office:value="118445.164344849">
                <text:p>118445.164344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3874950408936">
                <text:p>16.3874950408936</text:p>
              </table:table-cell>
              <table:table-cell office:value-type="float" office:value="118365.907720182">
                <text:p>118365.907720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4569475650787">
                <text:p>16.4569475650787</text:p>
              </table:table-cell>
              <table:table-cell office:value-type="float" office:value="118411.82298965">
                <text:p>118411.8229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264332294464">
                <text:p>16.5264332294464</text:p>
              </table:table-cell>
              <table:table-cell office:value-type="float" office:value="118355.348183528">
                <text:p>118355.348183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595894575119">
                <text:p>16.595894575119</text:p>
              </table:table-cell>
              <table:table-cell office:value-type="float" office:value="118396.784864523">
                <text:p>118396.784864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6653580665588">
                <text:p>16.6653580665588</text:p>
              </table:table-cell>
              <table:table-cell office:value-type="float" office:value="118393.127519727">
                <text:p>118393.1275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7348570823669">
                <text:p>16.7348570823669</text:p>
              </table:table-cell>
              <table:table-cell office:value-type="float" office:value="118332.610963979">
                <text:p>118332.610963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8043005466461">
                <text:p>16.8043005466461</text:p>
              </table:table-cell>
              <table:table-cell office:value-type="float" office:value="118427.271527499">
                <text:p>118427.271527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73770236969">
                <text:p>16.873770236969</text:p>
              </table:table-cell>
              <table:table-cell office:value-type="float" office:value="118382.563126122">
                <text:p>118382.563126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9432306289673">
                <text:p>16.9432306289673</text:p>
              </table:table-cell>
              <table:table-cell office:value-type="float" office:value="118398.410423632">
                <text:p>118398.410423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0127327442169">
                <text:p>17.0127327442169</text:p>
              </table:table-cell>
              <table:table-cell office:value-type="float" office:value="118327.333930219">
                <text:p>118327.333930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2935793399811">
                <text:p>25.2935793399811</text:p>
              </table:table-cell>
              <table:table-cell office:value-type="float" office:value="993.135171010989">
                <text:p>993.135171010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0711076259613">
                <text:p>29.0711076259613</text:p>
              </table:table-cell>
              <table:table-cell office:value-type="float" office:value="2177.08495539854">
                <text:p>2177.08495539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4071416854858">
                <text:p>37.4071416854858</text:p>
              </table:table-cell>
              <table:table-cell office:value-type="float" office:value="986.560268501239">
                <text:p>986.560268501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7743334770203">
                <text:p>45.7743334770203</text:p>
              </table:table-cell>
              <table:table-cell office:value-type="float" office:value="982.886517352297">
                <text:p>982.886517352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0791339874268">
                <text:p>54.0791339874268</text:p>
              </table:table-cell>
              <table:table-cell office:value-type="float" office:value="990.270625970456">
                <text:p>990.270625970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4575488567352">
                <text:p>62.4575488567352</text:p>
              </table:table-cell>
              <table:table-cell office:value-type="float" office:value="981.569918449119">
                <text:p>981.569918449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.7510573863983">
                <text:p>70.7510573863983</text:p>
              </table:table-cell>
              <table:table-cell office:value-type="float" office:value="991.618923473163">
                <text:p>991.618923473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0869615077972">
                <text:p>79.0869615077972</text:p>
              </table:table-cell>
              <table:table-cell office:value-type="float" office:value="986.575646772177">
                <text:p>986.575646772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4229969978333">
                <text:p>87.4229969978333</text:p>
              </table:table-cell>
              <table:table-cell office:value-type="float" office:value="986.560099201842">
                <text:p>986.560099201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.7589509487152">
                <text:p>95.7589509487152</text:p>
              </table:table-cell>
              <table:table-cell office:value-type="float" office:value="986.569749360226">
                <text:p>986.569749360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.094954013824">
                <text:p>104.094954013824</text:p>
              </table:table-cell>
              <table:table-cell office:value-type="float" office:value="986.563936669116">
                <text:p>986.563936669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.089629411697">
                <text:p>105.089629411697</text:p>
              </table:table-cell>
              <table:table-cell office:value-type="float" office:value="8268.02393784616">
                <text:p>8268.02393784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5.165325164795">
                <text:p>105.165325164795</text:p>
              </table:table-cell>
              <table:table-cell office:value-type="float" office:value="108645.461118583">
                <text:p>108645.461118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.241161584854">
                <text:p>105.241161584854</text:p>
              </table:table-cell>
              <table:table-cell office:value-type="float" office:value="108443.937537923">
                <text:p>108443.937537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.316952228546">
                <text:p>105.316952228546</text:p>
              </table:table-cell>
              <table:table-cell office:value-type="float" office:value="108509.435985517">
                <text:p>108509.435985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.392692804337">
                <text:p>105.392692804337</text:p>
              </table:table-cell>
              <table:table-cell office:value-type="float" office:value="108581.1655665">
                <text:p>108581.1655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.468487262726">
                <text:p>105.468487262726</text:p>
              </table:table-cell>
              <table:table-cell office:value-type="float" office:value="108503.974759755">
                <text:p>108503.974759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.544321060181">
                <text:p>105.544321060181</text:p>
              </table:table-cell>
              <table:table-cell office:value-type="float" office:value="108447.687917754">
                <text:p>108447.6879177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620091676712">
                <text:p>105.620091676712</text:p>
              </table:table-cell>
              <table:table-cell office:value-type="float" office:value="108538.116442473">
                <text:p>108538.1164424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.695853948593">
                <text:p>105.695853948593</text:p>
              </table:table-cell>
              <table:table-cell office:value-type="float" office:value="108550.071108034">
                <text:p>108550.071108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.771635770798">
                <text:p>105.771635770798</text:p>
              </table:table-cell>
              <table:table-cell office:value-type="float" office:value="108522.067175918">
                <text:p>108522.067175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.847533226013">
                <text:p>105.847533226013</text:p>
              </table:table-cell>
              <table:table-cell office:value-type="float" office:value="108356.729176941">
                <text:p>108356.72917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.923291444778">
                <text:p>105.923291444778</text:p>
              </table:table-cell>
              <table:table-cell office:value-type="float" office:value="108555.878610115">
                <text:p>108555.878610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998915672302">
                <text:p>105.998915672302</text:p>
              </table:table-cell>
              <table:table-cell office:value-type="float" office:value="108748.218253355">
                <text:p>108748.218253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.068370819092">
                <text:p>106.068370819092</text:p>
              </table:table-cell>
              <table:table-cell office:value-type="float" office:value="118407.351796674">
                <text:p>118407.351796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.137782812119">
                <text:p>106.137782812119</text:p>
              </table:table-cell>
              <table:table-cell office:value-type="float" office:value="118480.966204682">
                <text:p>118480.966204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.207255125046">
                <text:p>106.207255125046</text:p>
              </table:table-cell>
              <table:table-cell office:value-type="float" office:value="118378.094142518">
                <text:p>118378.0941425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.276681423187">
                <text:p>106.276681423187</text:p>
              </table:table-cell>
              <table:table-cell office:value-type="float" office:value="118456.553498515">
                <text:p>118456.553498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.346250772476">
                <text:p>106.346250772476</text:p>
              </table:table-cell>
              <table:table-cell office:value-type="float" office:value="118212.978618551">
                <text:p>118212.9786185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.415667533875">
                <text:p>106.415667533875</text:p>
              </table:table-cell>
              <table:table-cell office:value-type="float" office:value="118472.827517989">
                <text:p>118472.827517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.48522233963">
                <text:p>106.48522233963</text:p>
              </table:table-cell>
              <table:table-cell office:value-type="float" office:value="118237.696312394">
                <text:p>118237.696312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.554684400558">
                <text:p>106.554684400558</text:p>
              </table:table-cell>
              <table:table-cell office:value-type="float" office:value="118395.565724485">
                <text:p>118395.565724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.624129772186">
                <text:p>106.624129772186</text:p>
              </table:table-cell>
              <table:table-cell office:value-type="float" office:value="118424.018868767">
                <text:p>118424.018868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.693569421768">
                <text:p>106.693569421768</text:p>
              </table:table-cell>
              <table:table-cell office:value-type="float" office:value="118433.777381022">
                <text:p>118433.777381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.763076066971">
                <text:p>106.763076066971</text:p>
              </table:table-cell>
              <table:table-cell office:value-type="float" office:value="118319.622188988">
                <text:p>118319.622188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.832556247711">
                <text:p>106.832556247711</text:p>
              </table:table-cell>
              <table:table-cell office:value-type="float" office:value="118364.689215945">
                <text:p>118364.689215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.902055263519">
                <text:p>106.902055263519</text:p>
              </table:table-cell>
              <table:table-cell office:value-type="float" office:value="118332.610963979">
                <text:p>118332.610963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.971442461014">
                <text:p>106.971442461014</text:p>
              </table:table-cell>
              <table:table-cell office:value-type="float" office:value="118523.305407328">
                <text:p>118523.3054073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040989875793">
                <text:p>107.040989875793</text:p>
              </table:table-cell>
              <table:table-cell office:value-type="float" office:value="118250.261725111">
                <text:p>118250.261725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.270335435867">
                <text:p>115.270335435867</text:p>
              </table:table-cell>
              <table:table-cell office:value-type="float" office:value="999.350427074081">
                <text:p>999.350427074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.452697515488">
                <text:p>115.452697515488</text:p>
              </table:table-cell>
              <table:table-cell office:value-type="float" office:value="45097.0948407728">
                <text:p>45097.0948407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.528475522995">
                <text:p>115.528475522995</text:p>
              </table:table-cell>
              <table:table-cell office:value-type="float" office:value="108527.530223134">
                <text:p>108527.530223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.604246854782">
                <text:p>115.604246854782</text:p>
              </table:table-cell>
              <table:table-cell office:value-type="float" office:value="108537.091879374">
                <text:p>108537.0918793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.680070161819">
                <text:p>115.680070161819</text:p>
              </table:table-cell>
              <table:table-cell office:value-type="float" office:value="108462.692031469">
                <text:p>108462.6920314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.755875825882">
                <text:p>115.755875825882</text:p>
              </table:table-cell>
              <table:table-cell office:value-type="float" office:value="108487.935587762">
                <text:p>108487.935587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.83162856102">
                <text:p>115.83162856102</text:p>
              </table:table-cell>
              <table:table-cell office:value-type="float" office:value="108563.736807982">
                <text:p>108563.7368079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.907491922379">
                <text:p>115.907491922379</text:p>
              </table:table-cell>
              <table:table-cell office:value-type="float" office:value="108405.42592255">
                <text:p>108405.42592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.983209371567">
                <text:p>115.983209371567</text:p>
              </table:table-cell>
              <table:table-cell office:value-type="float" office:value="108614.329829776">
                <text:p>108614.329829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.059011936188">
                <text:p>116.059011936188</text:p>
              </table:table-cell>
              <table:table-cell office:value-type="float" office:value="108492.371480064">
                <text:p>108492.371480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.128463983536">
                <text:p>116.128463983536</text:p>
              </table:table-cell>
              <table:table-cell office:value-type="float" office:value="118412.635970107">
                <text:p>118412.635970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6.197952032089">
                <text:p>116.197952032089</text:p>
              </table:table-cell>
              <table:table-cell office:value-type="float" office:value="118351.28732493">
                <text:p>118351.287324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.267406702042">
                <text:p>116.267406702042</text:p>
              </table:table-cell>
              <table:table-cell office:value-type="float" office:value="118408.164715736">
                <text:p>118408.164715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.336843252182">
                <text:p>116.336843252182</text:p>
              </table:table-cell>
              <table:table-cell office:value-type="float" office:value="118439.063913363">
                <text:p>118439.063913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.406354188919">
                <text:p>116.406354188919</text:p>
              </table:table-cell>
              <table:table-cell office:value-type="float" office:value="118312.317256045">
                <text:p>118312.317256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.475798606873">
                <text:p>116.475798606873</text:p>
              </table:table-cell>
              <table:table-cell office:value-type="float" office:value="118425.645175798">
                <text:p>118425.645175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.54527759552">
                <text:p>116.54527759552</text:p>
              </table:table-cell>
              <table:table-cell office:value-type="float" office:value="118366.720070278">
                <text:p>118366.720070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6.614716529846">
                <text:p>116.614716529846</text:p>
              </table:table-cell>
              <table:table-cell office:value-type="float" office:value="118434.997308136">
                <text:p>118434.997308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.684175729752">
                <text:p>116.684175729752</text:p>
              </table:table-cell>
              <table:table-cell office:value-type="float" office:value="118400.442435289">
                <text:p>118400.442435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6.753664970398">
                <text:p>116.753664970398</text:p>
              </table:table-cell>
              <table:table-cell office:value-type="float" office:value="118349.257000127">
                <text:p>118349.257000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.823041200638">
                <text:p>116.823041200638</text:p>
              </table:table-cell>
              <table:table-cell office:value-type="float" office:value="118542.042015911">
                <text:p>118542.0420159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6.892662763596">
                <text:p>116.892662763596</text:p>
              </table:table-cell>
              <table:table-cell office:value-type="float" office:value="118124.323135192">
                <text:p>118124.323135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.962063312531">
                <text:p>116.962063312531</text:p>
              </table:table-cell>
              <table:table-cell office:value-type="float" office:value="118500.503615758">
                <text:p>118500.503615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.031572580338">
                <text:p>117.031572580338</text:p>
              </table:table-cell>
              <table:table-cell office:value-type="float" office:value="118315.157956116">
                <text:p>118315.157956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.260973930359">
                <text:p>125.260973930359</text:p>
              </table:table-cell>
              <table:table-cell office:value-type="float" office:value="999.343652133172">
                <text:p>999.343652133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.443308353424">
                <text:p>125.443308353424</text:p>
              </table:table-cell>
              <table:table-cell office:value-type="float" office:value="45103.9351854031">
                <text:p>45103.93518540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.519025564194">
                <text:p>125.519025564194</text:p>
              </table:table-cell>
              <table:table-cell office:value-type="float" office:value="108614.671834902">
                <text:p>108614.6718349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.595011711121">
                <text:p>125.595011711121</text:p>
              </table:table-cell>
              <table:table-cell office:value-type="float" office:value="108230.254231917">
                <text:p>108230.254231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.670735120773">
                <text:p>125.670735120773</text:p>
              </table:table-cell>
              <table:table-cell office:value-type="float" office:value="108605.780401565">
                <text:p>108605.780401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.746407747269">
                <text:p>125.746407747269</text:p>
              </table:table-cell>
              <table:table-cell office:value-type="float" office:value="108678.664675451">
                <text:p>108678.664675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.822184562683">
                <text:p>125.822184562683</text:p>
              </table:table-cell>
              <table:table-cell office:value-type="float" office:value="108529.237538189">
                <text:p>108529.237538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.897977590561">
                <text:p>125.897977590561</text:p>
              </table:table-cell>
              <table:table-cell office:value-type="float" office:value="108506.022654994">
                <text:p>108506.022654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.973813056946">
                <text:p>125.973813056946</text:p>
              </table:table-cell>
              <table:table-cell office:value-type="float" office:value="108445.301282394">
                <text:p>108445.301282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049596309662">
                <text:p>126.049596309662</text:p>
              </table:table-cell>
              <table:table-cell office:value-type="float" office:value="108520.018675006">
                <text:p>108520.018675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119025945663">
                <text:p>126.119025945663</text:p>
              </table:table-cell>
              <table:table-cell office:value-type="float" office:value="118450.858647913">
                <text:p>118450.858647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.18847155571">
                <text:p>126.18847155571</text:p>
              </table:table-cell>
              <table:table-cell office:value-type="float" office:value="118423.612298988">
                <text:p>118423.612298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.257935523987">
                <text:p>126.257935523987</text:p>
              </table:table-cell>
              <table:table-cell office:value-type="float" office:value="118392.314807124">
                <text:p>118392.314807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6.327410936356">
                <text:p>126.327410936356</text:p>
              </table:table-cell>
              <table:table-cell office:value-type="float" office:value="118372.813051431">
                <text:p>118372.81305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.396898031235">
                <text:p>126.396898031235</text:p>
              </table:table-cell>
              <table:table-cell office:value-type="float" office:value="118352.911634929">
                <text:p>118352.9116349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6.466347694397">
                <text:p>126.466347694397</text:p>
              </table:table-cell>
              <table:table-cell office:value-type="float" office:value="118416.701039846">
                <text:p>118416.7010398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6.535813331604">
                <text:p>126.535813331604</text:p>
              </table:table-cell>
              <table:table-cell office:value-type="float" office:value="118389.470400879">
                <text:p>118389.470400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6.605267524719">
                <text:p>126.605267524719</text:p>
              </table:table-cell>
              <table:table-cell office:value-type="float" office:value="118408.97764596">
                <text:p>118408.977645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6.674708127975">
                <text:p>126.674708127975</text:p>
              </table:table-cell>
              <table:table-cell office:value-type="float" office:value="118432.150850629">
                <text:p>118432.1508506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.744239807129">
                <text:p>126.744239807129</text:p>
              </table:table-cell>
              <table:table-cell office:value-type="float" office:value="118277.022792033">
                <text:p>118277.0227920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.813688516617">
                <text:p>126.813688516617</text:p>
              </table:table-cell>
              <table:table-cell office:value-type="float" office:value="118418.327145893">
                <text:p>118418.3271458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.883050680161">
                <text:p>126.883050680161</text:p>
              </table:table-cell>
              <table:table-cell office:value-type="float" office:value="118566.082426459">
                <text:p>118566.082426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6.952594280243">
                <text:p>126.952594280243</text:p>
              </table:table-cell>
              <table:table-cell office:value-type="float" office:value="118256.748144415">
                <text:p>118256.7481444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7.022101402283">
                <text:p>127.022101402283</text:p>
              </table:table-cell>
              <table:table-cell office:value-type="float" office:value="118318.810485226">
                <text:p>118318.810485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.251381874084">
                <text:p>135.251381874084</text:p>
              </table:table-cell>
              <table:table-cell office:value-type="float" office:value="999.358331287911">
                <text:p>999.358331287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.433678627014">
                <text:p>135.433678627014</text:p>
              </table:table-cell>
              <table:table-cell office:value-type="float" office:value="45113.2555453252">
                <text:p>45113.2555453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.509593009949">
                <text:p>135.509593009949</text:p>
              </table:table-cell>
              <table:table-cell office:value-type="float" office:value="108332.567322429">
                <text:p>108332.5673224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.585402965546">
                <text:p>135.585402965546</text:p>
              </table:table-cell>
              <table:table-cell office:value-type="float" office:value="108481.794181841">
                <text:p>108481.7941818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.66112780571">
                <text:p>135.66112780571</text:p>
              </table:table-cell>
              <table:table-cell office:value-type="float" office:value="108603.728739063">
                <text:p>108603.7287390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.736938476563">
                <text:p>135.736938476563</text:p>
              </table:table-cell>
              <table:table-cell office:value-type="float" office:value="108480.770681787">
                <text:p>108480.7706817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.812726736069">
                <text:p>135.812726736069</text:p>
              </table:table-cell>
              <table:table-cell office:value-type="float" office:value="108512.849530796">
                <text:p>108512.8495307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5.888543605804">
                <text:p>135.888543605804</text:p>
              </table:table-cell>
              <table:table-cell office:value-type="float" office:value="108471.901156922">
                <text:p>108471.901156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.964285373688">
                <text:p>135.964285373688</text:p>
              </table:table-cell>
              <table:table-cell office:value-type="float" office:value="108579.456617267">
                <text:p>108579.4566172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.040133237839">
                <text:p>136.040133237839</text:p>
              </table:table-cell>
              <table:table-cell office:value-type="float" office:value="108427.575279211">
                <text:p>108427.5752792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.109556913376">
                <text:p>136.109556913376</text:p>
              </table:table-cell>
              <table:table-cell office:value-type="float" office:value="118461.028408154">
                <text:p>118461.028408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6.179131507874">
                <text:p>136.179131507874</text:p>
              </table:table-cell>
              <table:table-cell office:value-type="float" office:value="118204.066575971">
                <text:p>118204.0665759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6.248469352722">
                <text:p>136.248469352722</text:p>
              </table:table-cell>
              <table:table-cell office:value-type="float" office:value="118607.666822546">
                <text:p>118607.666822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6.317959308624">
                <text:p>136.317959308624</text:p>
              </table:table-cell>
              <table:table-cell office:value-type="float" office:value="118348.038838682">
                <text:p>118348.038838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.387510061264">
                <text:p>136.387510061264</text:p>
              </table:table-cell>
              <table:table-cell office:value-type="float" office:value="118244.586691897">
                <text:p>118244.5866918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.456882715225">
                <text:p>136.456882715225</text:p>
              </table:table-cell>
              <table:table-cell office:value-type="float" office:value="118548.153060453">
                <text:p>118548.1530604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.526364088058">
                <text:p>136.526364088058</text:p>
              </table:table-cell>
              <table:table-cell office:value-type="float" office:value="118362.6584313">
                <text:p>118362.65843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6.595770835876">
                <text:p>136.595770835876</text:p>
              </table:table-cell>
              <table:table-cell office:value-type="float" office:value="118489.920051664">
                <text:p>118489.920051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6.665235042572">
                <text:p>136.665235042572</text:p>
              </table:table-cell>
              <table:table-cell office:value-type="float" office:value="118391.908455007">
                <text:p>118391.908455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.734760284424">
                <text:p>136.734760284424</text:p>
              </table:table-cell>
              <table:table-cell office:value-type="float" office:value="118287.973992661">
                <text:p>118287.973992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.804177761078">
                <text:p>136.804177761078</text:p>
              </table:table-cell>
              <table:table-cell office:value-type="float" office:value="118471.606811422">
                <text:p>118471.6068114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.873730659485">
                <text:p>136.873730659485</text:p>
              </table:table-cell>
              <table:table-cell office:value-type="float" office:value="118240.93874389">
                <text:p>118240.93874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.943148374558">
                <text:p>136.943148374558</text:p>
              </table:table-cell>
              <table:table-cell office:value-type="float" office:value="118471.199914823">
                <text:p>118471.1999148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.012595653534">
                <text:p>137.012595653534</text:p>
              </table:table-cell>
              <table:table-cell office:value-type="float" office:value="118420.766388701">
                <text:p>118420.7663887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.242002010345">
                <text:p>145.242002010345</text:p>
              </table:table-cell>
              <table:table-cell office:value-type="float" office:value="999.343044130146">
                <text:p>999.3430441301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.424432992935">
                <text:p>145.424432992935</text:p>
              </table:table-cell>
              <table:table-cell office:value-type="float" office:value="45080.0619678477">
                <text:p>45080.06196784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.500154733658">
                <text:p>145.500154733658</text:p>
              </table:table-cell>
              <table:table-cell office:value-type="float" office:value="108608.174105793">
                <text:p>108608.174105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5.575961351395">
                <text:p>145.575961351395</text:p>
              </table:table-cell>
              <table:table-cell office:value-type="float" office:value="108486.570770798">
                <text:p>108486.5707707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651732683182">
                <text:p>145.651732683182</text:p>
              </table:table-cell>
              <table:table-cell office:value-type="float" office:value="108537.091879374">
                <text:p>108537.091879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.727502584457">
                <text:p>145.727502584457</text:p>
              </table:table-cell>
              <table:table-cell office:value-type="float" office:value="108539.141024915">
                <text:p>108539.141024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.774812698364">
                <text:p>145.774812698364</text:p>
              </table:table-cell>
              <table:table-cell office:value-type="float" office:value="173831.752258949">
                <text:p>173831.7522589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.879065275192">
                <text:p>145.879065275192</text:p>
              </table:table-cell>
              <table:table-cell office:value-type="float" office:value="78885.3402978043">
                <text:p>78885.34029780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.954897165298">
                <text:p>145.954897165298</text:p>
              </table:table-cell>
              <table:table-cell office:value-type="float" office:value="108450.415629657">
                <text:p>108450.4156296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.030848026276">
                <text:p>146.030848026276</text:p>
              </table:table-cell>
              <table:table-cell office:value-type="float" office:value="108280.536839098">
                <text:p>108280.5368390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.10010099411">
                <text:p>146.10010099411</text:p>
              </table:table-cell>
              <table:table-cell office:value-type="float" office:value="118753.033366842">
                <text:p>118753.0333668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169617414475">
                <text:p>146.169617414475</text:p>
              </table:table-cell>
              <table:table-cell office:value-type="float" office:value="118302.98448759">
                <text:p>118302.984487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238919734955">
                <text:p>146.238919734955</text:p>
              </table:table-cell>
              <table:table-cell office:value-type="float" office:value="118668.465110519">
                <text:p>118668.465110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.308505296707">
                <text:p>146.308505296707</text:p>
              </table:table-cell>
              <table:table-cell office:value-type="float" office:value="118185.436646646">
                <text:p>118185.436646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377983570099">
                <text:p>146.377983570099</text:p>
              </table:table-cell>
              <table:table-cell office:value-type="float" office:value="118367.938616328">
                <text:p>118367.9386163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.447412967682">
                <text:p>146.447412967682</text:p>
              </table:table-cell>
              <table:table-cell office:value-type="float" office:value="118451.265404797">
                <text:p>118451.2654047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.516883373261">
                <text:p>146.516883373261</text:p>
              </table:table-cell>
              <table:table-cell office:value-type="float" office:value="118381.344278948">
                <text:p>118381.344278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.58637046814">
                <text:p>146.58637046814</text:p>
              </table:table-cell>
              <table:table-cell office:value-type="float" office:value="118352.911634929">
                <text:p>118352.9116349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.655764579773">
                <text:p>146.655764579773</text:p>
              </table:table-cell>
              <table:table-cell office:value-type="float" office:value="118511.496241325">
                <text:p>118511.496241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.725260019302">
                <text:p>146.725260019302</text:p>
              </table:table-cell>
              <table:table-cell office:value-type="float" office:value="118338.700433985">
                <text:p>118338.7004339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.794797182083">
                <text:p>146.794797182083</text:p>
              </table:table-cell>
              <table:table-cell office:value-type="float" office:value="118267.695590756">
                <text:p>118267.6955907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.864329814911">
                <text:p>146.864329814911</text:p>
              </table:table-cell>
              <table:table-cell office:value-type="float" office:value="118275.400564393">
                <text:p>118275.4005643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.933679819107">
                <text:p>146.933679819107</text:p>
              </table:table-cell>
              <table:table-cell office:value-type="float" office:value="118586.870978943">
                <text:p>118586.8709789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.003183841705">
                <text:p>147.003183841705</text:p>
              </table:table-cell>
              <table:table-cell office:value-type="float" office:value="118324.086758758">
                <text:p>118324.0867587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.232610225677">
                <text:p>155.232610225677</text:p>
              </table:table-cell>
              <table:table-cell office:value-type="float" office:value="999.340612125441">
                <text:p>999.3406121254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.414983272553">
                <text:p>155.414983272553</text:p>
              </table:table-cell>
              <table:table-cell office:value-type="float" office:value="45094.3828647925">
                <text:p>45094.38286479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.490670681">
                <text:p>155.490670681</text:p>
              </table:table-cell>
              <table:table-cell office:value-type="float" office:value="108657.439443576">
                <text:p>108657.4394435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.566521644592">
                <text:p>155.566521644592</text:p>
              </table:table-cell>
              <table:table-cell office:value-type="float" office:value="108423.14468382">
                <text:p>108423.144683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.642280578613">
                <text:p>155.642280578613</text:p>
              </table:table-cell>
              <table:table-cell office:value-type="float" office:value="108554.853711653">
                <text:p>108554.8537116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.718079805374">
                <text:p>155.718079805374</text:p>
              </table:table-cell>
              <table:table-cell office:value-type="float" office:value="108497.14900055">
                <text:p>108497.14900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.793812274933">
                <text:p>155.793812274933</text:p>
              </table:table-cell>
              <table:table-cell office:value-type="float" office:value="108592.787848069">
                <text:p>108592.7878480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.869598388672">
                <text:p>155.869598388672</text:p>
              </table:table-cell>
              <table:table-cell office:value-type="float" office:value="108515.921905181">
                <text:p>108515.921905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.945467710495">
                <text:p>155.945467710495</text:p>
              </table:table-cell>
              <table:table-cell office:value-type="float" office:value="108396.909348593">
                <text:p>108396.909348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.021183252335">
                <text:p>156.021183252335</text:p>
              </table:table-cell>
              <table:table-cell office:value-type="float" office:value="108617.06593109">
                <text:p>108617.06593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6.090589284897">
                <text:p>156.090589284897</text:p>
              </table:table-cell>
              <table:table-cell office:value-type="float" office:value="118491.141135653">
                <text:p>118491.1411356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6.160065174103">
                <text:p>156.160065174103</text:p>
              </table:table-cell>
              <table:table-cell office:value-type="float" office:value="118372.000617701">
                <text:p>118372.0006177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6.229563951492">
                <text:p>156.229563951492</text:p>
              </table:table-cell>
              <table:table-cell office:value-type="float" office:value="118333.016909149">
                <text:p>118333.0169091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6.299076795578">
                <text:p>156.299076795578</text:p>
              </table:table-cell>
              <table:table-cell office:value-type="float" office:value="118309.070908704">
                <text:p>118309.070908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.368521690369">
                <text:p>156.368521690369</text:p>
              </table:table-cell>
              <table:table-cell office:value-type="float" office:value="118424.832016699">
                <text:p>118424.8320166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6.437962055206">
                <text:p>156.437962055206</text:p>
              </table:table-cell>
              <table:table-cell office:value-type="float" office:value="118432.557479039">
                <text:p>118432.557479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6.50745511055">
                <text:p>156.50745511055</text:p>
              </table:table-cell>
              <table:table-cell office:value-type="float" office:value="118342.760428853">
                <text:p>118342.7604288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6.576885461807">
                <text:p>156.576885461807</text:p>
              </table:table-cell>
              <table:table-cell office:value-type="float" office:value="118449.638394022">
                <text:p>118449.6383940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.646285772324">
                <text:p>156.646285772324</text:p>
              </table:table-cell>
              <table:table-cell office:value-type="float" office:value="118500.910713672">
                <text:p>118500.910713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.71586728096">
                <text:p>156.71586728096</text:p>
              </table:table-cell>
              <table:table-cell office:value-type="float" office:value="118192.320936384">
                <text:p>118192.320936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6.785321474075">
                <text:p>156.785321474075</text:p>
              </table:table-cell>
              <table:table-cell office:value-type="float" office:value="118408.97764596">
                <text:p>118408.977645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6.854779005051">
                <text:p>156.854779005051</text:p>
              </table:table-cell>
              <table:table-cell office:value-type="float" office:value="118403.28736879">
                <text:p>118403.287368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6.924277305603">
                <text:p>156.924277305603</text:p>
              </table:table-cell>
              <table:table-cell office:value-type="float" office:value="118333.828807844">
                <text:p>118333.828807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6.993809461594">
                <text:p>156.993809461594</text:p>
              </table:table-cell>
              <table:table-cell office:value-type="float" office:value="118276.21167265">
                <text:p>118276.21167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.223170757294">
                <text:p>165.223170757294</text:p>
              </table:table-cell>
              <table:table-cell office:value-type="float" office:value="999.348516184011">
                <text:p>999.3485161840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.40545964241">
                <text:p>165.40545964241</text:p>
              </table:table-cell>
              <table:table-cell office:value-type="float" office:value="45115.2026890756">
                <text:p>45115.20268907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.481206417084">
                <text:p>165.481206417084</text:p>
              </table:table-cell>
              <table:table-cell office:value-type="float" office:value="108572.279617885">
                <text:p>108572.2796178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.556942224503">
                <text:p>165.556942224503</text:p>
              </table:table-cell>
              <table:table-cell office:value-type="float" office:value="108588.00190141">
                <text:p>108588.00190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.63276219368">
                <text:p>165.63276219368</text:p>
              </table:table-cell>
              <table:table-cell office:value-type="float" office:value="108467.466938355">
                <text:p>108467.4669383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5.708556652069">
                <text:p>165.708556652069</text:p>
              </table:table-cell>
              <table:table-cell office:value-type="float" office:value="108503.974759755">
                <text:p>108503.9747597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.784372568131">
                <text:p>165.784372568131</text:p>
              </table:table-cell>
              <table:table-cell office:value-type="float" office:value="108473.265604805">
                <text:p>108473.265604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.860106945038">
                <text:p>165.860106945038</text:p>
              </table:table-cell>
              <table:table-cell office:value-type="float" office:value="108590.05296975">
                <text:p>108590.052969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.935928821564">
                <text:p>165.935928821564</text:p>
              </table:table-cell>
              <table:table-cell office:value-type="float" office:value="108464.738368656">
                <text:p>108464.7383686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6.011685848236">
                <text:p>166.011685848236</text:p>
              </table:table-cell>
              <table:table-cell office:value-type="float" office:value="108557.586817226">
                <text:p>108557.5868172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6.08117389679">
                <text:p>166.08117389679</text:p>
              </table:table-cell>
              <table:table-cell office:value-type="float" office:value="118351.28732493">
                <text:p>118351.28732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6.150608062744">
                <text:p>166.150608062744</text:p>
              </table:table-cell>
              <table:table-cell office:value-type="float" office:value="118443.130797863">
                <text:p>118443.130797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6.220083713532">
                <text:p>166.220083713532</text:p>
              </table:table-cell>
              <table:table-cell office:value-type="float" office:value="118372.406833172">
                <text:p>118372.4068331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.289548873901">
                <text:p>166.289548873901</text:p>
              </table:table-cell>
              <table:table-cell office:value-type="float" office:value="118390.283074431">
                <text:p>118390.2830744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6.359021425247">
                <text:p>166.359021425247</text:p>
              </table:table-cell>
              <table:table-cell office:value-type="float" office:value="118377.687888012">
                <text:p>118377.6878880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6.428472995758">
                <text:p>166.428472995758</text:p>
              </table:table-cell>
              <table:table-cell office:value-type="float" office:value="118413.448961727">
                <text:p>118413.4489617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6.497962713242">
                <text:p>166.497962713242</text:p>
              </table:table-cell>
              <table:table-cell office:value-type="float" office:value="118348.444889711">
                <text:p>118348.4448897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6.567426919937">
                <text:p>166.567426919937</text:p>
              </table:table-cell>
              <table:table-cell office:value-type="float" office:value="118391.908455007">
                <text:p>118391.908455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6.636889457703">
                <text:p>166.636889457703</text:p>
              </table:table-cell>
              <table:table-cell office:value-type="float" office:value="118394.752978407">
                <text:p>118394.752978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6.706336975098">
                <text:p>166.706336975098</text:p>
              </table:table-cell>
              <table:table-cell office:value-type="float" office:value="118420.359841255">
                <text:p>118420.3598412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6.775882959366">
                <text:p>166.775882959366</text:p>
              </table:table-cell>
              <table:table-cell office:value-type="float" office:value="118252.694048962">
                <text:p>118252.6940489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.845329523087">
                <text:p>166.845329523087</text:p>
              </table:table-cell>
              <table:table-cell office:value-type="float" office:value="118421.986047789">
                <text:p>118421.9860477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6.914806842804">
                <text:p>166.914806842804</text:p>
              </table:table-cell>
              <table:table-cell office:value-type="float" office:value="118369.563383423">
                <text:p>118369.5633834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6.984242916107">
                <text:p>166.984242916107</text:p>
              </table:table-cell>
              <table:table-cell office:value-type="float" office:value="118439.87726792">
                <text:p>118439.877267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5.213723182678">
                <text:p>175.213723182678</text:p>
              </table:table-cell>
              <table:table-cell office:value-type="float" office:value="999.334068933453">
                <text:p>999.334068933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5.289469718933">
                <text:p>175.289469718933</text:p>
              </table:table-cell>
              <table:table-cell office:value-type="float" office:value="108572.621358245">
                <text:p>108572.6213582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5.365242958069">
                <text:p>175.365242958069</text:p>
              </table:table-cell>
              <table:table-cell office:value-type="float" office:value="108534.359805674">
                <text:p>108534.3598056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5.441277742386">
                <text:p>175.441277742386</text:p>
              </table:table-cell>
              <table:table-cell office:value-type="float" office:value="108161.022272532">
                <text:p>108161.0222725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5.516820192337">
                <text:p>175.516820192337</text:p>
              </table:table-cell>
              <table:table-cell office:value-type="float" office:value="108865.94233197">
                <text:p>108865.942331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5.592669010162">
                <text:p>175.592669010162</text:p>
              </table:table-cell>
              <table:table-cell office:value-type="float" office:value="108426.211980524">
                <text:p>108426.2119805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5.668357610703">
                <text:p>175.668357610703</text:p>
              </table:table-cell>
              <table:table-cell office:value-type="float" office:value="108655.728092585">
                <text:p>108655.728092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5.744176626205">
                <text:p>175.744176626205</text:p>
              </table:table-cell>
              <table:table-cell office:value-type="float" office:value="108468.831274685">
                <text:p>108468.8312746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5.819967031479">
                <text:p>175.819967031479</text:p>
              </table:table-cell>
              <table:table-cell office:value-type="float" office:value="108509.777330381">
                <text:p>108509.7773303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5.895780563354">
                <text:p>175.895780563354</text:p>
              </table:table-cell>
              <table:table-cell office:value-type="float" office:value="108476.676874695">
                <text:p>108476.6768746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5.971536636353">
                <text:p>175.971536636353</text:p>
              </table:table-cell>
              <table:table-cell office:value-type="float" office:value="108558.953421622">
                <text:p>108558.9534216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6.047340393066">
                <text:p>176.047340393066</text:p>
              </table:table-cell>
              <table:table-cell office:value-type="float" office:value="108490.665324711">
                <text:p>108490.6653247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6.116728544235">
                <text:p>176.116728544235</text:p>
              </table:table-cell>
              <table:table-cell office:value-type="float" office:value="118521.676416926">
                <text:p>118521.676416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6.186209917068">
                <text:p>176.186209917068</text:p>
              </table:table-cell>
              <table:table-cell office:value-type="float" office:value="118362.6584313">
                <text:p>118362.6584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6.255644083023">
                <text:p>176.255644083023</text:p>
              </table:table-cell>
              <table:table-cell office:value-type="float" office:value="118443.130797863">
                <text:p>118443.1307978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6.3252389431">
                <text:p>176.3252389431</text:p>
              </table:table-cell>
              <table:table-cell office:value-type="float" office:value="118169.646305952">
                <text:p>118169.6463059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6.394566059113">
                <text:p>176.394566059113</text:p>
              </table:table-cell>
              <table:table-cell office:value-type="float" office:value="118626.022154282">
                <text:p>118626.0221542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6.464038848877">
                <text:p>176.464038848877</text:p>
              </table:table-cell>
              <table:table-cell office:value-type="float" office:value="118377.281636295">
                <text:p>118377.2816362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6.533549308777">
                <text:p>176.533549308777</text:p>
              </table:table-cell>
              <table:table-cell office:value-type="float" office:value="118313.128870718">
                <text:p>118313.1288707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.603013277054">
                <text:p>176.603013277054</text:p>
              </table:table-cell>
              <table:table-cell office:value-type="float" office:value="118392.314807124">
                <text:p>118392.3148071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6.672477245331">
                <text:p>176.672477245331</text:p>
              </table:table-cell>
              <table:table-cell office:value-type="float" office:value="118392.314807124">
                <text:p>118392.3148071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.741918325424">
                <text:p>176.741918325424</text:p>
              </table:table-cell>
              <table:table-cell office:value-type="float" office:value="118431.337602186">
                <text:p>118431.337602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6.811423540115">
                <text:p>176.811423540115</text:p>
              </table:table-cell>
              <table:table-cell office:value-type="float" office:value="118322.057367096">
                <text:p>118322.0573670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6.880984306335">
                <text:p>176.880984306335</text:p>
              </table:table-cell>
              <table:table-cell office:value-type="float" office:value="118227.564860039">
                <text:p>118227.5648600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6.950458526611">
                <text:p>176.950458526611</text:p>
              </table:table-cell>
              <table:table-cell office:value-type="float" office:value="118374.844184546">
                <text:p>118374.844184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7.019754648209">
                <text:p>177.019754648209</text:p>
              </table:table-cell>
              <table:table-cell office:value-type="float" office:value="118679.080595495">
                <text:p>118679.0805954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5.355739355087">
                <text:p>185.355739355087</text:p>
              </table:table-cell>
              <table:table-cell office:value-type="float" office:value="986.566109366029">
                <text:p>986.566109366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5.43156003952">
                <text:p>185.43156003952</text:p>
              </table:table-cell>
              <table:table-cell office:value-type="float" office:value="108466.44370863">
                <text:p>108466.443708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5.507344961166">
                <text:p>185.507344961166</text:p>
              </table:table-cell>
              <table:table-cell office:value-type="float" office:value="108517.628855017">
                <text:p>108517.6288550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5.582997083664">
                <text:p>185.582997083664</text:p>
              </table:table-cell>
              <table:table-cell office:value-type="float" office:value="108708.119858308">
                <text:p>108708.1198583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5.658923864365">
                <text:p>185.658923864365</text:p>
              </table:table-cell>
              <table:table-cell office:value-type="float" office:value="108314.878151102">
                <text:p>108314.878151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5.734681844711">
                <text:p>185.734681844711</text:p>
              </table:table-cell>
              <table:table-cell office:value-type="float" office:value="108556.220247237">
                <text:p>108556.220247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5.810551166534">
                <text:p>185.810551166534</text:p>
              </table:table-cell>
              <table:table-cell office:value-type="float" office:value="108396.909348593">
                <text:p>108396.9093485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5.886328935623">
                <text:p>185.886328935623</text:p>
              </table:table-cell>
              <table:table-cell office:value-type="float" office:value="108527.871681848">
                <text:p>108527.8716818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5.962036848068">
                <text:p>185.962036848068</text:p>
              </table:table-cell>
              <table:table-cell office:value-type="float" office:value="108628.011714986">
                <text:p>108628.0117149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6.037891387939">
                <text:p>186.037891387939</text:p>
              </table:table-cell>
              <table:table-cell office:value-type="float" office:value="108418.032908281">
                <text:p>108418.0329082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6.107308864594">
                <text:p>186.107308864594</text:p>
              </table:table-cell>
              <table:table-cell office:value-type="float" office:value="118471.606811422">
                <text:p>118471.606811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6.176725149155">
                <text:p>186.176725149155</text:p>
              </table:table-cell>
              <table:table-cell office:value-type="float" office:value="118473.641336342">
                <text:p>118473.6413363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6.246187925339">
                <text:p>186.246187925339</text:p>
              </table:table-cell>
              <table:table-cell office:value-type="float" office:value="118394.346609553">
                <text:p>118394.346609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6.315743207932">
                <text:p>186.315743207932</text:p>
              </table:table-cell>
              <table:table-cell office:value-type="float" office:value="118236.885732306">
                <text:p>118236.8857323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6.385115623474">
                <text:p>186.385115623474</text:p>
              </table:table-cell>
              <table:table-cell office:value-type="float" office:value="118548.560485825">
                <text:p>118548.560485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6.454633951187">
                <text:p>186.454633951187</text:p>
              </table:table-cell>
              <table:table-cell office:value-type="float" office:value="118299.738652381">
                <text:p>118299.7386523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6.524090528488">
                <text:p>186.524090528488</text:p>
              </table:table-cell>
              <table:table-cell office:value-type="float" office:value="118404.91310646">
                <text:p>118404.913106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6.593513250351">
                <text:p>186.593513250351</text:p>
              </table:table-cell>
              <table:table-cell office:value-type="float" office:value="118462.65573185">
                <text:p>118462.655731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6.663001060486">
                <text:p>186.663001060486</text:p>
              </table:table-cell>
              <table:table-cell office:value-type="float" office:value="118351.693398249">
                <text:p>118351.6933982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6.732414722443">
                <text:p>186.732414722443</text:p>
              </table:table-cell>
              <table:table-cell office:value-type="float" office:value="118478.117537147">
                <text:p>118478.1175371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6.801916599274">
                <text:p>186.801916599274</text:p>
              </table:table-cell>
              <table:table-cell office:value-type="float" office:value="118327.739839183">
                <text:p>118327.739839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6.871445655823">
                <text:p>186.871445655823</text:p>
              </table:table-cell>
              <table:table-cell office:value-type="float" office:value="118281.484147504">
                <text:p>118281.4841475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6.940826416016">
                <text:p>186.940826416016</text:p>
              </table:table-cell>
              <table:table-cell office:value-type="float" office:value="118534.302263886">
                <text:p>118534.3022638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7.010380506516">
                <text:p>187.010380506516</text:p>
              </table:table-cell>
              <table:table-cell office:value-type="float" office:value="118238.912203365">
                <text:p>118238.9122033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5.346380710602">
                <text:p>195.346380710602</text:p>
              </table:table-cell>
              <table:table-cell office:value-type="float" office:value="986.564275270603">
                <text:p>986.5642752706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5.422110080719">
                <text:p>195.422110080719</text:p>
              </table:table-cell>
              <table:table-cell office:value-type="float" office:value="108597.232319162">
                <text:p>108597.2323191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5.497913599014">
                <text:p>195.497913599014</text:p>
              </table:table-cell>
              <table:table-cell office:value-type="float" office:value="108491.006551489">
                <text:p>108491.0065514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5.573654174805">
                <text:p>195.573654174805</text:p>
              </table:table-cell>
              <table:table-cell office:value-type="float" office:value="108581.1655665">
                <text:p>108581.16556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5.649451494217">
                <text:p>195.649451494217</text:p>
              </table:table-cell>
              <table:table-cell office:value-type="float" office:value="108499.879201175">
                <text:p>108499.8792011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.725222587585">
                <text:p>195.725222587585</text:p>
              </table:table-cell>
              <table:table-cell office:value-type="float" office:value="108537.433398257">
                <text:p>108537.4333982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.800998687744">
                <text:p>195.800998687744</text:p>
              </table:table-cell>
              <table:table-cell office:value-type="float" office:value="108530.261953006">
                <text:p>108530.261953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5.876875162125">
                <text:p>195.876875162125</text:p>
              </table:table-cell>
              <table:table-cell office:value-type="float" office:value="108386.691226053">
                <text:p>108386.6912260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5.952606201172">
                <text:p>195.952606201172</text:p>
              </table:table-cell>
              <table:table-cell office:value-type="float" office:value="108594.839097214">
                <text:p>108594.8390972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6.028357505798">
                <text:p>196.028357505798</text:p>
              </table:table-cell>
              <table:table-cell office:value-type="float" office:value="108565.786959751">
                <text:p>108565.7869597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6.097870826721">
                <text:p>196.097870826721</text:p>
              </table:table-cell>
              <table:table-cell office:value-type="float" office:value="118308.259349705">
                <text:p>118308.2593497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6.167315244675">
                <text:p>196.167315244675</text:p>
              </table:table-cell>
              <table:table-cell office:value-type="float" office:value="118425.645175798">
                <text:p>118425.6451757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6.236775159836">
                <text:p>196.236775159836</text:p>
              </table:table-cell>
              <table:table-cell office:value-type="float" office:value="118399.223219925">
                <text:p>118399.2232199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6.306246042252">
                <text:p>196.306246042252</text:p>
              </table:table-cell>
              <table:table-cell office:value-type="float" office:value="118380.53172811">
                <text:p>118380.531728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6.375707626343">
                <text:p>196.375707626343</text:p>
              </table:table-cell>
              <table:table-cell office:value-type="float" office:value="118396.378481721">
                <text:p>118396.3784817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6.445158720016">
                <text:p>196.445158720016</text:p>
              </table:table-cell>
              <table:table-cell office:value-type="float" office:value="118414.261964511">
                <text:p>118414.261964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6.514659404755">
                <text:p>196.514659404755</text:p>
              </table:table-cell>
              <table:table-cell office:value-type="float" office:value="118329.769425777">
                <text:p>118329.7694257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6.584080219269">
                <text:p>196.584080219269</text:p>
              </table:table-cell>
              <table:table-cell office:value-type="float" office:value="118465.910513374">
                <text:p>118465.9105133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6.653576850891">
                <text:p>196.653576850891</text:p>
              </table:table-cell>
              <table:table-cell office:value-type="float" office:value="118336.670541013">
                <text:p>118336.6705410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6.723012924194">
                <text:p>196.723012924194</text:p>
              </table:table-cell>
              <table:table-cell office:value-type="float" office:value="118439.87726792">
                <text:p>118439.87726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6.79249382019">
                <text:p>196.79249382019</text:p>
              </table:table-cell>
              <table:table-cell office:value-type="float" office:value="118363.470736796">
                <text:p>118363.4707367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6.861993789673">
                <text:p>196.861993789673</text:p>
              </table:table-cell>
              <table:table-cell office:value-type="float" office:value="118330.987211153">
                <text:p>118330.9872111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6.931528329849">
                <text:p>196.931528329849</text:p>
              </table:table-cell>
              <table:table-cell office:value-type="float" office:value="118272.156242607">
                <text:p>118272.1562426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7.000799894333">
                <text:p>197.000799894333</text:p>
              </table:table-cell>
              <table:table-cell office:value-type="float" office:value="118721.152918987">
                <text:p>118721.1529189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.336784601212">
                <text:p>205.336784601212</text:p>
              </table:table-cell>
              <table:table-cell office:value-type="float" office:value="986.566109366029">
                <text:p>986.5661093660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.412598609924">
                <text:p>205.412598609924</text:p>
              </table:table-cell>
              <table:table-cell office:value-type="float" office:value="108475.994603553">
                <text:p>108475.9946035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.48824429512">
                <text:p>205.48824429512</text:p>
              </table:table-cell>
              <table:table-cell office:value-type="float" office:value="108717.370709245">
                <text:p>108717.370709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5.56399846077">
                <text:p>205.56399846077</text:p>
              </table:table-cell>
              <table:table-cell office:value-type="float" office:value="108561.686733641">
                <text:p>108561.6867336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.639876842499">
                <text:p>205.639876842499</text:p>
              </table:table-cell>
              <table:table-cell office:value-type="float" office:value="108383.966718721">
                <text:p>108383.9667187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5.715654850006">
                <text:p>205.715654850006</text:p>
              </table:table-cell>
              <table:table-cell office:value-type="float" office:value="108527.530223134">
                <text:p>108527.5302231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5.791545629501">
                <text:p>205.791545629501</text:p>
              </table:table-cell>
              <table:table-cell office:value-type="float" office:value="108366.260759199">
                <text:p>108366.2607591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5.867323875427">
                <text:p>205.867323875427</text:p>
              </table:table-cell>
              <table:table-cell office:value-type="float" office:value="108527.188766569">
                <text:p>108527.1887665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5.943086147308">
                <text:p>205.943086147308</text:p>
              </table:table-cell>
              <table:table-cell office:value-type="float" office:value="108550.071108034">
                <text:p>108550.0711080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6.019019842148">
                <text:p>206.019019842148</text:p>
              </table:table-cell>
              <table:table-cell office:value-type="float" office:value="108305.015545278">
                <text:p>108305.0155452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6.088380098343">
                <text:p>206.088380098343</text:p>
              </table:table-cell>
              <table:table-cell office:value-type="float" office:value="118569.342893874">
                <text:p>118569.3428938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6.15780878067">
                <text:p>206.15780878067</text:p>
              </table:table-cell>
              <table:table-cell office:value-type="float" office:value="118452.48569221">
                <text:p>118452.485692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6.227273464203">
                <text:p>206.227273464203</text:p>
              </table:table-cell>
              <table:table-cell office:value-type="float" office:value="118391.09575914">
                <text:p>118391.09575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6.29673075676">
                <text:p>206.29673075676</text:p>
              </table:table-cell>
              <table:table-cell office:value-type="float" office:value="118403.693799022">
                <text:p>118403.6937990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6.366190195084">
                <text:p>206.366190195084</text:p>
              </table:table-cell>
              <table:table-cell office:value-type="float" office:value="118400.036027378">
                <text:p>118400.0360273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6.435715198517">
                <text:p>206.435715198517</text:p>
              </table:table-cell>
              <table:table-cell office:value-type="float" office:value="118288.37963163">
                <text:p>118288.379631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6.505105257034">
                <text:p>206.505105257034</text:p>
              </table:table-cell>
              <table:table-cell office:value-type="float" office:value="118518.418570452">
                <text:p>118518.4185704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6.574572563171">
                <text:p>206.574572563171</text:p>
              </table:table-cell>
              <table:table-cell office:value-type="float" office:value="118386.626131305">
                <text:p>118386.6261313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6.644164323807">
                <text:p>206.644164323807</text:p>
              </table:table-cell>
              <table:table-cell office:value-type="float" office:value="118174.909284009">
                <text:p>118174.9092840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.713536024094">
                <text:p>206.713536024094</text:p>
              </table:table-cell>
              <table:table-cell office:value-type="float" office:value="118549.782778744">
                <text:p>118549.7827787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6.783004760742">
                <text:p>206.783004760742</text:p>
              </table:table-cell>
              <table:table-cell office:value-type="float" office:value="118384.188294729">
                <text:p>118384.1882947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852529287338">
                <text:p>206.852529287338</text:p>
              </table:table-cell>
              <table:table-cell office:value-type="float" office:value="118289.190917914">
                <text:p>118289.1909179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6.922031641006">
                <text:p>206.922031641006</text:p>
              </table:table-cell>
              <table:table-cell office:value-type="float" office:value="118326.92802404">
                <text:p>118326.928024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6.992299795151">
                <text:p>206.992299795151</text:p>
              </table:table-cell>
              <table:table-cell office:value-type="float" office:value="117037.370628991">
                <text:p>117037.370628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5.327347993851">
                <text:p>215.327347993851</text:p>
              </table:table-cell>
              <table:table-cell office:value-type="float" office:value="986.676957822839">
                <text:p>986.6769578228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5.403090000153">
                <text:p>215.403090000153</text:p>
              </table:table-cell>
              <table:table-cell office:value-type="float" office:value="108579.114833876">
                <text:p>108579.1148338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.478974103928">
                <text:p>215.478974103928</text:p>
              </table:table-cell>
              <table:table-cell office:value-type="float" office:value="108375.794018493">
                <text:p>108375.7940184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5.554746389389">
                <text:p>215.554746389389</text:p>
              </table:table-cell>
              <table:table-cell office:value-type="float" office:value="108535.725825331">
                <text:p>108535.7258253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5.630539417267">
                <text:p>215.630539417267</text:p>
              </table:table-cell>
              <table:table-cell office:value-type="float" office:value="108506.022654994">
                <text:p>108506.0226549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5.706297159195">
                <text:p>215.706297159195</text:p>
              </table:table-cell>
              <table:table-cell office:value-type="float" office:value="108556.561886509">
                <text:p>108556.5618865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5.782130002975">
                <text:p>215.782130002975</text:p>
              </table:table-cell>
              <table:table-cell office:value-type="float" office:value="108449.051756554">
                <text:p>108449.0517565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5.857907295227">
                <text:p>215.857907295227</text:p>
              </table:table-cell>
              <table:table-cell office:value-type="float" office:value="108528.554605721">
                <text:p>108528.5546057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5.933729887009">
                <text:p>215.933729887009</text:p>
              </table:table-cell>
              <table:table-cell office:value-type="float" office:value="108463.715190411">
                <text:p>108463.7151904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6.009402990341">
                <text:p>216.009402990341</text:p>
              </table:table-cell>
              <table:table-cell office:value-type="float" office:value="108677.97986112">
                <text:p>108677.97986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6.078850507736">
                <text:p>216.078850507736</text:p>
              </table:table-cell>
              <table:table-cell office:value-type="float" office:value="118420.359841255">
                <text:p>118420.3598412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6.14833855629">
                <text:p>216.14833855629</text:p>
              </table:table-cell>
              <table:table-cell office:value-type="float" office:value="118351.28732493">
                <text:p>118351.287324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6.217838764191">
                <text:p>216.217838764191</text:p>
              </table:table-cell>
              <table:table-cell office:value-type="float" office:value="118330.581279909">
                <text:p>118330.5812799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6.287312030792">
                <text:p>216.287312030792</text:p>
              </table:table-cell>
              <table:table-cell office:value-type="float" office:value="118376.469141226">
                <text:p>118376.469141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6.35679936409">
                <text:p>216.35679936409</text:p>
              </table:table-cell>
              <table:table-cell office:value-type="float" office:value="118352.505553249">
                <text:p>118352.5055532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6.426292419434">
                <text:p>216.426292419434</text:p>
              </table:table-cell>
              <table:table-cell office:value-type="float" office:value="118342.760428853">
                <text:p>118342.7604288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6.495623826981">
                <text:p>216.495623826981</text:p>
              </table:table-cell>
              <table:table-cell office:value-type="float" office:value="118618.679339883">
                <text:p>118618.6793398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6.565214395523">
                <text:p>216.565214395523</text:p>
              </table:table-cell>
              <table:table-cell office:value-type="float" office:value="118176.933631169">
                <text:p>118176.9336311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6.634611368179">
                <text:p>216.634611368179</text:p>
              </table:table-cell>
              <table:table-cell office:value-type="float" office:value="118506.610378188">
                <text:p>118506.6103781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6.704142808914">
                <text:p>216.704142808914</text:p>
              </table:table-cell>
              <table:table-cell office:value-type="float" office:value="118277.428355896">
                <text:p>118277.4283558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6.773549318314">
                <text:p>216.773549318314</text:p>
              </table:table-cell>
              <table:table-cell office:value-type="float" office:value="118490.327076864">
                <text:p>118490.3270768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6.84291267395">
                <text:p>216.84291267395</text:p>
              </table:table-cell>
              <table:table-cell office:value-type="float" office:value="118564.044725382">
                <text:p>118564.0447253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6.912355661392">
                <text:p>216.912355661392</text:p>
              </table:table-cell>
              <table:table-cell office:value-type="float" office:value="118428.0847201">
                <text:p>118428.08472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6.981840133667">
                <text:p>216.981840133667</text:p>
              </table:table-cell>
              <table:table-cell office:value-type="float" office:value="118357.37871733">
                <text:p>118357.378717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5.318114995956">
                <text:p>225.318114995956</text:p>
              </table:table-cell>
              <table:table-cell office:value-type="float" office:value="986.531770587685">
                <text:p>986.5317705876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5.393616914749">
                <text:p>225.393616914749</text:p>
              </table:table-cell>
              <table:table-cell office:value-type="float" office:value="108924.384062044">
                <text:p>108924.3840620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5.469574451447">
                <text:p>225.469574451447</text:p>
              </table:table-cell>
              <table:table-cell office:value-type="float" office:value="108271.020330269">
                <text:p>108271.0203302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5.545382261276">
                <text:p>225.545382261276</text:p>
              </table:table-cell>
              <table:table-cell office:value-type="float" office:value="105530.024122455">
                <text:p>105530.024122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